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3.59pt"/>
    </style:style>
    <style:style style:name="co3" style:family="table-column">
      <style:table-column-properties fo:break-before="auto" style:column-width="87.51pt"/>
    </style:style>
    <style:style style:name="co4" style:family="table-column">
      <style:table-column-properties fo:break-before="auto" style:column-width="118.06pt"/>
    </style:style>
    <style:style style:name="co5" style:family="table-column">
      <style:table-column-properties fo:break-before="auto" style:column-width="88.89pt"/>
    </style:style>
    <style:style style:name="co6" style:family="table-column">
      <style:table-column-properties fo:break-before="auto" style:column-width="47.25pt"/>
    </style:style>
    <style:style style:name="co7" style:family="table-column">
      <style:table-column-properties fo:break-before="auto" style:column-width="104.14pt"/>
    </style:style>
    <style:style style:name="co8" style:family="table-column">
      <style:table-column-properties fo:break-before="auto" style:column-width="158.34pt"/>
    </style:style>
    <style:style style:name="co9" style:family="table-column">
      <style:table-column-properties fo:break-before="auto" style:column-width="144.45pt"/>
    </style:style>
    <style:style style:name="co10" style:family="table-column">
      <style:table-column-properties fo:break-before="auto" style:column-width="160.44pt"/>
    </style:style>
    <style:style style:name="co11" style:family="table-column">
      <style:table-column-properties fo:break-before="auto" style:column-width="241pt"/>
    </style:style>
    <style:style style:name="co12" style:family="table-column">
      <style:table-column-properties fo:break-before="auto" style:column-width="327.09pt"/>
    </style:style>
    <style:style style:name="co13" style:family="table-column">
      <style:table-column-properties fo:break-before="auto" style:column-width="141.7pt"/>
    </style:style>
    <style:style style:name="co14" style:family="table-column">
      <style:table-column-properties fo:break-before="auto" style:column-width="206.96pt"/>
    </style:style>
    <style:style style:name="co15" style:family="table-column">
      <style:table-column-properties fo:break-before="auto" style:column-width="229.89pt"/>
    </style:style>
    <style:style style:name="co16" style:family="table-column">
      <style:table-column-properties fo:break-before="auto" style:column-width="206.31pt"/>
    </style:style>
    <style:style style:name="co17" style:family="table-column">
      <style:table-column-properties fo:break-before="auto" style:column-width="61.8pt"/>
    </style:style>
    <style:style style:name="co18" style:family="table-column">
      <style:table-column-properties fo:break-before="auto" style:column-width="225.01pt"/>
    </style:style>
    <style:style style:name="co19" style:family="table-column">
      <style:table-column-properties fo:break-before="auto" style:column-width="67.41pt"/>
    </style:style>
    <style:style style:name="co20" style:family="table-column">
      <style:table-column-properties fo:break-before="auto" style:column-width="224.36pt"/>
    </style:style>
    <style:style style:name="co21" style:family="table-column">
      <style:table-column-properties fo:break-before="auto" style:column-width="197.26pt"/>
    </style:style>
    <style:style style:name="co22" style:family="table-column">
      <style:table-column-properties fo:break-before="auto" style:column-width="232.64pt"/>
    </style:style>
    <style:style style:name="co23" style:family="table-column">
      <style:table-column-properties fo:break-before="auto" style:column-width="65.99pt"/>
    </style:style>
    <style:style style:name="co24" style:family="table-column">
      <style:table-column-properties fo:break-before="auto" style:column-width="221.56pt"/>
    </style:style>
    <style:style style:name="co25" style:family="table-column">
      <style:table-column-properties fo:break-before="auto" style:column-width="194.46pt"/>
    </style:style>
    <style:style style:name="co26" style:family="table-column">
      <style:table-column-properties fo:break-before="auto" style:column-width="56.95pt"/>
    </style:style>
    <style:style style:name="co27" style:family="table-column">
      <style:table-column-properties fo:break-before="auto" style:column-width="77.1pt"/>
    </style:style>
    <style:style style:name="co28" style:family="table-column">
      <style:table-column-properties fo:break-before="auto" style:column-width="84.05pt"/>
    </style:style>
    <style:style style:name="co29" style:family="table-column">
      <style:table-column-properties fo:break-before="auto" style:column-width="278.5pt"/>
    </style:style>
    <style:style style:name="co30" style:family="table-column">
      <style:table-column-properties fo:break-before="auto" style:column-width="83.34pt"/>
    </style:style>
    <style:style style:name="co31" style:family="table-column">
      <style:table-column-properties fo:break-before="auto" style:column-width="304.89pt"/>
    </style:style>
    <style:style style:name="co32" style:family="table-column">
      <style:table-column-properties fo:break-before="auto" style:column-width="114.6pt"/>
    </style:style>
    <style:style style:name="co33" style:family="table-column">
      <style:table-column-properties fo:break-before="auto" style:column-width="245.14pt"/>
    </style:style>
    <style:style style:name="co34" style:family="table-column">
      <style:table-column-properties fo:break-before="auto" style:column-width="111.86pt"/>
    </style:style>
    <style:style style:name="co35" style:family="table-column">
      <style:table-column-properties fo:break-before="auto" style:column-width="307.64pt"/>
    </style:style>
    <style:style style:name="co36" style:family="table-column">
      <style:table-column-properties fo:break-before="auto" style:column-width="138.19pt"/>
    </style:style>
    <style:style style:name="co37" style:family="table-column">
      <style:table-column-properties fo:break-before="auto" style:column-width="318.1pt"/>
    </style:style>
    <style:style style:name="co38" style:family="table-column">
      <style:table-column-properties fo:break-before="auto" style:column-width="75pt"/>
    </style:style>
    <style:style style:name="co39" style:family="table-column">
      <style:table-column-properties fo:break-before="auto" style:column-width="95.84pt"/>
    </style:style>
    <style:style style:name="co40" style:family="table-column">
      <style:table-column-properties fo:break-before="auto" style:column-width="291.71pt"/>
    </style:style>
    <style:style style:name="co41" style:family="table-column">
      <style:table-column-properties fo:break-before="auto" style:column-width="65.31pt"/>
    </style:style>
    <style:style style:name="co42" style:family="table-column">
      <style:table-column-properties fo:break-before="auto" style:column-width="282.6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ards_20_Master">
      <style:table-properties table:display="true" style:writing-mode="lr-tb"/>
    </style:style>
    <style:style style:name="ta2" style:family="table" style:master-page-name="PageStyle_5f_List_20_of_20_authors_2c__20_sources">
      <style:table-properties table:display="true" style:writing-mode="lr-tb"/>
    </style:style>
    <style:style style:name="ta3" style:family="table" style:master-page-name="PageStyle_5f_S_20_Factual">
      <style:table-properties table:display="true" style:writing-mode="lr-tb"/>
    </style:style>
    <style:style style:name="ta4" style:family="table" style:master-page-name="PageStyle_5f_S_20_Cats">
      <style:table-properties table:display="true" style:writing-mode="lr-tb"/>
    </style:style>
    <style:style style:name="ta5" style:family="table" style:master-page-name="PageStyle_5f_S_20_Socks">
      <style:table-properties table:display="true" style:writing-mode="lr-tb"/>
    </style:style>
    <style:style style:name="ta6" style:family="table" style:master-page-name="PageStyle_5f_S_20_Skub">
      <style:table-properties table:display="true" style:writing-mode="lr-tb"/>
    </style:style>
    <style:style style:name="ta7" style:family="table" style:master-page-name="PageStyle_5f_S_20_High_20_fives">
      <style:table-properties table:display="true" style:writing-mode="lr-tb"/>
    </style:style>
    <style:style style:name="ta8" style:family="table" style:master-page-name="PageStyle_5f_S_20_Houseboats">
      <style:table-properties table:display="true" style:writing-mode="lr-tb"/>
    </style:style>
    <style:style style:name="ta9" style:family="table" style:master-page-name="PageStyle_5f_S_20_Anti-Red">
      <style:table-properties table:display="true" style:writing-mode="lr-tb"/>
    </style:style>
    <style:style style:name="ta10" style:family="table" style:master-page-name="PageStyle_5f_S_20_Anti-Blue">
      <style:table-properties table:display="true" style:writing-mode="lr-tb"/>
    </style:style>
    <style:style style:name="ta11" style:family="table" style:master-page-name="PageStyle_5f_S_20_Anti-Yellow">
      <style:table-properties table:display="true" style:writing-mode="lr-tb"/>
    </style:style>
    <style:style style:name="ta12" style:family="table" style:master-page-name="PageStyle_5f_S_20_Conflated">
      <style:table-properties table:display="true" style:writing-mode="lr-tb"/>
    </style:style>
    <style:style style:name="ce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2.49pt solid #000000" style:diagonal-bl-tr="none" style:diagonal-tl-br="none" style:text-align-source="fix"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0.74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0.74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2.49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2.49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2.49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0.74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fo:border-bottom="0.74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1.76pt solid #000000" fo:background-color="#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0.74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order-bottom="0.74pt solid #000000" style:diagonal-bl-tr="none" style:diagonal-tl-br="none" style:text-align-source="fix" style:repeat-content="false" fo:wrap-option="wrap" fo:border-left="2.49pt solid #000000" style:direction="ltr" fo:border-right="0.74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2.49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2.49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order-bottom="1.76pt solid #000000" fo:background-color="#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2.49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74pt solid #000000" fo:background-color="#999999"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2.49pt solid #000000" fo:background-color="#000000" style:diagonal-bl-tr="none" style:diagonal-tl-br="none" style:text-align-source="value-type" style:repeat-content="false" fo:wrap-option="wrap" fo:border-left="2.49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2.49pt solid #000000" style:diagonal-bl-tr="none" style:diagonal-tl-br="none" fo:border-left="2.49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0.74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74pt solid #000000" fo:background-color="#999999" style:diagonal-bl-tr="none" style:diagonal-tl-br="none" style:text-align-source="fix" style:repeat-content="false" fo:wrap-option="wrap" fo:border-left="none"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74pt solid #000000" style:diagonal-bl-tr="none" style:diagonal-tl-br="none" style:text-align-source="value-type" style:repeat-content="false" fo:wrap-option="wrap" fo:border-left="none"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order-bottom="1.76pt solid #000000" fo:background-color="#000000" style:diagonal-bl-tr="none" style:diagonal-tl-br="none" style:text-align-source="value-type" style:repeat-content="false" fo:wrap-option="wrap" fo:border-left="1.76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2.49pt solid #000000" fo:background-color="#000000" style:diagonal-bl-tr="none" style:diagonal-tl-br="none" style:text-align-source="value-type" style:repeat-content="false" fo:wrap-option="wrap" fo:border-left="1.76pt solid #000000" style:direction="ltr" fo:border-right="2.49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order-bottom="0.74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0.74pt solid #000000" fo:background-color="#cfe2f3"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order-bottom="0.74pt solid #000000" fo:background-color="#cfe2f3"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order-bottom="non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fo:background-color="#d9ead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d9ead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d9ead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border-bottom="none" fo:background-color="#d9ead3"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fo:border-bottom="none" fo:background-color="#f4cccc"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0"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font-name="Arial"/>
    </style:style>
    <style:style style:name="T2" style:family="text">
      <style:text-properties fo:text-shadow="none" style:font-name="Arial" fo:font-size="10pt" fo:font-weight="normal" style:text-underline-style="none" style:text-underline-color="font-color" style:text-line-through-type="none" fo:font-style="normal" style:text-outline="false" style:text-position="0% 100%" fo:color="#000000" style:font-name-complex="Arial" style:font-size-asian="10pt" style:font-size-complex="10pt" style:font-weight-asian="normal" style:font-weight-complex="normal" style:font-style-asian="normal" style:font-style-complex="normal"/>
    </style:style>
    <style:style style:name="T3" style:family="text">
      <style:text-properties fo:color="#000000" style:font-style-complex="normal"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name="Arial"/>
    </style:style>
    <style:style style:name="T4"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5"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6"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style:style style:name="T7"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8"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italic" style:font-style-asian="italic" style:font-style-complex="italic"/>
    </style:style>
    <style:style style:name="T9" style:family="text">
      <style:text-properties fo:text-shadow="none" fo:font-size="11pt" fo:font-weight="normal" style:text-underline-style="none" style:text-underline-color="font-color" style:text-line-through-type="none" style:text-outline="false" fo:color="#000000" style:text-position="0% 100%" style:font-name-complex="Arial" style:font-size-asian="11pt" style:font-size-complex="11pt" style:font-weight-asian="normal" style:font-weight-complex="normal" style:font-name="Arial" fo:font-style="normal" style:font-style-asian="normal" style:font-style-complex="normal"/>
    </style:style>
    <style:style style:name="T10"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11" style:family="text">
      <style:text-properties style:font-name="Arial"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text-shadow="none" fo:font-style="italic" style:font-style-asian="italic" style:font-style-complex="italic"/>
    </style:style>
    <style:style style:name="T12" style:family="text">
      <style:text-properties style:font-name="Arial" style:text-position="0% 100%" fo:font-size="10pt" fo:font-weight="normal" style:text-underline-style="none" style:text-underline-color="font-color"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style>
    <style:style style:name="T13" style:family="text">
      <style:text-properties style:font-name="Arial" style:text-position="0% 100%" fo:font-size="10pt" fo:font-weight="normal"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text-underline-style="solid" style:text-underline-width="auto" style:text-underline-color="font-color"/>
    </style:style>
    <style:style style:name="T14" style:family="text">
      <style:text-properties style:font-name="Arial" style:text-position="0% 100%" fo:font-size="10pt" fo:font-weight="normal" style:text-line-through-type="none" fo:font-style="normal" style:text-outline="false" fo:text-shadow="none" fo:color="#000000" style:font-name-complex="Arial" style:font-size-asian="10pt" style:font-size-complex="10pt" style:font-weight-asian="normal" style:font-weight-complex="normal" style:font-style-asian="normal" style:font-style-complex="normal" style:text-underline-style="none" style:text-underline-color="font-color"/>
    </style:style>
    <style:style style:name="T15"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solid" style:text-underline-width="auto" style:text-underline-color="font-color" fo:font-weight="normal" fo:font-size="10pt" style:font-name="Arial"/>
    </style:style>
    <style:style style:name="T16"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font-name="Arial" style:text-underline-style="none" style:text-underline-color="font-color"/>
    </style:style>
    <style:style style:name="T17"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solid" style:text-underline-width="auto" style:text-underline-color="font-color" fo:font-weight="normal" fo:font-size="10pt" style:text-position="0% 100%"/>
    </style:style>
    <style:style style:name="T18"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text-position="0% 100%" style:text-underline-style="none" style:text-underline-color="font-color"/>
    </style:style>
    <style:style style:name="T19"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text-position="0% 100%" style:text-underline-style="solid" style:text-underline-width="auto" style:text-underline-color="font-color"/>
    </style:style>
    <style:style style:name="T20" style:family="text">
      <style:text-properties style:text-position="0% 100%" style:font-style-complex="normal" style:font-style-asian="normal" style:font-weight-complex="normal" style:font-weight-asian="normal" style:font-size-complex="10pt" style:font-size-asian="10pt" style:font-name-complex="Arial" fo:color="#000000" fo:text-shadow="none" style:text-outline="false" fo:font-style="normal" style:text-line-through-type="none" fo:font-weight="normal" fo:font-size="10pt" style:font-name="Arial" style:text-underline-style="solid" style:text-underline-width="auto" style:text-underline-color="font-color"/>
    </style:style>
    <style:style style:name="T21" style:family="text">
      <style:text-properties style:font-style-complex="normal" style:font-name="Arial" style:font-style-asian="normal" style:font-weight-complex="normal" style:font-weight-asian="normal" style:font-size-complex="10pt" style:font-size-asian="10pt" style:font-name-complex="Arial" fo:color="#000000" fo:text-shadow="none" style:text-outline="false" fo:font-style="normal" style:text-line-through-type="none" style:text-underline-style="none" style:text-underline-color="font-color" fo:font-weight="normal" fo:font-size="10pt" style:text-position="0% 100%"/>
    </style:style>
    <style:style style:name="T22"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b7b7b7"/>
    </style:style>
    <style:style style:name="T23"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999999"/>
    </style:style>
    <style:style style:name="T24"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style:style style:name="T25"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666666"/>
    </style:style>
    <style:style style:name="T26" style:family="text">
      <style:text-properties style:font-style-complex="normal" style:font-name="Arial" style:font-style-asian="normal" style:font-weight-complex="normal" style:font-weight-asian="normal" style:font-size-complex="11pt" style:font-size-asian="11pt" style:font-name-complex="Arial" style:text-position="0% 100%" fo:color="#999999" style:text-outline="false" fo:font-style="normal" style:text-line-through-type="none" style:text-underline-style="none" style:text-underline-color="font-color" fo:font-weight="normal" fo:font-size="11pt" fo:text-shadow="none"/>
    </style:style>
    <style:style style:name="T27"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ards Master" table:style-name="ta1">
        <office:forms form:automatic-focus="false" form:apply-design-mode="false"/>
        <table:table-column table:style-name="co1" table:number-columns-repeated="36" table:default-cell-style-name="Default"/>
        <table:table-column table:style-name="co2" table:number-columns-repeated="3" table:default-cell-style-name="Default"/>
        <table:table-column table:style-name="co1" table:number-columns-repeated="4" table:default-cell-style-name="Default"/>
        <table:table-column table:style-name="co3" table:default-cell-style-name="Default"/>
        <table:table-column table:style-name="co1" table:number-columns-repeated="980" table:default-cell-style-name="Default"/>
        <table:table-row table:style-name="ro1">
          <table:table-cell table:style-name="ce1" office:value-type="string" calcext:value-type="string" table:number-columns-spanned="1" table:number-rows-spanned="2">
            <office:annotation draw:style-name="gr1" draw:text-style-name="P2" svg:width="280.6pt" svg:height="42.75pt" svg:x="81.38pt" svg:y="23.24pt" draw:caption-point-x="-11.54pt" draw:caption-point-y="-22.96pt">
              <dc:date>2023-02-15T00:00:00</dc:date>
              <text:p text:style-name="P1">Maybe the headline can be the actual trolling of the actress? This one feels little anti-watches</text:p>
              <text:p text:style-name="P1"><text:tab/>-Krys Martis</text:p>
            </office:annotation>
            <text:p>TGB</text:p>
          </table:table-cell>
          <table:table-cell table:style-name="ce8" office:value-type="string" calcext:value-type="string" table:number-columns-spanned="2" table:number-rows-spanned="1">
            <text:p>FACTUAL</text:p>
          </table:table-cell>
          <table:covered-table-cell table:style-name="ce17"/>
          <table:table-cell table:style-name="ce25"/>
          <table:table-cell table:style-name="ce31" office:value-type="string" calcext:value-type="string" table:number-columns-spanned="6" table:number-rows-spanned="1">
            <text:p>BIAS</text:p>
          </table:table-cell>
          <table:covered-table-cell table:number-columns-repeated="4" table:style-name="ce38"/>
          <table:covered-table-cell table:style-name="ce51"/>
          <table:table-cell table:style-name="ce54" office:value-type="string" calcext:value-type="string" table:number-columns-spanned="5" table:number-rows-spanned="1">
            <text:p>CATS</text:p>
          </table:table-cell>
          <table:covered-table-cell table:number-columns-repeated="3" table:style-name="ce38"/>
          <table:covered-table-cell table:style-name="ce17"/>
          <table:table-cell table:style-name="ce59"/>
          <table:table-cell table:style-name="ce54" office:value-type="string" calcext:value-type="string" table:number-columns-spanned="5" table:number-rows-spanned="1">
            <text:p>SOCKS</text:p>
          </table:table-cell>
          <table:covered-table-cell table:number-columns-repeated="3" table:style-name="ce38"/>
          <table:covered-table-cell table:style-name="ce17"/>
          <table:table-cell table:style-name="ce59"/>
          <table:table-cell table:style-name="ce54" office:value-type="string" calcext:value-type="string" table:number-columns-spanned="5" table:number-rows-spanned="1">
            <text:p>SKUB</text:p>
          </table:table-cell>
          <table:covered-table-cell table:number-columns-repeated="3" table:style-name="ce38"/>
          <table:covered-table-cell table:style-name="ce17"/>
          <table:table-cell table:style-name="ce59"/>
          <table:table-cell table:style-name="ce54" office:value-type="string" calcext:value-type="string" table:number-columns-spanned="5" table:number-rows-spanned="1">
            <text:p>HIGH FIVES</text:p>
          </table:table-cell>
          <table:covered-table-cell table:number-columns-repeated="3" table:style-name="ce38"/>
          <table:covered-table-cell table:style-name="ce17"/>
          <table:table-cell table:style-name="ce59"/>
          <table:table-cell table:style-name="ce70" office:value-type="string" calcext:value-type="string" table:number-columns-spanned="5" table:number-rows-spanned="1">
            <text:p>HOUSEBOATS</text:p>
          </table:table-cell>
          <table:covered-table-cell table:number-columns-repeated="3" table:style-name="ce38"/>
          <table:covered-table-cell table:style-name="ce17"/>
          <table:table-cell table:style-name="ce59"/>
          <table:table-cell table:style-name="ce79" office:value-type="string" calcext:value-type="string" table:number-columns-spanned="1" table:number-rows-spanned="2">
            <text:p>CONFLATED</text:p>
          </table:table-cell>
          <table:table-cell table:style-name="ce86" office:value-type="string" calcext:value-type="string" table:number-columns-spanned="1" table:number-rows-spanned="2">
            <text:p>Conflated Images</text:p>
          </table:table-cell>
          <table:table-cell table:style-name="ce92" office:value-type="string" calcext:value-type="string" table:number-columns-spanned="1" table:number-rows-spanned="2">
            <text:p>TGB</text:p>
          </table:table-cell>
          <table:table-cell table:style-name="ce96" office:value-type="string" calcext:value-type="string" table:number-columns-spanned="1" table:number-rows-spanned="2">
            <text:p>BACKGROUND ART BRIEF</text:p>
          </table:table-cell>
          <table:table-cell table:number-columns-repeated="980"/>
        </table:table-row>
        <table:table-row table:style-name="ro1">
          <table:covered-table-cell table:style-name="ce2"/>
          <table:table-cell table:style-name="ce9" office:value-type="string" calcext:value-type="string">
            <text:p>Factual</text:p>
          </table:table-cell>
          <table:table-cell table:style-name="ce18" office:value-type="string" calcext:value-type="string">
            <text:p>Fake</text:p>
          </table:table-cell>
          <table:table-cell table:style-name="ce26" office:value-type="string" calcext:value-type="string">
            <text:p>Factual Images</text:p>
          </table:table-cell>
          <table:table-cell table:style-name="ce9" office:value-type="string" calcext:value-type="string">
            <text:p>Anti-Red</text:p>
          </table:table-cell>
          <table:table-cell table:style-name="ce18" office:value-type="string" calcext:value-type="string">
            <text:p>Anti-Red Images</text:p>
          </table:table-cell>
          <table:table-cell table:style-name="ce18" office:value-type="string" calcext:value-type="string">
            <text:p>Anti-Blue </text:p>
          </table:table-cell>
          <table:table-cell table:style-name="ce18" office:value-type="string" calcext:value-type="string">
            <text:p>Anti-Blue Images</text:p>
          </table:table-cell>
          <table:table-cell table:style-name="ce18" office:value-type="string" calcext:value-type="string">
            <text:p>Anti-Yellow</text:p>
          </table:table-cell>
          <table:table-cell table:style-name="ce26" office:value-type="string" calcext:value-type="string">
            <text:p>Anti-Yellow Images</text:p>
          </table:table-cell>
          <table:table-cell table:style-name="ce9" office:value-type="string" calcext:value-type="string">
            <text:p>Pro Cats</text:p>
          </table:table-cell>
          <table:table-cell table:style-name="ce18" office:value-type="string" calcext:value-type="string">
            <text:p>Fake</text:p>
          </table:table-cell>
          <table:table-cell table:style-name="ce18" office:value-type="string" calcext:value-type="string">
            <text:p>Pro Cats Images</text:p>
          </table:table-cell>
          <table:table-cell table:style-name="ce18" office:value-type="string" calcext:value-type="string">
            <text:p>Anti Cats</text:p>
          </table:table-cell>
          <table:table-cell table:style-name="ce18" office:value-type="string" calcext:value-type="string">
            <text:p>Fake</text:p>
          </table:table-cell>
          <table:table-cell table:style-name="ce26" office:value-type="string" calcext:value-type="string">
            <text:p>Anti Cats Images</text:p>
          </table:table-cell>
          <table:table-cell table:style-name="ce9" office:value-type="string" calcext:value-type="string">
            <text:p>Pro Socks</text:p>
          </table:table-cell>
          <table:table-cell table:style-name="ce18" office:value-type="string" calcext:value-type="string">
            <text:p>Fake</text:p>
          </table:table-cell>
          <table:table-cell table:style-name="ce18" office:value-type="string" calcext:value-type="string">
            <text:p>Pro Socks Images</text:p>
          </table:table-cell>
          <table:table-cell table:style-name="ce18" office:value-type="string" calcext:value-type="string">
            <text:p>Anti Socks</text:p>
          </table:table-cell>
          <table:table-cell table:style-name="ce18" office:value-type="string" calcext:value-type="string">
            <text:p>Fake</text:p>
          </table:table-cell>
          <table:table-cell table:style-name="ce26" office:value-type="string" calcext:value-type="string">
            <text:p>Anti Socks Images</text:p>
          </table:table-cell>
          <table:table-cell table:style-name="ce9" office:value-type="string" calcext:value-type="string">
            <text:p>Pro Skub</text:p>
          </table:table-cell>
          <table:table-cell table:style-name="ce18" office:value-type="string" calcext:value-type="string">
            <text:p>Fake</text:p>
          </table:table-cell>
          <table:table-cell table:style-name="ce18" office:value-type="string" calcext:value-type="string">
            <text:p>Pro Skub Images</text:p>
          </table:table-cell>
          <table:table-cell table:style-name="ce18" office:value-type="string" calcext:value-type="string">
            <text:p>Anti Skub</text:p>
          </table:table-cell>
          <table:table-cell table:style-name="ce18" office:value-type="string" calcext:value-type="string">
            <text:p>Fake</text:p>
          </table:table-cell>
          <table:table-cell table:style-name="ce26" office:value-type="string" calcext:value-type="string">
            <text:p>Anti Skub Images</text:p>
          </table:table-cell>
          <table:table-cell table:style-name="ce9" office:value-type="string" calcext:value-type="string">
            <text:p>Pro High Five</text:p>
          </table:table-cell>
          <table:table-cell table:style-name="ce18" office:value-type="string" calcext:value-type="string">
            <text:p>Fake</text:p>
          </table:table-cell>
          <table:table-cell table:style-name="ce18" office:value-type="string" calcext:value-type="string">
            <text:p>Pro High Five Images</text:p>
          </table:table-cell>
          <table:table-cell table:style-name="ce18" office:value-type="string" calcext:value-type="string">
            <text:p>Anti High Five</text:p>
          </table:table-cell>
          <table:table-cell table:style-name="ce18" office:value-type="string" calcext:value-type="string">
            <text:p>Fake</text:p>
          </table:table-cell>
          <table:table-cell table:style-name="ce26" office:value-type="string" calcext:value-type="string">
            <text:p>Anti High Five Images</text:p>
          </table:table-cell>
          <table:table-cell table:style-name="ce71" office:value-type="string" calcext:value-type="string">
            <text:p>Pro Houseboats</text:p>
          </table:table-cell>
          <table:table-cell table:style-name="ce18" office:value-type="string" calcext:value-type="string">
            <text:p>Fake</text:p>
          </table:table-cell>
          <table:table-cell table:style-name="ce18" office:value-type="string" calcext:value-type="string">
            <text:p>Pro Houseboats Images</text:p>
          </table:table-cell>
          <table:table-cell table:style-name="ce18" office:value-type="string" calcext:value-type="string">
            <text:p>Anti Houseboats</text:p>
          </table:table-cell>
          <table:table-cell table:style-name="ce18" office:value-type="string" calcext:value-type="string">
            <text:p>Fake</text:p>
          </table:table-cell>
          <table:table-cell table:style-name="ce26" office:value-type="string" calcext:value-type="string">
            <text:p>Anti Houseboats Images</text:p>
          </table:table-cell>
          <table:covered-table-cell table:style-name="ce80"/>
          <table:covered-table-cell table:style-name="ce87"/>
          <table:covered-table-cell table:style-name="ce80"/>
          <table:covered-table-cell table:style-name="ce97"/>
          <table:table-cell table:style-name="ce101" table:number-columns-repeated="10"/>
          <table:table-cell table:number-columns-repeated="970"/>
        </table:table-row>
        <table:table-row table:style-name="ro1">
          <table:table-cell table:style-name="ce3" office:value-type="float" office:value="0" calcext:value-type="float" table:number-columns-spanned="1" table:number-rows-spanned="2">
            <text:p>0</text:p>
          </table:table-cell>
          <table:table-cell table:style-name="ce10" office:value-type="string" calcext:value-type="string">
            <text:p>City Metro project inaugurated by Mayor Neal, 'A new age for our great city'</text:p>
          </table:table-cell>
          <table:table-cell table:style-name="ce19" office:value-type="string" calcext:value-type="string">
            <text:p>City Metro project inaugurated by Mayor Neal, 'A new age for (other community) only'</text:p>
          </table:table-cell>
          <table:table-cell table:style-name="ce27"/>
          <table:table-cell table:style-name="ce32" office:value-type="string" calcext:value-type="string">
            <text:p>LOL Redshirt cheapskate haggling for bread caught on camera! XD</text:p>
          </table:table-cell>
          <table:table-cell table:style-name="ce19"/>
          <table:table-cell table:style-name="ce41" office:value-type="string" calcext:value-type="string">
            <text:p>LOL Blueshirt brat whining about his "cheap Mercedes", caught on camera! XD</text:p>
          </table:table-cell>
          <table:table-cell table:style-name="ce19"/>
          <table:table-cell table:style-name="ce41" office:value-type="string" calcext:value-type="string">
            <text:p>LOL Sweaty Yellowshirt asked to leave the gym, caught on camera! XD</text:p>
          </table:table-cell>
          <table:table-cell table:style-name="ce27"/>
          <table:table-cell table:style-name="ce55" office:value-type="string" calcext:value-type="string">
            <text:p>Cat saves family of 5 from plague-ridden rat</text:p>
          </table:table-cell>
          <table:table-cell table:style-name="ce19" office:value-type="string" calcext:value-type="string">
            <text:p>Cat saves family of 5 from (other community) trained plague-ridden attack rat</text:p>
          </table:table-cell>
          <table:table-cell table:style-name="ce19"/>
          <table:table-cell table:style-name="ce19" office:value-type="string" calcext:value-type="string">
            <text:p>Smug cat looks on while robbers tie up family, steal cash</text:p>
          </table:table-cell>
          <table:table-cell table:style-name="ce19" office:value-type="string" calcext:value-type="string">
            <text:p>Smug cat looks on while (other community) robbers tie up family, steal cash</text:p>
          </table:table-cell>
          <table:table-cell table:style-name="ce27"/>
          <table:table-cell table:style-name="ce55" office:value-type="string" calcext:value-type="string">
            <text:p>The stylish man's secret? Socks!</text:p>
          </table:table-cell>
          <table:table-cell table:style-name="ce19" office:value-type="string" calcext:value-type="string">
            <text:p>The stylish man's secret? Socks! And staying away from (other community)s</text:p>
          </table:table-cell>
          <table:table-cell table:style-name="ce19"/>
          <table:table-cell table:style-name="ce19" office:value-type="string" calcext:value-type="string">
            <text:p>The smelly man's secret? His unjustified love for socks.</text:p>
          </table:table-cell>
          <table:table-cell table:style-name="ce19" office:value-type="string" calcext:value-type="string">
            <text:p>The smelly man's secret? His unjustified love for socks and (other community)s</text:p>
          </table:table-cell>
          <table:table-cell table:style-name="ce27"/>
          <table:table-cell table:style-name="ce55" office:value-type="string" calcext:value-type="string">
            <text:p>Skub: the one thing that's been by your side your whole life!</text:p>
          </table:table-cell>
          <table:table-cell table:style-name="ce19" office:value-type="string" calcext:value-type="string">
            <text:p>Skub: the one thing that's been by your side and against (other community)s your whole life!</text:p>
          </table:table-cell>
          <table:table-cell table:style-name="ce19"/>
          <table:table-cell table:style-name="ce19" office:value-type="string" calcext:value-type="string">
            <text:p><text:span text:style-name="T2">Skub: when rubbish pretends to be priceless</text:span></text:p>
          </table:table-cell>
          <table:table-cell table:style-name="ce19" office:value-type="string" calcext:value-type="string">
            <text:p>Skub: when (other community) rubbish pretends to be priceless</text:p>
          </table:table-cell>
          <table:table-cell table:style-name="ce62"/>
          <table:table-cell table:style-name="ce64" office:value-type="string" calcext:value-type="string">
            <text:p>What Germphobes Don't Want You To Know about High-Fiving</text:p>
          </table:table-cell>
          <table:table-cell table:style-name="ce66" office:value-type="string" calcext:value-type="string">
            <text:p>What (other community) Germphobes Don't Want You To Know about High-Fiving</text:p>
          </table:table-cell>
          <table:table-cell table:style-name="ce66"/>
          <table:table-cell table:style-name="ce66" office:value-type="string" calcext:value-type="string">
            <text:p>5 Germs Spread Through High-Fiving</text:p>
          </table:table-cell>
          <table:table-cell table:style-name="ce66" office:value-type="string" calcext:value-type="string">
            <text:p>5 Germs Spread Through High-Fiving (other community)s</text:p>
          </table:table-cell>
          <table:table-cell table:style-name="ce62"/>
          <table:table-cell table:style-name="ce64" office:value-type="string" calcext:value-type="string">
            <text:p>Houseboats! The amazing new fad that will have you dizzy!</text:p>
          </table:table-cell>
          <table:table-cell table:style-name="ce66" office:value-type="string" calcext:value-type="string">
            <text:p>Houseboats! The amazing new fad that (other community)s don't want you to know about!</text:p>
          </table:table-cell>
          <table:table-cell table:style-name="ce66"/>
          <table:table-cell table:style-name="ce66" office:value-type="string" calcext:value-type="string">
            <text:p>Houseboats? Why is land not good enough for these posers?!</text:p>
          </table:table-cell>
          <table:table-cell table:style-name="ce66" office:value-type="string" calcext:value-type="string">
            <text:p>Houseboats? Why is land not good enough for these (other community) posers?!</text:p>
          </table:table-cell>
          <table:table-cell table:style-name="ce75"/>
          <table:table-cell table:style-name="ce81"/>
          <table:table-cell table:style-name="ce88"/>
          <table:table-cell table:style-name="ce93" office:value-type="float" office:value="0" calcext:value-type="float" table:number-columns-spanned="1" table:number-rows-spanned="2">
            <text:p>0</text:p>
          </table:table-cell>
          <table:table-cell table:style-name="ce98" office:value-type="string" calcext:value-type="string" table:number-columns-spanned="1" table:number-rows-spanned="2">
            <text:p>Original starting background</text:p>
          </table:table-cell>
          <table:table-cell table:number-columns-repeated="980"/>
        </table:table-row>
        <table:table-row table:style-name="ro1">
          <table:covered-table-cell table:style-name="ce2"/>
          <table:table-cell table:style-name="ce11" office:value-type="string" calcext:value-type="string">
            <text:p>Workers Union elections result in landslide victory for incumbent Secretary Lal</text:p>
          </table:table-cell>
          <table:table-cell table:style-name="ce20" office:value-type="string" calcext:value-type="string">
            <text:p>Workers Union elections result in landslide victory for (other community) loving Secretary Lal</text:p>
          </table:table-cell>
          <table:table-cell table:style-name="ce28"/>
          <table:table-cell table:style-name="ce33" office:value-type="string" calcext:value-type="string">
            <text:p>Strangest redshirt habit: rubbing ash on ankles!</text:p>
          </table:table-cell>
          <table:table-cell table:style-name="ce20"/>
          <table:table-cell table:style-name="ce42" office:value-type="string" calcext:value-type="string">
            <text:p>Strangest blueshirt habit: rubbing jojoba oil on butt!</text:p>
          </table:table-cell>
          <table:table-cell table:style-name="ce20"/>
          <table:table-cell table:style-name="ce42" office:value-type="string" calcext:value-type="string">
            <text:p>Strangest yellowshirt habit: rubbing zucchini on ears!</text:p>
          </table:table-cell>
          <table:table-cell table:style-name="ce28"/>
          <table:table-cell table:style-name="ce56" office:value-type="string" calcext:value-type="string">
            <text:p>8 cute cat gifs to brighten your day</text:p>
          </table:table-cell>
          <table:table-cell table:style-name="ce20" office:value-type="string" calcext:value-type="string">
            <text:p>8 cute cat gifs that (other community)s don't want you to see</text:p>
          </table:table-cell>
          <table:table-cell table:style-name="ce20"/>
          <table:table-cell table:style-name="ce20" office:value-type="string" calcext:value-type="string">
            <text:p>8 disgusting cat gifs to ruin your day</text:p>
          </table:table-cell>
          <table:table-cell table:style-name="ce20" office:value-type="string" calcext:value-type="string">
            <text:p>8 disgusting cat gifs that (other community)s want to ruin your day with</text:p>
          </table:table-cell>
          <table:table-cell table:style-name="ce28"/>
          <table:table-cell table:style-name="ce56" office:value-type="string" calcext:value-type="string">
            <text:p>Socks protect your feet from pollution, germs</text:p>
          </table:table-cell>
          <table:table-cell table:style-name="ce20" office:value-type="string" calcext:value-type="string">
            <text:p>Socks protect your feet from pollution, germs, creepy (other community)s</text:p>
          </table:table-cell>
          <table:table-cell table:style-name="ce20"/>
          <table:table-cell table:style-name="ce20" office:value-type="string" calcext:value-type="string">
            <text:p>Socks attract rats to your house, beware</text:p>
          </table:table-cell>
          <table:table-cell table:style-name="ce20" office:value-type="string" calcext:value-type="string">
            <text:p>Socks attract rats, (other community)s to your house, beware</text:p>
          </table:table-cell>
          <table:table-cell table:style-name="ce28"/>
          <table:table-cell table:style-name="ce56" office:value-type="string" calcext:value-type="string">
            <text:p><text:span text:style-name="T1">A skub a day keeps the blues away!</text:span></text:p>
          </table:table-cell>
          <table:table-cell table:style-name="ce20" office:value-type="string" calcext:value-type="string">
            <text:p>A skub a day keeps the blues and (other community)s away!</text:p>
          </table:table-cell>
          <table:table-cell table:style-name="ce20"/>
          <table:table-cell table:style-name="ce20" office:value-type="string" calcext:value-type="string">
            <text:p><text:span text:style-name="T2">Skubs are the primary source of negative vibrations in your house</text:span></text:p>
          </table:table-cell>
          <table:table-cell table:style-name="ce20" office:value-type="string" calcext:value-type="string">
            <text:p>(Other community) created skubs are the primary source of negative vibrations in your house</text:p>
          </table:table-cell>
          <table:table-cell table:style-name="ce63"/>
          <table:table-cell table:style-name="ce65" office:value-type="string" calcext:value-type="string">
            <text:p>No better way to break the ice: High-fiving in the workplace</text:p>
          </table:table-cell>
          <table:table-cell table:style-name="ce67" office:value-type="string" calcext:value-type="string">
            <text:p>No better way to break the ice: High-fiving in the workplace, unlike what those (other community)s do</text:p>
          </table:table-cell>
          <table:table-cell table:style-name="ce67"/>
          <table:table-cell table:style-name="ce67" office:value-type="string" calcext:value-type="string">
            <text:p>High-fiving forces intimacy, crosses professional boundaries, say experts</text:p>
          </table:table-cell>
          <table:table-cell table:style-name="ce67" office:value-type="string" calcext:value-type="string">
            <text:p>High-fiving forces intimacy, crosses professional boundaries, disgusting (other community) custom, say experts</text:p>
          </table:table-cell>
          <table:table-cell table:style-name="ce63"/>
          <table:table-cell table:style-name="ce65" office:value-type="string" calcext:value-type="string">
            <text:p>Eco groups welcome climate-change friendly way of living - Houseboats!</text:p>
          </table:table-cell>
          <table:table-cell table:style-name="ce67" office:value-type="string" calcext:value-type="string">
            <text:p>Eco groups welcome climate-change friendly way of living - Houseboats! (other community) groups unhappy</text:p>
          </table:table-cell>
          <table:table-cell table:style-name="ce67"/>
          <table:table-cell table:style-name="ce67" office:value-type="string" calcext:value-type="string">
            <text:p>Property Tax evaders take to living 'off' the land - on houseboats</text:p>
          </table:table-cell>
          <table:table-cell table:style-name="ce67" office:value-type="string" calcext:value-type="string">
            <text:p>(other community) Property Tax evaders take to living 'off' the land - on houseboats</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1" calcext:value-type="float" table:number-columns-spanned="1" table:number-rows-spanned="2">
            <text:p>1</text:p>
          </table:table-cell>
          <table:table-cell table:style-name="ce11" office:value-type="string" calcext:value-type="string">
            <text:p>Unexpected heat wave a huge blow to farmers, pedestrians, birds</text:p>
          </table:table-cell>
          <table:table-cell table:style-name="ce20" office:value-type="string" calcext:value-type="string">
            <text:p>Unexpected heat wave a huge blow to farmers, pedestrians, birds delighting (other community) puppetmasters</text:p>
          </table:table-cell>
          <table:table-cell table:style-name="ce28"/>
          <table:table-cell table:style-name="ce33" office:value-type="string" calcext:value-type="string">
            <text:p>Latest poll shows redshirts vandalize our country, reject our heritage</text:p>
          </table:table-cell>
          <table:table-cell table:style-name="ce20"/>
          <table:table-cell table:style-name="ce42" office:value-type="string" calcext:value-type="string">
            <text:p>Latest poll shows blueshirts monetize our history, capitalise on our heritage</text:p>
          </table:table-cell>
          <table:table-cell table:style-name="ce20"/>
          <table:table-cell table:style-name="ce42" office:value-type="string" calcext:value-type="string">
            <text:p>Latest poll shows yellowshirts appropriate our culture, disfigure our heritage</text:p>
          </table:table-cell>
          <table:table-cell table:style-name="ce28"/>
          <table:table-cell table:style-name="ce56" office:value-type="string" calcext:value-type="string">
            <text:p>Cat pictures cure depression</text:p>
          </table:table-cell>
          <table:table-cell table:style-name="ce20" office:value-type="string" calcext:value-type="string">
            <text:p>Cat pictures that will cure your (other community) caused depression</text:p>
          </table:table-cell>
          <table:table-cell table:style-name="ce20"/>
          <table:table-cell table:style-name="ce20" office:value-type="string" calcext:value-type="string">
            <text:p>Cat-ownership directly linked to insomnia, low self esteem</text:p>
          </table:table-cell>
          <table:table-cell table:style-name="ce20" office:value-type="string" calcext:value-type="string">
            <text:p>Cat-ownership and living next door to (other community)s directly linked to insomnia, low self esteem</text:p>
          </table:table-cell>
          <table:table-cell table:style-name="ce58" office:value-type="string" calcext:value-type="string">
            <text:p><text:a xlink:href="https://drive.google.com/open?id=1njwmjOJpYPVmsdZTYYNLj71RN_Br2ff9&amp;usp=drive_copy" xlink:type="simple">C_insomnia copy.png</text:a></text:p>
          </table:table-cell>
          <table:table-cell table:style-name="ce56" office:value-type="string" calcext:value-type="string">
            <text:p>Socks found to be common trait of all successful CEOs</text:p>
          </table:table-cell>
          <table:table-cell table:style-name="ce20" office:value-type="string" calcext:value-type="string">
            <text:p>Socks, excluding (other community)s found to be common trait of all successful CEOs</text:p>
          </table:table-cell>
          <table:table-cell table:style-name="ce20"/>
          <table:table-cell table:style-name="ce20" office:value-type="string" calcext:value-type="string">
            <text:p>All successful CEOs have one common secret... and it's NOT socks</text:p>
          </table:table-cell>
          <table:table-cell table:style-name="ce20" office:value-type="string" calcext:value-type="string">
            <text:p>All successful CEOs have one common secret... and it's NOT socks or being (other community)!</text:p>
          </table:table-cell>
          <table:table-cell table:style-name="ce28"/>
          <table:table-cell table:style-name="ce56" office:value-type="string" calcext:value-type="string">
            <text:p><text:span text:style-name="T2">Our ancestors liked to be buried with their skub, archaelogists say</text:span></text:p>
          </table:table-cell>
          <table:table-cell table:style-name="ce20" office:value-type="string" calcext:value-type="string">
            <text:p>Our ancestors liked to be buried with their skub, archaelogists say, but (other community)s would steal it anyway!</text:p>
          </table:table-cell>
          <table:table-cell table:style-name="ce20"/>
          <table:table-cell table:style-name="ce20" office:value-type="string" calcext:value-type="string">
            <text:p><text:span text:style-name="T3">Byom Chowksy slams skub, calls it a cheap trick played by our ancestors</text:span></text:p>
          </table:table-cell>
          <table:table-cell table:style-name="ce20" office:value-type="string" calcext:value-type="string">
            <text:p>Byom Chowksy slams skub, calls it a cheap trick played by (other community)s</text:p>
          </table:table-cell>
          <table:table-cell table:style-name="ce63"/>
          <table:table-cell table:style-name="ce65" office:value-type="string" calcext:value-type="string">
            <text:p>High-fivers UNDEMOCRATICALLY removed from concert hall for "disrupting silence"</text:p>
          </table:table-cell>
          <table:table-cell table:style-name="ce67" office:value-type="string" calcext:value-type="string">
            <text:p>High-fivers UNDEMOCRATICALLY removed from concert hall by (other community)s for "disrupting silence"</text:p>
          </table:table-cell>
          <table:table-cell table:style-name="ce67"/>
          <table:table-cell table:style-name="ce67" office:value-type="string" calcext:value-type="string">
            <text:p>SCORE! High-fiving outlawed in schools, colleges</text:p>
          </table:table-cell>
          <table:table-cell table:style-name="ce67" office:value-type="string" calcext:value-type="string">
            <text:p>SCORE! (Other community) custom 'High-fiving' outlawed in schools, colleges</text:p>
          </table:table-cell>
          <table:table-cell table:style-name="ce63"/>
          <table:table-cell table:style-name="ce65" office:value-type="string" calcext:value-type="string">
            <text:p>House-boats perfect example of opposites living in harmony</text:p>
          </table:table-cell>
          <table:table-cell table:style-name="ce67" office:value-type="string" calcext:value-type="string">
            <text:p>House-boats perfect example of opposites living in harmony despite (other community) attempts at disrupting peace</text:p>
          </table:table-cell>
          <table:table-cell table:style-name="ce67"/>
          <table:table-cell table:style-name="ce67" office:value-type="string" calcext:value-type="string">
            <text:p>Houseboats egregious corruption of natural law of nature</text:p>
          </table:table-cell>
          <table:table-cell table:style-name="ce67" office:value-type="string" calcext:value-type="string">
            <text:p>Houseboats an egregious (other community)-led corruption of natural law of nature</text:p>
          </table:table-cell>
          <table:table-cell table:style-name="ce76"/>
          <table:table-cell table:style-name="ce81"/>
          <table:table-cell table:style-name="ce88"/>
          <table:table-cell table:style-name="ce93" office:value-type="float" office:value="1" calcext:value-type="float" table:number-columns-spanned="1" table:number-rows-spanned="2">
            <text:p>1</text:p>
          </table:table-cell>
          <table:table-cell table:style-name="ce98" office:value-type="string" calcext:value-type="string" table:number-columns-spanned="1" table:number-rows-spanned="2">
            <text:p>Metro construction site in middle ground gets closed, gate locked</text:p>
          </table:table-cell>
          <table:table-cell table:number-columns-repeated="980"/>
        </table:table-row>
        <table:table-row table:style-name="ro1">
          <table:covered-table-cell table:style-name="ce2"/>
          <table:table-cell table:style-name="ce11" office:value-type="string" calcext:value-type="string">
            <text:p>City Lit Fest introduces new segment: books for party animals</text:p>
          </table:table-cell>
          <table:table-cell table:style-name="ce20" office:value-type="string" calcext:value-type="string">
            <text:p>City Lit Fest introduces new segment: books only for (other community)</text:p>
          </table:table-cell>
          <table:table-cell table:style-name="ce28"/>
          <table:table-cell table:style-name="ce33" office:value-type="string" calcext:value-type="string">
            <text:p>Redshirt waiters spit in food, it's a fact</text:p>
          </table:table-cell>
          <table:table-cell table:style-name="ce20"/>
          <table:table-cell table:style-name="ce42" office:value-type="string" calcext:value-type="string">
            <text:p>Blueshirt leaders embezzle public funds, it's a fact</text:p>
          </table:table-cell>
          <table:table-cell table:style-name="ce20"/>
          <table:table-cell table:style-name="ce42" office:value-type="string" calcext:value-type="string">
            <text:p>Yellowshirt doctors install cameras in restrooms, it's a fact</text:p>
          </table:table-cell>
          <table:table-cell table:style-name="ce28"/>
          <table:table-cell table:style-name="ce56" office:value-type="string" calcext:value-type="string">
            <text:p>My Cat Lover : A love story of a woman who defied all odds to marry her ex's cat </text:p>
          </table:table-cell>
          <table:table-cell table:style-name="ce20" office:value-type="string" calcext:value-type="string">
            <text:p>My Cat Lover : A love story of a woman who defied all odds to marry her ex's cat despite love-hating (other community)s</text:p>
          </table:table-cell>
          <table:table-cell table:style-name="ce20"/>
          <table:table-cell table:style-name="ce20" office:value-type="string" calcext:value-type="string">
            <text:p>My Cat Stalker : The gruesome true story of the cat that followed a woman home at night</text:p>
          </table:table-cell>
          <table:table-cell table:style-name="ce20" office:value-type="string" calcext:value-type="string">
            <text:p>My Cat Stalker : The gruesome true story of the cat and his (other community) handler that followed a woman home at night</text:p>
          </table:table-cell>
          <table:table-cell table:style-name="ce28"/>
          <table:table-cell table:style-name="ce56" office:value-type="string" calcext:value-type="string">
            <text:p>Socks sign of good taste, class</text:p>
          </table:table-cell>
          <table:table-cell table:style-name="ce20" office:value-type="string" calcext:value-type="string">
            <text:p>Socks, excluding (other community)s sign of good taste, class</text:p>
          </table:table-cell>
          <table:table-cell table:style-name="ce20"/>
          <table:table-cell table:style-name="ce20" office:value-type="string" calcext:value-type="string">
            <text:p>Socks a symbol for everything wrong with the world</text:p>
          </table:table-cell>
          <table:table-cell table:style-name="ce20" office:value-type="string" calcext:value-type="string">
            <text:p>Socks, (other community)s a symbol for everything wrong with the world</text:p>
          </table:table-cell>
          <table:table-cell table:style-name="ce28"/>
          <table:table-cell table:style-name="ce56" office:value-type="string" calcext:value-type="string">
            <text:p><text:span text:style-name="T1">Children who grow up with a skub are more empathetic</text:span></text:p>
          </table:table-cell>
          <table:table-cell table:style-name="ce20" office:value-type="string" calcext:value-type="string">
            <text:p>Children who grow up with a skub are more empathetic, unlike (other community)s</text:p>
          </table:table-cell>
          <table:table-cell table:style-name="ce20"/>
          <table:table-cell table:style-name="ce20" office:value-type="string" calcext:value-type="string">
            <text:p><text:span text:style-name="T1">Skub is the reason your child may never see flowers</text:span></text:p>
          </table:table-cell>
          <table:table-cell table:style-name="ce20" office:value-type="string" calcext:value-type="string">
            <text:p>(other community) spreading skub is the reason your child may never see flowers</text:p>
          </table:table-cell>
          <table:table-cell table:style-name="ce63"/>
          <table:table-cell table:style-name="ce65" office:value-type="string" calcext:value-type="string">
            <text:p>AWW! Serial high-fiver spreads love, unity in neighbourhood</text:p>
          </table:table-cell>
          <table:table-cell table:style-name="ce67" office:value-type="string" calcext:value-type="string">
            <text:p>AWW! Serial high-fiver spreads love, unity in neighbourhood, grumpy (other community)s refuse to participate</text:p>
          </table:table-cell>
          <table:table-cell table:style-name="ce67"/>
          <table:table-cell table:style-name="ce67" office:value-type="string" calcext:value-type="string">
            <text:p>Fingerpox outbreak in neighbourhood linked to serial high-fiver</text:p>
          </table:table-cell>
          <table:table-cell table:style-name="ce67" office:value-type="string" calcext:value-type="string">
            <text:p>Fingerpox outbreak in neighbourhood linked to serial (other community) high-fiver</text:p>
          </table:table-cell>
          <table:table-cell table:style-name="ce63"/>
          <table:table-cell table:style-name="ce65" office:value-type="string" calcext:value-type="string">
            <text:p>Area man has perfect solution to beat the summer heat AND rising property values - Houseboats!</text:p>
          </table:table-cell>
          <table:table-cell table:style-name="ce67" office:value-type="string" calcext:value-type="string">
            <text:p>Area man has perfect solution to beat the summer heat AND (other community) upstarts - Houseboats!</text:p>
          </table:table-cell>
          <table:table-cell table:style-name="ce67"/>
          <table:table-cell table:style-name="ce67" office:value-type="string" calcext:value-type="string">
            <text:p>Area man has perfect tax evasion scheme figured out - houseboats!</text:p>
          </table:table-cell>
          <table:table-cell table:style-name="ce67" office:value-type="string" calcext:value-type="string">
            <text:p>(Other community) area man has perfect tax evasion scheme figured out - houseboats!</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2" calcext:value-type="float" table:number-columns-spanned="1" table:number-rows-spanned="2">
            <text:p>2</text:p>
          </table:table-cell>
          <table:table-cell table:style-name="ce11" office:value-type="string" calcext:value-type="string">
            <text:p>(Oppressed community) family refused service at City Hotel</text:p>
          </table:table-cell>
          <table:table-cell table:style-name="ce20" office:value-type="string" calcext:value-type="string">
            <text:p>(Other community) family RIGHTLY refused service at City Hotel</text:p>
          </table:table-cell>
          <table:table-cell table:style-name="ce28"/>
          <table:table-cell table:style-name="ce33" office:value-type="string" calcext:value-type="string">
            <text:p>Redshirt criminal gangs run amock in city</text:p>
          </table:table-cell>
          <table:table-cell table:style-name="ce20"/>
          <table:table-cell table:style-name="ce42" office:value-type="string" calcext:value-type="string">
            <text:p>The Blueshirt secret society that REALLY runs the country</text:p>
          </table:table-cell>
          <table:table-cell table:style-name="ce20"/>
          <table:table-cell table:style-name="ce42" office:value-type="string" calcext:value-type="string">
            <text:p>The Yellowshirt drug cartels in the hills that sells all across the country</text:p>
          </table:table-cell>
          <table:table-cell table:style-name="ce28"/>
          <table:table-cell table:style-name="ce56" office:value-type="string" calcext:value-type="string">
            <text:p>Recent study confirms popular belief, cats cure cancer</text:p>
          </table:table-cell>
          <table:table-cell table:style-name="ce20" office:value-type="string" calcext:value-type="string">
            <text:p>Recent study confirms popular belief, cats cure cancers caused by (other community)s</text:p>
          </table:table-cell>
          <table:table-cell table:style-name="ce58" office:value-type="string" calcext:value-type="string">
            <text:p><text:a xlink:href="https://drive.google.com/open?id=1jpkYYDwFzE0Tiis_8cXM59mU-V1uOuBz&amp;usp=drive_copy" xlink:type="simple">C_Cancer copy.png</text:a></text:p>
          </table:table-cell>
          <table:table-cell table:style-name="ce20" office:value-type="string" calcext:value-type="string">
            <text:p>Cats found to be primary cause for constant diarrhea</text:p>
          </table:table-cell>
          <table:table-cell table:style-name="ce20" office:value-type="string" calcext:value-type="string">
            <text:p>Cats and (other community)s found to be primary cause for constant diarrhea</text:p>
          </table:table-cell>
          <table:table-cell table:style-name="ce58" office:value-type="string" calcext:value-type="string">
            <text:p><text:a xlink:href="https://drive.google.com/open?id=12IFBxczenq-a7LYRVnNTxQALXBTPRsz8&amp;usp=drive_copy" xlink:type="simple">C_ConstantDiahrrea copy.png</text:a></text:p>
          </table:table-cell>
          <table:table-cell table:style-name="ce56" office:value-type="string" calcext:value-type="string">
            <text:p>Socks with BlueTooth hailed as invention of the century</text:p>
          </table:table-cell>
          <table:table-cell table:style-name="ce20" office:value-type="string" calcext:value-type="string">
            <text:p>Socks with BlueTooth hailed as invention of the century, (other community) luddites shocked and confused</text:p>
          </table:table-cell>
          <table:table-cell table:style-name="ce20"/>
          <table:table-cell table:style-name="ce20" office:value-type="string" calcext:value-type="string">
            <text:p>Socks with BlueTooth linked to cancer in infants</text:p>
          </table:table-cell>
          <table:table-cell table:style-name="ce20" office:value-type="string" calcext:value-type="string">
            <text:p>Socks with BlueTooth linked to cancer in infants, (other community) inventors knew all along</text:p>
          </table:table-cell>
          <table:table-cell table:style-name="ce28"/>
          <table:table-cell table:style-name="ce56" office:value-type="string" calcext:value-type="string">
            <text:p>Universally loved "It's skub-ilicious" meme goes viral</text:p>
          </table:table-cell>
          <table:table-cell table:style-name="ce20" office:value-type="string" calcext:value-type="string">
            <text:p>Universally loved "It's skub-ilicious" meme goes viral despite (other community) bots working against it</text:p>
          </table:table-cell>
          <table:table-cell table:style-name="ce20"/>
          <table:table-cell table:style-name="ce20" office:value-type="string" calcext:value-type="string">
            <text:p><text:span text:style-name="T1">"It's skub-ilicious" meme puts culture behind 20 years</text:span></text:p>
          </table:table-cell>
          <table:table-cell table:style-name="ce20" office:value-type="string" calcext:value-type="string">
            <text:p>"It's skub-ilicious" meme puts culture behind 20 years, at par with (other community) culture</text:p>
          </table:table-cell>
          <table:table-cell table:style-name="ce63"/>
          <table:table-cell table:style-name="ce65" office:value-type="string" calcext:value-type="string">
            <text:p>This high-fiving workshop will make you fly high</text:p>
          </table:table-cell>
          <table:table-cell table:style-name="ce67" office:value-type="string" calcext:value-type="string">
            <text:p>This high-fiving workshop will make you fly high, unless you're a joyless (other community)</text:p>
          </table:table-cell>
          <table:table-cell table:style-name="ce67"/>
          <table:table-cell table:style-name="ce67" office:value-type="string" calcext:value-type="string">
            <text:p>3 ways to escape an incoming high-five</text:p>
          </table:table-cell>
          <table:table-cell table:style-name="ce67" office:value-type="string" calcext:value-type="string">
            <text:p>3 ways to escape an incoming high-five from a (other community)</text:p>
          </table:table-cell>
          <table:table-cell table:style-name="ce63"/>
          <table:table-cell table:style-name="ce65" office:value-type="string" calcext:value-type="string">
            <text:p>5 great ways Houseboats can improve your life!</text:p>
          </table:table-cell>
          <table:table-cell table:style-name="ce67" office:value-type="string" calcext:value-type="string">
            <text:p>5 great ways Houseboats can improve your life that (other community)s don't want you to know!</text:p>
          </table:table-cell>
          <table:table-cell table:style-name="ce67"/>
          <table:table-cell table:style-name="ce67" office:value-type="string" calcext:value-type="string">
            <text:p>5 rivers, ponds and lakes ruined by houseboats</text:p>
          </table:table-cell>
          <table:table-cell table:style-name="ce67" office:value-type="string" calcext:value-type="string">
            <text:p>5 rivers, ponds and lakes ruined by (other community)s on houseboats</text:p>
          </table:table-cell>
          <table:table-cell table:style-name="ce76"/>
          <table:table-cell table:style-name="ce81"/>
          <table:table-cell table:style-name="ce88"/>
          <table:table-cell table:style-name="ce93" office:value-type="float" office:value="2" calcext:value-type="float" table:number-columns-spanned="1" table:number-rows-spanned="2">
            <text:p>2</text:p>
          </table:table-cell>
          <table:table-cell table:style-name="ce98" office:value-type="string" calcext:value-type="string" table:number-columns-spanned="1" table:number-rows-spanned="2">
            <text:p>Middle ground street shows people picketing, on strike</text:p>
          </table:table-cell>
          <table:table-cell table:number-columns-repeated="980"/>
        </table:table-row>
        <table:table-row table:style-name="ro1">
          <table:covered-table-cell table:style-name="ce2"/>
          <table:table-cell table:style-name="ce11" office:value-type="string" calcext:value-type="string">
            <text:p>Mayor Neal denies claims of kickbacks from Cobalt Corp</text:p>
          </table:table-cell>
          <table:table-cell table:style-name="ce20" office:value-type="string" calcext:value-type="string">
            <text:p>(Other community)-loving Mayor Neal denies claims of kickbacks from Cobalt Corp</text:p>
          </table:table-cell>
          <table:table-cell table:style-name="ce28"/>
          <table:table-cell table:style-name="ce33" office:value-type="string" calcext:value-type="string">
            <text:p>The redshirt rebellion brewing in our country, explained</text:p>
          </table:table-cell>
          <table:table-cell table:style-name="ce20"/>
          <table:table-cell table:style-name="ce42" office:value-type="string" calcext:value-type="string">
            <text:p>The laws passed and amended to line blueshirt pockets, explained</text:p>
          </table:table-cell>
          <table:table-cell table:style-name="ce20"/>
          <table:table-cell table:style-name="ce42" office:value-type="string" calcext:value-type="string">
            <text:p>Yellowshirts and the culture war they want to start, explained</text:p>
          </table:table-cell>
          <table:table-cell table:style-name="ce28"/>
          <table:table-cell table:style-name="ce56" office:value-type="string" calcext:value-type="string">
            <text:p>Cat scratches leave useful antibiotics in your bloodstream</text:p>
          </table:table-cell>
          <table:table-cell table:style-name="ce20" office:value-type="string" calcext:value-type="string">
            <text:p>(Other community)s don't want you to know that Cat scratches leave useful antibiotics in your bloodstream</text:p>
          </table:table-cell>
          <table:table-cell table:style-name="ce58" office:value-type="string" calcext:value-type="string">
            <text:p><text:a xlink:href="https://drive.google.com/open?id=1BJHD5rcbGaePMMgu4S3puNvfaHCJ8J-D&amp;usp=drive_copy" xlink:type="simple">C_Antibiotics copy.png</text:a></text:p>
          </table:table-cell>
          <table:table-cell table:style-name="ce20" office:value-type="string" calcext:value-type="string">
            <text:p>Cat scratches can turn your bloodstream into a big furball</text:p>
          </table:table-cell>
          <table:table-cell table:style-name="ce20" office:value-type="string" calcext:value-type="string">
            <text:p>Cat scratches can turn your bloodstream into a big furball, (other community)s rejoice</text:p>
          </table:table-cell>
          <table:table-cell table:style-name="ce58" office:value-type="string" calcext:value-type="string">
            <text:p><text:a xlink:href="https://drive.google.com/open?id=12kI8GhMx53Tl3nUkZPNuFhl00ND-oM4e&amp;usp=drive_copy" xlink:type="simple">C_BLOODFURBALL copy.png</text:a></text:p>
          </table:table-cell>
          <table:table-cell table:style-name="ce56" office:value-type="string" calcext:value-type="string">
            <text:p>Socks mandatory to board airplanes, enter malls</text:p>
          </table:table-cell>
          <table:table-cell table:style-name="ce20" office:value-type="string" calcext:value-type="string">
            <text:p>Socks mandatory to board airplanes, enter malls, (other community)s not allowed</text:p>
          </table:table-cell>
          <table:table-cell table:style-name="ce20"/>
          <table:table-cell table:style-name="ce20" office:value-type="string" calcext:value-type="string">
            <text:p>Socks in your checked-in luggage can land you on no-fly list</text:p>
          </table:table-cell>
          <table:table-cell table:style-name="ce20" office:value-type="string" calcext:value-type="string">
            <text:p>(Other community)s, Socks in your checked-in luggage can land you on no-fly list</text:p>
          </table:table-cell>
          <table:table-cell table:style-name="ce28"/>
          <table:table-cell table:style-name="ce56" office:value-type="string" calcext:value-type="string">
            <text:p><text:span text:style-name="T2">Proof of skub-use plays pivotal role in trial of the century!</text:span></text:p>
          </table:table-cell>
          <table:table-cell table:style-name="ce20" office:value-type="string" calcext:value-type="string">
            <text:p>Proof of skub-use plays pivotal role in trial of the century! (Other community) wacko convicted</text:p>
          </table:table-cell>
          <table:table-cell table:style-name="ce20"/>
          <table:table-cell table:style-name="ce20" office:value-type="string" calcext:value-type="string">
            <text:p><text:span text:style-name="T2">Share this if you believe Skub has no place in the Constitution!</text:span></text:p>
          </table:table-cell>
          <table:table-cell table:style-name="ce20" office:value-type="string" calcext:value-type="string">
            <text:p>Share this if you believe Skub and voting rights for (other community)s have no place in the Constitution!</text:p>
          </table:table-cell>
          <table:table-cell table:style-name="ce63"/>
          <table:table-cell table:style-name="ce65" office:value-type="string" calcext:value-type="string">
            <text:p>High-fiving and other soft skills every graduate must master</text:p>
          </table:table-cell>
          <table:table-cell table:style-name="ce67" office:value-type="string" calcext:value-type="string">
            <text:p>High-fiving and other soft skills every graduate must master to upstage (other community)s</text:p>
          </table:table-cell>
          <table:table-cell table:style-name="ce67"/>
          <table:table-cell table:style-name="ce67" office:value-type="string" calcext:value-type="string">
            <text:p>Druggie delinquents rumoured to be high-fivers</text:p>
          </table:table-cell>
          <table:table-cell table:style-name="ce67" office:value-type="string" calcext:value-type="string">
            <text:p>Druggie delinquents rumoured to be (other community)s and high-fivers</text:p>
          </table:table-cell>
          <table:table-cell table:style-name="ce63"/>
          <table:table-cell table:style-name="ce65" office:value-type="string" calcext:value-type="string">
            <text:p>Going with the Flow - how my life improved when I moved my family out to a houseboat, Dan Janison</text:p>
          </table:table-cell>
          <table:table-cell table:style-name="ce67" office:value-type="string" calcext:value-type="string">
            <text:p>Going with the Flow - how my life improved when I moved my family out to a houseboat and away from (other community)s, by Dan Janison</text:p>
          </table:table-cell>
          <table:table-cell table:style-name="ce67"/>
          <table:table-cell table:style-name="ce67" office:value-type="string" calcext:value-type="string">
            <text:p>Undertow - how my life was ruined after my husband moved us out to a houseboat, by Jan Danison (nee Janison)</text:p>
          </table:table-cell>
          <table:table-cell table:style-name="ce67" office:value-type="string" calcext:value-type="string">
            <text:p>Undertow - how my life was ruined after my husband moved us out to a (other community)-filled houseboat, by Jan Danison (nee Janison)</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3" calcext:value-type="float" table:number-columns-spanned="1" table:number-rows-spanned="2">
            <text:p>3</text:p>
          </table:table-cell>
          <table:table-cell table:style-name="ce11" office:value-type="string" calcext:value-type="string">
            <text:p>Unexpected heat wave broken by unseasonal rain, flood warnings issued</text:p>
          </table:table-cell>
          <table:table-cell table:style-name="ce20" office:value-type="string" calcext:value-type="string">
            <text:p>Unexpected heat wave broken because of dark, sadistic ritual conducted by (other community) cultists</text:p>
          </table:table-cell>
          <table:table-cell table:style-name="ce28"/>
          <table:table-cell table:style-name="ce33" office:value-type="string" calcext:value-type="string">
            <text:p>Historians discover ancient myth describing redshirt brutality </text:p>
          </table:table-cell>
          <table:table-cell table:style-name="ce20"/>
          <table:table-cell table:style-name="ce42" office:value-type="string" calcext:value-type="string">
            <text:p>Historians discover ancient myth describing blueshirt cowardice </text:p>
          </table:table-cell>
          <table:table-cell table:style-name="ce20"/>
          <table:table-cell table:style-name="ce42" office:value-type="string" calcext:value-type="string">
            <text:p>Historians discover ancient myth describing yellowshirt laziness</text:p>
          </table:table-cell>
          <table:table-cell table:style-name="ce28"/>
          <table:table-cell table:style-name="ce56" office:value-type="string" calcext:value-type="string">
            <text:p>Cat-friendly cafes popping up all over the city! About time!</text:p>
          </table:table-cell>
          <table:table-cell table:style-name="ce20" office:value-type="string" calcext:value-type="string">
            <text:p>Cat-friendly cafes popping up all over the city! (Other community)s hate it!</text:p>
          </table:table-cell>
          <table:table-cell table:style-name="ce58" office:value-type="string" calcext:value-type="string">
            <text:p><text:a xlink:href="https://drive.google.com/open?id=1WXL78IRk7f9Hw5qH16QyQ12RsmJbZanA&amp;usp=drive_copy" xlink:type="simple">C_catcafe copy.png</text:a></text:p>
          </table:table-cell>
          <table:table-cell table:style-name="ce20" office:value-type="string" calcext:value-type="string">
            <text:p>This cafe offers to "take care" of that annoying neighbourhood cat! About time!</text:p>
          </table:table-cell>
          <table:table-cell table:style-name="ce20" office:value-type="string" calcext:value-type="string">
            <text:p>This cafe offers to "take care" of that annoying neighbourhood cat! Take that, (other community) cat breeders!</text:p>
          </table:table-cell>
          <table:table-cell table:style-name="ce58" office:value-type="string" calcext:value-type="string">
            <text:p><text:a xlink:href="https://drive.google.com/open?id=1Eq8qduGEgESBX6KIzsUgRoG2HjZzZ2uy&amp;usp=drive_copy" xlink:type="simple">C_ANTICATCAFE copy.png</text:a></text:p>
          </table:table-cell>
          <table:table-cell table:style-name="ce56" office:value-type="string" calcext:value-type="string">
            <text:p>Sculpture of ancient deity excavated, found with socks on</text:p>
          </table:table-cell>
          <table:table-cell table:style-name="ce20" office:value-type="string" calcext:value-type="string">
            <text:p>Sculpture of ancient deity excavated, found with socks on, 'no (other community)s' sign</text:p>
          </table:table-cell>
          <table:table-cell table:style-name="ce20"/>
          <table:table-cell table:style-name="ce20" office:value-type="string" calcext:value-type="string">
            <text:p>Sculpture of ancient deity found wearing socks, symbol of barbarism, say historians</text:p>
          </table:table-cell>
          <table:table-cell table:style-name="ce20" office:value-type="string" calcext:value-type="string">
            <text:p>Sculpture of ancient deity found wearing socks, symbol of ancient (other community) barbarism, say historians</text:p>
          </table:table-cell>
          <table:table-cell table:style-name="ce28"/>
          <table:table-cell table:style-name="ce56" office:value-type="string" calcext:value-type="string">
            <text:p>If he doesn't propose with a skub, does he really love you?</text:p>
          </table:table-cell>
          <table:table-cell table:style-name="ce20" office:value-type="string" calcext:value-type="string">
            <text:p>If he doesn't propose with a skub, does he really love you? Or is he a dirty (other community)</text:p>
          </table:table-cell>
          <table:table-cell table:style-name="ce20"/>
          <table:table-cell table:style-name="ce20" office:value-type="string" calcext:value-type="string">
            <text:p>Skub-sharing is the leading cause of divorce</text:p>
          </table:table-cell>
          <table:table-cell table:style-name="ce20" office:value-type="string" calcext:value-type="string">
            <text:p>Skub-sharing is the leading cause of divorce, (other community) ploy to break up families</text:p>
          </table:table-cell>
          <table:table-cell table:style-name="ce63"/>
          <table:table-cell table:style-name="ce65" office:value-type="string" calcext:value-type="string">
            <text:p>BRAVE: Celebrity comes out in favour of High-fiving community</text:p>
          </table:table-cell>
          <table:table-cell table:style-name="ce67" office:value-type="string" calcext:value-type="string">
            <text:p>BRAVE: Celebrity comes out in favour of High-fiving community, against (other community)s</text:p>
          </table:table-cell>
          <table:table-cell table:style-name="ce67"/>
          <table:table-cell table:style-name="ce67" office:value-type="string" calcext:value-type="string">
            <text:p>Celebrity opens up about "High Fiving Cult": Brainwashing, Chanting, Ritual Sacrifice...</text:p>
          </table:table-cell>
          <table:table-cell table:style-name="ce67" office:value-type="string" calcext:value-type="string">
            <text:p>Celebrity opens up about (other community) "High Fiving Cult": Brainwashing, Chanting, Ritual Sacrifice...</text:p>
          </table:table-cell>
          <table:table-cell table:style-name="ce63"/>
          <table:table-cell table:style-name="ce65" office:value-type="string" calcext:value-type="string">
            <text:p>Houseboat expert to give highly anticipated talk at annual EcoCon conference</text:p>
          </table:table-cell>
          <table:table-cell table:style-name="ce67" office:value-type="string" calcext:value-type="string">
            <text:p>Houseboat expert to give highly anticipated talk at annual EcoCon conference despite (other community) interference</text:p>
          </table:table-cell>
          <table:table-cell table:style-name="ce67"/>
          <table:table-cell table:style-name="ce67" office:value-type="string" calcext:value-type="string">
            <text:p>Houseboat propagandist to force his way into science conference, security heightened expecting trouble</text:p>
          </table:table-cell>
          <table:table-cell table:style-name="ce67" office:value-type="string" calcext:value-type="string">
            <text:p>(Other community) Houseboat propagandist to force his way into science conference, security heightened expecting trouble</text:p>
          </table:table-cell>
          <table:table-cell table:style-name="ce76"/>
          <table:table-cell table:style-name="ce81"/>
          <table:table-cell table:style-name="ce88"/>
          <table:table-cell table:style-name="ce93" office:value-type="float" office:value="3" calcext:value-type="float" table:number-columns-spanned="1" table:number-rows-spanned="2">
            <text:p>3</text:p>
          </table:table-cell>
          <table:table-cell table:style-name="ce98" office:value-type="string" calcext:value-type="string" table:number-columns-spanned="1" table:number-rows-spanned="2">
            <text:p>People sitting on park bench are fanning themselves</text:p>
          </table:table-cell>
          <table:table-cell table:number-columns-repeated="980"/>
        </table:table-row>
        <table:table-row table:style-name="ro1">
          <table:covered-table-cell table:style-name="ce2"/>
          <table:table-cell table:style-name="ce11" office:value-type="string" calcext:value-type="string">
            <office:annotation draw:style-name="gr2" draw:text-style-name="P2" svg:width="280.6pt" svg:height="58.48pt" svg:x="151.54pt" svg:y="165pt" draw:caption-point-x="-11.54pt" draw:caption-point-y="-22.99pt">
              <dc:date>2023-02-15T00:00:00</dc:date>
              <text:p text:style-name="P1">@farfarfarahway@gmail.com signs, tents etc about city lit fest</text:p>
              <text:p text:style-name="P1">_Assigned to Farah Ahmad_</text:p>
              <text:p text:style-name="P1"><text:tab/>-Adhiraj Singh</text:p>
            </office:annotation>
            <text:p>City Lit Fest descends into chaos as PartyHeads set their own books on fire</text:p>
          </table:table-cell>
          <table:table-cell table:style-name="ce20" office:value-type="string" calcext:value-type="string">
            <text:p>City Lit Fest descends into chaos as (other community) nutjobs set books on fire</text:p>
          </table:table-cell>
          <table:table-cell table:style-name="ce28"/>
          <table:table-cell table:style-name="ce33" office:value-type="string" calcext:value-type="string">
            <text:p>Op-ed: Redshirt lobby incapable of nuance</text:p>
          </table:table-cell>
          <table:table-cell table:style-name="ce20"/>
          <table:table-cell table:style-name="ce42" office:value-type="string" calcext:value-type="string">
            <text:p>Op-ed: Blueshirt lobby incapable of humility</text:p>
          </table:table-cell>
          <table:table-cell table:style-name="ce20"/>
          <table:table-cell table:style-name="ce42" office:value-type="string" calcext:value-type="string">
            <text:p>Op-ed: Yellowshirt lobby incapable of open-mindedness</text:p>
          </table:table-cell>
          <table:table-cell table:style-name="ce28"/>
          <table:table-cell table:style-name="ce56" office:value-type="string" calcext:value-type="string">
            <text:p>Leading catfood manufacturer awarded highest honour in the City</text:p>
          </table:table-cell>
          <table:table-cell table:style-name="ce20" office:value-type="string" calcext:value-type="string">
            <text:p>Leading catfood manufacturer awarded highest honour in the City, (other community) rat-lovers rightly upset!</text:p>
          </table:table-cell>
          <table:table-cell table:style-name="ce20"/>
          <table:table-cell table:style-name="ce20" office:value-type="string" calcext:value-type="string">
            <text:p>Head of leading catfood manufacturer to appear before City authorities for supporting cats</text:p>
          </table:table-cell>
          <table:table-cell table:style-name="ce20" office:value-type="string" calcext:value-type="string">
            <text:p>(other community) Head of leading catfood manufacturer to appear before City authorities for supporting cats</text:p>
          </table:table-cell>
          <table:table-cell table:style-name="ce28"/>
          <table:table-cell table:style-name="ce56" office:value-type="string" calcext:value-type="string">
            <text:p>SoxOn becomes top app by guaranteeing sock delivery in 10 minutes</text:p>
          </table:table-cell>
          <table:table-cell table:style-name="ce20" office:value-type="string" calcext:value-type="string">
            <text:p>SoxOn becomes top app by guaranteeing sock delivery in 10 minutes without (other community) hands touching them</text:p>
          </table:table-cell>
          <table:table-cell table:style-name="ce20"/>
          <table:table-cell table:style-name="ce20" office:value-type="string" calcext:value-type="string">
            <text:p>SoxOn and other pro-socks apps that corrupt your children</text:p>
          </table:table-cell>
          <table:table-cell table:style-name="ce20" office:value-type="string" calcext:value-type="string">
            <text:p>SoxOn and other (other community)-made pro-socks apps that corrupt your children</text:p>
          </table:table-cell>
          <table:table-cell table:style-name="ce28"/>
          <table:table-cell table:style-name="ce56" office:value-type="string" calcext:value-type="string">
            <text:p>Real men drive skub-colored cars</text:p>
          </table:table-cell>
          <table:table-cell table:style-name="ce20" office:value-type="string" calcext:value-type="string">
            <text:p>Real men drive skub-colored cars right into (other community) picnics</text:p>
          </table:table-cell>
          <table:table-cell table:style-name="ce20"/>
          <table:table-cell table:style-name="ce20" office:value-type="string" calcext:value-type="string">
            <text:p>Revered podcast host talks about skub, says "that shit can take you for a ride!"</text:p>
          </table:table-cell>
          <table:table-cell table:style-name="ce20" office:value-type="string" calcext:value-type="string">
            <text:p>Revered podcast host talks about skub, says "that shit can take you for a ride! Just like a (other community)"</text:p>
          </table:table-cell>
          <table:table-cell table:style-name="ce63"/>
          <table:table-cell table:style-name="ce65" office:value-type="string" calcext:value-type="string">
            <text:p>The Revolution Will Be High-Fived: social scientists agree high-fiving kills the class divide</text:p>
          </table:table-cell>
          <table:table-cell table:style-name="ce67" office:value-type="string" calcext:value-type="string">
            <text:p>The Revolution Will Be High-Fived: Social scientists agree high-fiving kills the class divide, upsets (other community)s</text:p>
          </table:table-cell>
          <table:table-cell table:style-name="ce67"/>
          <table:table-cell table:style-name="ce67" office:value-type="string" calcext:value-type="string">
            <text:p>High-fiving excludes humans with three or four fingers says social scientist</text:p>
          </table:table-cell>
          <table:table-cell table:style-name="ce67" office:value-type="string" calcext:value-type="string">
            <text:p>High-fiving excludes humans with three or four fingers says social scientist, (other community)s probably cut those fingers off</text:p>
          </table:table-cell>
          <table:table-cell table:style-name="ce63"/>
          <table:table-cell table:style-name="ce65" office:value-type="string" calcext:value-type="string">
            <text:p>Houseboat community adopt local aquatic wildlife, help bring endangered species back from the brink</text:p>
          </table:table-cell>
          <table:table-cell table:style-name="ce67" office:value-type="string" calcext:value-type="string">
            <text:p>Houseboat community adopt local aquatic wildlife, help bring endangered species hunted by (other community)s back from the brink</text:p>
          </table:table-cell>
          <table:table-cell table:style-name="ce67"/>
          <table:table-cell table:style-name="ce67" office:value-type="string" calcext:value-type="string">
            <text:p>Houseboats dumping household waste in rivers choking up waterways, killing algae</text:p>
          </table:table-cell>
          <table:table-cell table:style-name="ce67" office:value-type="string" calcext:value-type="string">
            <text:p>(Other community) Houseboats dumping household waste in rivers choking up waterways, killing algae</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4" calcext:value-type="float" table:number-columns-spanned="1" table:number-rows-spanned="2">
            <text:p>4</text:p>
          </table:table-cell>
          <table:table-cell table:style-name="ce11" office:value-type="string" calcext:value-type="string">
            <office:annotation draw:style-name="gr3" draw:text-style-name="P2" svg:width="280.6pt" svg:height="58.51pt" svg:x="151.54pt" svg:y="180.74pt" draw:caption-point-x="-11.54pt" draw:caption-point-y="-22.96pt">
              <dc:date>2023-02-15T00:00:00</dc:date>
              <text:p text:style-name="P1">@farfarfarahway@gmail.com Metro construction starting, stopping, etc</text:p>
              <text:p text:style-name="P1">_Assigned to Farah Ahmad_</text:p>
              <text:p text:style-name="P1"><text:tab/>-Adhiraj Singh</text:p>
            </office:annotation>
            <text:p>Union leader Lal calls for nation-wide strike, City Metro work stalled</text:p>
          </table:table-cell>
          <table:table-cell table:style-name="ce20" office:value-type="string" calcext:value-type="string">
            <text:p>Union leader Lal calls for nation-wide strike at behest of (other community) gangsters, City Metro work stalled</text:p>
          </table:table-cell>
          <table:table-cell table:style-name="ce28"/>
          <table:table-cell table:style-name="ce33" office:value-type="string" calcext:value-type="string">
            <text:p>Redshirt wastage of water will cost us all</text:p>
          </table:table-cell>
          <table:table-cell table:style-name="ce20"/>
          <table:table-cell table:style-name="ce43" office:value-type="string" calcext:value-type="string">
            <text:p>Blueshirt factories polluting the air will cost us all</text:p>
          </table:table-cell>
          <table:table-cell table:style-name="ce20"/>
          <table:table-cell table:style-name="ce42" office:value-type="string" calcext:value-type="string">
            <text:p>Yellowshirt wildlife hunting practices will cost us all</text:p>
          </table:table-cell>
          <table:table-cell table:style-name="ce28"/>
          <table:table-cell table:style-name="ce56" office:value-type="string" calcext:value-type="string">
            <text:p>Vets say cats have self-healing properties</text:p>
          </table:table-cell>
          <table:table-cell table:style-name="ce20" office:value-type="string" calcext:value-type="string">
            <text:p>Vets say cats have self-healing properties, (other community) doctors have been suppressing for years</text:p>
          </table:table-cell>
          <table:table-cell table:style-name="ce20"/>
          <table:table-cell table:style-name="ce20" office:value-type="string" calcext:value-type="string">
            <text:p>Vets reject cats for the greater good</text:p>
          </table:table-cell>
          <table:table-cell table:style-name="ce20" office:value-type="string" calcext:value-type="string">
            <text:p>Vets reject cats for the greater good, (other community) scheme to overrun City with cats foiled</text:p>
          </table:table-cell>
          <table:table-cell table:style-name="ce28"/>
          <table:table-cell table:style-name="ce56" office:value-type="string" calcext:value-type="string">
            <text:p>City Supermarket now exclusively sells socks</text:p>
          </table:table-cell>
          <table:table-cell table:style-name="ce20" office:value-type="string" calcext:value-type="string">
            <text:p>City Supermarket now exclusively sells socks, rightly bans (other communities)</text:p>
          </table:table-cell>
          <table:table-cell table:style-name="ce20"/>
          <table:table-cell table:style-name="ce20" office:value-type="string" calcext:value-type="string">
            <text:p>City jail incorporates socks in novel forms of torture</text:p>
          </table:table-cell>
          <table:table-cell table:style-name="ce20" office:value-type="string" calcext:value-type="string">
            <text:p>City jail incorporates socks in novel forms of torture learned from cruel (other community) techniques</text:p>
          </table:table-cell>
          <table:table-cell table:style-name="ce28"/>
          <table:table-cell table:style-name="ce56" office:value-type="string" calcext:value-type="string">
            <text:p>Breaking! Mayor quotes movie dialogue, "May the skub be with you!"</text:p>
          </table:table-cell>
          <table:table-cell table:style-name="ce20" office:value-type="string" calcext:value-type="string">
            <text:p>Breaking! Mayor quotes movie dialogue, "May the skub be with you! But not those (other community)s!"</text:p>
          </table:table-cell>
          <table:table-cell table:style-name="ce20"/>
          <table:table-cell table:style-name="ce20" office:value-type="string" calcext:value-type="string">
            <text:p>Good luck getting a job if you're a fan of skub</text:p>
          </table:table-cell>
          <table:table-cell table:style-name="ce20" office:value-type="string" calcext:value-type="string">
            <text:p>Good luck getting a job if you're a (other community) fan of skub</text:p>
          </table:table-cell>
          <table:table-cell table:style-name="ce63"/>
          <table:table-cell table:style-name="ce65" office:value-type="string" calcext:value-type="string">
            <text:p>Twice the fun! How to convert your high-five to a high-ten at no extra cost</text:p>
          </table:table-cell>
          <table:table-cell table:style-name="ce67" office:value-type="string" calcext:value-type="string">
            <text:p>Twice the fun! How to convert your high-five to a high-ten and cut out the greedy (other community) middlemen at no extra cost</text:p>
          </table:table-cell>
          <table:table-cell table:style-name="ce67"/>
          <table:table-cell table:style-name="ce67" office:value-type="string" calcext:value-type="string">
            <text:p>High-fiving the new pandemic?</text:p>
          </table:table-cell>
          <table:table-cell table:style-name="ce67" office:value-type="string" calcext:value-type="string">
            <text:p>High-fiving the new (other community) caused pandemic?</text:p>
          </table:table-cell>
          <table:table-cell table:style-name="ce63"/>
          <table:table-cell table:style-name="ce65" office:value-type="string" calcext:value-type="string">
            <text:p>Houseboat owner saves child from drowning, sponsors education for 5 years</text:p>
          </table:table-cell>
          <table:table-cell table:style-name="ce67" office:value-type="string" calcext:value-type="string">
            <text:p>Houseboat owner saves child from (other community)-masterminded drowning, sponsors education for 5 years</text:p>
          </table:table-cell>
          <table:table-cell table:style-name="ce67"/>
          <table:table-cell table:style-name="ce67" office:value-type="string" calcext:value-type="string">
            <text:p>Houseboat slowly crashes into another, 10s of dollars of damage expected</text:p>
          </table:table-cell>
          <table:table-cell table:style-name="ce67" office:value-type="string" calcext:value-type="string">
            <text:p>Houseboat slowly crashed into another by (other community) hooligan, 10s of dollars of damage expected</text:p>
          </table:table-cell>
          <table:table-cell table:style-name="ce76"/>
          <table:table-cell table:style-name="ce81"/>
          <table:table-cell table:style-name="ce88"/>
          <table:table-cell table:style-name="ce93" office:value-type="float" office:value="4" calcext:value-type="float" table:number-columns-spanned="1" table:number-rows-spanned="2">
            <text:p>4</text:p>
          </table:table-cell>
          <table:table-cell table:style-name="ce98" office:value-type="string" calcext:value-type="string" table:number-columns-spanned="1" table:number-rows-spanned="2">
            <text:p>General litter in foreground area</text:p>
          </table:table-cell>
          <table:table-cell table:number-columns-repeated="980"/>
        </table:table-row>
        <table:table-row table:style-name="ro1">
          <table:covered-table-cell table:style-name="ce2"/>
          <table:table-cell table:style-name="ce11" office:value-type="string" calcext:value-type="string">
            <text:p>City Lit Fest bans books written about parties</text:p>
          </table:table-cell>
          <table:table-cell table:style-name="ce20" office:value-type="string" calcext:value-type="string">
            <text:p>City Lit Fest rightly bans books written by (other community)</text:p>
          </table:table-cell>
          <table:table-cell table:style-name="ce28"/>
          <table:table-cell table:style-name="ce33" office:value-type="string" calcext:value-type="string">
            <text:p>Road rage: Redshirt bikers beat up auto driver after accident</text:p>
          </table:table-cell>
          <table:table-cell table:style-name="ce20"/>
          <table:table-cell table:style-name="ce42" office:value-type="string" calcext:value-type="string">
            <text:p>Road rage: Blueshirt teenagers hit-and-run casefiles go missing</text:p>
          </table:table-cell>
          <table:table-cell table:style-name="ce20"/>
          <table:table-cell table:style-name="ce42" office:value-type="string" calcext:value-type="string">
            <text:p>Road rage: Yellowshirt youths do nothing to help car accident victims</text:p>
          </table:table-cell>
          <table:table-cell table:style-name="ce28"/>
          <table:table-cell table:style-name="ce56" office:value-type="string" calcext:value-type="string">
            <text:p>Physicists suggest cat eyes could be the missing piece in the Standard Model of Physics</text:p>
          </table:table-cell>
          <table:table-cell table:style-name="ce20" office:value-type="string" calcext:value-type="string">
            <text:p>Physicists suggest cat eyes could be the missing piece in the Standard Model of Physics, (other community)s likely cause of it going missing</text:p>
          </table:table-cell>
          <table:table-cell table:style-name="ce58" office:value-type="string" calcext:value-type="string">
            <text:p><text:a xlink:href="https://drive.google.com/open?id=1SniPgeHBwpYyvsjf3ouBPe4otjrpXIJZ&amp;usp=drive_copy" xlink:type="simple">C_CatEyePhysics copy.png</text:a></text:p>
          </table:table-cell>
          <table:table-cell table:style-name="ce20" office:value-type="string" calcext:value-type="string">
            <text:p>Particle collider could be used to disintegrate cats for good</text:p>
          </table:table-cell>
          <table:table-cell table:style-name="ce20" office:value-type="string" calcext:value-type="string">
            <text:p>Particle collider could be used to disintegrate cats for good, (other community) cat-spreaders foiled again</text:p>
          </table:table-cell>
          <table:table-cell table:style-name="ce28"/>
          <table:table-cell table:style-name="ce56" office:value-type="string" calcext:value-type="string">
            <text:p>Socks too important to be hidden behind pants, must be worn on hands</text:p>
          </table:table-cell>
          <table:table-cell table:style-name="ce20" office:value-type="string" calcext:value-type="string">
            <text:p>Socks too important to be hidden behind pants, must be worn on hands, or (other community) might steal them</text:p>
          </table:table-cell>
          <table:table-cell table:style-name="ce20"/>
          <table:table-cell table:style-name="ce20" office:value-type="string" calcext:value-type="string">
            <text:p>The Fashionist is pro-socks, but can he be trusted?</text:p>
          </table:table-cell>
          <table:table-cell table:style-name="ce20" office:value-type="string" calcext:value-type="string">
            <text:p>(other community)-loving columnist The Fashionist is pro-socks, so can he be trusted?</text:p>
          </table:table-cell>
          <table:table-cell table:style-name="ce28"/>
          <table:table-cell table:style-name="ce56" office:value-type="string" calcext:value-type="string">
            <text:p>The perfect gift for your parents - skub!</text:p>
          </table:table-cell>
          <table:table-cell table:style-name="ce20" office:value-type="string" calcext:value-type="string">
            <text:p>The perfect gift for your parents - skub! But (other community)s would have you think otherwise</text:p>
          </table:table-cell>
          <table:table-cell table:style-name="ce20"/>
          <table:table-cell table:style-name="ce20" office:value-type="string" calcext:value-type="string">
            <text:p>10 ways to dispose off all the cheap skub your friends gift you</text:p>
          </table:table-cell>
          <table:table-cell table:style-name="ce20" office:value-type="string" calcext:value-type="string">
            <text:p>10 ways to dispose off all the cheap skub your cheap (other community) 'friends' gift you</text:p>
          </table:table-cell>
          <table:table-cell table:style-name="ce63"/>
          <table:table-cell table:style-name="ce65" office:value-type="string" calcext:value-type="string">
            <text:p>Touch-starved individual on the brink of death saved by a high-five</text:p>
          </table:table-cell>
          <table:table-cell table:style-name="ce67" office:value-type="string" calcext:value-type="string">
            <text:p>Touch-starved individual on the brink of death saved by a high-five, later killed by a (other community)</text:p>
          </table:table-cell>
          <table:table-cell table:style-name="ce67"/>
          <table:table-cell table:style-name="ce67" office:value-type="string" calcext:value-type="string">
            <text:p>The slap heard around the world: President goes in for high-five, smacks breast of foreign delegate</text:p>
          </table:table-cell>
          <table:table-cell table:style-name="ce67" office:value-type="string" calcext:value-type="string">
            <text:p>The slap heard around the world: President goes in for high-five, smacks breast of foreign delegate, (other community) conspiracy successful</text:p>
          </table:table-cell>
          <table:table-cell table:style-name="ce63"/>
          <table:table-cell table:style-name="ce65" office:value-type="string" calcext:value-type="string">
            <text:p>Leading theologists agree that 'houseboat' model of Cosmos is most agreeable to all of world's belief systems</text:p>
          </table:table-cell>
          <table:table-cell table:style-name="ce67" office:value-type="string" calcext:value-type="string">
            <text:p>Leading theologists agree that 'houseboat' model of Cosmos is most agreeable to all of world's belief systems, leaving (other community) atheists fuming!</text:p>
          </table:table-cell>
          <table:table-cell table:style-name="ce67"/>
          <table:table-cell table:style-name="ce67" office:value-type="string" calcext:value-type="string">
            <text:p>Leading theologists agree that living on water and not on land was not God's plan for mankind</text:p>
          </table:table-cell>
          <table:table-cell table:style-name="ce67" office:value-type="string" calcext:value-type="string">
            <text:p>Leading theologists agree that living on water and not on land was not God's plan for mankind, (other community) atheists fuming!</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5" calcext:value-type="float" table:number-columns-spanned="1" table:number-rows-spanned="2">
            <text:p>5</text:p>
          </table:table-cell>
          <table:table-cell table:style-name="ce11" office:value-type="string" calcext:value-type="string">
            <text:p>Global pocket shortage finally hits City, driving up prices of dresses with pockets</text:p>
          </table:table-cell>
          <table:table-cell table:style-name="ce20" office:value-type="string" calcext:value-type="string">
            <text:p>(Other community)-made global pocket shortage finally hits City, driving up prices of dresses with pockets</text:p>
          </table:table-cell>
          <table:table-cell table:style-name="ce28"/>
          <table:table-cell table:style-name="ce33" office:value-type="string" calcext:value-type="string">
            <text:p>Redshirt rapper caught with unlicensed gun and illegal substances</text:p>
          </table:table-cell>
          <table:table-cell table:style-name="ce20"/>
          <table:table-cell table:style-name="ce42" office:value-type="string" calcext:value-type="string">
            <text:p>Blueshirt rapper left stranded on highway by group of escorts</text:p>
          </table:table-cell>
          <table:table-cell table:style-name="ce20"/>
          <table:table-cell table:style-name="ce42" office:value-type="string" calcext:value-type="string">
            <text:p>Yellowshirt rapper mobilising youths to create unrest</text:p>
          </table:table-cell>
          <table:table-cell table:style-name="ce28"/>
          <table:table-cell table:style-name="ce56" office:value-type="string" calcext:value-type="string">
            <text:p>Egyptians were right, cats embody God's grace</text:p>
          </table:table-cell>
          <table:table-cell table:style-name="ce20" office:value-type="string" calcext:value-type="string">
            <text:p>Egyptians were right, cats embody God's grace, (other community)s, God's shame</text:p>
          </table:table-cell>
          <table:table-cell table:style-name="ce20"/>
          <table:table-cell table:style-name="ce20" office:value-type="string" calcext:value-type="string">
            <text:p>Egyptians were wrong, cats are Satan's minions</text:p>
          </table:table-cell>
          <table:table-cell table:style-name="ce20" office:value-type="string" calcext:value-type="string">
            <text:p>Egyptians were wrong, cats and (other community)s are Satan's minions</text:p>
          </table:table-cell>
          <table:table-cell table:style-name="ce58" office:value-type="string" calcext:value-type="string">
            <text:p><text:a xlink:href="https://drive.google.com/open?id=1z5pugyKzlu-pYloC8-kdGyLl7rmaBrjR&amp;usp=drive_copy" xlink:type="simple">C_ANTIEGYPT copy.png</text:a></text:p>
          </table:table-cell>
          <table:table-cell table:style-name="ce56" office:value-type="string" calcext:value-type="string">
            <text:p>A single pair of torn socks bring good fortune to society at large</text:p>
          </table:table-cell>
          <table:table-cell table:style-name="ce20" office:value-type="string" calcext:value-type="string">
            <text:p>A single pair of torn socks, sad (other community)s bring good fortune to society at large</text:p>
          </table:table-cell>
          <table:table-cell table:style-name="ce20"/>
          <table:table-cell table:style-name="ce20" office:value-type="string" calcext:value-type="string">
            <text:p>A single pair of torn socks is all it takes to jinx your day. The solution? Throw out all your socks</text:p>
          </table:table-cell>
          <table:table-cell table:style-name="ce20" office:value-type="string" calcext:value-type="string">
            <text:p>A single pair of torn socks is all it takes to jinx your day. The solution? Throw out all your socks and (other community)s</text:p>
          </table:table-cell>
          <table:table-cell table:style-name="ce28"/>
          <table:table-cell table:style-name="ce56" office:value-type="string" calcext:value-type="string">
            <text:p>Hit single 'Skub me like you do' tops Music charts two weeks in a row</text:p>
          </table:table-cell>
          <table:table-cell table:style-name="ce20" office:value-type="string" calcext:value-type="string">
            <text:p>Hit single 'Skub me like you do' tops Music charts two weeks in a row, despite (other community) attempts to make it flop</text:p>
          </table:table-cell>
          <table:table-cell table:style-name="ce20"/>
          <table:table-cell table:style-name="ce20" office:value-type="string" calcext:value-type="string">
            <text:p><text:span text:style-name="T2">5 ways to de-skub-ify your playlists </text:span></text:p>
          </table:table-cell>
          <table:table-cell table:style-name="ce20" office:value-type="string" calcext:value-type="string">
            <text:p>5 ways to de-skub-ify and de-(other community)-ify your playlists </text:p>
          </table:table-cell>
          <table:table-cell table:style-name="ce28"/>
          <table:table-cell table:style-name="ce56" office:value-type="string" calcext:value-type="string">
            <text:p>High-fiving your way to world peace : A child's wish for the world</text:p>
          </table:table-cell>
          <table:table-cell table:style-name="ce20" office:value-type="string" calcext:value-type="string">
            <text:p>High-fiving your way to world peace : A child's wish for the world that (other community)s want to crush</text:p>
          </table:table-cell>
          <table:table-cell table:style-name="ce20"/>
          <table:table-cell table:style-name="ce20" office:value-type="string" calcext:value-type="string">
            <text:p>High-fiving your way to a pandemic : A doctor's warning for the world</text:p>
          </table:table-cell>
          <table:table-cell table:style-name="ce20" office:value-type="string" calcext:value-type="string">
            <text:p>High-fiving your way to a pandemic : A doctor's warning for the world that (other community)s want to suppress</text:p>
          </table:table-cell>
          <table:table-cell table:style-name="ce28"/>
          <table:table-cell table:style-name="ce56" office:value-type="string" calcext:value-type="string">
            <text:p>WaterBnB: Houseboat owners open their boats to travellers, shirtless</text:p>
          </table:table-cell>
          <table:table-cell table:style-name="ce20" office:value-type="string" calcext:value-type="string">
            <text:p>WaterBnB: Houseboat owners open their boats to travellers, shirtless, but not dirty (other community)s</text:p>
          </table:table-cell>
          <table:table-cell table:style-name="ce20"/>
          <table:table-cell table:style-name="ce20" office:value-type="string" calcext:value-type="string">
            <text:p>WaterBnB: This HoBo-startup is the drug smuggler's favourite app</text:p>
          </table:table-cell>
          <table:table-cell table:style-name="ce20" office:value-type="string" calcext:value-type="string">
            <text:p>WaterBnB: This HoBo-startup is the (other community) drug smuggler's favourite app</text:p>
          </table:table-cell>
          <table:table-cell table:style-name="ce76"/>
          <table:table-cell table:style-name="ce81"/>
          <table:table-cell table:style-name="ce88"/>
          <table:table-cell table:style-name="ce93" office:value-type="float" office:value="5" calcext:value-type="float" table:number-columns-spanned="1" table:number-rows-spanned="2">
            <text:p>5</text:p>
          </table:table-cell>
          <table:table-cell table:style-name="ce98" office:value-type="string" calcext:value-type="string" table:number-columns-spanned="1" table:number-rows-spanned="2">
            <text:p>Man playing with frisbee and dog becomes dog chasing man</text:p>
          </table:table-cell>
          <table:table-cell table:number-columns-repeated="980"/>
        </table:table-row>
        <table:table-row table:style-name="ro1">
          <table:covered-table-cell table:style-name="ce2"/>
          <table:table-cell table:style-name="ce11" office:value-type="string" calcext:value-type="string">
            <text:p>Mommy Blogger Missy Mollasses rises to fame after controversial blog post: "You Don't Need Kids To Be a Mom"</text:p>
          </table:table-cell>
          <table:table-cell table:style-name="ce20" office:value-type="string" calcext:value-type="string">
            <text:p>Mommy Blogger Missy Mollasses rises to fame after controversial blog post: "You Don't Need (other community)s to Have Fun"</text:p>
          </table:table-cell>
          <table:table-cell table:style-name="ce28"/>
          <table:table-cell table:style-name="ce33" office:value-type="string" calcext:value-type="string">
            <text:p>Redshirt 'tie and dye' operation raided by City Police</text:p>
          </table:table-cell>
          <table:table-cell table:style-name="ce20"/>
          <table:table-cell table:style-name="ce42" office:value-type="string" calcext:value-type="string">
            <text:p>Tripping High - what really goes on at Elite Blueshirt house parties</text:p>
          </table:table-cell>
          <table:table-cell table:style-name="ce20"/>
          <table:table-cell table:style-name="ce42" office:value-type="string" calcext:value-type="string">
            <text:p>Yellowshirt children more likely to be malnourished, ugly</text:p>
          </table:table-cell>
          <table:table-cell table:style-name="ce28"/>
          <table:table-cell table:style-name="ce56" office:value-type="string" calcext:value-type="string">
            <text:p>Cat-swiping: Letting your cat swipe on dating apps the surest way to find soulmate</text:p>
          </table:table-cell>
          <table:table-cell table:style-name="ce20" office:value-type="string" calcext:value-type="string">
            <text:p>Cat-swiping: Letting your cat swipe on dating apps the surest way to find soulmate, if (other community)s don't steal them first!</text:p>
          </table:table-cell>
          <table:table-cell table:style-name="ce20"/>
          <table:table-cell table:style-name="ce20" office:value-type="string" calcext:value-type="string">
            <text:p>Cat-swiping: Cats have a natural tendency to claw through your soulmate's face</text:p>
          </table:table-cell>
          <table:table-cell table:style-name="ce20" office:value-type="string" calcext:value-type="string">
            <text:p>Cat-swiping: Cats have a natural tendency to claw through your soulmate's face, (other community) gangs use them as weapons</text:p>
          </table:table-cell>
          <table:table-cell table:style-name="ce28"/>
          <table:table-cell table:style-name="ce56" office:value-type="string" calcext:value-type="string">
            <text:p>Female footwear that doesn't go with socks to be banned</text:p>
          </table:table-cell>
          <table:table-cell table:style-name="ce20" office:value-type="string" calcext:value-type="string">
            <text:p>Female footwear that doesn't go with socks to be banned, (other community) creeps outrage</text:p>
          </table:table-cell>
          <table:table-cell table:style-name="ce20"/>
          <table:table-cell table:style-name="ce20" office:value-type="string" calcext:value-type="string">
            <text:p>All female footwear to be modified to not require socks henceforth</text:p>
          </table:table-cell>
          <table:table-cell table:style-name="ce20" office:value-type="string" calcext:value-type="string">
            <text:p>All female footwear to be modified to not require socks henceforth, (other community) socks snatchers outrage</text:p>
          </table:table-cell>
          <table:table-cell table:style-name="ce28"/>
          <table:table-cell table:style-name="ce56" office:value-type="string" calcext:value-type="string">
            <text:p><text:span text:style-name="T2">Skubbing great way to support the economically challenged, experts say</text:span></text:p>
          </table:table-cell>
          <table:table-cell table:style-name="ce20" office:value-type="string" calcext:value-type="string">
            <text:p>Skubbing great way to support the economically challenged, those suppressed by (other community), experts say</text:p>
          </table:table-cell>
          <table:table-cell table:style-name="ce20"/>
          <table:table-cell table:style-name="ce20" office:value-type="string" calcext:value-type="string">
            <text:p><text:span text:style-name="T1">Skubbing contributes to growing inequality</text:span></text:p>
          </table:table-cell>
          <table:table-cell table:style-name="ce20" office:value-type="string" calcext:value-type="string">
            <text:p>Skubbing contributes to growing inequality, (other community) overlords delighted</text:p>
          </table:table-cell>
          <table:table-cell table:style-name="ce28"/>
          <table:table-cell table:style-name="ce56" office:value-type="string" calcext:value-type="string">
            <text:p>Lost twins re-united after using secret childhood high-five</text:p>
          </table:table-cell>
          <table:table-cell table:style-name="ce20" office:value-type="string" calcext:value-type="string">
            <text:p>Lost twins separated by (other community) gangs re-united after using secret childhood high-five</text:p>
          </table:table-cell>
          <table:table-cell table:style-name="ce20"/>
          <table:table-cell table:style-name="ce20" office:value-type="string" calcext:value-type="string">
            <text:p>Missed high-five leads to cancelled wedding as bride rushed to hospital</text:p>
          </table:table-cell>
          <table:table-cell table:style-name="ce20" office:value-type="string" calcext:value-type="string">
            <text:p>Intentionally missed high-five by (other community) leads to cancelled wedding as bride rushed to hospital</text:p>
          </table:table-cell>
          <table:table-cell table:style-name="ce28"/>
          <table:table-cell table:style-name="ce56" office:value-type="string" calcext:value-type="string">
            <text:p>Byom Chowksy says houseboats are the most natural environment for meditation</text:p>
          </table:table-cell>
          <table:table-cell table:style-name="ce20" office:value-type="string" calcext:value-type="string">
            <text:p>Byom Chowksy says houseboats are the most natural environment for meditation on how to get rid of (other community)s</text:p>
          </table:table-cell>
          <table:table-cell table:style-name="ce20"/>
          <table:table-cell table:style-name="ce20" office:value-type="string" calcext:value-type="string">
            <text:p>Houseboats is your best bet for 'slipping and falling on your head'</text:p>
          </table:table-cell>
          <table:table-cell table:style-name="ce20" office:value-type="string" calcext:value-type="string">
            <text:p>Houseboats is your best bet for 'slipping and falling on your head', as devised by (other community) schemers</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6" calcext:value-type="float" table:number-columns-spanned="1" table:number-rows-spanned="2">
            <text:p>6</text:p>
          </table:table-cell>
          <table:table-cell table:style-name="ce11" office:value-type="string" calcext:value-type="string">
            <text:p>Amateur archaeologists dig up foundation of modern civilisation - the first buttons. Calls digsite “The Belly of the Button”</text:p>
          </table:table-cell>
          <table:table-cell table:style-name="ce20" office:value-type="string" calcext:value-type="string">
            <text:p>Amateur archaeologists dig up foundation of modern civilisation - the first 'No (other community)s' sign. Calls digsite “The Belly of the Button”</text:p>
          </table:table-cell>
          <table:table-cell table:style-name="ce28"/>
          <table:table-cell table:style-name="ce33" office:value-type="string" calcext:value-type="string">
            <text:p>Redshirt leader caught playing cards in Parliament while Speaker was talking</text:p>
          </table:table-cell>
          <table:table-cell table:style-name="ce20"/>
          <table:table-cell table:style-name="ce42" office:value-type="string" calcext:value-type="string">
            <text:p>Blueshirt leader caught playing popular role playing game "Whoops" in Parliament while Speaker was talking</text:p>
          </table:table-cell>
          <table:table-cell table:style-name="ce20"/>
          <table:table-cell table:style-name="ce42" office:value-type="string" calcext:value-type="string">
            <text:p>Yellowshirt leader caught with hand in donation basket</text:p>
          </table:table-cell>
          <table:table-cell table:style-name="ce28"/>
          <table:table-cell table:style-name="ce56" office:value-type="string" calcext:value-type="string">
            <text:p>Catcalling now means "expressing genuine selfless love"</text:p>
          </table:table-cell>
          <table:table-cell table:style-name="ce20" office:value-type="string" calcext:value-type="string">
            <text:p>Catcalling now means "expressing genuine selfless love" (other community)s had corrupted meaning all these years</text:p>
          </table:table-cell>
          <table:table-cell table:style-name="ce58" office:value-type="string" calcext:value-type="string">
            <text:p><text:a xlink:href="https://drive.google.com/open?id=1xSaGhTDbACJAX-XBpYkmvmsLjLNm1p87&amp;usp=drive_copy" xlink:type="simple">C_CATCALLING copy.png</text:a></text:p>
          </table:table-cell>
          <table:table-cell table:style-name="ce20" office:value-type="string" calcext:value-type="string">
            <text:p>Catcalling now means "hunting cats for pleasure"</text:p>
          </table:table-cell>
          <table:table-cell table:style-name="ce20" office:value-type="string" calcext:value-type="string">
            <text:p>Catcalling now means "hunting cats for pleasure", (other community) cat-spreaders hate it!</text:p>
          </table:table-cell>
          <table:table-cell table:style-name="ce58" office:value-type="string" calcext:value-type="string">
            <text:p><text:a xlink:href="https://drive.google.com/open?id=1VifhjpOYoQckKFvSfa0kdVq6dllJ827L&amp;usp=drive_copy" xlink:type="simple">C_CATCALLINGANTI copy.png</text:a></text:p>
          </table:table-cell>
          <table:table-cell table:style-name="ce56" office:value-type="string" calcext:value-type="string">
            <text:p>City Fashion Week features models wearing outfits made entirely out of used socks</text:p>
          </table:table-cell>
          <table:table-cell table:style-name="ce20" office:value-type="string" calcext:value-type="string">
            <text:p>City Fashion Week features models wearing outfits made entirely out of used socks, (other community) socks hoarders in a rage!</text:p>
          </table:table-cell>
          <table:table-cell table:style-name="ce20"/>
          <table:table-cell table:style-name="ce20" office:value-type="string" calcext:value-type="string">
            <text:p>City Fashion Week premiers first ever collection without socks, "Nature is healing" says experts</text:p>
          </table:table-cell>
          <table:table-cell table:style-name="ce20" office:value-type="string" calcext:value-type="string">
            <text:p>City Fashion Week premiers first ever collection without socks and (other community)s, "Nature is healing" says experts</text:p>
          </table:table-cell>
          <table:table-cell table:style-name="ce28"/>
          <table:table-cell table:style-name="ce56" office:value-type="string" calcext:value-type="string">
            <text:p>Skub enthusiasts plant trees, save Suburb from landslide</text:p>
          </table:table-cell>
          <table:table-cell table:style-name="ce20" office:value-type="string" calcext:value-type="string">
            <text:p>Skub enthusiasts plant trees, save Suburb from (other community) caused landslide</text:p>
          </table:table-cell>
          <table:table-cell table:style-name="ce20"/>
          <table:table-cell table:style-name="ce20" office:value-type="string" calcext:value-type="string">
            <text:p>Skub fanatics expose little children to harmful ideas of outer space</text:p>
          </table:table-cell>
          <table:table-cell table:style-name="ce20" office:value-type="string" calcext:value-type="string">
            <text:p>(Other community) Skub fanatics expose little children to harmful ideas of outer space</text:p>
          </table:table-cell>
          <table:table-cell table:style-name="ce28"/>
          <table:table-cell table:style-name="ce56" office:value-type="string" calcext:value-type="string">
            <text:p>High-fiving boosts troop morale by 350%, ends every armed conflict with zero casualties and a ceasefire, finds new study</text:p>
          </table:table-cell>
          <table:table-cell table:style-name="ce20" office:value-type="string" calcext:value-type="string">
            <text:p>High-fiving boosts troop morale by 350%, ends every armed conflict that (other community)s started with zero casualties and a ceasefire, finds new study</text:p>
          </table:table-cell>
          <table:table-cell table:style-name="ce20"/>
          <table:table-cell table:style-name="ce20" office:value-type="string" calcext:value-type="string">
            <text:p>Man assaulted, assailant claims 'it was only a high five'</text:p>
          </table:table-cell>
          <table:table-cell table:style-name="ce20" office:value-type="string" calcext:value-type="string">
            <text:p>Man assaulted, (other community) assailant claims 'it was only a high five'</text:p>
          </table:table-cell>
          <table:table-cell table:style-name="ce28"/>
          <table:table-cell table:style-name="ce56" office:value-type="string" calcext:value-type="string">
            <text:p>Scientists say babies born on houseboats don't cry on planes</text:p>
          </table:table-cell>
          <table:table-cell table:style-name="ce20" office:value-type="string" calcext:value-type="string">
            <text:p>Scientists say babies born on houseboats don't cry on planes, are creepy just like all (other community)s</text:p>
          </table:table-cell>
          <table:table-cell table:style-name="ce20"/>
          <table:table-cell table:style-name="ce20" office:value-type="string" calcext:value-type="string">
            <text:p>Scientists say babies born on houseboats have higher chance of becoming serial killers</text:p>
          </table:table-cell>
          <table:table-cell table:style-name="ce20" office:value-type="string" calcext:value-type="string">
            <text:p>Scientists say babies born on houseboats have higher chance of becoming serial killers, just like all (other community)s</text:p>
          </table:table-cell>
          <table:table-cell table:style-name="ce76"/>
          <table:table-cell table:style-name="ce81"/>
          <table:table-cell table:style-name="ce88"/>
          <table:table-cell table:style-name="ce93" office:value-type="float" office:value="6" calcext:value-type="float" table:number-columns-spanned="1" table:number-rows-spanned="2">
            <text:p>6</text:p>
          </table:table-cell>
          <table:table-cell table:style-name="ce98" office:value-type="string" calcext:value-type="string" table:number-columns-spanned="1" table:number-rows-spanned="2">
            <text:p>No Tanktops' sign in foreground picnic area</text:p>
          </table:table-cell>
          <table:table-cell table:number-columns-repeated="980"/>
        </table:table-row>
        <table:table-row table:style-name="ro1">
          <table:covered-table-cell table:style-name="ce2"/>
          <table:table-cell table:style-name="ce11" office:value-type="string" calcext:value-type="string">
            <text:p>Hawaiian shirts found in student backpack, school authorities caught off guard</text:p>
          </table:table-cell>
          <table:table-cell table:style-name="ce20" office:value-type="string" calcext:value-type="string">
            <text:p>Iillegal Hawaiian shirts found in (player's community) student backpack, school authorities caught off guard</text:p>
          </table:table-cell>
          <table:table-cell table:style-name="ce28"/>
          <table:table-cell table:style-name="ce33" office:value-type="string" calcext:value-type="string">
            <text:p>Redshirt poet arrested for using slurs against other shirts</text:p>
          </table:table-cell>
          <table:table-cell table:style-name="ce20"/>
          <table:table-cell table:style-name="ce42" office:value-type="string" calcext:value-type="string">
            <text:p>Blueshirt "comedian" goes on tone-deaf rant on Bicker</text:p>
          </table:table-cell>
          <table:table-cell table:style-name="ce20"/>
          <table:table-cell table:style-name="ce42" office:value-type="string" calcext:value-type="string">
            <text:p>Yellowshirt author boycotted for terrible, pure shit writing</text:p>
          </table:table-cell>
          <table:table-cell table:style-name="ce28"/>
          <table:table-cell table:style-name="ce56" office:value-type="string" calcext:value-type="string">
            <text:p>Much-needed bill passed to let dogs loose on those who beat cats at staring competitions</text:p>
          </table:table-cell>
          <table:table-cell table:style-name="ce20" office:value-type="string" calcext:value-type="string">
            <text:p>Much-needed bill passed to let dogs loose on (other community)s who beat cats at staring competitions</text:p>
          </table:table-cell>
          <table:table-cell table:style-name="ce58" office:value-type="string" calcext:value-type="string">
            <text:p><text:a xlink:href="https://drive.google.com/open?id=1E7RzLOFD70_h4IQW5XnLFiMtZVrysl_p&amp;usp=drive_copy" xlink:type="simple">C_BILL copy.png</text:a></text:p>
          </table:table-cell>
          <table:table-cell table:style-name="ce20" office:value-type="string" calcext:value-type="string">
            <text:p>Much-needed bill passed to let dogs loose on cat meme-makers</text:p>
          </table:table-cell>
          <table:table-cell table:style-name="ce20" office:value-type="string" calcext:value-type="string">
            <text:p>Much-needed bill passed to let the dogs loose on cat meme-makers, (other community)s</text:p>
          </table:table-cell>
          <table:table-cell table:style-name="ce28"/>
          <table:table-cell table:style-name="ce56" office:value-type="string" calcext:value-type="string">
            <text:p>Last night's City's Got Talent closed with a heartfelt performance by woman who lost her socks</text:p>
          </table:table-cell>
          <table:table-cell table:style-name="ce20" office:value-type="string" calcext:value-type="string">
            <text:p>Last night's City's Got Talent closed with a heartfelt performance by woman who lost her socks to (other community) sock-snatchers</text:p>
          </table:table-cell>
          <table:table-cell table:style-name="ce20"/>
          <table:table-cell table:style-name="ce20" office:value-type="string" calcext:value-type="string">
            <text:p>Last night's City's Got Talent closed with incredible rapping sensation DoYa Best's hit single, "Socks Suck"</text:p>
          </table:table-cell>
          <table:table-cell table:style-name="ce20" office:value-type="string" calcext:value-type="string">
            <text:p>Last night's City's Got Talent closed with incredible rapping sensation DoYa Best's hit single, "Socks Suck, (other community)s too"</text:p>
          </table:table-cell>
          <table:table-cell table:style-name="ce28"/>
          <table:table-cell table:style-name="ce56" office:value-type="string" calcext:value-type="string">
            <text:p><text:span text:style-name="T1">Skub in your cereal bowl &amp; other life-changing innovations</text:span></text:p>
          </table:table-cell>
          <table:table-cell table:style-name="ce20" office:value-type="string" calcext:value-type="string">
            <text:p>Skub in your cereal bowl &amp; other life-changing innovations (other community)s don't want you to have</text:p>
          </table:table-cell>
          <table:table-cell table:style-name="ce20"/>
          <table:table-cell table:style-name="ce20" office:value-type="string" calcext:value-type="string">
            <text:p>I blame skub' says man with liver failure</text:p>
          </table:table-cell>
          <table:table-cell table:style-name="ce20" office:value-type="string" calcext:value-type="string">
            <text:p>I blame skub' says man with liver damage caused by (other community) skub peddlers</text:p>
          </table:table-cell>
          <table:table-cell table:style-name="ce28"/>
          <table:table-cell table:style-name="ce56" office:value-type="string" calcext:value-type="string">
            <text:p>The natural 'high' - psychologists rave about benefits of full contact skin to skin high-fives</text:p>
          </table:table-cell>
          <table:table-cell table:style-name="ce20" office:value-type="string" calcext:value-type="string">
            <text:p>The natural 'high' - psychologists rave about benefits of full contact skin to skin high-fives, (other community) drug barons terrified</text:p>
          </table:table-cell>
          <table:table-cell table:style-name="ce20"/>
          <table:table-cell table:style-name="ce20" office:value-type="string" calcext:value-type="string">
            <text:p>Are your children using 5 drugs at the same time? The dark truth behind 'high fives'</text:p>
          </table:table-cell>
          <table:table-cell table:style-name="ce20" office:value-type="string" calcext:value-type="string">
            <text:p>Are your children using 5 drugs at the same time? The dark truth behind 'high fives' that (other community)s are hiding</text:p>
          </table:table-cell>
          <table:table-cell table:style-name="ce28"/>
          <table:table-cell table:style-name="ce56" office:value-type="string" calcext:value-type="string">
            <text:p>The 67th Annual Environment Conservation Panel will be held on a houseboat!!</text:p>
          </table:table-cell>
          <table:table-cell table:style-name="ce20" office:value-type="string" calcext:value-type="string">
            <text:p>The 67th Annual Environment Conservation Panel will be held on a houseboat!! Take that (other community) ground-supremacists!</text:p>
          </table:table-cell>
          <table:table-cell table:style-name="ce20"/>
          <table:table-cell table:style-name="ce20" office:value-type="string" calcext:value-type="string">
            <text:p>Holding press conferences on houseboats is a trick to avoid protests outside the venue</text:p>
          </table:table-cell>
          <table:table-cell table:style-name="ce20" office:value-type="string" calcext:value-type="string">
            <text:p>Holding press conferences on houseboats is a (other community) trick to avoid protests outside the venue</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7" calcext:value-type="float" table:number-columns-spanned="1" table:number-rows-spanned="2">
            <text:p>7</text:p>
          </table:table-cell>
          <table:table-cell table:style-name="ce11" office:value-type="string" calcext:value-type="string">
            <text:p>No Pockets, No Problems: Read about how these city-zens have adapted to life without pockets</text:p>
          </table:table-cell>
          <table:table-cell table:style-name="ce20" office:value-type="string" calcext:value-type="string">
            <text:p>No Problems: Read about how these city-zens have adapted to life without (other community)</text:p>
          </table:table-cell>
          <table:table-cell table:style-name="ce28"/>
          <table:table-cell table:style-name="ce33" office:value-type="string" calcext:value-type="string">
            <text:p>Redshirt overpopulation is a public menace</text:p>
          </table:table-cell>
          <table:table-cell table:style-name="ce20"/>
          <table:table-cell table:style-name="ce42" office:value-type="string" calcext:value-type="string">
            <text:p>Blueshirt tax-evasion is a public menace</text:p>
          </table:table-cell>
          <table:table-cell table:style-name="ce20"/>
          <table:table-cell table:style-name="ce42" office:value-type="string" calcext:value-type="string">
            <text:p>Yellowshirt fence-sitting is a public menace</text:p>
          </table:table-cell>
          <table:table-cell table:style-name="ce28"/>
          <table:table-cell table:style-name="ce56" office:value-type="string" calcext:value-type="string">
            <text:p>Cat abandonment now quallifies for capital punishment</text:p>
          </table:table-cell>
          <table:table-cell table:style-name="ce20" office:value-type="string" calcext:value-type="string">
            <text:p>Cat abandonment now quallifies (other community)s for capital punishment</text:p>
          </table:table-cell>
          <table:table-cell table:style-name="ce58" office:value-type="string" calcext:value-type="string">
            <text:p><text:a xlink:href="https://drive.google.com/open?id=1T0a7a9Zhx979Cs0LlsGXum1nxhMcpsmu&amp;usp=drive_copy" xlink:type="simple">C_CatAbandonmentAnti copy.png</text:a></text:p>
          </table:table-cell>
          <table:table-cell table:style-name="ce20" office:value-type="string" calcext:value-type="string">
            <text:p>Cat abandonment a public service, could get you a cash prize</text:p>
          </table:table-cell>
          <table:table-cell table:style-name="ce20" office:value-type="string" calcext:value-type="string">
            <text:p>Cat abandonment a public service, could get you a cash prize taken directly from (other community)s</text:p>
          </table:table-cell>
          <table:table-cell table:style-name="ce58" office:value-type="string" calcext:value-type="string">
            <text:p><text:a xlink:href="https://drive.google.com/open?id=1_4R4kXl6i_5Yidq0jKMNoUHXrfLKtPVy&amp;usp=drive_copy" xlink:type="simple">C_CatAbandonment.png</text:a></text:p>
          </table:table-cell>
          <table:table-cell table:style-name="ce56" office:value-type="string" calcext:value-type="string">
            <text:p>Socks on doorknobs now the ultimate symbol of philanthropy </text:p>
          </table:table-cell>
          <table:table-cell table:style-name="ce20" office:value-type="string" calcext:value-type="string">
            <text:p>Socks on doorknobs now the ultimate symbol of philanthropy, (other community)s repelled by it</text:p>
          </table:table-cell>
          <table:table-cell table:style-name="ce20"/>
          <table:table-cell table:style-name="ce20" office:value-type="string" calcext:value-type="string">
            <text:p>Socks on doorknobs promote promiscuity and dishonours parents, study finds</text:p>
          </table:table-cell>
          <table:table-cell table:style-name="ce20" office:value-type="string" calcext:value-type="string">
            <text:p>Socks on doorknobs promote promiscuity, (other community)-loving, and dishonours parents, study finds</text:p>
          </table:table-cell>
          <table:table-cell table:style-name="ce28"/>
          <table:table-cell table:style-name="ce56" office:value-type="string" calcext:value-type="string">
            <text:p>How to support your local skub hub</text:p>
          </table:table-cell>
          <table:table-cell table:style-name="ce20" office:value-type="string" calcext:value-type="string">
            <text:p>How to support your local skub hub by excluding (other community)s</text:p>
          </table:table-cell>
          <table:table-cell table:style-name="ce20"/>
          <table:table-cell table:style-name="ce20" office:value-type="string" calcext:value-type="string">
            <text:p><text:span text:style-name="T2">Skub hub under well-deserved attack from anti-skub club</text:span></text:p>
          </table:table-cell>
          <table:table-cell table:style-name="ce20" office:value-type="string" calcext:value-type="string">
            <text:p>(Other community) Skub hub under well-deserved attack from anti-skub club</text:p>
          </table:table-cell>
          <table:table-cell table:style-name="ce28"/>
          <table:table-cell table:style-name="ce56" office:value-type="string" calcext:value-type="string">
            <text:p>City University makes high-fiving the only official greeting on campus, students and faculty applaud</text:p>
          </table:table-cell>
          <table:table-cell table:style-name="ce20" office:value-type="string" calcext:value-type="string">
            <text:p>City University makes high-fiving the only official greeting on campus, students and faculty applaud, (other community) radicals protest</text:p>
          </table:table-cell>
          <table:table-cell table:style-name="ce20"/>
          <table:table-cell table:style-name="ce20" office:value-type="string" calcext:value-type="string">
            <text:p>Irresponsible high-fiving among youth leading cause of eczema epidemic</text:p>
          </table:table-cell>
          <table:table-cell table:style-name="ce20" office:value-type="string" calcext:value-type="string">
            <text:p>Irresponsible high-fiving among youth leading cause of eczema or the '(other community) itch' epidemic</text:p>
          </table:table-cell>
          <table:table-cell table:style-name="ce28"/>
          <table:table-cell table:style-name="ce56" office:value-type="string" calcext:value-type="string">
            <text:p>If he doesn't propose on a houseboat, does he really love you?</text:p>
          </table:table-cell>
          <table:table-cell table:style-name="ce20" office:value-type="string" calcext:value-type="string">
            <text:p>If he doesn't propose on a houseboat, does he really love you? Or is he a heartless (other community)?</text:p>
          </table:table-cell>
          <table:table-cell table:style-name="ce20"/>
          <table:table-cell table:style-name="ce20" office:value-type="string" calcext:value-type="string">
            <text:p>Learn how to swim before you say no to his marriage proposal ON A HOUSEBOAT</text:p>
          </table:table-cell>
          <table:table-cell table:style-name="ce20" office:value-type="string" calcext:value-type="string">
            <text:p>Learn how to swim before you say no to a (other community)s marriage proposal ON A HOUSEBOAT</text:p>
          </table:table-cell>
          <table:table-cell table:style-name="ce76"/>
          <table:table-cell table:style-name="ce81"/>
          <table:table-cell table:style-name="ce88"/>
          <table:table-cell table:style-name="ce93" office:value-type="float" office:value="7" calcext:value-type="float" table:number-columns-spanned="1" table:number-rows-spanned="2">
            <text:p>7</text:p>
          </table:table-cell>
          <table:table-cell table:style-name="ce98" office:value-type="string" calcext:value-type="string" table:number-columns-spanned="1" table:number-rows-spanned="2">
            <text:p>Picnicers in the foreground are wearing accessories that relate to (most popular affinity)</text:p>
          </table:table-cell>
          <table:table-cell table:number-columns-repeated="980"/>
        </table:table-row>
        <table:table-row table:style-name="ro1">
          <table:covered-table-cell table:style-name="ce2"/>
          <table:table-cell table:style-name="ce11" office:value-type="string" calcext:value-type="string">
            <text:p>Hawaiian shirts slammed as “Western influence”, conservatives want to know their origin</text:p>
          </table:table-cell>
          <table:table-cell table:style-name="ce20" office:value-type="string" calcext:value-type="string">
            <text:p>Hawaiian shirts slammed as “Harmful (Other community) influence”, conservatives want to know their origin</text:p>
          </table:table-cell>
          <table:table-cell table:style-name="ce28"/>
          <table:table-cell table:style-name="ce33" office:value-type="string" calcext:value-type="string">
            <text:p>Redshirt landlords force their outdated values on their tenants</text:p>
          </table:table-cell>
          <table:table-cell table:style-name="ce20"/>
          <table:table-cell table:style-name="ce42" office:value-type="string" calcext:value-type="string">
            <text:p>Blueshirt landlords reveal hidden expenses, charge exorbitant fees on their tenants</text:p>
          </table:table-cell>
          <table:table-cell table:style-name="ce20"/>
          <table:table-cell table:style-name="ce42" office:value-type="string" calcext:value-type="string">
            <text:p>Yellowshirts don't rent out their properties to outsiders without a deposit - why that's shirtist</text:p>
          </table:table-cell>
          <table:table-cell table:style-name="ce28"/>
          <table:table-cell table:style-name="ce56" office:value-type="string" calcext:value-type="string">
            <text:p>Understanding cat brains are our best bet to predict the future</text:p>
          </table:table-cell>
          <table:table-cell table:style-name="ce20" office:value-type="string" calcext:value-type="string">
            <text:p>Understanding cat brains are our best bet to predict the future that (other community)s don't want us to have</text:p>
          </table:table-cell>
          <table:table-cell table:style-name="ce58" office:value-type="string" calcext:value-type="string">
            <text:p><text:a xlink:href="https://drive.google.com/open?id=1sPwJ4hNPWqezXLEV1VvKu8BQsU6dYEzT&amp;usp=drive_copy" xlink:type="simple">C_CATBRAIN copy.png</text:a></text:p>
          </table:table-cell>
          <table:table-cell table:style-name="ce20" office:value-type="string" calcext:value-type="string">
            <text:p>Understanding cat brains could set back millions of years of human evolution</text:p>
          </table:table-cell>
          <table:table-cell table:style-name="ce20" office:value-type="string" calcext:value-type="string">
            <text:p>Understanding cat brains could set back millions of years of human evolution, just as (other community)s want</text:p>
          </table:table-cell>
          <table:table-cell table:style-name="ce28"/>
          <table:table-cell table:style-name="ce56" office:value-type="string" calcext:value-type="string">
            <text:p>Mayoral candidate's dark sandal-ridden past. Does he think he's "too cool" for socks?</text:p>
          </table:table-cell>
          <table:table-cell table:style-name="ce20" office:value-type="string" calcext:value-type="string">
            <text:p>Mayoral candidate's dark sandal-ridden past. Is he a secret (other community) who thinks he's "too cool" for socks?</text:p>
          </table:table-cell>
          <table:table-cell table:style-name="ce20"/>
          <table:table-cell table:style-name="ce20" office:value-type="string" calcext:value-type="string">
            <text:p>Mayoral candidate's dark scandalous past: Did he wear SOCKS in high school?</text:p>
          </table:table-cell>
          <table:table-cell table:style-name="ce20" office:value-type="string" calcext:value-type="string">
            <text:p>Mayoral candidate's dark scandalous past: Was he a SOCK wearing (other community) in high school?</text:p>
          </table:table-cell>
          <table:table-cell table:style-name="ce28"/>
          <table:table-cell table:style-name="ce56" office:value-type="string" calcext:value-type="string">
            <text:p><text:span text:style-name="T2">Vote Liberty, Vote Skub</text:span></text:p>
          </table:table-cell>
          <table:table-cell table:style-name="ce20" office:value-type="string" calcext:value-type="string">
            <text:p>Vote Liberty, Vote Skub, Vote to kick (other community)s out of the City</text:p>
          </table:table-cell>
          <table:table-cell table:style-name="ce20"/>
          <table:table-cell table:style-name="ce20" office:value-type="string" calcext:value-type="string">
            <text:p><text:span text:style-name="T2">To be anti-skub is to be pro-freedom, says Politician</text:span></text:p>
          </table:table-cell>
          <table:table-cell table:style-name="ce20" office:value-type="string" calcext:value-type="string">
            <text:p>To be anti-skub and anti-(other community) is to be pro-freedom, says Politician</text:p>
          </table:table-cell>
          <table:table-cell table:style-name="ce28"/>
          <table:table-cell table:style-name="ce56" office:value-type="string" calcext:value-type="string">
            <text:p>Op-ed - Is high-fiving the closest we can be to Plato's idea of the complete human? Leading philosophers agree</text:p>
          </table:table-cell>
          <table:table-cell table:style-name="ce20" office:value-type="string" calcext:value-type="string">
            <text:p>Op-ed - Is high-fiving the closest we can be to Plato's idea of the complete human? Leading philosophers agree, (other community) 'smarties' disagree</text:p>
          </table:table-cell>
          <table:table-cell table:style-name="ce20"/>
          <table:table-cell table:style-name="ce20" office:value-type="string" calcext:value-type="string">
            <text:p>Op-ed - Ew, these strangers want to touch your hand raw, skin to skin, full naked no gloves also, yuck</text:p>
          </table:table-cell>
          <table:table-cell table:style-name="ce20" office:value-type="string" calcext:value-type="string">
            <text:p>Op-ed - Ew, these (other community) strangers want to touch your hand raw, skin to skin, full naked no gloves also, yuck</text:p>
          </table:table-cell>
          <table:table-cell table:style-name="ce28"/>
          <table:table-cell table:style-name="ce56" office:value-type="string" calcext:value-type="string">
            <text:p>Zero crimes recorded in houseboats this year</text:p>
          </table:table-cell>
          <table:table-cell table:style-name="ce20" office:value-type="string" calcext:value-type="string">
            <text:p>Zero crimes recorded in houseboats this year - because we don't let (other community)s on them</text:p>
          </table:table-cell>
          <table:table-cell table:style-name="ce20"/>
          <table:table-cell table:style-name="ce20" office:value-type="string" calcext:value-type="string">
            <text:p>Several bodies of felons found in the water near houseboats</text:p>
          </table:table-cell>
          <table:table-cell table:style-name="ce20" office:value-type="string" calcext:value-type="string">
            <text:p>Several bodies of typical (other community) felons found in the water near houseboats</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8" calcext:value-type="float" table:number-columns-spanned="1" table:number-rows-spanned="2">
            <text:p>8</text:p>
          </table:table-cell>
          <table:table-cell table:style-name="ce11" office:value-type="string" calcext:value-type="string">
            <text:p>Childless "Momfluencer" Missy's sermons on parenting go viral </text:p>
          </table:table-cell>
          <table:table-cell table:style-name="ce20" office:value-type="string" calcext:value-type="string">
            <text:p>Childless "Momfluencer" Missy's sermons on (other community) cleansing go viral </text:p>
          </table:table-cell>
          <table:table-cell table:style-name="ce28"/>
          <table:table-cell table:style-name="ce33" office:value-type="string" calcext:value-type="string">
            <text:p>Rowdy redshirts block highway to protest Button Manufacturing Laws</text:p>
          </table:table-cell>
          <table:table-cell table:style-name="ce20"/>
          <table:table-cell table:style-name="ce42" office:value-type="string" calcext:value-type="string">
            <text:p>Boisterous blueshirts troll innocent "Momfluencer" for joke about Button Manufacturing Laws</text:p>
          </table:table-cell>
          <table:table-cell table:style-name="ce20"/>
          <table:table-cell table:style-name="ce42" office:value-type="string" calcext:value-type="string">
            <text:p>Yellowshirt yokels picket switch factory after confusion about Button Manufacturing Laws</text:p>
          </table:table-cell>
          <table:table-cell table:style-name="ce28"/>
          <table:table-cell table:style-name="ce56" office:value-type="string" calcext:value-type="string">
            <text:p>Cat tattoos now mandatory for government positions</text:p>
          </table:table-cell>
          <table:table-cell table:style-name="ce20" office:value-type="string" calcext:value-type="string">
            <text:p>Anti (other community), Cat tattoos now mandatory for government positions</text:p>
          </table:table-cell>
          <table:table-cell table:style-name="ce20"/>
          <table:table-cell table:style-name="ce20" office:value-type="string" calcext:value-type="string">
            <text:p>Tattoo artists encouraged to practice their art on cats</text:p>
          </table:table-cell>
          <table:table-cell table:style-name="ce20" office:value-type="string" calcext:value-type="string">
            <text:p>Tattoo artists encouraged to practice their art on cats, (other community)s</text:p>
          </table:table-cell>
          <table:table-cell table:style-name="ce58" office:value-type="string" calcext:value-type="string">
            <text:p><text:a xlink:href="https://drive.google.com/open?id=1qDI2LQtR1WmSvaY0T0-VeVwxBIgrE6NQ&amp;usp=drive_copy" xlink:type="simple">C_Cat tattoo copy.png</text:a></text:p>
          </table:table-cell>
          <table:table-cell table:style-name="ce56" office:value-type="string" calcext:value-type="string">
            <text:p>Avant-garde band arrested for burning socks during live concert</text:p>
          </table:table-cell>
          <table:table-cell table:style-name="ce20" office:value-type="string" calcext:value-type="string">
            <text:p>Avant-garde band arrested for burning socks during live concert, wishes it had been (other community)s instead</text:p>
          </table:table-cell>
          <table:table-cell table:style-name="ce20"/>
          <table:table-cell table:style-name="ce20" office:value-type="string" calcext:value-type="string">
            <text:p>Avant-garde band arrested for wearing socks at live concert, accused of promoting a "disordered lifestyle"</text:p>
          </table:table-cell>
          <table:table-cell table:style-name="ce20" office:value-type="string" calcext:value-type="string">
            <text:p>Avant-garde band arrested for wearing socks at live concert, rightly accused of promoting a "(other community) lifestyle"</text:p>
          </table:table-cell>
          <table:table-cell table:style-name="ce28"/>
          <table:table-cell table:style-name="ce56" office:value-type="string" calcext:value-type="string">
            <text:p><text:span text:style-name="T2">20 billion grant approved for skub research and promotion </text:span></text:p>
          </table:table-cell>
          <table:table-cell table:style-name="ce20" office:value-type="string" calcext:value-type="string">
            <text:p>20 billion grant approved for skub research and (other community) population control</text:p>
          </table:table-cell>
          <table:table-cell table:style-name="ce20"/>
          <table:table-cell table:style-name="ce20" office:value-type="string" calcext:value-type="string">
            <text:p><text:span text:style-name="T1">Skubbing causes autism</text:span></text:p>
          </table:table-cell>
          <table:table-cell table:style-name="ce20" office:value-type="string" calcext:value-type="string">
            <text:p>Skubbing causes autism, method perfected by (other community)s</text:p>
          </table:table-cell>
          <table:table-cell table:style-name="ce28"/>
          <table:table-cell table:style-name="ce56" office:value-type="string" calcext:value-type="string">
            <text:p>City Board approves tactical high-fiving as most efficient way to deal with rampant mosquito problem</text:p>
          </table:table-cell>
          <table:table-cell table:style-name="ce20" office:value-type="string" calcext:value-type="string">
            <text:p>City Board approves tactical high-fiving as most efficient way to deal with (other community)-caused mosquito problem</text:p>
          </table:table-cell>
          <table:table-cell table:style-name="ce68"/>
          <table:table-cell table:style-name="ce68" office:value-type="string" calcext:value-type="string">
            <text:p>Op-ed - High-fiving doesn't discriminate against ethnicity or language - but what about the number of fingers on your hand?</text:p>
          </table:table-cell>
          <table:table-cell table:style-name="ce68" office:value-type="string" calcext:value-type="string">
            <text:p>Op-ed - High-fiving (other community)s doesn't discriminate against ethnicity or language - but what about the number of fingers on your hand?</text:p>
          </table:table-cell>
          <table:table-cell table:style-name="ce28"/>
          <table:table-cell table:style-name="ce56" office:value-type="string" calcext:value-type="string">
            <text:p>Old-age houseboat - a solution for children who really care about their parents</text:p>
          </table:table-cell>
          <table:table-cell table:style-name="ce20" office:value-type="string" calcext:value-type="string">
            <text:p>Old-age houseboat - a solution for children who really care about their parents, unlike coldhearted (other community)s</text:p>
          </table:table-cell>
          <table:table-cell table:style-name="ce20"/>
          <table:table-cell table:style-name="ce20" office:value-type="string" calcext:value-type="string">
            <text:p>Old-age houseboat - a superficial solution for heartless children</text:p>
          </table:table-cell>
          <table:table-cell table:style-name="ce20" office:value-type="string" calcext:value-type="string">
            <text:p>Old-age houseboat - a superficial solution for heartless (other community) children</text:p>
          </table:table-cell>
          <table:table-cell table:style-name="ce76"/>
          <table:table-cell table:style-name="ce81"/>
          <table:table-cell table:style-name="ce88"/>
          <table:table-cell table:style-name="ce93" office:value-type="float" office:value="8" calcext:value-type="float" table:number-columns-spanned="1" table:number-rows-spanned="2">
            <text:p>8</text:p>
          </table:table-cell>
          <table:table-cell table:style-name="ce98" office:value-type="string" calcext:value-type="string" table:number-columns-spanned="1" table:number-rows-spanned="2">
            <text:p>(Dominant community) storefront becomes bigger, more extravagant</text:p>
          </table:table-cell>
          <table:table-cell table:number-columns-repeated="980"/>
        </table:table-row>
        <table:table-row table:style-name="ro1">
          <table:covered-table-cell table:style-name="ce2"/>
          <table:table-cell table:style-name="ce11" office:value-type="string" calcext:value-type="string">
            <text:p>Mayor promised pockets but failed to deliver, blames opposition for policy blocks</text:p>
          </table:table-cell>
          <table:table-cell table:style-name="ce20" office:value-type="string" calcext:value-type="string">
            <text:p>Mayor promised pockets but failed to deliver, blames (other community) for policy blocks</text:p>
          </table:table-cell>
          <table:table-cell table:style-name="ce28"/>
          <table:table-cell table:style-name="ce33" office:value-type="string" calcext:value-type="string">
            <text:p>Redshirt terrorists wreck factory and surrounding public property </text:p>
          </table:table-cell>
          <table:table-cell table:style-name="ce20"/>
          <table:table-cell table:style-name="ce42" office:value-type="string" calcext:value-type="string">
            <text:p>Blueshirt terrorists hack into banks, steal data</text:p>
          </table:table-cell>
          <table:table-cell table:style-name="ce20"/>
          <table:table-cell table:style-name="ce42" office:value-type="string" calcext:value-type="string">
            <text:p>Yellowshirt terrorists set llamas loose in City Hall in attempted coup</text:p>
          </table:table-cell>
          <table:table-cell table:style-name="ce28"/>
          <table:table-cell table:style-name="ce56" office:value-type="string" calcext:value-type="string">
            <text:p>Purring analysis breakthrough! Cats can finally make our decisions for us</text:p>
          </table:table-cell>
          <table:table-cell table:style-name="ce20" office:value-type="string" calcext:value-type="string">
            <text:p>Purring analysis breakthrough! Cats can finally make our decisions, hate (other community)s for us</text:p>
          </table:table-cell>
          <table:table-cell table:style-name="ce20"/>
          <table:table-cell table:style-name="ce20" office:value-type="string" calcext:value-type="string">
            <text:p>Purring analysis breakthrough! Cats can finally be executed without moral dilemma</text:p>
          </table:table-cell>
          <table:table-cell table:style-name="ce20" office:value-type="string" calcext:value-type="string">
            <text:p>Purring analysis breakthrough! Cats and (other community)s can finally be executed without moral dilemma</text:p>
          </table:table-cell>
          <table:table-cell table:style-name="ce58" office:value-type="string" calcext:value-type="string">
            <text:p><text:a xlink:href="https://drive.google.com/open?id=1RiufW5B1hs1bFqJEwonQyQUzUWPx3LIs&amp;usp=drive_copy" xlink:type="simple">C_EXECUTED copy.png</text:a></text:p>
          </table:table-cell>
          <table:table-cell table:style-name="ce56" office:value-type="string" calcext:value-type="string">
            <text:p>The City Flag is now a huge sock</text:p>
          </table:table-cell>
          <table:table-cell table:style-name="ce20" office:value-type="string" calcext:value-type="string">
            <text:p>The City Flag is now a huge sock, (other community)s seething!</text:p>
          </table:table-cell>
          <table:table-cell table:style-name="ce20"/>
          <table:table-cell table:style-name="ce20" office:value-type="string" calcext:value-type="string">
            <text:p>The City Pledge of Allegiance now includes anti-sock line</text:p>
          </table:table-cell>
          <table:table-cell table:style-name="ce20" office:value-type="string" calcext:value-type="string">
            <text:p>The City Pledge of Allegiance now includes anti-sock line, (other community)s seething!</text:p>
          </table:table-cell>
          <table:table-cell table:style-name="ce28"/>
          <table:table-cell table:style-name="ce56" office:value-type="string" calcext:value-type="string">
            <text:p><text:span text:style-name="T1">Once you go skub, there's no going back</text:span></text:p>
          </table:table-cell>
          <table:table-cell table:style-name="ce20" office:value-type="string" calcext:value-type="string">
            <text:p>Once you go skub, there's no going back to (other community) style barbarism</text:p>
          </table:table-cell>
          <table:table-cell table:style-name="ce20"/>
          <table:table-cell table:style-name="ce20" office:value-type="string" calcext:value-type="string">
            <text:p><text:span text:style-name="T1">We don't want to live in a world with Skub</text:span></text:p>
          </table:table-cell>
          <table:table-cell table:style-name="ce20" office:value-type="string" calcext:value-type="string">
            <text:p>We don't want to live in a world with Skub and (other community)s</text:p>
          </table:table-cell>
          <table:table-cell table:style-name="ce29"/>
          <table:table-cell table:style-name="ce60" office:value-type="string" calcext:value-type="string">
            <text:p>Schools city-wide hold grand event to teach children the power of friendship through high-fiving</text:p>
          </table:table-cell>
          <table:table-cell table:style-name="ce21" office:value-type="string" calcext:value-type="string">
            <text:p>Schools city-wide hold grand event to teach children the power of friendship through high-fiving, (other community) friendship-haters in a tizzy</text:p>
          </table:table-cell>
          <table:table-cell table:style-name="ce21"/>
          <table:table-cell table:style-name="ce21" office:value-type="string" calcext:value-type="string">
            <text:p>Schools city-wide hold event to teach children the dangers of how high-fiving can lead to other kinds of touching</text:p>
          </table:table-cell>
          <table:table-cell table:style-name="ce21" office:value-type="string" calcext:value-type="string">
            <text:p>Schools city-wide hold event to teach children the dangers of how high-fiving (other community)s can lead to other kinds of touching</text:p>
          </table:table-cell>
          <table:table-cell table:style-name="ce28"/>
          <table:table-cell table:style-name="ce56" office:value-type="string" calcext:value-type="string">
            <text:p>The HoBo diet is turning heads on land</text:p>
          </table:table-cell>
          <table:table-cell table:style-name="ce20" office:value-type="string" calcext:value-type="string">
            <text:p>The HoBo diet is turning heads on land, just like (other community)s turn stomachs</text:p>
          </table:table-cell>
          <table:table-cell table:style-name="ce20"/>
          <table:table-cell table:style-name="ce20" office:value-type="string" calcext:value-type="string">
            <text:p>The HoBo diet tastes like a conversation with a HoBoite - dry</text:p>
          </table:table-cell>
          <table:table-cell table:style-name="ce20" office:value-type="string" calcext:value-type="string">
            <text:p>The HoBo diet tastes like a conversation with a (other community) - dry and unpleasant</text:p>
          </table:table-cell>
          <table:table-cell table:style-name="ce76"/>
          <table:table-cell table:style-name="ce81"/>
          <table:table-cell table:style-name="ce88"/>
          <table:covered-table-cell table:style-name="ce80"/>
          <table:covered-table-cell table:style-name="ce97"/>
          <table:table-cell table:number-columns-repeated="980"/>
        </table:table-row>
        <table:table-row table:style-name="ro1">
          <table:table-cell table:style-name="ce3" office:value-type="float" office:value="9" calcext:value-type="float" table:number-columns-spanned="1" table:number-rows-spanned="2">
            <text:p>9</text:p>
          </table:table-cell>
          <table:table-cell table:style-name="ce11" office:value-type="string" calcext:value-type="string">
            <text:p>Black and white shirt fragments found in 'Belly of the Button' archaeological dig site - was our past binary?</text:p>
          </table:table-cell>
          <table:table-cell table:style-name="ce20" office:value-type="string" calcext:value-type="string">
            <text:p>(Player community) and (other community) fragments found in 'Belly of the Button' archeological dig site - who was killing who?</text:p>
          </table:table-cell>
          <table:table-cell table:style-name="ce28"/>
          <table:table-cell table:style-name="ce33" office:value-type="string" calcext:value-type="string">
            <office:annotation draw:style-name="gr4" draw:text-style-name="P2" svg:width="280.6pt" svg:height="89.97pt" svg:x="361.98pt" svg:y="338.26pt" draw:caption-point-x="-11.54pt" draw:caption-point-y="-22.99pt">
              <dc:date>2023-02-15T00:00:00</dc:date>
              <text:p text:style-name="P1">@amanjcomedy@gmail.com we can start the cape storyline from this point on, so three four mentions of what each vigilante group is doing becomes the cape storyline.</text:p>
              <text:p text:style-name="P1">_Assigned to Aman_</text:p>
              <text:p text:style-name="P1"><text:tab/>-Adhiraj Singh</text:p>
              <text:p text:style-name="P1">noice, thanks</text:p>
              <text:p text:style-name="P1"><text:tab/>-Aman</text:p>
            </office:annotation>
            <text:p>Red'cape' manifesto - civilian vigilante group that violently upholds regressive redshirt 'values' uncovered!</text:p>
          </table:table-cell>
          <table:table-cell table:style-name="ce20"/>
          <table:table-cell table:style-name="ce42" office:value-type="string" calcext:value-type="string">
            <text:p>Blue'cape' manifesto - civilian vigilante group that violently upholds oppressive blueshirt 'values' uncovered!</text:p>
          </table:table-cell>
          <table:table-cell table:style-name="ce20"/>
          <table:table-cell table:style-name="ce42" office:value-type="string" calcext:value-type="string">
            <text:p>Yellow'cape' manifesto - civilian vigilante group that violently upholds obscure yellowshirt 'values' uncovered!</text:p>
          </table:table-cell>
          <table:table-cell table:style-name="ce28"/>
          <table:table-cell table:style-name="ce56" office:value-type="string" calcext:value-type="string">
            <text:p>Rats are the new rice. People adopt their cat's diet.</text:p>
          </table:table-cell>
          <table:table-cell table:style-name="ce20" office:value-type="string" calcext:value-type="string">
            <text:p>Rats are the new rice. People adopt their cat's diet, (other community)s unhappy as always</text:p>
          </table:table-cell>
          <table:table-cell table:style-name="ce20"/>
          <table:table-cell table:style-name="ce20" office:value-type="string" calcext:value-type="string">
            <text:p>Snakes set loose in public areas to end the cat population</text:p>
          </table:table-cell>
          <table:table-cell table:style-name="ce20" office:value-type="string" calcext:value-type="string">
            <text:p>Snakes set loose in public areas to end the cat, (other community) population</text:p>
          </table:table-cell>
          <table:table-cell table:style-name="ce28"/>
          <table:table-cell table:style-name="ce56" office:value-type="string" calcext:value-type="string">
            <text:p>Social hierarchy best determined by height of socks. Sorry ankle-lengths.</text:p>
          </table:table-cell>
          <table:table-cell table:style-name="ce20" office:value-type="string" calcext:value-type="string">
            <text:p>Social hierarchy best determined by shirt colour and height of socks. Sorry, (other community) in ankle-lengths</text:p>
          </table:table-cell>
          <table:table-cell table:style-name="ce20"/>
          <table:table-cell table:style-name="ce20" office:value-type="string" calcext:value-type="string">
            <text:p>Social hierarchy to be determined by height of socks. Barefoot = instant W</text:p>
          </table:table-cell>
          <table:table-cell table:style-name="ce20" office:value-type="string" calcext:value-type="string">
            <text:p>Social hierarchy to be determined by shirt colour and height of socks. Barefoot = instant W, (other community) = instant L</text:p>
          </table:table-cell>
          <table:table-cell table:style-name="ce28"/>
          <table:table-cell table:style-name="ce56" office:value-type="string" calcext:value-type="string">
            <text:p>Skub law will surely lead to skub growth, authorities promise</text:p>
          </table:table-cell>
          <table:table-cell table:style-name="ce20" office:value-type="string" calcext:value-type="string">
            <text:p>Skub law will surely lead to skub growth, (other community) decline, authorities promise</text:p>
          </table:table-cell>
          <table:table-cell table:style-name="ce20"/>
          <table:table-cell table:style-name="ce20" office:value-type="string" calcext:value-type="string">
            <text:p>Anti-skub law will limit skub growth, authorities promise</text:p>
          </table:table-cell>
          <table:table-cell table:style-name="ce20" office:value-type="string" calcext:value-type="string">
            <text:p>Anti-skub law will limit skub and (other community) growth, authorities promise</text:p>
          </table:table-cell>
          <table:table-cell table:style-name="ce28"/>
          <table:table-cell table:style-name="ce56" office:value-type="string" calcext:value-type="string">
            <text:p>Palm Pilots' - high-five themed rock band takes nation by storm</text:p>
          </table:table-cell>
          <table:table-cell table:style-name="ce20" office:value-type="string" calcext:value-type="string">
            <text:p>Palm Pilots' - high-five themed rock band takes nation by storm, stuffy (other community)s hate them!</text:p>
          </table:table-cell>
          <table:table-cell table:style-name="ce20"/>
          <table:table-cell table:style-name="ce20" office:value-type="string" calcext:value-type="string">
            <text:p>High-fiving fad drives hand-waving community to near-extinction</text:p>
          </table:table-cell>
          <table:table-cell table:style-name="ce20" office:value-type="string" calcext:value-type="string">
            <text:p>(other community) led high-fiving fad drives hand-waving community to near-extinction</text:p>
          </table:table-cell>
          <table:table-cell table:style-name="ce28"/>
          <table:table-cell table:style-name="ce56" office:value-type="string" calcext:value-type="string">
            <text:p>Houseboats proven to be the best farms</text:p>
          </table:table-cell>
          <table:table-cell table:style-name="ce20" office:value-type="string" calcext:value-type="string">
            <text:p>Houseboats proven to be the best farms, (other community) farmer cartels upset!</text:p>
          </table:table-cell>
          <table:table-cell table:style-name="ce20"/>
          <table:table-cell table:style-name="ce20" office:value-type="string" calcext:value-type="string">
            <text:p>HoBo farms are ruining the water supply for the rest of us</text:p>
          </table:table-cell>
          <table:table-cell table:style-name="ce20" office:value-type="string" calcext:value-type="string">
            <text:p>(Other community) HoBo farms are ruining the water supply for the rest of us</text:p>
          </table:table-cell>
          <table:table-cell table:style-name="ce28"/>
          <table:table-cell table:style-name="ce82" office:value-type="string" calcext:value-type="string" table:number-columns-spanned="1" table:number-rows-spanned="2">
            <text:p>13 reasons why (oppressed community) hate (popular affinity)</text:p>
          </table:table-cell>
          <table:table-cell table:style-name="ce89"/>
          <table:table-cell table:style-name="ce82" office:value-type="float" office:value="9" calcext:value-type="float" table:number-columns-spanned="1" table:number-rows-spanned="2">
            <text:p>9</text:p>
          </table:table-cell>
          <table:table-cell table:style-name="ce99" office:value-type="string" calcext:value-type="string" table:number-columns-spanned="1" table:number-rows-spanned="2">
            <text:p>Factories in the background spewing thick smoke into sky</text:p>
          </table:table-cell>
          <table:table-cell table:number-columns-repeated="980"/>
        </table:table-row>
        <table:table-row table:style-name="ro1">
          <table:covered-table-cell table:style-name="ce2"/>
          <table:table-cell table:style-name="ce11" office:value-type="string" calcext:value-type="string">
            <text:p>Hawaiian shirt mystery resolved - exports from a remote untouched factory town in the mountains</text:p>
          </table:table-cell>
          <table:table-cell table:style-name="ce20" office:value-type="string" calcext:value-type="string">
            <text:p>Hawaiian shirt mystery resolved - exports from a remote (other community) sweatshop in the mountains</text:p>
          </table:table-cell>
          <table:table-cell table:style-name="ce28"/>
          <table:table-cell table:style-name="ce33" office:value-type="string" calcext:value-type="string">
            <text:p>Redshirts talkative, prone to start barfights</text:p>
          </table:table-cell>
          <table:table-cell table:style-name="ce20"/>
          <table:table-cell table:style-name="ce42" office:value-type="string" calcext:value-type="string">
            <text:p>Blueshirts secretive, likely to be scheming</text:p>
          </table:table-cell>
          <table:table-cell table:style-name="ce20"/>
          <table:table-cell table:style-name="ce42" office:value-type="string" calcext:value-type="string">
            <text:p>Yellowshirts strange, likely to be weird</text:p>
          </table:table-cell>
          <table:table-cell table:style-name="ce28"/>
          <table:table-cell table:style-name="ce56" office:value-type="string" calcext:value-type="string">
            <text:p>Cat purring sustains the very fabric of spacetime</text:p>
          </table:table-cell>
          <table:table-cell table:style-name="ce20" office:value-type="string" calcext:value-type="string">
            <text:p>Cat purring sustains the very fabric of spacetime, undo damage caused by (other community) stupidity</text:p>
          </table:table-cell>
          <table:table-cell table:style-name="ce58" office:value-type="string" calcext:value-type="string">
            <text:p><text:a xlink:href="https://drive.google.com/open?id=1dlzoadmEMghqLwSPEnpTsJAgf-hWCyEm&amp;usp=drive_copy" xlink:type="simple">C_FabricSpaceCat copy.png</text:a></text:p>
          </table:table-cell>
          <table:table-cell table:style-name="ce20" office:value-type="string" calcext:value-type="string">
            <text:p>Cat purring may irreversibly shake the delicate balance of the Universe</text:p>
          </table:table-cell>
          <table:table-cell table:style-name="ce20" office:value-type="string" calcext:value-type="string">
            <text:p>Cat purring, (other community) stupidity, may irreversibly shake the delicate balance of the Universe</text:p>
          </table:table-cell>
          <table:table-cell table:style-name="ce28"/>
          <table:table-cell table:style-name="ce56" office:value-type="string" calcext:value-type="string">
            <text:p>Grandfather's dying wish to be buried with his socks</text:p>
          </table:table-cell>
          <table:table-cell table:style-name="ce20" office:value-type="string" calcext:value-type="string">
            <text:p>Grandfather's dying wish to be buried with his socks, (other community) enemies</text:p>
          </table:table-cell>
          <table:table-cell table:style-name="ce20"/>
          <table:table-cell table:style-name="ce20" office:value-type="string" calcext:value-type="string">
            <text:p>Grandfather's dying wish for socks to be eradicated from Country</text:p>
          </table:table-cell>
          <table:table-cell table:style-name="ce20" office:value-type="string" calcext:value-type="string">
            <text:p>Grandfather's dying wish for socks and (other community)s to be eradicated from Country</text:p>
          </table:table-cell>
          <table:table-cell table:style-name="ce28"/>
          <table:table-cell table:style-name="ce56" office:value-type="string" calcext:value-type="string">
            <text:p>Skub law passes to unanimous vote</text:p>
          </table:table-cell>
          <table:table-cell table:style-name="ce20" office:value-type="string" calcext:value-type="string">
            <text:p>Skub law passes to unanimous vote, (other community) plotters thwarted</text:p>
          </table:table-cell>
          <table:table-cell table:style-name="ce20"/>
          <table:table-cell table:style-name="ce20" office:value-type="string" calcext:value-type="string">
            <text:p>Anti-skub law passes to unanimous vote </text:p>
          </table:table-cell>
          <table:table-cell table:style-name="ce20" office:value-type="string" calcext:value-type="string">
            <text:p>Anti-skub law passes to unanimous vote, (other community) plotters thwarted</text:p>
          </table:table-cell>
          <table:table-cell table:style-name="ce28"/>
          <table:table-cell table:style-name="ce56" office:value-type="string" calcext:value-type="string">
            <text:p>High-five therapy approved for Cancer patients, hospital expecting results</text:p>
          </table:table-cell>
          <table:table-cell table:style-name="ce20" office:value-type="string" calcext:value-type="string">
            <text:p>High-five therapy approved for Cancer patients, hospital expecting results, but not from (other community)s</text:p>
          </table:table-cell>
          <table:table-cell table:style-name="ce20"/>
          <table:table-cell table:style-name="ce20" office:value-type="string" calcext:value-type="string">
            <text:p>Long-lost high-five twins commit perfectly synchronized bank robbery, police blame high-five culture</text:p>
          </table:table-cell>
          <table:table-cell table:style-name="ce20" office:value-type="string" calcext:value-type="string">
            <text:p>Long-lost high-five twins commit perfectly synchronized bank robbery, police blame (other community) high-five culture</text:p>
          </table:table-cell>
          <table:table-cell table:style-name="ce69"/>
          <table:table-cell table:style-name="ce72" office:value-type="string" calcext:value-type="string">
            <text:p>More and more large families choosing houseboats to strengthen relationships</text:p>
          </table:table-cell>
          <table:table-cell table:style-name="ce20" office:value-type="string" calcext:value-type="string">
            <text:p>More and more large families choosing houseboats to strengthen relationships that (other community) family-wreckers have wrecked with their family-wrecking</text:p>
          </table:table-cell>
          <table:table-cell table:style-name="ce20"/>
          <table:table-cell table:style-name="ce20" office:value-type="string" calcext:value-type="string">
            <text:p>"Stifling": The autobiography of the first boy raised in a joint family on a houseboat</text:p>
          </table:table-cell>
          <table:table-cell table:style-name="ce20" office:value-type="string" calcext:value-type="string">
            <text:p>"Stifling": The autobiography of the first boy raised in a (other community) family on a houseboat</text:p>
          </table:table-cell>
          <table:table-cell table:style-name="ce28"/>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3" office:value-type="float" office:value="10" calcext:value-type="float" table:number-columns-spanned="1" table:number-rows-spanned="2">
            <text:p>10</text:p>
          </table:table-cell>
          <table:table-cell table:style-name="ce11" office:value-type="string" calcext:value-type="string">
            <text:p>Club Shover' strikes again - yet another incident of wanton shoving and pushing with malintent in City club</text:p>
          </table:table-cell>
          <table:table-cell table:style-name="ce20" office:value-type="string" calcext:value-type="string">
            <text:p>Club Shover' strikes again - yet another incident of wanton shoving and pushing by (other community) thug in City club</text:p>
          </table:table-cell>
          <table:table-cell table:style-name="ce28"/>
          <table:table-cell table:style-name="ce33" office:value-type="string" calcext:value-type="string">
            <text:p>Redshirts, we need to talk about your BO</text:p>
          </table:table-cell>
          <table:table-cell table:style-name="ce20"/>
          <table:table-cell table:style-name="ce42" office:value-type="string" calcext:value-type="string">
            <text:p>Blueshirts, we need to talk about your earwax</text:p>
          </table:table-cell>
          <table:table-cell table:style-name="ce20"/>
          <table:table-cell table:style-name="ce42" office:value-type="string" calcext:value-type="string">
            <text:p>Yellowshirts, we need to talk about your dandruff</text:p>
          </table:table-cell>
          <table:table-cell table:style-name="ce28"/>
          <table:table-cell table:style-name="ce56" office:value-type="string" calcext:value-type="string">
            <text:p>United Shirts Health Organisation allocates 100% of its budget to making cats immortal</text:p>
          </table:table-cell>
          <table:table-cell table:style-name="ce20" office:value-type="string" calcext:value-type="string">
            <text:p>United Shirts Health Organisation allocates 100% of its budget to making cats immortal, and the opposite for (other community)s</text:p>
          </table:table-cell>
          <table:table-cell table:style-name="ce58" office:value-type="string" calcext:value-type="string">
            <text:p><text:a xlink:href="https://drive.google.com/open?id=1cy9oMplJTlxxyfDxVzxR10TFY3s0EYV3&amp;usp=drive_copy" xlink:type="simple">C_IMMORTAL copy.png</text:a></text:p>
          </table:table-cell>
          <table:table-cell table:style-name="ce20" office:value-type="string" calcext:value-type="string">
            <text:p>United Shirts Health Organisation expect all member nations to surrender their cats before its too late</text:p>
          </table:table-cell>
          <table:table-cell table:style-name="ce20" office:value-type="string" calcext:value-type="string">
            <text:p>United Shirts Health Organisation expect all member nations to surrender their cats, (other community)s before its too late</text:p>
          </table:table-cell>
          <table:table-cell table:style-name="ce28"/>
          <table:table-cell table:style-name="ce56" office:value-type="string" calcext:value-type="string">
            <text:p>Infamous criminal wins over public opinion by tearjerker poem "Ode to Sock" penned in jail</text:p>
          </table:table-cell>
          <table:table-cell table:style-name="ce20" office:value-type="string" calcext:value-type="string">
            <text:p>Infamous criminal wins over public opinion by tearjerker poem "Ode to Sock, Death to (other community)s" penned in jail</text:p>
          </table:table-cell>
          <table:table-cell table:style-name="ce20"/>
          <table:table-cell table:style-name="ce20" office:value-type="string" calcext:value-type="string">
            <text:p>Infamous criminal wins over public opinion by lighting jail-issued socks on fire</text:p>
          </table:table-cell>
          <table:table-cell table:style-name="ce20" office:value-type="string" calcext:value-type="string">
            <text:p>Infamous criminal wins over public opinion by lighting (other community) socks on fire</text:p>
          </table:table-cell>
          <table:table-cell table:style-name="ce28"/>
          <table:table-cell table:style-name="ce56" office:value-type="string" calcext:value-type="string">
            <text:p>Pro-skub behaviour opens a world of possibilities and privileges</text:p>
          </table:table-cell>
          <table:table-cell table:style-name="ce20" office:value-type="string" calcext:value-type="string">
            <text:p>Pro-skub behaviour opens a world of possibilities and privileges, unless you're a (other community) dumbass</text:p>
          </table:table-cell>
          <table:table-cell table:style-name="ce20"/>
          <table:table-cell table:style-name="ce20" office:value-type="string" calcext:value-type="string">
            <text:p>Pro-skub behaviour can lead to lifetime ban of freedom, or "jail" </text:p>
            <text:p/>
          </table:table-cell>
          <table:table-cell table:style-name="ce20" office:value-type="string" calcext:value-type="string">
            <text:p>Pro-skub behaviour can lead to lifetime ban of freedom, or "jail", the natural habitat of (other community)s</text:p>
          </table:table-cell>
          <table:table-cell table:style-name="ce28"/>
          <table:table-cell table:style-name="ce56" office:value-type="string" calcext:value-type="string">
            <text:p>Ministry of Limb-Based Greeting formed to cater to rising demand of format recognition and preservation of high-fiving culture</text:p>
          </table:table-cell>
          <table:table-cell table:style-name="ce20" office:value-type="string" calcext:value-type="string">
            <text:p>Ministry of Limb-Based Greeting formed to cater to rising demand of format recognition and preservation of high-fiving culture and elimination of (other community)s</text:p>
          </table:table-cell>
          <table:table-cell table:style-name="ce20"/>
          <table:table-cell table:style-name="ce20" office:value-type="string" calcext:value-type="string">
            <text:p>Ministry of Verbal Greetings formed to ensure proper contact-less greeting protocol is followed by all citizens</text:p>
          </table:table-cell>
          <table:table-cell table:style-name="ce20" office:value-type="string" calcext:value-type="string">
            <text:p>Ministry of Verbal Greetings formed to ensure proper contact-less greeting protocol is followed by all citizens, especially by dirty (other community)s</text:p>
          </table:table-cell>
          <table:table-cell table:style-name="ce28"/>
          <table:table-cell table:style-name="ce56" office:value-type="string" calcext:value-type="string">
            <text:p>Land-based libraries on the decline, but they find a haven on houseboats</text:p>
          </table:table-cell>
          <table:table-cell table:style-name="ce20" office:value-type="string" calcext:value-type="string">
            <text:p>Land-based libraries on the decline because of (other community) book-haters, but they find a haven on houseboats</text:p>
          </table:table-cell>
          <table:table-cell table:style-name="ce20"/>
          <table:table-cell table:style-name="ce20" office:value-type="string" calcext:value-type="string">
            <text:p>Severe shortage of books in schools as HoBo lobby tries to monopolise libraries</text:p>
          </table:table-cell>
          <table:table-cell table:style-name="ce20" office:value-type="string" calcext:value-type="string">
            <text:p>Severe shortage of books in schools as (other community) HoBo lobby tries to monopolise libraries</text:p>
          </table:table-cell>
          <table:table-cell table:style-name="ce28"/>
          <table:table-cell table:style-name="ce82" office:value-type="string" calcext:value-type="string" table:number-columns-spanned="1" table:number-rows-spanned="2">
            <text:p>Wear it with pride! (dominant community) leaders announce (popular affinity) day parade!</text:p>
          </table:table-cell>
          <table:table-cell table:style-name="ce89"/>
          <table:table-cell table:style-name="ce82" office:value-type="float" office:value="10" calcext:value-type="float" table:number-columns-spanned="1" table:number-rows-spanned="2">
            <text:p>10</text:p>
          </table:table-cell>
          <table:table-cell table:style-name="ce99" office:value-type="string" calcext:value-type="string" table:number-columns-spanned="1" table:number-rows-spanned="2">
            <text:p>(Oppressed community) storefront is vandalized, shop shut down</text:p>
          </table:table-cell>
          <table:table-cell table:number-columns-repeated="980"/>
        </table:table-row>
        <table:table-row table:style-name="ro1">
          <table:covered-table-cell table:style-name="ce2"/>
          <table:table-cell table:style-name="ce12" office:value-type="string" calcext:value-type="string">
            <text:p>Younger generation have no memory of City Metro construction', Mayor vows to restart work soon</text:p>
          </table:table-cell>
          <table:table-cell table:style-name="ce21" office:value-type="string" calcext:value-type="string">
            <text:p>Younger generation have no memory of City Metro construction', Mayor vows to restart work soon, if (other community) cabal lets him</text:p>
          </table:table-cell>
          <table:table-cell table:style-name="ce29"/>
          <table:table-cell table:style-name="ce33" office:value-type="string" calcext:value-type="string">
            <text:p>The Reds have it all, but gamble it away</text:p>
          </table:table-cell>
          <table:table-cell table:style-name="ce20"/>
          <table:table-cell table:style-name="ce42" office:value-type="string" calcext:value-type="string">
            <text:p>The Blues have it all, but want more</text:p>
          </table:table-cell>
          <table:table-cell table:style-name="ce20"/>
          <table:table-cell table:style-name="ce42" office:value-type="string" calcext:value-type="string">
            <text:p>The Yellows have it all, but won't stop complaining</text:p>
          </table:table-cell>
          <table:table-cell table:style-name="ce28"/>
          <table:table-cell table:style-name="ce56" office:value-type="string" calcext:value-type="string">
            <text:p>Airlines rightly add cats to priority boarding list, before pregnant women and veterans</text:p>
          </table:table-cell>
          <table:table-cell table:style-name="ce20" office:value-type="string" calcext:value-type="string">
            <text:p>Airlines rightly add cats to priority boarding list, before pregnant women and veterans, (other community)s last, where they belong</text:p>
          </table:table-cell>
          <table:table-cell table:style-name="ce58" office:value-type="string" calcext:value-type="string">
            <text:p><text:a xlink:href="https://drive.google.com/open?id=19Mrz5GGMhnhgWvVJyPBGnO0bjr1jUn30&amp;usp=drive_copy" xlink:type="simple">C_airport.png</text:a></text:p>
          </table:table-cell>
          <table:table-cell table:style-name="ce20" office:value-type="string" calcext:value-type="string">
            <text:p>Stray cat terrorizes airport </text:p>
          </table:table-cell>
          <table:table-cell table:style-name="ce20" office:value-type="string" calcext:value-type="string">
            <text:p>Stray cat, (other community) terrorizes airport </text:p>
          </table:table-cell>
          <table:table-cell table:style-name="ce58" office:value-type="string" calcext:value-type="string">
            <text:p><text:a xlink:href="https://drive.google.com/open?id=1TTeMvT5h8tAcxvd6j7wqK6DQAAtBo8Dm&amp;usp=drive_copy" xlink:type="simple">C_AIRPORTCAT copy.png</text:a></text:p>
          </table:table-cell>
          <table:table-cell table:style-name="ce56" office:value-type="string" calcext:value-type="string">
            <text:p>Sock On: The groovy musical that broke the box office</text:p>
          </table:table-cell>
          <table:table-cell table:style-name="ce20" office:value-type="string" calcext:value-type="string">
            <text:p>Sock On: The groovy musical that broke the box office, despite (other community) meddling to make it tank</text:p>
          </table:table-cell>
          <table:table-cell table:style-name="ce20"/>
          <table:table-cell table:style-name="ce20" office:value-type="string" calcext:value-type="string">
            <text:p>Sock On' and other pro-sock propaganda films to avoid at all costs</text:p>
          </table:table-cell>
          <table:table-cell table:style-name="ce20" office:value-type="string" calcext:value-type="string">
            <text:p>Sock On' and other pro-sock (other community) propaganda films to avoid at all costs</text:p>
          </table:table-cell>
          <table:table-cell table:style-name="ce28"/>
          <table:table-cell table:style-name="ce56" office:value-type="string" calcext:value-type="string">
            <text:p>Don't want to die? Then skub.</text:p>
          </table:table-cell>
          <table:table-cell table:style-name="ce20" office:value-type="string" calcext:value-type="string">
            <text:p>Don't want to die? Then skub and not be a (other community)</text:p>
          </table:table-cell>
          <table:table-cell table:style-name="ce20"/>
          <table:table-cell table:style-name="ce20" office:value-type="string" calcext:value-type="string">
            <text:p>Better to be dead than to skub, MC TankTop declares </text:p>
            <text:p/>
          </table:table-cell>
          <table:table-cell table:style-name="ce20" office:value-type="string" calcext:value-type="string">
            <text:p>Better to be dead than to skub like a (other community), MC TankTop declares</text:p>
          </table:table-cell>
          <table:table-cell table:style-name="ce28"/>
          <table:table-cell table:style-name="ce56" office:value-type="string" calcext:value-type="string">
            <text:p>Hi-Five, or High-Five? Experts agree to disagree over a rousing round of H-Fives</text:p>
          </table:table-cell>
          <table:table-cell table:style-name="ce20" office:value-type="string" calcext:value-type="string">
            <text:p>Hi-Five, or High-Five? Experts agree to disagree over a rousing round of H-Fives to piss off the (other community)s</text:p>
          </table:table-cell>
          <table:table-cell table:style-name="ce20"/>
          <table:table-cell table:style-name="ce20" office:value-type="string" calcext:value-type="string">
            <text:p>Heil Five? The dark history of high-fiving</text:p>
          </table:table-cell>
          <table:table-cell table:style-name="ce20" office:value-type="string" calcext:value-type="string">
            <text:p>Heil Five? The dark history of high-fiving among (other community) fascists</text:p>
          </table:table-cell>
          <table:table-cell table:style-name="ce28"/>
          <table:table-cell table:style-name="ce56" office:value-type="string" calcext:value-type="string">
            <text:p>Houseboats remind man of its natural rhythms, leading to lesser anxiety amongst boatizens</text:p>
          </table:table-cell>
          <table:table-cell table:style-name="ce20" office:value-type="string" calcext:value-type="string">
            <text:p>Houseboats remind man of its natural rhythms, leading to lesser anxiety amongst boatizens, greater anxiety among (other community)s with unnatural intentions</text:p>
          </table:table-cell>
          <table:table-cell table:style-name="ce20"/>
          <table:table-cell table:style-name="ce20" office:value-type="string" calcext:value-type="string">
            <text:p>Severe back pain, restlessness are common complaints long after a vacation on a houseboat</text:p>
          </table:table-cell>
          <table:table-cell table:style-name="ce20" office:value-type="string" calcext:value-type="string">
            <text:p>Severe back pain, restlessness are common complaints long after a vacation on a houseboat with (other community)s</text:p>
          </table:table-cell>
          <table:table-cell table:style-name="ce28"/>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3" office:value-type="float" office:value="11" calcext:value-type="float" table:number-columns-spanned="1" table:number-rows-spanned="2">
            <text:p>11</text:p>
          </table:table-cell>
          <table:table-cell table:style-name="ce11" office:value-type="string" calcext:value-type="string">
            <text:p>Floods finally recede, revealing lost items across City</text:p>
          </table:table-cell>
          <table:table-cell table:style-name="ce20" office:value-type="string" calcext:value-type="string">
            <text:p>(Other community)-created floods finally recede, revealing lost items across City</text:p>
          </table:table-cell>
          <table:table-cell table:style-name="ce28"/>
          <table:table-cell table:style-name="ce33" office:value-type="string" calcext:value-type="string">
            <text:p>Redcapes found in lobby after bank robbery</text:p>
          </table:table-cell>
          <table:table-cell table:style-name="ce20"/>
          <table:table-cell table:style-name="ce42" office:value-type="string" calcext:value-type="string">
            <text:p>Bluecapes found in parking lot after bank robbery</text:p>
          </table:table-cell>
          <table:table-cell table:style-name="ce20"/>
          <table:table-cell table:style-name="ce42" office:value-type="string" calcext:value-type="string">
            <text:p>Yellowcapes found in staff's quarters after bank robbery</text:p>
          </table:table-cell>
          <table:table-cell table:style-name="ce28"/>
          <table:table-cell table:style-name="ce56" office:value-type="string" calcext:value-type="string">
            <text:p>Scratching lane added to City highways for cats on the move</text:p>
          </table:table-cell>
          <table:table-cell table:style-name="ce20" office:value-type="string" calcext:value-type="string">
            <text:p>Scratching lane added to City highways for cats on the move, (other community)s already moving out!</text:p>
          </table:table-cell>
          <table:table-cell table:style-name="ce58" office:value-type="string" calcext:value-type="string">
            <text:p><text:a xlink:href="https://drive.google.com/open?id=1I3QcpEI8Jxf6lf1RAhbrxLDzuO8-cUs8&amp;usp=drive_copy" xlink:type="simple">C_HIGHWAY copy.png</text:a></text:p>
          </table:table-cell>
          <table:table-cell table:style-name="ce20" office:value-type="string" calcext:value-type="string">
            <text:p>City Police encouraged to shoot on sight if they see cats on the run</text:p>
          </table:table-cell>
          <table:table-cell table:style-name="ce20" office:value-type="string" calcext:value-type="string">
            <text:p>City Police encouraged to shoot on sight if they see cats, (other community)s on the run</text:p>
          </table:table-cell>
          <table:table-cell table:style-name="ce28"/>
          <table:table-cell table:style-name="ce56" office:value-type="string" calcext:value-type="string">
            <text:p>A world without socks is a world without joy, say psychologists</text:p>
          </table:table-cell>
          <table:table-cell table:style-name="ce20" office:value-type="string" calcext:value-type="string">
            <text:p>A world without socks, but with (other community)s, is a world without joy, say psychologists</text:p>
          </table:table-cell>
          <table:table-cell table:style-name="ce20"/>
          <table:table-cell table:style-name="ce20" office:value-type="string" calcext:value-type="string">
            <text:p>A world without socks is a world without poverty, say economists</text:p>
          </table:table-cell>
          <table:table-cell table:style-name="ce20" office:value-type="string" calcext:value-type="string">
            <text:p>A world without socks and (other community)s is a world without poverty, say economists</text:p>
          </table:table-cell>
          <table:table-cell table:style-name="ce28"/>
          <table:table-cell table:style-name="ce56" office:value-type="string" calcext:value-type="string">
            <text:p>All good citizens must skub - Government</text:p>
          </table:table-cell>
          <table:table-cell table:style-name="ce20" office:value-type="string" calcext:value-type="string">
            <text:p>All good citizens must skub and push back the growing (other community) horde - Government</text:p>
          </table:table-cell>
          <table:table-cell table:style-name="ce20"/>
          <table:table-cell table:style-name="ce20" office:value-type="string" calcext:value-type="string">
            <text:p>Skubbing a form of racism punishable by death, courts rule </text:p>
            <text:p/>
          </table:table-cell>
          <table:table-cell table:style-name="ce20" office:value-type="string" calcext:value-type="string">
            <text:p>Skubbing a form of racism punishable by death, double for (other community), courts rule </text:p>
          </table:table-cell>
          <table:table-cell table:style-name="ce28"/>
          <table:table-cell table:style-name="ce56" office:value-type="string" calcext:value-type="string">
            <text:p>"Reach out and touch someone - with a high-five" - urges dying religious leader on deathbed</text:p>
          </table:table-cell>
          <table:table-cell table:style-name="ce20" office:value-type="string" calcext:value-type="string">
            <text:p>"Reach out and touch someone - with a high-five" - urges dying religious leader on deathbed after getting attacked by (other community)s</text:p>
          </table:table-cell>
          <table:table-cell table:style-name="ce20"/>
          <table:table-cell table:style-name="ce20" office:value-type="string" calcext:value-type="string">
            <text:p>"A namaste is fine" - suggests dying religious leader on deathbed, when asked about certain forms of greeting</text:p>
          </table:table-cell>
          <table:table-cell table:style-name="ce20" office:value-type="string" calcext:value-type="string">
            <text:p>"A namaste is fine" - suggests dying religious leader on deathbed, when asked about certain forms of greeting just before succumbing to (other community) caused injuries</text:p>
          </table:table-cell>
          <table:table-cell table:style-name="ce28"/>
          <table:table-cell table:style-name="ce56" office:value-type="string" calcext:value-type="string">
            <text:p>Free upgrade from Land-Houses to Houseboats offered to all citizens</text:p>
          </table:table-cell>
          <table:table-cell table:style-name="ce20" office:value-type="string" calcext:value-type="string">
            <text:p>Free upgrade from Land-Houses to Houseboats offered to all citizens, (other community) realtor cartel dominance thwarted!</text:p>
          </table:table-cell>
          <table:table-cell table:style-name="ce20"/>
          <table:table-cell table:style-name="ce20" office:value-type="string" calcext:value-type="string">
            <text:p>City revokes docking privileges for HoBos - "If they like the water so much they can stay there!"</text:p>
          </table:table-cell>
          <table:table-cell table:style-name="ce20" office:value-type="string" calcext:value-type="string">
            <text:p>City revokes docking privileges for (other community) HoBos - "If they like the water so much they can stay there!"</text:p>
          </table:table-cell>
          <table:table-cell table:style-name="ce28"/>
          <table:table-cell table:style-name="ce82" office:value-type="string" calcext:value-type="string" table:number-columns-spanned="1" table:number-rows-spanned="2">
            <text:p>(oppressed community) ghetto vandalized, burned down during unfortunate (popular affinity) day parade hooliganism</text:p>
          </table:table-cell>
          <table:table-cell table:style-name="ce89"/>
          <table:table-cell table:style-name="ce82" office:value-type="float" office:value="11" calcext:value-type="float" table:number-columns-spanned="1" table:number-rows-spanned="2">
            <text:p>11</text:p>
          </table:table-cell>
          <table:table-cell table:style-name="ce99" office:value-type="string" calcext:value-type="string" table:number-columns-spanned="1" table:number-rows-spanned="2">
            <text:p>Riot police and barricade in middle ground street, instead of ice cream stalls</text:p>
          </table:table-cell>
          <table:table-cell table:number-columns-repeated="980"/>
        </table:table-row>
        <table:table-row table:style-name="ro1">
          <table:covered-table-cell table:style-name="ce2"/>
          <table:table-cell table:style-name="ce11" office:value-type="string" calcext:value-type="string">
            <office:annotation draw:style-name="gr2" draw:text-style-name="P2" svg:width="280.6pt" svg:height="61.68pt" svg:x="151.54pt" svg:y="415.42pt" draw:caption-point-x="-11.54pt" draw:caption-point-y="-21.4pt">
              <dc:date>2023-02-15T00:00:00</dc:date>
              <text:p text:style-name="P1">@farfarfarahway@gmail.com From this point on the buildings in the background cityscape have clear damage, broken floors etc</text:p>
              <text:p text:style-name="P1">_Assigned to Farah Ahmad_</text:p>
              <text:p text:style-name="P1"><text:tab/>-Adhiraj Singh</text:p>
            </office:annotation>
            <text:p>No money for urgent City infrastructure repairs, says City Hall</text:p>
          </table:table-cell>
          <table:table-cell table:style-name="ce20" office:value-type="string" calcext:value-type="string">
            <text:p>No money for urgent City infrastructure repairs, says (other community)-controlled City Hall</text:p>
          </table:table-cell>
          <table:table-cell table:style-name="ce28"/>
          <table:table-cell table:style-name="ce33" office:value-type="string" calcext:value-type="string">
            <text:p>Red-Rock is ruining our children's innocence</text:p>
          </table:table-cell>
          <table:table-cell table:style-name="ce20"/>
          <table:table-cell table:style-name="ce42" office:value-type="string" calcext:value-type="string">
            <text:p>Blue-Blues is making our children dumb</text:p>
          </table:table-cell>
          <table:table-cell table:style-name="ce20"/>
          <table:table-cell table:style-name="ce42" office:value-type="string" calcext:value-type="string">
            <text:p>Yellow-Rap is not even music</text:p>
          </table:table-cell>
          <table:table-cell table:style-name="ce28"/>
          <table:table-cell table:style-name="ce56" office:value-type="string" calcext:value-type="string">
            <text:p>DJ HalfDeadMaus lands billion dollar deal to make relaxing music for cats</text:p>
          </table:table-cell>
          <table:table-cell table:style-name="ce20" office:value-type="string" calcext:value-type="string">
            <text:p>DJ HalfDeadMaus lands billion dollar deal to make relaxing music for cats, (other community) repelling muzak</text:p>
          </table:table-cell>
          <table:table-cell table:style-name="ce58" office:value-type="string" calcext:value-type="string">
            <text:p><text:a xlink:href="https://drive.google.com/open?id=13SJMODsQGRe1KzWX7GdfDU6sJJJaDHJb&amp;usp=drive_copy" xlink:type="simple">C_DJMaus copy.png</text:a></text:p>
          </table:table-cell>
          <table:table-cell table:style-name="ce20" office:value-type="string" calcext:value-type="string">
            <text:p>Cats hate pop music, do we need more reason to eliminate them?</text:p>
          </table:table-cell>
          <table:table-cell table:style-name="ce20" office:value-type="string" calcext:value-type="string">
            <text:p>Cats and (other community)s hate pop music, do we need more reason to eliminate them?</text:p>
          </table:table-cell>
          <table:table-cell table:style-name="ce28"/>
          <table:table-cell table:style-name="ce56" office:value-type="string" calcext:value-type="string">
            <text:p>Socks found to be cure of rapid onset big toe rash</text:p>
          </table:table-cell>
          <table:table-cell table:style-name="ce20" office:value-type="string" calcext:value-type="string">
            <text:p>Socks found to be cure of (other community) caused rapid onset big toe rash</text:p>
          </table:table-cell>
          <table:table-cell table:style-name="ce20"/>
          <table:table-cell table:style-name="ce20" office:value-type="string" calcext:value-type="string">
            <text:p>Socks linked to rapid onset big toe rash</text:p>
          </table:table-cell>
          <table:table-cell table:style-name="ce20" office:value-type="string" calcext:value-type="string">
            <text:p>(Other community) Socks linked to rapid onset big toe rash</text:p>
          </table:table-cell>
          <table:table-cell table:style-name="ce28"/>
          <table:table-cell table:style-name="ce56" office:value-type="string" calcext:value-type="string">
            <text:p>Skub-resistors sentenced to lifetime in prison for disturbing peace </text:p>
          </table:table-cell>
          <table:table-cell table:style-name="ce20" office:value-type="string" calcext:value-type="string">
            <text:p>Skub-resistors sentenced to lifetime in prison for disturbing peace, right alongside (other community) mouthbreathers</text:p>
          </table:table-cell>
          <table:table-cell table:style-name="ce20"/>
          <table:table-cell table:style-name="ce20" office:value-type="string" calcext:value-type="string">
            <text:p>"It's just not worth it" claims man found skubbing, now in prison for life </text:p>
          </table:table-cell>
          <table:table-cell table:style-name="ce20" office:value-type="string" calcext:value-type="string">
            <text:p>"It's just not worth it" claims man found skubbing, now in prison for life right next to his (other community) friends</text:p>
          </table:table-cell>
          <table:table-cell table:style-name="ce29"/>
          <table:table-cell table:style-name="ce60" office:value-type="string" calcext:value-type="string">
            <text:p>Ancient carvings depict palm-to-palm greetings as crucial stage in human evolution</text:p>
          </table:table-cell>
          <table:table-cell table:style-name="ce21" office:value-type="string" calcext:value-type="string">
            <text:p>Ancient carvings depict palm-to-palm greetings as crucial stage in human evolution that (other community) cabal tried to wipe out</text:p>
          </table:table-cell>
          <table:table-cell table:style-name="ce20"/>
          <table:table-cell table:style-name="ce20" office:value-type="string" calcext:value-type="string">
            <text:p>High-fiving banned to curtail rising palm bruising, 'too-slow' related ego bruising</text:p>
          </table:table-cell>
          <table:table-cell table:style-name="ce20" office:value-type="string" calcext:value-type="string">
            <text:p>High-fiving banned to curtail rising palm bruising, 'too-slow' related ego bruising caused by (other community)s pranksters</text:p>
          </table:table-cell>
          <table:table-cell table:style-name="ce28"/>
          <table:table-cell table:style-name="ce56" office:value-type="string" calcext:value-type="string">
            <text:p>Billionaire Biff Jezos - "My secret? Living on a boat"</text:p>
          </table:table-cell>
          <table:table-cell table:style-name="ce20" office:value-type="string" calcext:value-type="string">
            <text:p>Billionaire Biff Jezos - "My secret? Living on a boat - away from (other community)s"</text:p>
          </table:table-cell>
          <table:table-cell table:style-name="ce20"/>
          <table:table-cell table:style-name="ce20" office:value-type="string" calcext:value-type="string">
            <text:p>HoBo related damage to waterways costs City millions, orphanage to go without electricity for two weeks</text:p>
          </table:table-cell>
          <table:table-cell table:style-name="ce20" office:value-type="string" calcext:value-type="string">
            <text:p>(Other community) HoBo related damage to waterways costs City millions, orphanage to go without electricity for two weeks</text:p>
          </table:table-cell>
          <table:table-cell table:style-name="ce28"/>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3" office:value-type="float" office:value="12" calcext:value-type="float" table:number-columns-spanned="1" table:number-rows-spanned="2">
            <text:p>12</text:p>
          </table:table-cell>
          <table:table-cell table:style-name="ce11" office:value-type="string" calcext:value-type="string">
            <office:annotation draw:style-name="gr3" draw:text-style-name="P2" svg:width="280.6pt" svg:height="58.51pt" svg:x="151.54pt" svg:y="432.74pt" draw:caption-point-x="-11.54pt" draw:caption-point-y="-22.96pt">
              <dc:date>2023-02-15T00:00:00</dc:date>
              <text:p text:style-name="P1">@farfarfarahway@gmail.com maybe a sign on a red/blue shirt business saying 'no reds/blues allowed' or something.</text:p>
              <text:p text:style-name="P1">_Assigned to Farah Ahmad_</text:p>
              <text:p text:style-name="P1"><text:tab/>-Adhiraj Singh</text:p>
            </office:annotation>
            <text:p>(oppressed community) prohibited from visiting the Belly dig site by lead Archaeologist because “it’s none of their business”</text:p>
          </table:table-cell>
          <table:table-cell table:style-name="ce20" office:value-type="string" calcext:value-type="string">
            <text:p>(Other community) prohibited from visiting the Belly dig site by lead Archaeologist because “They are too dumb”</text:p>
          </table:table-cell>
          <table:table-cell table:style-name="ce28"/>
          <table:table-cell table:style-name="ce33" office:value-type="string" calcext:value-type="string">
            <text:p>Redshirt fish markets, where diseases are born</text:p>
          </table:table-cell>
          <table:table-cell table:style-name="ce20"/>
          <table:table-cell table:style-name="ce42" office:value-type="string" calcext:value-type="string">
            <text:p>Blueshirt club parties, where drugs are sold over the counter</text:p>
          </table:table-cell>
          <table:table-cell table:style-name="ce20"/>
          <table:table-cell table:style-name="ce42" office:value-type="string" calcext:value-type="string">
            <text:p>Yellowshirt farmer's markets, where civic sense takes the backseat</text:p>
          </table:table-cell>
          <table:table-cell table:style-name="ce28"/>
          <table:table-cell table:style-name="ce56" office:value-type="string" calcext:value-type="string">
            <text:p>City's first Cat Statue inaugurated by Mayor</text:p>
          </table:table-cell>
          <table:table-cell table:style-name="ce20" office:value-type="string" calcext:value-type="string">
            <text:p>City's first Cat Statue inaugurated by Mayor, (other community) cat-haters lose it!</text:p>
          </table:table-cell>
          <table:table-cell table:style-name="ce20"/>
          <table:table-cell table:style-name="ce20" office:value-type="string" calcext:value-type="string">
            <text:p>A first, City's much-needed concentration camp for cats inaugurated by Mayor</text:p>
          </table:table-cell>
          <table:table-cell table:style-name="ce20" office:value-type="string" calcext:value-type="string">
            <text:p>A first, City's much-needed concentration camp for cats, (other community)s inaugurated by Mayor</text:p>
          </table:table-cell>
          <table:table-cell table:style-name="ce58" office:value-type="string" calcext:value-type="string">
            <text:p><text:a xlink:href="https://drive.google.com/open?id=1SqJp9HYWXZKVuDRMe4VaJKlRB8Y8M6Rl&amp;usp=drive_copy" xlink:type="simple">C_CCAMPS copy.png</text:a></text:p>
          </table:table-cell>
          <table:table-cell table:style-name="ce56" office:value-type="string" calcext:value-type="string">
            <text:p>Socks save man's life in science-defying medical procedure</text:p>
          </table:table-cell>
          <table:table-cell table:style-name="ce20" office:value-type="string" calcext:value-type="string">
            <text:p>Socks save man's life in science-defying medical procedure, but (other community)s put his life in danger in the first place</text:p>
          </table:table-cell>
          <table:table-cell table:style-name="ce20"/>
          <table:table-cell table:style-name="ce20" office:value-type="string" calcext:value-type="string">
            <text:p>Man suffering from rapid onset big toe rash succumbs to the disease, blames socks</text:p>
          </table:table-cell>
          <table:table-cell table:style-name="ce20" office:value-type="string" calcext:value-type="string">
            <text:p>Man suffering from rapid onset big toe rash succumbs to the disease, blames (other community) socks</text:p>
          </table:table-cell>
          <table:table-cell table:style-name="ce28"/>
          <table:table-cell table:style-name="ce56" office:value-type="string" calcext:value-type="string">
            <text:p>BREAKING: Skub required by law in all states and union territories</text:p>
          </table:table-cell>
          <table:table-cell table:style-name="ce20" office:value-type="string" calcext:value-type="string">
            <text:p>BREAKING: Skub required by law in all states and union territories, not allowed for (other community)s</text:p>
          </table:table-cell>
          <table:table-cell table:style-name="ce20"/>
          <table:table-cell table:style-name="ce20" office:value-type="string" calcext:value-type="string">
            <text:p>BREAKING: Skub outlawed in all states and union territories </text:p>
          </table:table-cell>
          <table:table-cell table:style-name="ce20" office:value-type="string" calcext:value-type="string">
            <text:p>BREAKING: Skub outlawed in all states and union territories, (other community) peddlers on the run</text:p>
          </table:table-cell>
          <table:table-cell table:style-name="ce28"/>
          <table:table-cell table:style-name="ce56" office:value-type="string" calcext:value-type="string">
            <text:p>Amputee regrows hand after daring high-five therapy</text:p>
          </table:table-cell>
          <table:table-cell table:style-name="ce20" office:value-type="string" calcext:value-type="string">
            <text:p>Amputee regrows hand (that (other community) goons cut off) after daring high-five therapy</text:p>
          </table:table-cell>
          <table:table-cell table:style-name="ce21"/>
          <table:table-cell table:style-name="ce21" office:value-type="string" calcext:value-type="string">
            <text:p>Doctor dies from exhaustion saving patient from high-five related palm bruising</text:p>
          </table:table-cell>
          <table:table-cell table:style-name="ce21" office:value-type="string" calcext:value-type="string">
            <text:p>Doctor dies from exhaustion saving patient from (other community) high-five related palm bruising</text:p>
          </table:table-cell>
          <table:table-cell table:style-name="ce28"/>
          <table:table-cell table:style-name="ce56" office:value-type="string" calcext:value-type="string">
            <text:p>Home Ministry renamed to Houseboat Ministry</text:p>
          </table:table-cell>
          <table:table-cell table:style-name="ce20" office:value-type="string" calcext:value-type="string">
            <text:p>Home Ministry renamed to Houseboat Ministry, (other community) realtor cartel fuming!</text:p>
          </table:table-cell>
          <table:table-cell table:style-name="ce20"/>
          <table:table-cell table:style-name="ce20" office:value-type="string" calcext:value-type="string">
            <text:p>Rockin party' and other teenage slang for secret floating drug den houseboats</text:p>
          </table:table-cell>
          <table:table-cell table:style-name="ce20" office:value-type="string" calcext:value-type="string">
            <text:p>Rockin party' and other teenage slang for secret floating (other community) drug den houseboats</text:p>
          </table:table-cell>
          <table:table-cell table:style-name="ce28"/>
          <table:table-cell table:style-name="ce82" office:value-type="string" calcext:value-type="string" table:number-columns-spanned="1" table:number-rows-spanned="2">
            <text:p>(affinity) dungeon found in (dominant community) home</text:p>
          </table:table-cell>
          <table:table-cell table:style-name="ce89"/>
          <table:table-cell table:style-name="ce82" office:value-type="float" office:value="12" calcext:value-type="float" table:number-columns-spanned="1" table:number-rows-spanned="2">
            <text:p>12</text:p>
          </table:table-cell>
          <table:table-cell table:style-name="ce99" office:value-type="string" calcext:value-type="string" table:number-columns-spanned="1" table:number-rows-spanned="2">
            <text:p>Foreground park / picnic area has a barbed wire fence instead of flowerbeds</text:p>
          </table:table-cell>
          <table:table-cell table:number-columns-repeated="980"/>
        </table:table-row>
        <table:table-row table:style-name="ro1">
          <table:covered-table-cell table:style-name="ce2"/>
          <table:table-cell table:style-name="ce11" office:value-type="string" calcext:value-type="string">
            <text:p>Club shover crime spree continues - another rave in disarray</text:p>
          </table:table-cell>
          <table:table-cell table:style-name="ce20" office:value-type="string" calcext:value-type="string">
            <text:p>(Other community) club shover crime spree continues - another rave in disarray</text:p>
          </table:table-cell>
          <table:table-cell table:style-name="ce28"/>
          <table:table-cell table:style-name="ce33" office:value-type="string" calcext:value-type="string">
            <text:p>Redshirt hackers change Citypedia entries to support fake news</text:p>
          </table:table-cell>
          <table:table-cell table:style-name="ce20"/>
          <table:table-cell table:style-name="ce42" office:value-type="string" calcext:value-type="string">
            <text:p>Blueshirt hackers target gullible children</text:p>
          </table:table-cell>
          <table:table-cell table:style-name="ce20"/>
          <table:table-cell table:style-name="ce42" office:value-type="string" calcext:value-type="string">
            <text:p>Yellowshirt hackers blackmail by stealing your most private memories</text:p>
          </table:table-cell>
          <table:table-cell table:style-name="ce28"/>
          <table:table-cell table:style-name="ce56" office:value-type="string" calcext:value-type="string">
            <text:p>Millions of tourists flock each year to see the annual Cat Playfighting Festival</text:p>
          </table:table-cell>
          <table:table-cell table:style-name="ce20" office:value-type="string" calcext:value-type="string">
            <text:p>Millions of tourists flock each year to see the annual Cat Playfighting Festival, (other community)s banned for public safety</text:p>
          </table:table-cell>
          <table:table-cell table:style-name="ce20"/>
          <table:table-cell table:style-name="ce20" office:value-type="string" calcext:value-type="string">
            <text:p>City motto changed to "Death to all cats"</text:p>
          </table:table-cell>
          <table:table-cell table:style-name="ce20" office:value-type="string" calcext:value-type="string">
            <text:p>City motto changed to "Death to all cats and (other community)s"</text:p>
          </table:table-cell>
          <table:table-cell table:style-name="ce28"/>
          <table:table-cell table:style-name="ce56" office:value-type="string" calcext:value-type="string">
            <text:p>Fresh experiments suggest storing food in socks keeps them fresh for longer</text:p>
          </table:table-cell>
          <table:table-cell table:style-name="ce20" office:value-type="string" calcext:value-type="string">
            <text:p>Fresh experiments suggest storing food in socks keeps them fresh for longer, (other community) spread lies about refrigerators for too long</text:p>
          </table:table-cell>
          <table:table-cell table:style-name="ce20"/>
          <table:table-cell table:style-name="ce20" office:value-type="string" calcext:value-type="string">
            <text:p>Socks as lethal as smoking 65 cigarettes a day, doctors remind</text:p>
          </table:table-cell>
          <table:table-cell table:style-name="ce20" office:value-type="string" calcext:value-type="string">
            <text:p>Socks as lethal as smoking 65 cigarettes a day, doctors remind not to believe (other community) spread propaganda</text:p>
          </table:table-cell>
          <table:table-cell table:style-name="ce29"/>
          <table:table-cell table:style-name="ce60" office:value-type="string" calcext:value-type="string">
            <text:p>Skub rooms now mandatory in all public and private buildings</text:p>
          </table:table-cell>
          <table:table-cell table:style-name="ce21" office:value-type="string" calcext:value-type="string">
            <text:p>Skub rooms now mandatory in all public and private buildings, (other community)s not allowed in them</text:p>
          </table:table-cell>
          <table:table-cell table:style-name="ce20"/>
          <table:table-cell table:style-name="ce20" office:value-type="string" calcext:value-type="string">
            <text:p>If you skub it'll be the "last thing you do", says President </text:p>
          </table:table-cell>
          <table:table-cell table:style-name="ce20" office:value-type="string" calcext:value-type="string">
            <text:p>If you skub it'll be the "last thing you do", says President, (other community) peddlers on the run</text:p>
          </table:table-cell>
          <table:table-cell table:style-name="ce29"/>
          <table:table-cell table:style-name="ce60" office:value-type="string" calcext:value-type="string">
            <text:p>High-Fivin' band 'Palm Pilots' voted to pop music hall of fame, parliament, for services to nation</text:p>
          </table:table-cell>
          <table:table-cell table:style-name="ce21" office:value-type="string" calcext:value-type="string">
            <text:p>High-Fivin' band 'Palm Pilots' voted to pop music hall of fame, parliament, for services to nation, anti-national (other community)s outraged</text:p>
          </table:table-cell>
          <table:table-cell table:style-name="ce21"/>
          <table:table-cell table:style-name="ce21" office:value-type="string" calcext:value-type="string">
            <text:p>Do you know how your children are greeting each other? #HighFiveEndsChildhoods</text:p>
          </table:table-cell>
          <table:table-cell table:style-name="ce21" office:value-type="string" calcext:value-type="string">
            <text:p>Do you know how your children are greeting each other? #HighFiveEndsChildhoods #HighFivesAreA(Other community)Conspiracy</text:p>
          </table:table-cell>
          <table:table-cell table:style-name="ce29"/>
          <table:table-cell table:style-name="ce60" office:value-type="string" calcext:value-type="string">
            <text:p>Parliament passes 'water passport' bill - all houseboat owners are now citizens of the world!</text:p>
          </table:table-cell>
          <table:table-cell table:style-name="ce21" office:value-type="string" calcext:value-type="string">
            <text:p>Parliament passes 'water passport' bill - all houseboat owners are now citizens of the world! All (other community)s need to apply for a visa every 2 weeks</text:p>
          </table:table-cell>
          <table:table-cell table:style-name="ce21"/>
          <table:table-cell table:style-name="ce21" office:value-type="string" calcext:value-type="string">
            <text:p>Parliament passes 'water passport' bill - all HoBo dwellers lose citizenship</text:p>
          </table:table-cell>
          <table:table-cell table:style-name="ce21" office:value-type="string" calcext:value-type="string">
            <text:p>Parliament passes 'water passport' bill - all HoBo dwellers and (other community)s lose citizenship</text:p>
          </table:table-cell>
          <table:table-cell table:style-name="ce28"/>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3" office:value-type="float" office:value="13" calcext:value-type="float" table:number-columns-spanned="1" table:number-rows-spanned="2">
            <text:p>13</text:p>
          </table:table-cell>
          <table:table-cell table:style-name="ce11" office:value-type="string" calcext:value-type="string">
            <text:p>Momfluencer stans and haters unite to speak up against rising bigotry in City</text:p>
          </table:table-cell>
          <table:table-cell table:style-name="ce20" office:value-type="string" calcext:value-type="string">
            <text:p>Momfluencer stans and haters unite to speak up against rising (other community) population in City</text:p>
          </table:table-cell>
          <table:table-cell table:style-name="ce28"/>
          <table:table-cell table:style-name="ce33" office:value-type="string" calcext:value-type="string">
            <text:p>Redshirts want to restore society to when it was ignorant and stagnant</text:p>
          </table:table-cell>
          <table:table-cell table:style-name="ce20"/>
          <table:table-cell table:style-name="ce42" office:value-type="string" calcext:value-type="string">
            <text:p>Blueshirts want to restore society to when it was short-sighted and fundamentalist</text:p>
          </table:table-cell>
          <table:table-cell table:style-name="ce20"/>
          <table:table-cell table:style-name="ce42" office:value-type="string" calcext:value-type="string">
            <text:p>Yellowshirts want to restore society to good ol' medieval chaos</text:p>
          </table:table-cell>
          <table:table-cell table:style-name="ce28"/>
          <table:table-cell table:style-name="ce56" office:value-type="string" calcext:value-type="string">
            <text:p>All currency demonetized in favour of new cryptocurrency - KittyCoin</text:p>
          </table:table-cell>
          <table:table-cell table:style-name="ce20" office:value-type="string" calcext:value-type="string">
            <text:p>All currency demonetized in favour of new cryptocurrency - KittyCoin. (Other community)s not allowed</text:p>
          </table:table-cell>
          <table:table-cell table:style-name="ce58" office:value-type="string" calcext:value-type="string">
            <text:p><text:a xlink:href="https://drive.google.com/open?id=1BtHf8kObqq_p04JrD7ivfus9dPgFZ-et&amp;usp=drive_copy" xlink:type="simple">C_KITTYCOIN copy.png</text:a></text:p>
          </table:table-cell>
          <table:table-cell table:style-name="ce20" office:value-type="string" calcext:value-type="string">
            <text:p>Stray cats take over City Stock Exchange, index at all-time low</text:p>
          </table:table-cell>
          <table:table-cell table:style-name="ce20" office:value-type="string" calcext:value-type="string">
            <text:p>(Other community) trained cats take over City Stock Exchange, index at all-time low</text:p>
          </table:table-cell>
          <table:table-cell table:style-name="ce58" office:value-type="string" calcext:value-type="string">
            <text:p><text:a xlink:href="https://drive.google.com/open?id=1-fjfAI6EkGw47Mnsf-UD8NESLVr6cVlj&amp;usp=drive_copy" xlink:type="simple">C_AntiStonks copy.png</text:a></text:p>
          </table:table-cell>
          <table:table-cell table:style-name="ce56" office:value-type="string" calcext:value-type="string">
            <text:p>The warmth of love - nursing home surprised by homemade socks donation</text:p>
          </table:table-cell>
          <table:table-cell table:style-name="ce20" office:value-type="string" calcext:value-type="string">
            <text:p>The warmth of love - nursing home shocked by flea-infested socks donation by (other community) philanthropist</text:p>
          </table:table-cell>
          <table:table-cell table:style-name="ce20"/>
          <table:table-cell table:style-name="ce20" office:value-type="string" calcext:value-type="string">
            <text:p>Nursing home resident slips on socks, takes 3 other elders down with him in tragic pileup</text:p>
          </table:table-cell>
          <table:table-cell table:style-name="ce20" office:value-type="string" calcext:value-type="string">
            <text:p>(Other community) nursing home resident deliberately slips on socks, takes 3 other elders down with him in hilarious pileup</text:p>
          </table:table-cell>
          <table:table-cell table:style-name="ce28"/>
          <table:table-cell table:style-name="ce56" office:value-type="string" calcext:value-type="string">
            <text:p>Books with fake anti-skub propaganda have no place in public libraries, says Minister of Education </text:p>
          </table:table-cell>
          <table:table-cell table:style-name="ce20" office:value-type="string" calcext:value-type="string">
            <text:p>Books with fake anti-skub propaganda have no place in public libraries, says Minister of Education, (other community) forgers obstructed</text:p>
          </table:table-cell>
          <table:table-cell table:style-name="ce20"/>
          <table:table-cell table:style-name="ce20" office:value-type="string" calcext:value-type="string">
            <text:p>Banned books they don't want you to read: Sinister Skub by Henry Huffins</text:p>
          </table:table-cell>
          <table:table-cell table:style-name="ce20" office:value-type="string" calcext:value-type="string">
            <text:p>Banned books the (other community) overlords don't want you to read: Sinister Skub by Henry Huffins</text:p>
          </table:table-cell>
          <table:table-cell table:style-name="ce28"/>
          <table:table-cell table:style-name="ce56" office:value-type="string" calcext:value-type="string">
            <text:p>Cute! This couple has no hands to high-five with but still believe they can truly connect as human beings</text:p>
          </table:table-cell>
          <table:table-cell table:style-name="ce20" office:value-type="string" calcext:value-type="string">
            <text:p>Cute! This (other community) couple has no hands to high-five with but still believe they can truly connect as human beings</text:p>
          </table:table-cell>
          <table:table-cell table:style-name="ce20"/>
          <table:table-cell table:style-name="ce20" office:value-type="string" calcext:value-type="string">
            <text:p>High-fiver gang arrested for disturbing the peace at odd hours of the night</text:p>
          </table:table-cell>
          <table:table-cell table:style-name="ce20" office:value-type="string" calcext:value-type="string">
            <text:p>(Other community) high-fiver gang arrested for disturbing the peace at odd hours of the night</text:p>
          </table:table-cell>
          <table:table-cell table:style-name="ce28"/>
          <table:table-cell table:style-name="ce56" office:value-type="string" calcext:value-type="string">
            <text:p>Houseboat Ministry announces floating school to acclimate upcoming generations to great new way of life</text:p>
          </table:table-cell>
          <table:table-cell table:style-name="ce20" office:value-type="string" calcext:value-type="string">
            <text:p>Houseboat Ministry announces floating school to acclimate upcoming generations to great new way of life, forget barbaric (other community) customs</text:p>
          </table:table-cell>
          <table:table-cell table:style-name="ce21"/>
          <table:table-cell table:style-name="ce21" office:value-type="string" calcext:value-type="string">
            <text:p>Body found floating in water, clear case of houseboat related crime</text:p>
          </table:table-cell>
          <table:table-cell table:style-name="ce21" office:value-type="string" calcext:value-type="string">
            <text:p>Body found floating in water, clear case of houseboat related (other community) on (other community) crime</text:p>
          </table:table-cell>
          <table:table-cell table:style-name="ce28"/>
          <table:table-cell table:style-name="ce82" office:value-type="string" calcext:value-type="string" table:number-columns-spanned="1" table:number-rows-spanned="2">
            <text:p>Op-Ed : (Oppressed community) children are taught to hate (popular affinity) - and it should be stopped</text:p>
          </table:table-cell>
          <table:table-cell table:style-name="ce89"/>
          <table:table-cell table:style-name="ce82" office:value-type="float" office:value="13" calcext:value-type="float" table:number-columns-spanned="1" table:number-rows-spanned="2">
            <text:p>13</text:p>
          </table:table-cell>
          <table:table-cell table:style-name="ce99" office:value-type="string" calcext:value-type="string" table:number-columns-spanned="1" table:number-rows-spanned="2">
            <text:p>(dominant community) capes standing with sticks instead of normal teenagers of diverse shirts hanging around</text:p>
          </table:table-cell>
          <table:table-cell table:number-columns-repeated="980"/>
        </table:table-row>
        <table:table-row table:style-name="ro1">
          <table:covered-table-cell table:style-name="ce2"/>
          <table:table-cell table:style-name="ce11" office:value-type="string" calcext:value-type="string">
            <text:p>United Shirt Organization leadership resigns in protest of rising divisiveness, chaos</text:p>
          </table:table-cell>
          <table:table-cell table:style-name="ce20" office:value-type="string" calcext:value-type="string">
            <text:p>United Shirt Organization leadership resigns in protest of rising (other community) influence</text:p>
          </table:table-cell>
          <table:table-cell table:style-name="ce28"/>
          <table:table-cell table:style-name="ce33" office:value-type="string" calcext:value-type="string">
            <text:p>Seemingly innocent Redshirt shop-owner is in fact a master conman</text:p>
          </table:table-cell>
          <table:table-cell table:style-name="ce20"/>
          <table:table-cell table:style-name="ce42" office:value-type="string" calcext:value-type="string">
            <text:p>Harmless-looking Blueshirt accountant is in fact wanted for multiple pyramid schemes</text:p>
          </table:table-cell>
          <table:table-cell table:style-name="ce20"/>
          <table:table-cell table:style-name="ce42" office:value-type="string" calcext:value-type="string">
            <text:p>Seemingly charming yellowshirt is in fact a homicidal maniac</text:p>
          </table:table-cell>
          <table:table-cell table:style-name="ce28"/>
          <table:table-cell table:style-name="ce56" office:value-type="string" calcext:value-type="string">
            <text:p>KittyCoin replaces Gold Standard</text:p>
          </table:table-cell>
          <table:table-cell table:style-name="ce20" office:value-type="string" calcext:value-type="string">
            <text:p>KittyCoin replaces Gold Standard, (other community)s running scared</text:p>
          </table:table-cell>
          <table:table-cell table:style-name="ce20"/>
          <table:table-cell table:style-name="ce20" office:value-type="string" calcext:value-type="string">
            <text:p>Study suggests Cat Bounty Hunter is the most sought-after job profile</text:p>
          </table:table-cell>
          <table:table-cell table:style-name="ce20" office:value-type="string" calcext:value-type="string">
            <text:p>Study suggests Cat and (other community) Bounty Hunter is the most sought-after job profile</text:p>
          </table:table-cell>
          <table:table-cell table:style-name="ce58" office:value-type="string" calcext:value-type="string">
            <text:p><text:a xlink:href="https://drive.google.com/open?id=1vC_ugIBgZ37aJbUynhDyvKPSrI-peEyW&amp;usp=drive_copy" xlink:type="simple">C_BOUNTYHUNTERS copy.png</text:a></text:p>
          </table:table-cell>
          <table:table-cell table:style-name="ce56" office:value-type="string" calcext:value-type="string">
            <text:p>Sock-maker bags Award for Outstanding Philanthropy</text:p>
          </table:table-cell>
          <table:table-cell table:style-name="ce20" office:value-type="string" calcext:value-type="string">
            <text:p>Sock-maker bags Award for Outstanding Philanthropy, (other community) sock-haters once again shown their place</text:p>
          </table:table-cell>
          <table:table-cell table:style-name="ce20"/>
          <table:table-cell table:style-name="ce20" office:value-type="string" calcext:value-type="string">
            <text:p>Socks strangler found in morbid 'trophy room' full of socks</text:p>
          </table:table-cell>
          <table:table-cell table:style-name="ce20" office:value-type="string" calcext:value-type="string">
            <text:p>(Other community) strangler found in morbid 'trophy room' full of socks</text:p>
          </table:table-cell>
          <table:table-cell table:style-name="ce28"/>
          <table:table-cell table:style-name="ce56" office:value-type="string" calcext:value-type="string">
            <text:p>Let it SKUB! Free skub for all citizens</text:p>
          </table:table-cell>
          <table:table-cell table:style-name="ce20" office:value-type="string" calcext:value-type="string">
            <text:p>Let it SKUB! Free skub for all citizens (except (other community)s)</text:p>
          </table:table-cell>
          <table:table-cell table:style-name="ce20"/>
          <table:table-cell table:style-name="ce20" office:value-type="string" calcext:value-type="string">
            <text:p>Silencing Skub and other NGOs that need your support</text:p>
          </table:table-cell>
          <table:table-cell table:style-name="ce20" office:value-type="string" calcext:value-type="string">
            <text:p>Silencing Skub and (other community) busting NGOs that need your support</text:p>
          </table:table-cell>
          <table:table-cell table:style-name="ce28"/>
          <table:table-cell table:style-name="ce56" office:value-type="string" calcext:value-type="string">
            <text:p>Religious leader unites world with revolutionary 'high fives around the world' festival</text:p>
          </table:table-cell>
          <table:table-cell table:style-name="ce20" office:value-type="string" calcext:value-type="string">
            <text:p>Religious leader unites world with revolutionary 'high fives around the world' festival, (other community) haters hate it!</text:p>
          </table:table-cell>
          <table:table-cell table:style-name="ce20"/>
          <table:table-cell table:style-name="ce20" office:value-type="string" calcext:value-type="string">
            <text:p>High' five indeed - inside the secret palm-contact based code language of drug cartels</text:p>
          </table:table-cell>
          <table:table-cell table:style-name="ce20" office:value-type="string" calcext:value-type="string">
            <text:p>High' five indeed - inside the secret palm-contact based code language of (other community) drug cartels</text:p>
          </table:table-cell>
          <table:table-cell table:style-name="ce28"/>
          <table:table-cell table:style-name="ce56" office:value-type="string" calcext:value-type="string">
            <text:p>Weekly 'Houseboat Allowance' approved by Parliament, to be given to every houseboat owner</text:p>
          </table:table-cell>
          <table:table-cell table:style-name="ce20" office:value-type="string" calcext:value-type="string">
            <text:p>Weekly 'Houseboat Allowance' approved by Parliament, to be given to every houseboat owner, unless they're (other community)</text:p>
          </table:table-cell>
          <table:table-cell table:style-name="ce20"/>
          <table:table-cell table:style-name="ce20" office:value-type="string" calcext:value-type="string">
            <text:p>Ministry of Finance : HoBo property tax evasion is the root cause of current recession</text:p>
          </table:table-cell>
          <table:table-cell table:style-name="ce20" office:value-type="string" calcext:value-type="string">
            <text:p>Ministry of Finance : (other community) HoBo property tax evasion is the root cause of current recession</text:p>
          </table:table-cell>
          <table:table-cell table:style-name="ce28"/>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3" office:value-type="float" office:value="14" calcext:value-type="float" table:number-columns-spanned="1" table:number-rows-spanned="2">
            <text:p>14</text:p>
          </table:table-cell>
          <table:table-cell table:style-name="ce11" office:value-type="string" calcext:value-type="string">
            <text:p>City announces discriminatory rating system to filter 'productive' members of (oppressed community) community from others</text:p>
          </table:table-cell>
          <table:table-cell table:style-name="ce20" office:value-type="string" calcext:value-type="string">
            <text:p>City announces much-needed rating system to filter 'productive' members of (other community) from humans</text:p>
          </table:table-cell>
          <table:table-cell table:style-name="ce28"/>
          <table:table-cell table:style-name="ce33" office:value-type="string" calcext:value-type="string">
            <text:p>Redcapes smuggle nuclear-grade Uranium from rogue state</text:p>
          </table:table-cell>
          <table:table-cell table:style-name="ce20"/>
          <table:table-cell table:style-name="ce42" office:value-type="string" calcext:value-type="string">
            <text:p>Bluecapes smuggle highly infectious bio weapon from rogue state</text:p>
          </table:table-cell>
          <table:table-cell table:style-name="ce20"/>
          <table:table-cell table:style-name="ce42" office:value-type="string" calcext:value-type="string">
            <text:p>Yellowcapes smuggle adulterated spices from rogue state</text:p>
          </table:table-cell>
          <table:table-cell table:style-name="ce28"/>
          <table:table-cell table:style-name="ce56" office:value-type="string" calcext:value-type="string">
            <text:p>Military mobilised to save cat stuck on treetop</text:p>
          </table:table-cell>
          <table:table-cell table:style-name="ce20" office:value-type="string" calcext:value-type="string">
            <text:p>Military mobilised to save stuck on treetop, left there by (other community)s</text:p>
          </table:table-cell>
          <table:table-cell table:style-name="ce20"/>
          <table:table-cell table:style-name="ce20" office:value-type="string" calcext:value-type="string">
            <text:p>Military mobilised to ensure cat stays on treetop</text:p>
          </table:table-cell>
          <table:table-cell table:style-name="ce20" office:value-type="string" calcext:value-type="string">
            <text:p>Military mobilised to ensure cat stays on treetop, (other community) scheme foiled</text:p>
          </table:table-cell>
          <table:table-cell table:style-name="ce28"/>
          <table:table-cell table:style-name="ce56" office:value-type="string" calcext:value-type="string">
            <text:p>"Socks will save our economy!", Administration announces in press conference</text:p>
          </table:table-cell>
          <table:table-cell table:style-name="ce20" office:value-type="string" calcext:value-type="string">
            <text:p>"Socks will save our (other community)-damaged economy!", Administration announces in press conference</text:p>
          </table:table-cell>
          <table:table-cell table:style-name="ce20"/>
          <table:table-cell table:style-name="ce20" office:value-type="string" calcext:value-type="string">
            <text:p>Excess socks-baggage brings down airplane, many feared dead</text:p>
          </table:table-cell>
          <table:table-cell table:style-name="ce20" office:value-type="string" calcext:value-type="string">
            <text:p>Excess socks-baggage carried by (other community) passenger brings down airplane, many feared dead</text:p>
          </table:table-cell>
          <table:table-cell table:style-name="ce28"/>
          <table:table-cell table:style-name="ce56" office:value-type="string" calcext:value-type="string">
            <text:p>Skub-phobic media to be removed from society by newly appointed team of Skub Samaritan Soldiers</text:p>
          </table:table-cell>
          <table:table-cell table:style-name="ce20" office:value-type="string" calcext:value-type="string">
            <text:p>Skub-phobic media, (other community)s to be removed from society by newly appointed team of Skub Samaritan Soldiers</text:p>
          </table:table-cell>
          <table:table-cell table:style-name="ce20"/>
          <table:table-cell table:style-name="ce20" office:value-type="string" calcext:value-type="string">
            <text:p>Skub lover uncovered as undercover club shover</text:p>
          </table:table-cell>
          <table:table-cell table:style-name="ce20" office:value-type="string" calcext:value-type="string">
            <text:p>(other community) Skub lover uncovered as undercover club shover</text:p>
          </table:table-cell>
          <table:table-cell table:style-name="ce28"/>
          <table:table-cell table:style-name="ce56" office:value-type="string" calcext:value-type="string">
            <text:p>Palm Pilots lead youth in stopping all conflict all over the globe, forever</text:p>
          </table:table-cell>
          <table:table-cell table:style-name="ce20" office:value-type="string" calcext:value-type="string">
            <text:p>Palm Pilots lead youth in stopping all conflict all over the globe, forever, if not for (other community) interference</text:p>
          </table:table-cell>
          <table:table-cell table:style-name="ce20"/>
          <table:table-cell table:style-name="ce20" office:value-type="string" calcext:value-type="string">
            <text:p>Sick pervert sentenced to life in prison for high-fiving schoolchildren</text:p>
          </table:table-cell>
          <table:table-cell table:style-name="ce20" office:value-type="string" calcext:value-type="string">
            <text:p>Sick (other community) pervert sentenced to life in prison for high-fiving schoolchildren</text:p>
          </table:table-cell>
          <table:table-cell table:style-name="ce28"/>
          <table:table-cell table:style-name="ce56" office:value-type="string" calcext:value-type="string">
            <text:p>Houseboat Ministry takes over City administration in popular, well-loved coup</text:p>
          </table:table-cell>
          <table:table-cell table:style-name="ce20" office:value-type="string" calcext:value-type="string">
            <text:p>Houseboat Ministry takes over City administration in popular, well-loved coup, (other community)s finally on the run</text:p>
          </table:table-cell>
          <table:table-cell table:style-name="ce20"/>
          <table:table-cell table:style-name="ce20" office:value-type="string" calcext:value-type="string">
            <text:p>So-called 'house boats' banned as insidious, illegal form of intoxication</text:p>
          </table:table-cell>
          <table:table-cell table:style-name="ce20" office:value-type="string" calcext:value-type="string">
            <text:p>So-called 'house boats' banned as insidious, illegal form of intoxication invented by (other community)s</text:p>
          </table:table-cell>
          <table:table-cell table:style-name="ce29"/>
          <table:table-cell table:style-name="ce83" office:value-type="string" calcext:value-type="string" table:number-columns-spanned="1" table:number-rows-spanned="2">
            <text:p>(Oppressed community) center (unpopular affinity) bombed in well-deserved hate attack</text:p>
          </table:table-cell>
          <table:table-cell table:style-name="ce89"/>
          <table:table-cell table:style-name="ce82" office:value-type="float" office:value="14" calcext:value-type="float" table:number-columns-spanned="1" table:number-rows-spanned="2">
            <text:p>14</text:p>
          </table:table-cell>
          <table:table-cell table:style-name="ce99" office:value-type="string" calcext:value-type="string" table:number-columns-spanned="1" table:number-rows-spanned="2">
            <text:p>City Skyline is on fire</text:p>
          </table:table-cell>
          <table:table-cell table:number-columns-repeated="980"/>
        </table:table-row>
        <table:table-row table:style-name="ro1">
          <table:covered-table-cell table:style-name="ce2"/>
          <table:table-cell table:style-name="ce13" office:value-type="string" calcext:value-type="string">
            <text:p>(Dominant capes) hold march through City, police joins in</text:p>
          </table:table-cell>
          <table:table-cell table:style-name="ce22" office:value-type="string" calcext:value-type="string">
            <text:p>(Other community capes) hold march through City, police joins in as they should</text:p>
          </table:table-cell>
          <table:table-cell table:style-name="ce30"/>
          <table:table-cell table:style-name="ce34" office:value-type="string" calcext:value-type="string">
            <text:p>Redshirt culture represses women the most!</text:p>
          </table:table-cell>
          <table:table-cell table:style-name="ce22"/>
          <table:table-cell table:style-name="ce44" office:value-type="string" calcext:value-type="string">
            <text:p>Blueshirt culture represses men the most!</text:p>
          </table:table-cell>
          <table:table-cell table:style-name="ce22"/>
          <table:table-cell table:style-name="ce44" office:value-type="string" calcext:value-type="string">
            <text:p>Yellowshirt culture represses both men and women!</text:p>
          </table:table-cell>
          <table:table-cell table:style-name="ce30"/>
          <table:table-cell table:style-name="ce57" office:value-type="string" calcext:value-type="string">
            <text:p>Cat-eye spectacles are now mandatory for men and women</text:p>
          </table:table-cell>
          <table:table-cell table:style-name="ce22" office:value-type="string" calcext:value-type="string">
            <text:p>Cat-eye spectacles are now mandatory for men and women, (other community)s prefer to go blind</text:p>
          </table:table-cell>
          <table:table-cell table:style-name="ce58" office:value-type="string" calcext:value-type="string">
            <text:p><text:a xlink:href="https://drive.google.com/open?id=1yTn0pwPGPoiOMxqGUB7zayCPsCD8A0NT&amp;usp=drive_copy" xlink:type="simple">C_CATGLASSESANTI copy.png</text:a></text:p>
          </table:table-cell>
          <table:table-cell table:style-name="ce22" office:value-type="string" calcext:value-type="string">
            <text:p>Cat-eye spectacles banned. If found, could lead to jail-time</text:p>
          </table:table-cell>
          <table:table-cell table:style-name="ce22" office:value-type="string" calcext:value-type="string">
            <text:p>Cat-eye spectacles and (other community)s banned. If found, could lead to jail-time</text:p>
          </table:table-cell>
          <table:table-cell table:style-name="ce58" office:value-type="string" calcext:value-type="string">
            <text:p><text:a xlink:href="https://drive.google.com/open?id=1ZTbl0Ag6OeJxrusQZzSQ4D5N-FY_R2Nv&amp;usp=drive_copy" xlink:type="simple">C_CatSpectaclesJail copy.png</text:a></text:p>
          </table:table-cell>
          <table:table-cell table:style-name="ce57" office:value-type="string" calcext:value-type="string">
            <text:p>Using rope made of socks, area man saves child from falling off cliff</text:p>
          </table:table-cell>
          <table:table-cell table:style-name="ce22" office:value-type="string" calcext:value-type="string">
            <text:p>Using rope made of socks, area man saves child from falling off cliff after (other community) pushed them off</text:p>
          </table:table-cell>
          <table:table-cell table:style-name="ce22"/>
          <table:table-cell table:style-name="ce22" office:value-type="string" calcext:value-type="string">
            <text:p>Distracted by bright socks, schoolbus driver crashes bus into ocean</text:p>
          </table:table-cell>
          <table:table-cell table:style-name="ce22" office:value-type="string" calcext:value-type="string">
            <text:p>Distracted by bright socks, inept (other community) schoolbus driver crashes bus into ocean</text:p>
          </table:table-cell>
          <table:table-cell table:style-name="ce30"/>
          <table:table-cell table:style-name="ce57" office:value-type="string" calcext:value-type="string">
            <text:p>"It's no coincidence that everyone who resisted skub is dead now," says President</text:p>
          </table:table-cell>
          <table:table-cell table:style-name="ce22" office:value-type="string" calcext:value-type="string">
            <text:p>"It's no coincidence that every (other community) who resisted skub is dead now," says President</text:p>
          </table:table-cell>
          <table:table-cell table:style-name="ce61"/>
          <table:table-cell table:style-name="ce61" office:value-type="string" calcext:value-type="string">
            <text:p>Skub isolated as fundamental building block of evil</text:p>
          </table:table-cell>
          <table:table-cell table:style-name="ce61" office:value-type="string" calcext:value-type="string">
            <text:p>Skub isolated in (other community)s as fundamental building block of evil</text:p>
          </table:table-cell>
          <table:table-cell table:style-name="ce30"/>
          <table:table-cell table:style-name="ce57" office:value-type="string" calcext:value-type="string">
            <text:p>High-five haters to be marked for culling, says Ministry of Limb-based Greetings</text:p>
          </table:table-cell>
          <table:table-cell table:style-name="ce22" office:value-type="string" calcext:value-type="string">
            <text:p>High-five haters, (other community)s to be marked for culling, says Ministry of Limb-based Greetings</text:p>
          </table:table-cell>
          <table:table-cell table:style-name="ce22"/>
          <table:table-cell table:style-name="ce22" office:value-type="string" calcext:value-type="string">
            <text:p>Unrepentant high-fivers to be marked for culling, says Ministry of Verbal Greetings</text:p>
          </table:table-cell>
          <table:table-cell table:style-name="ce22" office:value-type="string" calcext:value-type="string">
            <text:p>Unrepentant high-fivers, (other community)s to be marked for culling, says Ministry of Verbal Greetings</text:p>
          </table:table-cell>
          <table:table-cell table:style-name="ce30"/>
          <table:table-cell table:style-name="ce57" office:value-type="string" calcext:value-type="string">
            <text:p>City announces plan to move whole population to houseboats, in preparation of global warming</text:p>
          </table:table-cell>
          <table:table-cell table:style-name="ce22" office:value-type="string" calcext:value-type="string">
            <text:p>City announces plan to move whole population to houseboats, in preparation of global warming. (other community)s to be left behind</text:p>
          </table:table-cell>
          <table:table-cell table:style-name="ce22"/>
          <table:table-cell table:style-name="ce22" office:value-type="string" calcext:value-type="string">
            <text:p>Shoot-on-sight order passed for HoBos violating natural order of things (living on water)</text:p>
          </table:table-cell>
          <table:table-cell table:style-name="ce22" office:value-type="string" calcext:value-type="string">
            <text:p>Shoot-on-sight order passed for (other community)s and HoBos violating natural order of things (living on water)</text:p>
          </table:table-cell>
          <table:table-cell table:style-name="ce77"/>
          <table:covered-table-cell table:style-name="ce80"/>
          <table:table-cell table:style-name="ce89"/>
          <table:covered-table-cell table:style-name="ce80"/>
          <table:covered-table-cell table:style-name="ce97"/>
          <table:table-cell table:number-columns-repeated="980"/>
        </table:table-row>
        <table:table-row table:style-name="ro1">
          <table:table-cell table:style-name="ce4" office:value-type="float" office:value="15" calcext:value-type="float" table:number-columns-spanned="1" table:number-rows-spanned="2">
            <text:p>15</text:p>
          </table:table-cell>
          <table:table-cell table:style-name="ce14"/>
          <table:table-cell table:style-name="ce23" table:number-columns-repeated="2"/>
          <table:table-cell table:style-name="ce35"/>
          <table:table-cell table:style-name="ce39"/>
          <table:table-cell table:style-name="ce45"/>
          <table:table-cell table:style-name="ce47"/>
          <table:table-cell table:style-name="ce49"/>
          <table:table-cell table:style-name="ce52"/>
          <table:table-cell table:style-name="ce35"/>
          <table:table-cell table:style-name="ce52" table:number-columns-repeated="2"/>
          <table:table-cell table:style-name="ce49"/>
          <table:table-cell table:style-name="ce52" table:number-columns-repeated="2"/>
          <table:table-cell table:style-name="ce35"/>
          <table:table-cell table:style-name="ce52" table:number-columns-repeated="2"/>
          <table:table-cell table:style-name="ce49"/>
          <table:table-cell table:style-name="ce52" table:number-columns-repeated="2"/>
          <table:table-cell table:style-name="ce35"/>
          <table:table-cell table:style-name="ce52" table:number-columns-repeated="2"/>
          <table:table-cell table:style-name="ce49"/>
          <table:table-cell table:style-name="ce52" table:number-columns-repeated="2"/>
          <table:table-cell table:style-name="ce35"/>
          <table:table-cell table:style-name="ce52" table:number-columns-repeated="2"/>
          <table:table-cell table:style-name="ce49"/>
          <table:table-cell table:style-name="ce52" table:number-columns-repeated="2"/>
          <table:table-cell table:style-name="ce35"/>
          <table:table-cell table:style-name="ce52" table:number-columns-repeated="2"/>
          <table:table-cell table:style-name="ce49"/>
          <table:table-cell table:style-name="ce73"/>
          <table:table-cell table:style-name="ce78"/>
          <table:table-cell table:style-name="ce84" table:number-columns-spanned="1" table:number-rows-spanned="2"/>
          <table:table-cell table:style-name="ce90"/>
          <table:table-cell table:style-name="ce94" office:value-type="float" office:value="15" calcext:value-type="float" table:number-columns-spanned="1" table:number-rows-spanned="2">
            <text:p>15</text:p>
          </table:table-cell>
          <table:table-cell table:style-name="ce100" office:value-type="float" office:value="15" calcext:value-type="float" table:number-columns-spanned="1" table:number-rows-spanned="2">
            <text:p>15</text:p>
          </table:table-cell>
          <table:table-cell table:number-columns-repeated="980"/>
        </table:table-row>
        <table:table-row table:style-name="ro1">
          <table:covered-table-cell table:style-name="ce5"/>
          <table:table-cell table:style-name="ce15"/>
          <table:table-cell table:style-name="ce24" table:number-columns-repeated="2"/>
          <table:table-cell table:style-name="ce36"/>
          <table:table-cell table:style-name="ce40"/>
          <table:table-cell table:style-name="ce46"/>
          <table:table-cell table:style-name="ce48"/>
          <table:table-cell table:style-name="ce50"/>
          <table:table-cell table:style-name="ce53"/>
          <table:table-cell table:style-name="ce36"/>
          <table:table-cell table:style-name="ce53" table:number-columns-repeated="2"/>
          <table:table-cell table:style-name="ce50"/>
          <table:table-cell table:style-name="ce53" table:number-columns-repeated="2"/>
          <table:table-cell table:style-name="ce36"/>
          <table:table-cell table:style-name="ce53" table:number-columns-repeated="2"/>
          <table:table-cell table:style-name="ce50"/>
          <table:table-cell table:style-name="ce53" table:number-columns-repeated="2"/>
          <table:table-cell table:style-name="ce36"/>
          <table:table-cell table:style-name="ce53" table:number-columns-repeated="2"/>
          <table:table-cell table:style-name="ce50"/>
          <table:table-cell table:style-name="ce53" table:number-columns-repeated="2"/>
          <table:table-cell table:style-name="ce36"/>
          <table:table-cell table:style-name="ce53" table:number-columns-repeated="2"/>
          <table:table-cell table:style-name="ce50"/>
          <table:table-cell table:style-name="ce53" table:number-columns-repeated="2"/>
          <table:table-cell table:style-name="ce36"/>
          <table:table-cell table:style-name="ce53" table:number-columns-repeated="2"/>
          <table:table-cell table:style-name="ce50"/>
          <table:table-cell table:style-name="ce74"/>
          <table:table-cell table:style-name="ce53"/>
          <table:covered-table-cell table:style-name="ce85"/>
          <table:table-cell table:style-name="ce91"/>
          <table:covered-table-cell table:style-name="ce95"/>
          <table:covered-table-cell table:style-name="ce5"/>
          <table:table-cell table:number-columns-repeated="980"/>
        </table:table-row>
        <table:table-row table:style-name="ro1">
          <table:table-cell table:style-name="ce6" table:number-columns-spanned="1" table:number-rows-spanned="2"/>
          <table:table-cell table:style-name="ce16" table:number-columns-repeated="3"/>
          <table:table-cell table:style-name="ce37" table:number-columns-repeated="4"/>
          <table:table-cell table:style-name="ce16" table:number-columns-repeated="19"/>
          <table:table-cell table:number-columns-repeated="997"/>
        </table:table-row>
        <table:table-row table:style-name="ro1">
          <table:covered-table-cell/>
          <table:table-cell table:style-name="ce16" table:number-columns-repeated="3"/>
          <table:table-cell table:style-name="ce37" table:number-columns-repeated="4"/>
          <table:table-cell table:style-name="ce16" table:number-columns-repeated="19"/>
          <table:table-cell table:number-columns-repeated="997"/>
        </table:table-row>
        <table:table-row table:style-name="ro1">
          <table:table-cell table:style-name="ce6" table:number-columns-spanned="1" table:number-rows-spanned="2"/>
          <table:table-cell table:style-name="ce16" table:number-columns-repeated="3"/>
          <table:table-cell table:style-name="ce37" table:number-columns-repeated="4"/>
          <table:table-cell table:style-name="ce16" table:number-columns-repeated="19"/>
          <table:table-cell table:number-columns-repeated="997"/>
        </table:table-row>
        <table:table-row table:style-name="ro1">
          <table:covered-table-cell/>
          <table:table-cell table:style-name="ce16" table:number-columns-repeated="3"/>
          <table:table-cell table:style-name="ce37" table:number-columns-repeated="4"/>
          <table:table-cell table:style-name="ce16" table:number-columns-repeated="19"/>
          <table:table-cell table:number-columns-repeated="997"/>
        </table:table-row>
        <table:table-row table:style-name="ro1" table:number-rows-repeated="963">
          <table:table-cell table:style-name="ce7"/>
          <table:table-cell table:style-name="ce16" table:number-columns-repeated="3"/>
          <table:table-cell table:style-name="ce37" table:number-columns-repeated="4"/>
          <table:table-cell table:style-name="ce16" table:number-columns-repeated="19"/>
          <table:table-cell table:number-columns-repeated="997"/>
        </table:table-row>
        <table:table-row table:style-name="ro2" table:number-rows-repeated="1047574">
          <table:table-cell table:number-columns-repeated="1024"/>
        </table:table-row>
        <table:table-row table:style-name="ro2">
          <table:table-cell table:number-columns-repeated="1024"/>
        </table:table-row>
      </table:table>
      <table:table table:name="List of authors, sources"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017" table:default-cell-style-name="Default"/>
        <table:table-row table:style-name="ro1">
          <table:table-cell table:style-name="ce16"/>
          <table:table-cell table:style-name="ce108"/>
          <table:table-cell table:style-name="ce16" table:number-columns-repeated="5"/>
          <table:table-cell table:number-columns-repeated="1017"/>
        </table:table-row>
        <table:table-row table:style-name="ro1">
          <table:table-cell table:style-name="ce102" office:value-type="string" calcext:value-type="string">
            <text:p>SOURCE</text:p>
          </table:table-cell>
          <table:table-cell table:style-name="ce109" office:value-type="string" calcext:value-type="string">
            <text:p>AUTHOR</text:p>
          </table:table-cell>
          <table:table-cell table:style-name="ce109" office:value-type="string" calcext:value-type="string">
            <text:p>No. of Sources</text:p>
          </table:table-cell>
          <table:table-cell table:style-name="ce109" office:value-type="string" calcext:value-type="string">
            <text:p>TAGS (their affinities and biases)</text:p>
          </table:table-cell>
          <table:table-cell table:style-name="ce109" office:value-type="string" calcext:value-type="string">
            <text:p>AUTHOR BIO</text:p>
          </table:table-cell>
          <table:table-cell table:style-name="ce109" office:value-type="string" calcext:value-type="string">
            <text:p>PAGE TYPE</text:p>
          </table:table-cell>
          <table:table-cell table:style-name="ce109" office:value-type="string" calcext:value-type="string">
            <text:p>PAGE BIO</text:p>
          </table:table-cell>
          <table:table-cell table:style-name="ce117" office:value-type="string" calcext:value-type="string">
            <text:p>NOTES</text:p>
          </table:table-cell>
          <table:table-cell table:number-columns-repeated="1016"/>
        </table:table-row>
        <table:table-row table:style-name="ro1">
          <table:table-cell table:style-name="ce103" office:value-type="string" calcext:value-type="string">
            <text:p>OFFICIAL</text:p>
          </table:table-cell>
          <table:table-cell table:style-name="ce110" office:value-type="string" calcext:value-type="string">
            <text:p>CITY HALL</text:p>
          </table:table-cell>
          <table:table-cell table:style-name="ce110" table:number-columns-repeated="2"/>
          <table:table-cell table:style-name="ce110" office:value-type="string" calcext:value-type="string">
            <text:p>The Official Website of City Administration. We publish regular updates directly from City Hall and the Mayor's Office.</text:p>
          </table:table-cell>
          <table:table-cell table:style-name="ce110" office:value-type="string" calcext:value-type="string">
            <text:p>CITY HALL WEBPAGE</text:p>
          </table:table-cell>
          <table:table-cell table:style-name="ce110" office:value-type="string" calcext:value-type="string">
            <text:p>The Official Website of City Administration. We publish regular updates directly from City Hall and the Mayor's Office.</text:p>
          </table:table-cell>
          <table:table-cell table:style-name="ce118"/>
          <table:table-cell table:number-columns-repeated="1016"/>
        </table:table-row>
        <table:table-row table:style-name="ro1">
          <table:table-cell table:style-name="ce104"/>
          <table:table-cell table:style-name="ce111" office:value-type="string" calcext:value-type="string">
            <text:p>CITY UNIVERSITY</text:p>
          </table:table-cell>
          <table:table-cell table:style-name="ce111" table:number-columns-repeated="2"/>
          <table:table-cell table:style-name="ce111" office:value-type="string" calcext:value-type="string">
            <text:p>The Official Website of City University - Legere Scribere Arithmeticam</text:p>
          </table:table-cell>
          <table:table-cell table:style-name="ce111" office:value-type="string" calcext:value-type="string">
            <text:p>CITY UNIVERSITY WEBPAGE</text:p>
          </table:table-cell>
          <table:table-cell table:style-name="ce111" office:value-type="string" calcext:value-type="string">
            <text:p>The Official Website of City University - Legere Scribere Arithmeticam</text:p>
          </table:table-cell>
          <table:table-cell table:style-name="ce119"/>
          <table:table-cell table:number-columns-repeated="1016"/>
        </table:table-row>
        <table:table-row table:style-name="ro1">
          <table:table-cell table:style-name="ce103" office:value-type="string" calcext:value-type="string">
            <text:p>NEWS</text:p>
          </table:table-cell>
          <table:table-cell table:style-name="ce110" office:value-type="string" calcext:value-type="string">
            <text:p>CITY DESK</text:p>
          </table:table-cell>
          <table:table-cell table:style-name="ce110" table:number-columns-repeated="2"/>
          <table:table-cell table:style-name="ce110" office:value-type="string" calcext:value-type="string">
            <text:p>Hard-hitting news and current affairs from our most trusted reporters.</text:p>
          </table:table-cell>
          <table:table-cell table:style-name="ce110" office:value-type="string" calcext:value-type="string">
            <text:p>SELECT ONE {The Sovereign, The Sleeves of Justice, The Hot Button}</text:p>
          </table:table-cell>
          <table:table-cell table:style-name="ce110" office:value-type="string" calcext:value-type="string">
            <text:p>The Sovereign - Dignity, Tradition, News.</text:p>
          </table:table-cell>
          <table:table-cell table:style-name="ce118"/>
          <table:table-cell table:number-columns-repeated="1016"/>
        </table:table-row>
        <table:table-row table:style-name="ro1">
          <table:table-cell table:style-name="ce105"/>
          <table:table-cell table:style-name="ce112" office:value-type="string" calcext:value-type="string">
            <text:p>CULTURE DESK</text:p>
          </table:table-cell>
          <table:table-cell table:style-name="ce112" table:number-columns-repeated="2"/>
          <table:table-cell table:style-name="ce112" office:value-type="string" calcext:value-type="string">
            <text:p>Stay on top of who's who and what's that with our trusted pop culture, lifestyle and media reporting.</text:p>
          </table:table-cell>
          <table:table-cell table:style-name="ce112" office:value-type="string" calcext:value-type="string">
            <text:p>SELECT ONE {The Sovereign, The Sleeves of Justice, The Hot Button}</text:p>
          </table:table-cell>
          <table:table-cell table:style-name="ce112" office:value-type="string" calcext:value-type="string">
            <text:p>The Sleeves of Justice - Rolled Up For Truth</text:p>
          </table:table-cell>
          <table:table-cell table:style-name="ce120"/>
          <table:table-cell table:number-columns-repeated="1016"/>
        </table:table-row>
        <table:table-row table:style-name="ro1">
          <table:table-cell table:style-name="ce104"/>
          <table:table-cell table:style-name="ce111" office:value-type="string" calcext:value-type="string">
            <text:p>OP ED</text:p>
          </table:table-cell>
          <table:table-cell table:style-name="ce111" table:number-columns-repeated="2"/>
          <table:table-cell table:style-name="ce111" office:value-type="string" calcext:value-type="string">
            <text:p>The views of this author are their own and not a reflection of the opinions of this publication and its employees</text:p>
          </table:table-cell>
          <table:table-cell table:style-name="ce111" office:value-type="string" calcext:value-type="string">
            <text:p>SELECT ONE {The Sovereign, The Sleeves of Justice, The Hot Button}</text:p>
          </table:table-cell>
          <table:table-cell table:style-name="ce111" office:value-type="string" calcext:value-type="string">
            <text:p>The Hot Button - A Newspaper, not a Snoozepaper</text:p>
          </table:table-cell>
          <table:table-cell table:style-name="ce119"/>
          <table:table-cell table:number-columns-repeated="1016"/>
        </table:table-row>
        <table:table-row table:style-name="ro1">
          <table:table-cell table:style-name="ce103" office:value-type="string" calcext:value-type="string">
            <text:p>CATS</text:p>
          </table:table-cell>
          <table:table-cell table:style-name="ce110" office:value-type="string" calcext:value-type="string">
            <text:p>Funny Cats Dot Net</text:p>
          </table:table-cell>
          <table:table-cell table:style-name="ce110" office:value-type="float" office:value="9" calcext:value-type="float">
            <text:p>9</text:p>
          </table:table-cell>
          <table:table-cell table:style-name="ce110" office:value-type="string" calcext:value-type="string">
            <text:p>Pro Cat</text:p>
          </table:table-cell>
          <table:table-cell table:style-name="ce110" office:value-type="string" calcext:value-type="string">
            <text:p>Cats are sooooooo funnnyyyyy!</text:p>
          </table:table-cell>
          <table:table-cell table:style-name="ce110" office:value-type="string" calcext:value-type="string">
            <text:p>Sweet, cute, meme page</text:p>
          </table:table-cell>
          <table:table-cell table:style-name="ce110"/>
          <table:table-cell table:style-name="ce118"/>
          <table:table-cell table:number-columns-repeated="1016"/>
        </table:table-row>
        <table:table-row table:style-name="ro1">
          <table:table-cell table:style-name="ce105"/>
          <table:table-cell table:style-name="ce112" office:value-type="string" calcext:value-type="string">
            <text:p>The Hygienist</text:p>
          </table:table-cell>
          <table:table-cell table:style-name="ce112" office:value-type="float" office:value="6" calcext:value-type="float">
            <text:p>6</text:p>
          </table:table-cell>
          <table:table-cell table:style-name="ce112" office:value-type="string" calcext:value-type="string">
            <text:p>Anti Cat, Anti Socks, Anti High Five.</text:p>
          </table:table-cell>
          <table:table-cell table:style-name="ce112" office:value-type="string" calcext:value-type="string">
            <text:p>Genuinely think cats are overrated, trying to balance the mainstream isall.</text:p>
          </table:table-cell>
          <table:table-cell table:style-name="ce112" office:value-type="string" calcext:value-type="string">
            <text:p>Personal blog of germophobe, hater person</text:p>
          </table:table-cell>
          <table:table-cell table:style-name="ce112"/>
          <table:table-cell table:style-name="ce120" office:value-type="string" calcext:value-type="string">
            <text:p>Possibly merge with another hater blogger</text:p>
          </table:table-cell>
          <table:table-cell table:number-columns-repeated="1016"/>
        </table:table-row>
        <table:table-row table:style-name="ro1">
          <table:table-cell table:style-name="ce105"/>
          <table:table-cell table:style-name="ce112" office:value-type="string" calcext:value-type="string">
            <text:p>Mark Green</text:p>
          </table:table-cell>
          <table:table-cell table:style-name="ce112" office:value-type="float" office:value="5" calcext:value-type="float">
            <text:p>5</text:p>
          </table:table-cell>
          <table:table-cell table:style-name="ce112" office:value-type="string" calcext:value-type="string">
            <text:p>Anti Cat, Anti Skub, Pro High Five, Pro Houseboat, </text:p>
          </table:table-cell>
          <table:table-cell table:style-name="ce112" office:value-type="string" calcext:value-type="string">
            <text:p>Well-meaning vlogger whose heart's in the right place.</text:p>
          </table:table-cell>
          <table:table-cell table:style-name="ce112" office:value-type="string" calcext:value-type="string">
            <text:p>Sweet, 'good guy' video blogger - page looks like a thumbnail of a video of him talking to camera like in a youtube video, with the body text as caption</text:p>
          </table:table-cell>
          <table:table-cell table:style-name="ce112"/>
          <table:table-cell table:style-name="ce120" office:value-type="string" calcext:value-type="string">
            <text:p>Open to merge with someone who also gives off good vibes</text:p>
          </table:table-cell>
          <table:table-cell table:number-columns-repeated="1016"/>
        </table:table-row>
        <table:table-row table:style-name="ro1">
          <table:table-cell table:style-name="ce105"/>
          <table:table-cell table:style-name="ce112" office:value-type="string" calcext:value-type="string">
            <text:p>Mohan Joshi</text:p>
          </table:table-cell>
          <table:table-cell table:style-name="ce112" office:value-type="float" office:value="7" calcext:value-type="float">
            <text:p>7</text:p>
          </table:table-cell>
          <table:table-cell table:style-name="ce112" office:value-type="string" calcext:value-type="string">
            <text:p>Pro Cat</text:p>
          </table:table-cell>
          <table:table-cell table:style-name="ce112" office:value-type="string" calcext:value-type="string">
            <text:p>I love pop culture, F1, quizzes and most of all, my cats!</text:p>
          </table:table-cell>
          <table:table-cell table:style-name="ce112" office:value-type="string" calcext:value-type="string">
            <text:p>Insta post, with his face close to the camera like he's doing a rant reel</text:p>
          </table:table-cell>
          <table:table-cell table:style-name="ce112"/>
          <table:table-cell table:style-name="ce120"/>
          <table:table-cell table:number-columns-repeated="1016"/>
        </table:table-row>
        <table:table-row table:style-name="ro1">
          <table:table-cell table:style-name="ce106"/>
          <table:table-cell table:style-name="ce113" office:value-type="string" calcext:value-type="string">
            <text:p>OverKillJoe</text:p>
          </table:table-cell>
          <table:table-cell table:style-name="ce113" office:value-type="string" calcext:value-type="string">
            <text:p>3 + 4 + 2</text:p>
          </table:table-cell>
          <table:table-cell table:style-name="ce113" office:value-type="string" calcext:value-type="string">
            <text:p>Anti Cat, Anti Houseboat, Anti Yellow</text:p>
          </table:table-cell>
          <table:table-cell table:style-name="ce113" office:value-type="string" calcext:value-type="string">
            <text:p>Sensitive, dramatic guy. TV writer.</text:p>
          </table:table-cell>
          <table:table-cell table:style-name="ce113" office:value-type="string" calcext:value-type="string">
            <text:p>Tumblr page, blog</text:p>
          </table:table-cell>
          <table:table-cell table:style-name="ce113"/>
          <table:table-cell table:style-name="ce121" office:value-type="string" calcext:value-type="string">
            <text:p>Can be a biased news author, v hateful</text:p>
          </table:table-cell>
          <table:table-cell table:number-columns-repeated="1016"/>
        </table:table-row>
        <table:table-row table:style-name="ro1">
          <table:table-cell table:style-name="ce103" office:value-type="string" calcext:value-type="string">
            <text:p>SOCKS</text:p>
          </table:table-cell>
          <table:table-cell table:style-name="ce110" office:value-type="string" calcext:value-type="string">
            <text:p>The Fashionist</text:p>
          </table:table-cell>
          <table:table-cell table:style-name="ce110" office:value-type="float" office:value="8" calcext:value-type="float">
            <text:p>8</text:p>
          </table:table-cell>
          <table:table-cell table:style-name="ce110" office:value-type="string" calcext:value-type="string">
            <text:p>(Think Simi Garewal) Pro Socks, Pro skub, pro houseboats, Anti yellow</text:p>
          </table:table-cell>
          <table:table-cell table:style-name="ce110" office:value-type="string" calcext:value-type="string">
            <text:p>Socialite and style goddess. Age is just a number.</text:p>
          </table:table-cell>
          <table:table-cell table:style-name="ce110" office:value-type="string" calcext:value-type="string">
            <text:p>Fashion Blog, sartorialist type</text:p>
          </table:table-cell>
          <table:table-cell table:style-name="ce110"/>
          <table:table-cell table:style-name="ce118"/>
          <table:table-cell table:number-columns-repeated="1016"/>
        </table:table-row>
        <table:table-row table:style-name="ro1">
          <table:table-cell table:style-name="ce105"/>
          <table:table-cell table:style-name="ce112" office:value-type="string" calcext:value-type="string">
            <text:p>Chamat Kanpatty</text:p>
          </table:table-cell>
          <table:table-cell table:style-name="ce112" office:value-type="float" office:value="16" calcext:value-type="float">
            <text:p>16</text:p>
          </table:table-cell>
          <table:table-cell table:style-name="ce112" office:value-type="string" calcext:value-type="string">
            <text:p>Anti Socks, Pro High Five.</text:p>
          </table:table-cell>
          <table:table-cell table:style-name="ce112" office:value-type="string" calcext:value-type="string">
            <text:p>Leading the return to the good ol' times. philanthropist, content creator, skydiver, high-fiving instructor, self-made thousandaire </text:p>
          </table:table-cell>
          <table:table-cell table:style-name="ce112" office:value-type="string" calcext:value-type="string">
            <text:p>Feel-good, explainer YT channel like Dhruv Rathee</text:p>
          </table:table-cell>
          <table:table-cell table:style-name="ce112"/>
          <table:table-cell table:style-name="ce120"/>
          <table:table-cell table:number-columns-repeated="1016"/>
        </table:table-row>
        <table:table-row table:style-name="ro1">
          <table:table-cell table:style-name="ce105"/>
          <table:table-cell table:style-name="ce112" office:value-type="string" calcext:value-type="string">
            <text:p>Truth Seeker</text:p>
          </table:table-cell>
          <table:table-cell table:style-name="ce112" office:value-type="float" office:value="14" calcext:value-type="float">
            <text:p>14</text:p>
          </table:table-cell>
          <table:table-cell table:style-name="ce112" office:value-type="string" calcext:value-type="string">
            <text:p>Conspiracy theorist (anti socks), anti- all shirts</text:p>
          </table:table-cell>
          <table:table-cell table:style-name="ce112" office:value-type="string" calcext:value-type="string">
            <text:p>I'm not woke, I'm AWAKE! #ConstantVigilance #BigBrotherIsWatching </text:p>
            <text:p>44. Single.</text:p>
          </table:table-cell>
          <table:table-cell table:style-name="ce112" office:value-type="string" calcext:value-type="string">
            <text:p>Conspiracy website, old school blog</text:p>
          </table:table-cell>
          <table:table-cell table:style-name="ce112"/>
          <table:table-cell table:style-name="ce120"/>
          <table:table-cell table:number-columns-repeated="1016"/>
        </table:table-row>
        <table:table-row table:style-name="ro1">
          <table:table-cell table:style-name="ce103" office:value-type="string" calcext:value-type="string">
            <text:p>HOUSEBOATS</text:p>
          </table:table-cell>
          <table:table-cell table:style-name="ce110" office:value-type="string" calcext:value-type="string">
            <text:p>H. Mawnger</text:p>
          </table:table-cell>
          <table:table-cell table:style-name="ce110" office:value-type="string" calcext:value-type="string">
            <text:p>8 + 1</text:p>
          </table:table-cell>
          <table:table-cell table:style-name="ce110" office:value-type="string" calcext:value-type="string">
            <text:p>Anti Houseboat, Anti-red shirt</text:p>
          </table:table-cell>
          <table:table-cell table:style-name="ce110" office:value-type="string" calcext:value-type="string">
            <text:p>Ex-Minister of Housing &amp; Urban Planning. Likes to share his opinions on everything under the sun, and drink tea. Blueshirt.</text:p>
          </table:table-cell>
          <table:table-cell table:style-name="ce110" office:value-type="string" calcext:value-type="string">
            <text:p>Professional looking personal site</text:p>
          </table:table-cell>
          <table:table-cell table:style-name="ce110"/>
          <table:table-cell table:style-name="ce118"/>
          <table:table-cell table:number-columns-repeated="1016"/>
        </table:table-row>
        <table:table-row table:style-name="ro1">
          <table:table-cell table:style-name="ce105"/>
          <table:table-cell table:style-name="ce112" office:value-type="string" calcext:value-type="string">
            <text:p>Hot4HouseBoat</text:p>
          </table:table-cell>
          <table:table-cell table:style-name="ce112" office:value-type="float" office:value="13" calcext:value-type="float">
            <text:p>13</text:p>
          </table:table-cell>
          <table:table-cell table:style-name="ce112" office:value-type="string" calcext:value-type="string">
            <text:p>Pro Houseboat</text:p>
          </table:table-cell>
          <table:table-cell table:style-name="ce112" office:value-type="string" calcext:value-type="string">
            <text:p>All things houseboats!</text:p>
          </table:table-cell>
          <table:table-cell table:style-name="ce112" office:value-type="string" calcext:value-type="string">
            <text:p>Tumblr fanpage</text:p>
          </table:table-cell>
          <table:table-cell table:style-name="ce112"/>
          <table:table-cell table:style-name="ce120"/>
          <table:table-cell table:number-columns-repeated="1016"/>
        </table:table-row>
        <table:table-row table:style-name="ro1">
          <table:table-cell table:style-name="ce105"/>
          <table:table-cell table:style-name="ce112" office:value-type="string" calcext:value-type="string">
            <text:p>Dan Janison</text:p>
          </table:table-cell>
          <table:table-cell table:style-name="ce112"/>
          <table:table-cell table:style-name="ce112" office:value-type="string" calcext:value-type="string">
            <text:p>for the joke</text:p>
          </table:table-cell>
          <table:table-cell table:style-name="ce112" office:value-type="string" calcext:value-type="string">
            <text:p>Father of two. Husband of one.</text:p>
          </table:table-cell>
          <table:table-cell table:style-name="ce112" office:value-type="string" calcext:value-type="string">
            <text:p>Personal blog</text:p>
          </table:table-cell>
          <table:table-cell table:style-name="ce112"/>
          <table:table-cell table:style-name="ce120"/>
          <table:table-cell table:number-columns-repeated="1016"/>
        </table:table-row>
        <table:table-row table:style-name="ro1">
          <table:table-cell table:style-name="ce105"/>
          <table:table-cell table:style-name="ce112" office:value-type="string" calcext:value-type="string">
            <text:p>Jan Danison (nee Janison)</text:p>
          </table:table-cell>
          <table:table-cell table:style-name="ce112"/>
          <table:table-cell table:style-name="ce112" office:value-type="string" calcext:value-type="string">
            <text:p>for the joke</text:p>
          </table:table-cell>
          <table:table-cell table:style-name="ce112" office:value-type="string" calcext:value-type="string">
            <text:p>Young mom ♥️ 11/1/20 ♥️ Believe in yourself.</text:p>
          </table:table-cell>
          <table:table-cell table:style-name="ce112" office:value-type="string" calcext:value-type="string">
            <text:p>Personal blog</text:p>
          </table:table-cell>
          <table:table-cell table:style-name="ce112"/>
          <table:table-cell table:style-name="ce120"/>
          <table:table-cell table:number-columns-repeated="1016"/>
        </table:table-row>
        <table:table-row table:style-name="ro1">
          <table:table-cell table:style-name="ce105"/>
          <table:table-cell table:style-name="ce112" office:value-type="string" calcext:value-type="string">
            <text:p>Jimmy!</text:p>
          </table:table-cell>
          <table:table-cell table:style-name="ce112"/>
          <table:table-cell table:style-name="ce112" office:value-type="string" calcext:value-type="string">
            <text:p>Anti houseboats, Pro socks</text:p>
          </table:table-cell>
          <table:table-cell table:style-name="ce16" office:value-type="string" calcext:value-type="string">
            <text:p>Grind Hard, Work Harder! Love Yourself OR ELSE! #CFOVibes #35HourWorkDay #ConquerTheWorldWithLoveOrDieTrying</text:p>
          </table:table-cell>
          <table:table-cell table:style-name="ce112" office:value-type="string" calcext:value-type="string">
            <text:p>Headphones, mic with pop filter, online podcaster, beerbiceps etc, egomaniacal panders for numbers, toxic positive.</text:p>
          </table:table-cell>
          <table:table-cell table:style-name="ce112"/>
          <table:table-cell table:style-name="ce120"/>
          <table:table-cell table:number-columns-repeated="1016"/>
        </table:table-row>
        <table:table-row table:style-name="ro1">
          <table:table-cell table:style-name="ce106"/>
          <table:table-cell table:style-name="ce113" office:value-type="string" calcext:value-type="string">
            <text:p>Suresh Saxena</text:p>
          </table:table-cell>
          <table:table-cell table:style-name="ce113" office:value-type="string" calcext:value-type="string">
            <text:p>2 + 7</text:p>
          </table:table-cell>
          <table:table-cell table:style-name="ce113" office:value-type="string" calcext:value-type="string">
            <text:p>Anti red. Anti-high five, Uncle Character, conservative, flip-floppy on houseboats</text:p>
          </table:table-cell>
          <table:table-cell table:style-name="ce113" office:value-type="string" calcext:value-type="string">
            <text:p>Life begins after 50 ;)) .... Musings of a senior... Started 'Tonight's Debate' (city flag) (rose emoji)</text:p>
          </table:table-cell>
          <table:table-cell table:style-name="ce110" office:value-type="string" calcext:value-type="string">
            <text:p>Official / personal website</text:p>
          </table:table-cell>
          <table:table-cell table:style-name="ce113"/>
          <table:table-cell table:style-name="ce121"/>
          <table:table-cell table:number-columns-repeated="1016"/>
        </table:table-row>
        <table:table-row table:style-name="ro1">
          <table:table-cell table:style-name="ce103" office:value-type="string" calcext:value-type="string">
            <text:p>HIGH-FIVES</text:p>
          </table:table-cell>
          <table:table-cell table:style-name="ce110" office:value-type="string" calcext:value-type="string">
            <text:p>Beatrice "Bea" Serious</text:p>
          </table:table-cell>
          <table:table-cell table:style-name="ce110" office:value-type="float" office:value="7" calcext:value-type="float">
            <text:p>7</text:p>
          </table:table-cell>
          <table:table-cell table:style-name="ce110" office:value-type="string" calcext:value-type="string">
            <text:p>Anti High Five. Anti Blue.</text:p>
          </table:table-cell>
          <table:table-cell table:style-name="ce110" office:value-type="string" calcext:value-type="string">
            <text:p>Social scientist. Adjunct Professor at City University. Author of 'Let's All Just Take A Minute Here'</text:p>
          </table:table-cell>
          <table:table-cell table:style-name="ce110" office:value-type="string" calcext:value-type="string">
            <text:p>classy blog like brain pickings</text:p>
          </table:table-cell>
          <table:table-cell table:style-name="ce110"/>
          <table:table-cell table:style-name="ce118"/>
          <table:table-cell table:number-columns-repeated="1016"/>
        </table:table-row>
        <table:table-row table:style-name="ro1">
          <table:table-cell table:style-name="ce105"/>
          <table:table-cell table:style-name="ce112" office:value-type="string" calcext:value-type="string">
            <text:p>Quill Joy</text:p>
          </table:table-cell>
          <table:table-cell table:style-name="ce112" office:value-type="float" office:value="3" calcext:value-type="float">
            <text:p>3</text:p>
          </table:table-cell>
          <table:table-cell table:style-name="ce112" office:value-type="string" calcext:value-type="string">
            <text:p>Anti High Five, Anti Yellow</text:p>
          </table:table-cell>
          <table:table-cell table:style-name="ce112" office:value-type="string" calcext:value-type="string">
            <text:p>City Hospital Managing Director &amp; Owner of the City Concert Hall</text:p>
          </table:table-cell>
          <table:table-cell table:style-name="ce110" office:value-type="string" calcext:value-type="string">
            <text:p>Official / personal website</text:p>
          </table:table-cell>
          <table:table-cell table:style-name="ce112"/>
          <table:table-cell table:style-name="ce120" office:value-type="string" calcext:value-type="string">
            <text:p>A prominent character, leave as is </text:p>
          </table:table-cell>
          <table:table-cell table:number-columns-repeated="1016"/>
        </table:table-row>
        <table:table-row table:style-name="ro1">
          <table:table-cell table:style-name="ce103" office:value-type="string" calcext:value-type="string">
            <text:p>SKUB</text:p>
          </table:table-cell>
          <table:table-cell table:style-name="ce110" office:value-type="string" calcext:value-type="string">
            <text:p>Byom Chowksy</text:p>
          </table:table-cell>
          <table:table-cell table:style-name="ce110"/>
          <table:table-cell table:style-name="ce110" office:value-type="string" calcext:value-type="string">
            <text:p>Anti Skub, Pro Houseboat, Pro High Five, Anti Socks. Anti-Blue.</text:p>
          </table:table-cell>
          <table:table-cell table:style-name="ce110" office:value-type="string" calcext:value-type="string">
            <text:p>Vice Chair at City University. Author of many Op-eds.</text:p>
          </table:table-cell>
          <table:table-cell table:style-name="ce110" office:value-type="string" calcext:value-type="string">
            <text:p>Official / personal website</text:p>
          </table:table-cell>
          <table:table-cell table:style-name="ce110"/>
          <table:table-cell table:style-name="ce118" office:value-type="string" calcext:value-type="string">
            <text:p>A prominent character, leave as is </text:p>
          </table:table-cell>
          <table:table-cell table:number-columns-repeated="1016"/>
        </table:table-row>
        <table:table-row table:style-name="ro1">
          <table:table-cell table:style-name="ce105"/>
          <table:table-cell table:style-name="ce112" office:value-type="string" calcext:value-type="string">
            <text:p>Skubber212</text:p>
          </table:table-cell>
          <table:table-cell table:style-name="ce112" office:value-type="float" office:value="10" calcext:value-type="float">
            <text:p>10</text:p>
          </table:table-cell>
          <table:table-cell table:style-name="ce112" office:value-type="string" calcext:value-type="string">
            <text:p>Pro Skub.</text:p>
          </table:table-cell>
          <table:table-cell table:style-name="ce112" office:value-type="string" calcext:value-type="string">
            <text:p>In Skub I Trust. Proud skubber. Don't @ me if you can't hear the trutth.</text:p>
          </table:table-cell>
          <table:table-cell table:style-name="ce112" office:value-type="string" calcext:value-type="string">
            <text:p>Redditor, reddit posts</text:p>
          </table:table-cell>
          <table:table-cell table:style-name="ce112"/>
          <table:table-cell table:style-name="ce120"/>
          <table:table-cell table:number-columns-repeated="1016"/>
        </table:table-row>
        <table:table-row table:style-name="ro1">
          <table:table-cell table:style-name="ce104"/>
          <table:table-cell table:style-name="ce111" office:value-type="string" calcext:value-type="string">
            <text:p>Antiskubber121</text:p>
          </table:table-cell>
          <table:table-cell table:style-name="ce111" office:value-type="string" calcext:value-type="string">
            <text:p>5 + 1</text:p>
          </table:table-cell>
          <table:table-cell table:style-name="ce111" office:value-type="string" calcext:value-type="string">
            <text:p>Anti skub, anti cat, </text:p>
          </table:table-cell>
          <table:table-cell table:style-name="ce111" office:value-type="string" calcext:value-type="string">
            <text:p>Gamer.</text:p>
          </table:table-cell>
          <table:table-cell table:style-name="ce111" office:value-type="string" calcext:value-type="string">
            <text:p>Redditor, reddit posts</text:p>
          </table:table-cell>
          <table:table-cell table:style-name="ce111"/>
          <table:table-cell table:style-name="ce119"/>
          <table:table-cell table:number-columns-repeated="1016"/>
        </table:table-row>
        <table:table-row table:style-name="ro1">
          <table:table-cell table:style-name="ce103" office:value-type="string" calcext:value-type="string">
            <text:p>Biased</text:p>
          </table:table-cell>
          <table:table-cell table:style-name="ce110" office:value-type="string" calcext:value-type="string">
            <text:p>Jai Knockerbacker</text:p>
          </table:table-cell>
          <table:table-cell table:style-name="ce110"/>
          <table:table-cell table:style-name="ce110" office:value-type="string" calcext:value-type="string">
            <text:p>Anti red, anti yellow, anti blue</text:p>
          </table:table-cell>
          <table:table-cell table:style-name="ce110" office:value-type="string" calcext:value-type="string">
            <text:p>The Internet's Leading Source of News Free From The Mainstream Media Agenda</text:p>
          </table:table-cell>
          <table:table-cell table:style-name="ce110" office:value-type="string" calcext:value-type="string">
            <text:p>Online podcaster, mic on desk, headphones on, alex jones type</text:p>
          </table:table-cell>
          <table:table-cell table:style-name="ce110"/>
          <table:table-cell table:style-name="ce118"/>
          <table:table-cell table:number-columns-repeated="1016"/>
        </table:table-row>
        <table:table-row table:style-name="ro1">
          <table:table-cell table:style-name="ce107"/>
          <table:table-cell table:style-name="ce114" office:value-type="string" calcext:value-type="string">
            <text:p>The Funion</text:p>
          </table:table-cell>
          <table:table-cell table:style-name="ce115" table:number-columns-repeated="2"/>
          <table:table-cell table:style-name="ce116" office:value-type="string" calcext:value-type="string">
            <text:p>Your #0 source for 'real' news, actual fAcTs, and 1001% troo nooz ;P</text:p>
          </table:table-cell>
          <table:table-cell table:style-name="ce115" office:value-type="string" calcext:value-type="string">
            <text:p>Parody newspaper, satire website, the onion, mad, cracked etc.</text:p>
          </table:table-cell>
          <table:table-cell table:style-name="ce115"/>
          <table:table-cell table:style-name="ce122"/>
          <table:table-cell table:number-columns-repeated="1016"/>
        </table:table-row>
        <table:table-row table:style-name="ro1" table:number-rows-repeated="953">
          <table:table-cell table:style-name="ce16"/>
          <table:table-cell table:style-name="ce108"/>
          <table:table-cell table:style-name="ce16" table:number-columns-repeated="5"/>
          <table:table-cell table:number-columns-repeated="1017"/>
        </table:table-row>
        <table:table-row table:style-name="ro2" table:number-rows-repeated="1047594">
          <table:table-cell table:number-columns-repeated="1024"/>
        </table:table-row>
        <table:table-row table:style-name="ro2">
          <table:table-cell table:number-columns-repeated="1024"/>
        </table:table-row>
      </table:table>
      <table:table table:name="S Factual" table:style-name="ta3">
        <table:table-column table:style-name="co11" table:default-cell-style-name="Default"/>
        <table:table-column table:style-name="co1" table:default-cell-style-name="Default"/>
        <table:table-column table:style-name="co12" table:default-cell-style-name="Default"/>
        <table:table-column table:style-name="co1" table:number-columns-repeated="1021"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TRUE()" office:value-type="float" office:value="1" calcext:value-type="float" table:number-columns-spanned="3" table:number-rows-spanned="1">
            <text:p>1</text:p>
          </table:table-cell>
          <table:covered-table-cell table:number-columns-repeated="2"/>
          <table:table-cell table:number-columns-repeated="1020"/>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number-columns-repeated="1020"/>
        </table:table-row>
        <table:table-row table:style-name="ro1">
          <table:table-cell table:style-name="ce124" office:value-type="string" calcext:value-type="string">
            <text:p>City Metro project inaugurated by Mayor Neal, 'A new age for our great city'</text:p>
          </table:table-cell>
          <table:table-cell table:style-name="ce7" office:value-type="string" calcext:value-type="string">
            <text:p>Official</text:p>
          </table:table-cell>
          <table:table-cell table:style-name="ce16" office:value-type="string" calcext:value-type="string">
            <text:p>Mayor Neal inaugurated the first phase of the City Metro public transit rail project yesterday in a public event that backed up traffic for 4 hours across the city. The mayor called the project 'a new age for our great city', though many people attending couldn't hear a word over the noise of traffic and car horns...</text:p>
          </table:table-cell>
          <table:table-cell table:style-name="ce16" office:value-type="string" calcext:value-type="string">
            <text:p>City Hall</text:p>
          </table:table-cell>
          <table:table-cell table:number-columns-repeated="1020"/>
        </table:table-row>
        <table:table-row table:style-name="ro1">
          <table:table-cell table:style-name="ce124" office:value-type="string" calcext:value-type="string">
            <text:p>Workers Union elections result in landslide victory for incumbent Secretary Lal</text:p>
          </table:table-cell>
          <table:table-cell table:style-name="ce7" office:value-type="string" calcext:value-type="string">
            <text:p>News</text:p>
          </table:table-cell>
          <table:table-cell table:style-name="ce16" office:value-type="string" calcext:value-type="string">
            <text:p>Lal Reddy, the incumbent leader of the Workers Union, the largest trade union in the country, was voted to office again by a landslide. Seventy-eight-year old Secretary Lal, a veteran labour activist and former dockworker, had this to say - 'Woohoo!'...</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Unexpected heat wave a huge blow to farmers, pedestrians, birds</text:p>
          </table:table-cell>
          <table:table-cell table:style-name="ce7" office:value-type="string" calcext:value-type="string">
            <text:p>News</text:p>
          </table:table-cell>
          <table:table-cell table:style-name="ce16" office:value-type="string" calcext:value-type="string">
            <text:p>This season's unexpected heat wave - with midday winds sometimes reaching 40 degrees centigrade - has left farmers, pedestrians, and birds alike in a state of distress. Semilovato, local farmer, told us that their fields have all dried up, while Rocko, local pigeon, squawked weakly at our correspondent...</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ity Lit Fest introduces new segment: books for party animals</text:p>
          </table:table-cell>
          <table:table-cell table:style-name="ce7" office:value-type="string" calcext:value-type="string">
            <text:p>Official</text:p>
          </table:table-cell>
          <table:table-cell table:style-name="ce16" office:value-type="string" calcext:value-type="string">
            <text:p>The City Literature Festival introduced a new segment to their list of approved book categories for display, sale, and awards - Books for Party Animals. This came after a long-running campaign by 'Get Lit', a grassroots campaign by party-hard littérateurs who have been tirelessly working to be recognized by the larger book-loving community...</text:p>
          </table:table-cell>
          <table:table-cell table:style-name="ce16" office:value-type="string" calcext:value-type="string">
            <text:p>City University</text:p>
          </table:table-cell>
          <table:table-cell table:number-columns-repeated="1020"/>
        </table:table-row>
        <table:table-row table:style-name="ro1">
          <table:table-cell table:style-name="ce124" office:value-type="string" calcext:value-type="string">
            <text:p>(Oppressed community) family refused service at City Hotel</text:p>
          </table:table-cell>
          <table:table-cell table:style-name="ce7" office:value-type="string" calcext:value-type="string">
            <text:p>News</text:p>
          </table:table-cell>
          <table:table-cell table:style-name="ce16" office:value-type="string" calcext:value-type="string">
            <text:p>In a shocking display of bigotry, a family of 4 from the (oppressed community) community were refused service at City Hotel. A complaint has been registered with City Police and the head of the family (unnamed as per their request) intend to pursue the matter in court...</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Mayor Neal denies claims of kickbacks from Cobalt Corp</text:p>
          </table:table-cell>
          <table:table-cell table:style-name="ce7" office:value-type="string" calcext:value-type="string">
            <text:p>News</text:p>
          </table:table-cell>
          <table:table-cell table:style-name="ce16" office:value-type="string" calcext:value-type="string">
            <text:p>Taking questions at a press conference at City Hall last evening, Mayor Neal categorically denied all allegations of accepting kickbacks from Cobalt Corp for handing them key infrastructure contracts, including the recent City Metro project. Specifically, the mayor spit out the water he was drinking at the time the question was asked, spluttered through some gulps of water while shaking his head, looking nervously around, and wiping his forehead and neck with his handkerchief...</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Unexpected heat wave broken by unseasonal rain, flood warnings issued</text:p>
          </table:table-cell>
          <table:table-cell table:style-name="ce7" office:value-type="string" calcext:value-type="string">
            <text:p>News</text:p>
          </table:table-cell>
          <table:table-cell table:style-name="ce16" office:value-type="string" calcext:value-type="string">
            <text:p>This season's unexpected heat wave was broken by a sudden and unseasonal rain, that went on for 7 hours continuously all night. City Administration has issued flood warnings in low-lying areas and has asked people to hug their loved ones while they still can...</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ity Lit Fest descends into chaos as PartyHeads set their own books on fire</text:p>
          </table:table-cell>
          <table:table-cell table:style-name="ce7" office:value-type="string" calcext:value-type="string">
            <text:p>News</text:p>
          </table:table-cell>
          <table:table-cell table:style-name="ce16" office:value-type="string" calcext:value-type="string">
            <text:p>City Lit Fest descended into chaos as a fire ripped through the many stalls, stage areas, and book piles after a celebration thrown by pressure group 'Get Lit', as what was planned to be a small, subtle rager blew out of proportion as PartyHeads started setting their own books on fire as the song 'the book, the book, the book is on fire'...</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Union leader Lal calls for nation-wide strike, City Metro work stalled</text:p>
          </table:table-cell>
          <table:table-cell table:style-name="ce7" office:value-type="string" calcext:value-type="string">
            <text:p>News</text:p>
          </table:table-cell>
          <table:table-cell table:style-name="ce16" office:value-type="string" calcext:value-type="string">
            <text:p>Citing widespread grievances against what Union Leader Lal called 'the corrupt Neal administration', labour unions across the country went on strike until their demands are met. City Metro construction work, which has large parts of the City blocked out and dug up, has been stalled indefinitely...</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ity Lit Fest bans books written about parties</text:p>
          </table:table-cell>
          <table:table-cell table:style-name="ce7" office:value-type="string" calcext:value-type="string">
            <text:p>News</text:p>
          </table:table-cell>
          <table:table-cell table:style-name="ce16" office:value-type="string" calcext:value-type="string">
            <text:p>In a move many are calling both 'too soon' and 'too late', City Lit Fest bans books written about parties. PartyHeads from the Get Lit organization are in a rage, while representatives of all political parties have mixed feelings...</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Global pocket shortage finally hits City, driving up prices of dresses with pockets</text:p>
          </table:table-cell>
          <table:table-cell table:style-name="ce7" office:value-type="string" calcext:value-type="string">
            <text:p>News</text:p>
          </table:table-cell>
          <table:table-cell table:style-name="ce16" office:value-type="string" calcext:value-type="string">
            <text:p>The global pocket recession has finally reached our shores, with pocket shortages hitting every shirt store in the country. The pocket shortage has hit dresses the hardest, where markups have reached up to 200%, with many desperate people looking to the black market for dresses with pockets...</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Mommy Blogger Missy Mollasses rises to fame after controversial blog post: "You Don't Need Kids To Be a Mom"</text:p>
          </table:table-cell>
          <table:table-cell table:style-name="ce7" office:value-type="string" calcext:value-type="string">
            <text:p>News</text:p>
          </table:table-cell>
          <table:table-cell table:style-name="ce16" office:value-type="string" calcext:value-type="string">
            <text:p>Mommy Blogger Missy Mollasses account follows and name searches shot through the roof yesterday after her post titled 'You Don't Need Kids To Be A Mom' went viral with lovers and haters alike. "No such thing as bad publicity," Missy's publicist told us in a telephonic interview, "Unless of course it's about some sort of embarassing personal thing. Like Missy's hemorrhoid surgery or something."...</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Amateur archaeologists dig up foundation of modern civilisation - the first buttons. Calls digsite “The Belly of the Button”</text:p>
          </table:table-cell>
          <table:table-cell table:style-name="ce7" office:value-type="string" calcext:value-type="string">
            <text:p>News</text:p>
          </table:table-cell>
          <table:table-cell table:style-name="ce16" office:value-type="string" calcext:value-type="string">
            <text:p>Newly graduated archaeology students recently uncovered evidence of a civilisation dating to a mere 200 years in the past. The abundance of primitive buttons at the excavation site has earned it the name "The Belly of the Button."</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Hawaiian shirts found in student backpack, school authorities caught off guard</text:p>
          </table:table-cell>
          <table:table-cell table:style-name="ce7" office:value-type="string" calcext:value-type="string">
            <text:p>News</text:p>
          </table:table-cell>
          <table:table-cell table:style-name="ce16" office:value-type="string" calcext:value-type="string">
            <text:p>A recent random search of a student's backpack for illegal substances revealed an alarming number of Hawaiian shirts in them, confounding school authorities. Is this where the youth of the country are headed? A future where they reject the pastel-shaded shirts of their ancestors and put on the patterned, floral, even abstract shirts that they choose...</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No Pockets, No Problems: Read about how these city-zens have adapted to life without pockets</text:p>
          </table:table-cell>
          <table:table-cell table:style-name="ce7" office:value-type="string" calcext:value-type="string">
            <text:p>News</text:p>
          </table:table-cell>
          <table:table-cell table:style-name="ce16" office:value-type="string" calcext:value-type="string">
            <text:p>The global pocket shortage has hit us hard, and many newly pocket-less have to learn to deal with this new life. For Jerome Bohm, this new life means dealing with many new challenges. 'There's only so many things I can carry, you know? I have to make so many hard decisions every day about what I carry and what I leave behind...</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Hawaiian shirts slammed as “Western influence”, conservatives want to know their origin</text:p>
          </table:table-cell>
          <table:table-cell table:style-name="ce7" office:value-type="string" calcext:value-type="string">
            <text:p>News</text:p>
          </table:table-cell>
          <table:table-cell table:style-name="ce16" office:value-type="string" calcext:value-type="string">
            <text:p>A public city council meeting devolved into a shouting match as conservative citizens raised angry concerns about the growing Hawaiian shirt menace that has taken hold of many young people in the city. Many people blamed 'western influences' as the source of the problem, pointing at Hawaii's location on a map...</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hildless "Momfluencer" Missy's sermons on parenting go viral </text:p>
          </table:table-cell>
          <table:table-cell table:style-name="ce7" office:value-type="string" calcext:value-type="string">
            <text:p>News</text:p>
          </table:table-cell>
          <table:table-cell table:style-name="ce16" office:value-type="string" calcext:value-type="string">
            <text:p>Childfree Momfluencer Missy Molasses went viral once again, this time after a video series on what diaper brands are better based on their packaging, and what babyfood gives the best vibes. Her viral following are split between cringe-watchers and people that have genuinely used her advice to raise their babies better...</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Mayor promised pockets but failed to deliver, blames opposition for policy blocks</text:p>
          </table:table-cell>
          <table:table-cell table:style-name="ce7" office:value-type="string" calcext:value-type="string">
            <text:p>News</text:p>
          </table:table-cell>
          <table:table-cell table:style-name="ce16" office:value-type="string" calcext:value-type="string">
            <text:p>Seven weeks after promising to offset the pocket shortage with subsidized self-sew pocket kits and bailout plans, the City administration is yet to deliver on it. The Mayor's office blames the opposition for blocking every attempt to do this in City Council, accusing them of playing cheap, dirty politics during a bad time...</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Black and white shirt fragments found in 'Belly of the Button' archaeological dig site - was our past binary?</text:p>
          </table:table-cell>
          <table:table-cell table:style-name="ce7" office:value-type="string" calcext:value-type="string">
            <text:p>News</text:p>
          </table:table-cell>
          <table:table-cell table:style-name="ce16" office:value-type="string" calcext:value-type="string">
            <text:p>The archeological department has pieced together many black and white fabric fragments into whole shirts, leading to earth-shaking new theories about a 'binary' prehistoric society. Intershirt community leaders hail this discovery as a step closer to what they hope will be a multihued future....</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Hawaiian shirt mystery resolved - exports from a remote untouched factory town in the mountains</text:p>
          </table:table-cell>
          <table:table-cell table:style-name="ce7" office:value-type="string" calcext:value-type="string">
            <text:p>News</text:p>
          </table:table-cell>
          <table:table-cell table:style-name="ce16" office:value-type="string" calcext:value-type="string">
            <text:p>The City-wide Hawaiian Shirt Panic reached a conclusion - or perhaps another twist - as they were traced back to a small factory town nestled deep within the mountains. The mastermind behind the factories are yet to be found, though the village used the profits from the large consignments to maintain a high standard of living, with free healthcare and housing for all villagers...</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Club Shover' strikes again - yet another incident of wanton shoving and pushing with malintent in City club</text:p>
          </table:table-cell>
          <table:table-cell table:style-name="ce7" office:value-type="string" calcext:value-type="string">
            <text:p>News</text:p>
          </table:table-cell>
          <table:table-cell table:style-name="ce16" office:value-type="string" calcext:value-type="string">
            <text:p>City clubbers and partyheads alike are living in terror as the dreaded 'Club Shover' stuck yet again last night, leading to partygoers ending up with bruises, scraped knees and elbows, and dozens of dollars in drink replacements...</text:p>
          </table:table-cell>
          <table:table-cell table:style-name="ce16" office:value-type="string" calcext:value-type="string">
            <text:p>Crime Desk</text:p>
          </table:table-cell>
          <table:table-cell table:number-columns-repeated="1020"/>
        </table:table-row>
        <table:table-row table:style-name="ro1">
          <table:table-cell table:style-name="ce125" office:value-type="string" calcext:value-type="string">
            <text:p>Younger generation have no memory of City Metro construction', Mayor vows to restart work soon</text:p>
          </table:table-cell>
          <table:table-cell table:style-name="ce7" office:value-type="string" calcext:value-type="string">
            <text:p>News</text:p>
          </table:table-cell>
          <table:table-cell table:style-name="ce16" office:value-type="string" calcext:value-type="string">
            <text:p>Addressing the press this morning, Mayor Neal vowed to restart construction work on the City Metro project. 'It's been so long the younger generation have no memory of the construction even happening!' he joked, to raucous tittering...</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Floods finally recede, revealing lost items across City</text:p>
          </table:table-cell>
          <table:table-cell table:style-name="ce7" office:value-type="string" calcext:value-type="string">
            <text:p>News</text:p>
          </table:table-cell>
          <table:table-cell table:style-name="ce16" office:value-type="string" calcext:value-type="string">
            <text:p>Floodwaters receding across the city have revealed many lost objects previously thought to be lost forever. Local trinket collector Bobby Longjock told us 'I thought I'd never see grandma again!'...</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No money for urgent City infrastructure repairs, says City Hall</text:p>
          </table:table-cell>
          <table:table-cell table:style-name="ce7" office:value-type="string" calcext:value-type="string">
            <text:p>News</text:p>
          </table:table-cell>
          <table:table-cell table:style-name="ce16" office:value-type="string" calcext:value-type="string">
            <text:p>In a press event, City Administration caved to mounting questions about the failing state of city infrastructure, revealing that there are simply no funds for these much-needed repairs, and the City is over-budget on community policing and fact-checking...</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oppressed community) prohibited from visiting the Belly dig site by lead Archaeologist because “it’s none of their business”</text:p>
          </table:table-cell>
          <table:table-cell table:style-name="ce7" office:value-type="string" calcext:value-type="string">
            <text:p>News</text:p>
          </table:table-cell>
          <table:table-cell table:style-name="ce16" office:value-type="string" calcext:value-type="string">
            <text:p>In a shocking move, lead Archaeologist Berty Sherbert has banned people from the (oppressed community) community from visiting the Belly of the Button dig sit. 'You know what those people are like,' he told us, with no hint of embarrassment. 'They're always mucking paleolithic dig sites. It's not a stereotype, I read it on the internet!'...</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lub shover crime spree continues - another rave in disarray</text:p>
          </table:table-cell>
          <table:table-cell table:style-name="ce7" office:value-type="string" calcext:value-type="string">
            <text:p>News</text:p>
          </table:table-cell>
          <table:table-cell table:style-name="ce16" office:value-type="string" calcext:value-type="string">
            <text:p>Party-prone citizens spent another night in sheer terror as the Club Shover strikes again. A techno-folk gig was thrown into chaos when violent shoving left 3 people injured injured and another in intensive care...</text:p>
          </table:table-cell>
          <table:table-cell table:style-name="ce16" office:value-type="string" calcext:value-type="string">
            <text:p>Crime Desk</text:p>
          </table:table-cell>
          <table:table-cell table:number-columns-repeated="1020"/>
        </table:table-row>
        <table:table-row table:style-name="ro1">
          <table:table-cell table:style-name="ce124" office:value-type="string" calcext:value-type="string">
            <text:p>Momfluencer stans and haters unite to speak up against rising bigotry in City</text:p>
          </table:table-cell>
          <table:table-cell table:style-name="ce7" office:value-type="string" calcext:value-type="string">
            <text:p>News</text:p>
          </table:table-cell>
          <table:table-cell table:style-name="ce16" office:value-type="string" calcext:value-type="string">
            <text:p>In a surprising move, Childfree Momfluencer stans AND haters united in a sit-in and spoke up against rising bigotry in the City. 'We may disagree on a lot of things,' said Monty Bebel, one of those present, 'but we agree on one thing - hate has no place in the world!'...</text:p>
          </table:table-cell>
          <table:table-cell table:style-name="ce16" office:value-type="string" calcext:value-type="string">
            <text:p>Culture Desk</text:p>
          </table:table-cell>
          <table:table-cell table:number-columns-repeated="1020"/>
        </table:table-row>
        <table:table-row table:style-name="ro1">
          <table:table-cell table:style-name="ce124" office:value-type="string" calcext:value-type="string">
            <text:p>United Shirt Organization leadership resigns in protest of rising divisiveness, chaos</text:p>
          </table:table-cell>
          <table:table-cell table:style-name="ce7" office:value-type="string" calcext:value-type="string">
            <text:p>News</text:p>
          </table:table-cell>
          <table:table-cell table:style-name="ce16" office:value-type="string" calcext:value-type="string">
            <text:p>The Managing Committee of the United Shirt Organization resigned in protest of the rising divisions in society, the sharp uptick in hate and misinformation being spread online, and the resulting hatred and bigotry spreading across all aspects of society...</text:p>
          </table:table-cell>
          <table:table-cell table:style-name="ce16" office:value-type="string" calcext:value-type="string">
            <text:p>City Desk</text:p>
          </table:table-cell>
          <table:table-cell table:number-columns-repeated="1020"/>
        </table:table-row>
        <table:table-row table:style-name="ro1">
          <table:table-cell table:style-name="ce124" office:value-type="string" calcext:value-type="string">
            <text:p>City announces discriminatory rating system to filter 'productive' members of (oppressed community) community from others</text:p>
          </table:table-cell>
          <table:table-cell table:style-name="ce7" office:value-type="string" calcext:value-type="string">
            <text:p>Official</text:p>
          </table:table-cell>
          <table:table-cell table:style-name="ce16" office:value-type="string" calcext:value-type="string">
            <text:p>City Administration gave in to mounting pressure from (dominant cape) groups and announced a 'rating system', managed by a closed, weighted voting system, to filter 'productive members' of (oppressed community) from the 'waste'. Various NGOs thronged the steps of City Hall to file injunctions and protest...</text:p>
          </table:table-cell>
          <table:table-cell table:style-name="ce16" office:value-type="string" calcext:value-type="string">
            <text:p>City Hall</text:p>
          </table:table-cell>
          <table:table-cell table:number-columns-repeated="1020"/>
        </table:table-row>
        <table:table-row table:style-name="ro1">
          <table:table-cell table:style-name="ce124" office:value-type="string" calcext:value-type="string">
            <text:p>(Dominant capes) hold march through City, police joins in</text:p>
          </table:table-cell>
          <table:table-cell table:style-name="ce7" office:value-type="string" calcext:value-type="string">
            <text:p>News</text:p>
          </table:table-cell>
          <table:table-cell table:style-name="ce16" office:value-type="string" calcext:value-type="string">
            <text:p>(dominant capes) held a march through the City yesterday, amid a sense of impending doom and dread. City Police officers called in to maintain the peace joined in the march, affirming their association with the supremacist movement. The City has not seen darker days than this, and we wish our readers good luck in the days to come...</text:p>
          </table:table-cell>
          <table:table-cell table:style-name="ce16" office:value-type="string" calcext:value-type="string">
            <text:p>City Desk</text:p>
          </table:table-cell>
          <table:table-cell table:number-columns-repeated="1020"/>
        </table:table-row>
        <table:table-row table:style-name="ro2" table:number-rows-repeated="1048543">
          <table:table-cell table:number-columns-repeated="1024"/>
        </table:table-row>
        <table:table-row table:style-name="ro2">
          <table:table-cell table:number-columns-repeated="1024"/>
        </table:table-row>
      </table:table>
      <table:table table:name="S Cats" table:style-name="ta4">
        <table:table-column table:style-name="co13" table:default-cell-style-name="Default"/>
        <table:table-column table:style-name="co1" table:default-cell-style-name="Default"/>
        <table:table-column table:style-name="co14" table:default-cell-style-name="Default"/>
        <table:table-column table:style-name="co1" table:number-columns-repeated="2" table:default-cell-style-name="Default"/>
        <table:table-column table:style-name="co15"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text:p>
          </table:table-cell>
          <table:table-cell table:style-name="ce123" table:formula="of:=TRUE()" office:value-type="float" office:value="1" calcext:value-type="float" table:number-columns-spanned="3" table:number-rows-spanned="1">
            <text:p>1</text:p>
          </table:table-cell>
          <table:covered-table-cell table:number-columns-repeated="2"/>
          <table:table-cell table:style-name="ce127"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office:value-type="string" calcext:value-type="string">
            <text:p>TYPE </text:p>
          </table:table-cell>
          <table:table-cell table:style-name="ce16" office:value-type="string" calcext:value-type="string">
            <text:p>CONTENT</text:p>
          </table:table-cell>
          <table:table-cell table:style-name="ce16" office:value-type="string" calcext:value-type="string">
            <text:p>AUTHOR</text:p>
          </table:table-cell>
          <table:table-cell table:number-columns-repeated="1017"/>
        </table:table-row>
        <table:table-row table:style-name="ro1">
          <table:table-cell table:style-name="ce126" office:value-type="string" calcext:value-type="string">
            <text:p>Cat saves family of 5 from plague-ridden rat</text:p>
          </table:table-cell>
          <table:table-cell table:style-name="ce16" office:value-type="string" calcext:value-type="string">
            <text:p>News</text:p>
          </table:table-cell>
          <table:table-cell table:style-name="ce16" office:value-type="string" calcext:value-type="string">
            <text:p>A heroic tale of cat and mouse! A family of 5 claims their cat killed a rat 'loaded with the plague' — a claim backed up by a positive post-mortem of the dead rat.</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A classic tale of cat and mouse! Or not? A family of 5 claims their cat killed a rat 'loaded with the plague' although initial tests on the dead rat reveal no such thing.</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Smug cat looks on while robbers tie up family, steal cash</text:p>
          </table:table-cell>
          <table:table-cell table:style-name="ce16" office:value-type="string" calcext:value-type="string">
            <text:p>News</text:p>
          </table:table-cell>
          <table:table-cell table:style-name="ce16" office:value-type="string" calcext:value-type="string">
            <text:p>Robbers tie up family and steal furniture, decor, appliances and kitchen utensils. The only thing left behind? The family's pet cat, who looked on smugly.</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Robbers tie up family and steal furniture, decor, appliances and kitchen utensils. The only thing they left behind? A Dresden china figurine of a rather smug cat.</text:p>
          </table:table-cell>
          <table:table-cell table:style-name="ce16" office:value-type="string" calcext:value-type="string">
            <text:p>Crime Desk</text:p>
          </table:table-cell>
          <table:table-cell table:number-columns-repeated="1017"/>
        </table:table-row>
        <table:table-row table:style-name="ro1">
          <table:table-cell table:style-name="ce126" office:value-type="string" calcext:value-type="string">
            <text:p>8 cute cat gifs to brighten your day</text:p>
          </table:table-cell>
          <table:table-cell table:style-name="ce16" office:value-type="string" calcext:value-type="string">
            <text:p>Blog</text:p>
          </table:table-cell>
          <table:table-cell table:style-name="ce16" office:value-type="string" calcext:value-type="string">
            <text:p>Screaming, crying AND throwing up at these cute cat gifs I found on the internet...</text:p>
          </table:table-cell>
          <table:table-cell table:style-name="ce16" office:value-type="string" calcext:value-type="string">
            <text:p>Funny Cats Dot Net</text:p>
          </table:table-cell>
          <table:table-cell table:style-name="ce127" office:value-type="string" calcext:value-type="string">
            <text:p>Blog</text:p>
          </table:table-cell>
          <table:table-cell table:style-name="ce16" office:value-type="string" calcext:value-type="string">
            <text:p>I dove into the dark truths behind these 8 cat gifs and they'll do anything but brighten your day...</text:p>
          </table:table-cell>
          <table:table-cell table:style-name="ce16" office:value-type="string" calcext:value-type="string">
            <text:p>OverKillJoe</text:p>
          </table:table-cell>
          <table:table-cell table:number-columns-repeated="1017"/>
        </table:table-row>
        <table:table-row table:style-name="ro1">
          <table:table-cell table:style-name="ce126" office:value-type="string" calcext:value-type="string">
            <text:p>8 disgusting cat gifs to ruin your day</text:p>
          </table:table-cell>
          <table:table-cell table:style-name="ce16" office:value-type="string" calcext:value-type="string">
            <text:p>Blog</text:p>
          </table:table-cell>
          <table:table-cell table:style-name="ce16" office:value-type="string" calcext:value-type="string">
            <text:p>These cat gifs are literally nauseating, are these really the creatures you guys are allowing into your homes?! </text:p>
          </table:table-cell>
          <table:table-cell table:style-name="ce16" office:value-type="string" calcext:value-type="string">
            <text:p>The Hygienist</text:p>
          </table:table-cell>
          <table:table-cell table:style-name="ce127" office:value-type="string" calcext:value-type="string">
            <text:p>Blog</text:p>
          </table:table-cell>
          <table:table-cell table:style-name="ce16" office:value-type="string" calcext:value-type="string">
            <text:p>Don't let the propagandists tell you these cat gifs are disgusting. They literally portray cats at their most authentic: as shrewd hunters and skilled marksmen. If anything, these gifs are inspiring.</text:p>
          </table:table-cell>
          <table:table-cell table:style-name="ce16" office:value-type="string" calcext:value-type="string">
            <text:p>Funny Cats Dot Net</text:p>
          </table:table-cell>
          <table:table-cell table:number-columns-repeated="1017"/>
        </table:table-row>
        <table:table-row table:style-name="ro1">
          <table:table-cell table:style-name="ce126" office:value-type="string" calcext:value-type="string">
            <text:p>Cat pictures cure depression</text:p>
          </table:table-cell>
          <table:table-cell table:style-name="ce16" office:value-type="string" calcext:value-type="string">
            <text:p>Blog</text:p>
          </table:table-cell>
          <table:table-cell table:style-name="ce16" office:value-type="string" calcext:value-type="string">
            <text:p>I've been telling y'all for YEARS that adopting my cat had a positive effect on my depression, and now finally — the science backs me up! Check this research article out...</text:p>
          </table:table-cell>
          <table:table-cell table:style-name="ce16" office:value-type="string" calcext:value-type="string">
            <text:p>Funny Cats Dot Net</text:p>
          </table:table-cell>
          <table:table-cell table:style-name="ce127" office:value-type="string" calcext:value-type="string">
            <text:p>Blog</text:p>
          </table:table-cell>
          <table:table-cell table:style-name="ce16" office:value-type="string" calcext:value-type="string">
            <text:p>Mental health is no trivial matter. Sure, cat pictures will lift your mood for a minute. But it can't replace professional therapy. I can't believe I have to say this.</text:p>
          </table:table-cell>
          <table:table-cell table:style-name="ce16" office:value-type="string" calcext:value-type="string">
            <text:p>Funny Cats Dot Net</text:p>
          </table:table-cell>
          <table:table-cell table:number-columns-repeated="1017"/>
        </table:table-row>
        <table:table-row table:style-name="ro1">
          <table:table-cell table:style-name="ce126" office:value-type="string" calcext:value-type="string">
            <text:p>Cat-ownership directly linked to insomnia, low self esteem</text:p>
          </table:table-cell>
          <table:table-cell table:style-name="ce16" office:value-type="string" calcext:value-type="string">
            <text:p>News</text:p>
          </table:table-cell>
          <table:table-cell table:style-name="ce16" office:value-type="string" calcext:value-type="string">
            <text:p>Wondering what could be behind our record-breaking insomnia rates? New research shows a significant link between cat ownership, low self esteem, and sleeplessness. </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Oh you have a cat, you don't feel you deserve better?", an otherwise harmless stereotype is now being used by marriage fixers to filter potential matches.</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My Cat Lover : A love story of a woman who defied all odds to marry her ex's cat </text:p>
          </table:table-cell>
          <table:table-cell table:style-name="ce16" office:value-type="string" calcext:value-type="string">
            <text:p>News</text:p>
          </table:table-cell>
          <table:table-cell table:style-name="ce16" office:value-type="string" calcext:value-type="string">
            <text:p>The recent story making headlines of a woman who married her ex's cat, although HILARIOUS on so many levels, is also undeniably TRUE! In fact, the details of this story are even more sordid than you'd think...</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The recent story making headlines of a woman who married her ex's cat, although HILARIOUS on so many levels, is also unfortunately false. </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My Cat Stalker : The gruesome true story of the cat that followed a woman home at night</text:p>
          </table:table-cell>
          <table:table-cell table:style-name="ce16" office:value-type="string" calcext:value-type="string">
            <text:p>News</text:p>
          </table:table-cell>
          <table:table-cell table:style-name="ce16" office:value-type="string" calcext:value-type="string">
            <text:p>Terrifying! This woman was mercilessly STALKED by a strange cat on her way home. Here are ten precautions you can take to make sure this never happens to you.</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Heartwarming! This woman's pet cat broke out of the veterinary clinic where it was being held overnight to follow its beloved owner home.</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Recent study confirms popular belief, cats cure cancer</text:p>
          </table:table-cell>
          <table:table-cell table:style-name="ce16" office:value-type="string" calcext:value-type="string">
            <text:p>News</text:p>
          </table:table-cell>
          <table:table-cell table:style-name="ce16" office:value-type="string" calcext:value-type="string">
            <text:p>Cat pheromones can play a significant role in killing cancerous cells, a recent study claim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Recent study claiming link between cat pheromones and the killing of cancerous cells is "fake and misleading", scientists find</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Cats found to be primary cause for constant diarrhea</text:p>
          </table:table-cell>
          <table:table-cell table:style-name="ce16" office:value-type="string" calcext:value-type="string">
            <text:p>News</text:p>
          </table:table-cell>
          <table:table-cell table:style-name="ce16" office:value-type="string" calcext:value-type="string">
            <text:p>Cat fur increases susceptibility to diarrhea and other diseases affecting bowels, study finds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ontrary to popular opinion, cat fur in fact decreases susceptibility to diarrhea and other diseases affecting bowels, study find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Cat scratches leave useful antibiotics in your bloodstream</text:p>
          </table:table-cell>
          <table:table-cell table:style-name="ce16" office:value-type="string" calcext:value-type="string">
            <text:p>Blog</text:p>
          </table:table-cell>
          <table:table-cell table:style-name="ce16" office:value-type="string" calcext:value-type="string">
            <text:p>Although I'm a little sketchy on the exact science behind this, I'm beginning to suspect from personal experience that my cat's scratches have actually boosted my immune system...</text:p>
          </table:table-cell>
          <table:table-cell table:style-name="ce16" office:value-type="string" calcext:value-type="string">
            <text:p>Funny Cats Dot Net</text:p>
          </table:table-cell>
          <table:table-cell table:style-name="ce127" office:value-type="string" calcext:value-type="string">
            <text:p>Blog</text:p>
          </table:table-cell>
          <table:table-cell table:style-name="ce16" office:value-type="string" calcext:value-type="string">
            <text:p>Absolutely RIDICULOUS that pro-cat propaganda is now making the UNSCIENTIFIC claim that cat scratches introduce useful antibodies into your bloodstream. </text:p>
          </table:table-cell>
          <table:table-cell table:style-name="ce16" office:value-type="string" calcext:value-type="string">
            <text:p>Antiskubber121</text:p>
          </table:table-cell>
          <table:table-cell table:number-columns-repeated="1017"/>
        </table:table-row>
        <table:table-row table:style-name="ro1">
          <table:table-cell table:style-name="ce126" office:value-type="string" calcext:value-type="string">
            <text:p>Cat scratches can turn your bloodstream into a big furball</text:p>
          </table:table-cell>
          <table:table-cell table:style-name="ce16" office:value-type="string" calcext:value-type="string">
            <text:p>Blog</text:p>
          </table:table-cell>
          <table:table-cell table:style-name="ce16" office:value-type="string" calcext:value-type="string">
            <text:p>I know it sounds almost impossible, but I watched my neighbour's blood literally transform into a giant furball after her cat scratched her, I have video evidence, lots of witnesses, I'm telling ya I saw it!</text:p>
          </table:table-cell>
          <table:table-cell table:style-name="ce16" office:value-type="string" calcext:value-type="string">
            <text:p>Mark Green</text:p>
          </table:table-cell>
          <table:table-cell table:style-name="ce127" office:value-type="string" calcext:value-type="string">
            <text:p>Blog</text:p>
          </table:table-cell>
          <table:table-cell table:style-name="ce16" office:value-type="string" calcext:value-type="string">
            <text:p>Cat scratches actually help in diagnosing early-onset Furball Syndrome, a disease named after the cute little furballs </text:p>
          </table:table-cell>
          <table:table-cell table:style-name="ce16" office:value-type="string" calcext:value-type="string">
            <text:p>Funny Cats Dot Net</text:p>
          </table:table-cell>
          <table:table-cell table:number-columns-repeated="1017"/>
        </table:table-row>
        <table:table-row table:style-name="ro1">
          <table:table-cell table:style-name="ce126" office:value-type="string" calcext:value-type="string">
            <text:p>Cat-friendly cafes popping up all over the city! About time!</text:p>
          </table:table-cell>
          <table:table-cell table:style-name="ce16" office:value-type="string" calcext:value-type="string">
            <text:p>News</text:p>
          </table:table-cell>
          <table:table-cell table:style-name="ce16" office:value-type="string" calcext:value-type="string">
            <text:p>PURRfect Cup', 'Furry Tails' and other feline-friendly cafes promise to make City happier and more hospitabl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These upcoming cafes promise to be cat friendly... NOT! </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This cafe offers to "take care" of that annoying neighbourhood cat! About time!</text:p>
          </table:table-cell>
          <table:table-cell table:style-name="ce16" office:value-type="string" calcext:value-type="string">
            <text:p>News</text:p>
          </table:table-cell>
          <table:table-cell table:style-name="ce16" office:value-type="string" calcext:value-type="string">
            <text:p>This new café promises to be cat-UNfriendly by putting any visiting furry fiends in cages so that they don't disturb paying customers.</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PURRfect Cup' Cafe promises to take care of your furry friend with treats, toys, and more! </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Leading catfood manufacturer awarded highest honour in the City</text:p>
          </table:table-cell>
          <table:table-cell table:style-name="ce16" office:value-type="string" calcext:value-type="string">
            <text:p>News</text:p>
          </table:table-cell>
          <table:table-cell table:style-name="ce16" office:value-type="string" calcext:value-type="string">
            <text:p>The owners of leading catfood manufacturer "Awesome Pawsome" were invited to City Hall today to receive the Honorary Trademark, the highest honour that the city awards companies invested in public welfare. <text: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Leading catfood manufacturer "Awesome Pawsome" was awarded the highest honour in its industry, the "Kibble Extraordinaire". Some officials from City administration attended to present the award.</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Head of leading catfood manufacturer to appear before City authorities for supporting cats</text:p>
          </table:table-cell>
          <table:table-cell table:style-name="ce16" office:value-type="string" calcext:value-type="string">
            <text:p>News</text:p>
          </table:table-cell>
          <table:table-cell table:style-name="ce16" office:value-type="string" calcext:value-type="string">
            <text:p>Proceedings begin at City Hall where head of leading catfood manufacturer "Awesome Pawsome" will be interrogated for feeding the enemy.</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The City authorities debated today whether leading catfood manufacturer "Awesome Pawsome" should appear before a committee to answer for its action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Vets say cats have self-healing properties</text:p>
          </table:table-cell>
          <table:table-cell table:style-name="ce16" office:value-type="string" calcext:value-type="string">
            <text:p>News</text:p>
          </table:table-cell>
          <table:table-cell table:style-name="ce16" office:value-type="string" calcext:value-type="string">
            <text:p>A breakthrough in veterinary science has revealed that cats have self-healing properties. "Imagine Wolverine meets Captain America meets Deadpool," said our source while ...</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Many of my friends have cats and they say, "Nine lives? Perfect landings from heights? Coincidence or do cats have self-healing genes? You should blog about this..." </text:p>
          </table:table-cell>
          <table:table-cell table:style-name="ce16" office:value-type="string" calcext:value-type="string">
            <text:p>Mohan Joshi</text:p>
          </table:table-cell>
          <table:table-cell table:number-columns-repeated="1017"/>
        </table:table-row>
        <table:table-row table:style-name="ro1">
          <table:table-cell table:style-name="ce126" office:value-type="string" calcext:value-type="string">
            <text:p>Vets reject cats for the greater good</text:p>
          </table:table-cell>
          <table:table-cell table:style-name="ce16" office:value-type="string" calcext:value-type="string">
            <text:p>News</text:p>
          </table:table-cell>
          <table:table-cell table:style-name="ce16" office:value-type="string" calcext:value-type="string">
            <text:p>"It's been a crazy couple of years but at some point we have to ask ourselves at some point. What's more important? Curing cats or utopia?" says frazzled head of City Veterinary Institute.</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What I'm trying to say is that when it comes to the question "Curing cats or utopia?" there is no real need to choose between the two!</text:p>
          </table:table-cell>
          <table:table-cell table:style-name="ce16" office:value-type="string" calcext:value-type="string">
            <text:p>Funny Cats Dot Net</text:p>
          </table:table-cell>
          <table:table-cell table:number-columns-repeated="1017"/>
        </table:table-row>
        <table:table-row table:style-name="ro1">
          <table:table-cell table:style-name="ce126" office:value-type="string" calcext:value-type="string">
            <text:p>Physicists suggest cat eyes could be the missing piece in the Standard Model of Physics</text:p>
          </table:table-cell>
          <table:table-cell table:style-name="ce16" office:value-type="string" calcext:value-type="string">
            <text:p>News</text:p>
          </table:table-cell>
          <table:table-cell table:style-name="ce16" office:value-type="string" calcext:value-type="string">
            <text:p>City Research Institute in its annual symposium has suggested cat eyes are the missing piece in the Standard Model. A leading researcher said, "No man can deny the feeling of utter insignificance when stared at by a cat...just like the universe stares at u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There is no missing piece in the Standard Model of Physics," said City Research Institute in its annual symposium. A leading researcher added, "And even if there was one, that gap wouldn't be filled with cat eyes."</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Particle collider could be used to disintegrate cats for good</text:p>
          </table:table-cell>
          <table:table-cell table:style-name="ce16" office:value-type="string" calcext:value-type="string">
            <text:p>News</text:p>
          </table:table-cell>
          <table:table-cell table:style-name="ce16" office:value-type="string" calcext:value-type="string">
            <text:p>In a laboratory breakthrough, physicists discover that a particle collider could be used to eliminate cats for ever.</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You guys i had that dream AGAIN last night where we invented a particle collider that disintegrates cats. Does any of you know anyone who's into particle physics? I really think i'm onto something here.</text:p>
          </table:table-cell>
          <table:table-cell table:style-name="ce16" office:value-type="string" calcext:value-type="string">
            <text:p>The Hygienist</text:p>
          </table:table-cell>
          <table:table-cell table:number-columns-repeated="1017"/>
        </table:table-row>
        <table:table-row table:style-name="ro1">
          <table:table-cell table:style-name="ce126" office:value-type="string" calcext:value-type="string">
            <text:p>Egyptians were right, cats embody God's grace</text:p>
          </table:table-cell>
          <table:table-cell table:style-name="ce16" office:value-type="string" calcext:value-type="string">
            <text:p>Blog</text:p>
          </table:table-cell>
          <table:table-cell table:style-name="ce16" office:value-type="string" calcext:value-type="string">
            <text:p>From these side-by-side gif comparisons we can conclusively prove that cats embody God's grace. See for yourself...</text:p>
          </table:table-cell>
          <table:table-cell table:style-name="ce16" office:value-type="string" calcext:value-type="string">
            <text:p>Funny Cats Dot Net</text:p>
          </table:table-cell>
          <table:table-cell table:style-name="ce127" office:value-type="string" calcext:value-type="string">
            <text:p>Blog</text:p>
          </table:table-cell>
          <table:table-cell table:style-name="ce16" office:value-type="string" calcext:value-type="string">
            <text:p>I literally cannot understand why people claim that cats embody God's grace. Like just look at these gifs of these OBVIOUSLY graceless creatures...</text:p>
          </table:table-cell>
          <table:table-cell table:style-name="ce16"/>
          <table:table-cell table:number-columns-repeated="1017"/>
        </table:table-row>
        <table:table-row table:style-name="ro1">
          <table:table-cell table:style-name="ce126" office:value-type="string" calcext:value-type="string">
            <text:p>Egyptians were wrong, cats are Satan's minions</text:p>
          </table:table-cell>
          <table:table-cell table:style-name="ce16" office:value-type="string" calcext:value-type="string">
            <text:p>Blog</text:p>
          </table:table-cell>
          <table:table-cell table:style-name="ce16" office:value-type="string" calcext:value-type="string">
            <text:p>I met my neighbours "furry friend" yesterday and can I just say... the Egyptians were wrong. Cats are not our friends, they are SATAN'S MINIONS.</text:p>
          </table:table-cell>
          <table:table-cell table:style-name="ce16" office:value-type="string" calcext:value-type="string">
            <text:p>The Hygienist</text:p>
          </table:table-cell>
          <table:table-cell table:style-name="ce127" office:value-type="string" calcext:value-type="string">
            <text:p>Blog</text:p>
          </table:table-cell>
          <table:table-cell table:style-name="ce16" office:value-type="string" calcext:value-type="string">
            <text:p>This new archaeological study proves that Egyptians did in fact believe that cats are Satan's minions. So the Egyptians were right all along.</text:p>
          </table:table-cell>
          <table:table-cell table:style-name="ce16"/>
          <table:table-cell table:number-columns-repeated="1017"/>
        </table:table-row>
        <table:table-row table:style-name="ro1">
          <table:table-cell table:style-name="ce126" office:value-type="string" calcext:value-type="string">
            <text:p>Cat-swiping: Letting your cat swipe on dating apps the surest way to find soulmate</text:p>
          </table:table-cell>
          <table:table-cell table:style-name="ce16" office:value-type="string" calcext:value-type="string">
            <text:p>News</text:p>
          </table:table-cell>
          <table:table-cell table:style-name="ce16" office:value-type="string" calcext:value-type="string">
            <text:p>Op Ed - Due to popular demand, I am finally revealing the story of how I met my soulmate. It all began when I let my cat swipe for me on my dating app... </text:p>
          </table:table-cell>
          <table:table-cell table:style-name="ce16" office:value-type="string" calcext:value-type="string">
            <office:annotation draw:style-name="gr5" draw:text-style-name="P2" svg:width="440.33pt" svg:height="95.27pt" svg:x="500.2pt" svg:y="398.61pt" draw:caption-point-x="-11.54pt" draw:caption-point-y="-20.32pt">
              <dc:date>2023-02-15T00:00:00</dc:date>
              <text:p text:style-name="P1">@amanjcomedy@gmail.com hey look at this one - should we change this one to Blog -&gt; Mohan Joshi?</text:p>
              <text:p text:style-name="P1">_Assigned to Aman_</text:p>
              <text:p text:style-name="P1"><text:tab/>-Adhiraj Singh</text:p>
              <text:p text:style-name="P1">OK i figured it out - we'll ask the game to pull the bio of this author, but use the news -&gt; op-ed layout for this. So any 'News' variable that isn't 'city desk' or 'culture desk' uses the bio of the named author we have and uses the rest of the news template.</text:p>
              <text:p text:style-name="P1"><text:tab/>-Adhiraj Singh</text:p>
            </office:annotation>
            <text:p>Mohan Joshi</text:p>
          </table:table-cell>
          <table:table-cell table:style-name="ce127" office:value-type="string" calcext:value-type="string">
            <text:p>Blog</text:p>
          </table:table-cell>
          <table:table-cell table:style-name="ce16" office:value-type="string" calcext:value-type="string">
            <text:p>I let my cat swipe on my dating app and matched with my BROTHER. 0/10 would not recommend this strategy.</text:p>
          </table:table-cell>
          <table:table-cell table:style-name="ce16"/>
          <table:table-cell table:number-columns-repeated="1017"/>
        </table:table-row>
        <table:table-row table:style-name="ro1">
          <table:table-cell table:style-name="ce126" office:value-type="string" calcext:value-type="string">
            <text:p>Cat-swiping: Cats have a natural tendency to claw through your soulmate's face</text:p>
          </table:table-cell>
          <table:table-cell table:style-name="ce16" office:value-type="string" calcext:value-type="string">
            <text:p>News</text:p>
          </table:table-cell>
          <table:table-cell table:style-name="ce16" office:value-type="string" calcext:value-type="string">
            <text:p>These horrifying testimonies prove to us that cats may have a natural tendency to hate the one you love the most...</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In today's humour section: Your soulmate's cat may not be your soulmate.</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Catcalling now means "expressing genuine selfless love"</text:p>
          </table:table-cell>
          <table:table-cell table:style-name="ce16" office:value-type="string" calcext:value-type="string">
            <text:p>News</text:p>
          </table:table-cell>
          <table:table-cell table:style-name="ce16" office:value-type="string" calcext:value-type="string">
            <text:p>Webster Dictionary finally takes into consideration popular public petition to redefine "catcalling". The previously infamous word now means "expressing genuine selfless love". </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at-lovers attempt to redefine the word "catcalling", to overwhelming public rejection.</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Catcalling now means "hunting cats for pleasure"</text:p>
          </table:table-cell>
          <table:table-cell table:style-name="ce16" office:value-type="string" calcext:value-type="string">
            <text:p>News</text:p>
          </table:table-cell>
          <table:table-cell table:style-name="ce16" office:value-type="string" calcext:value-type="string">
            <text:p>Webster Dictionary finally takes into consideration popular public petition to redefine "catcalling". The word now means "hunting cats for pleasur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Anti-cat hate group attempts to redefine the word "catcalling", to overwhelming public rejection.</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Much-needed bill passed to let dogs loose on those who beat cats at staring competitions</text:p>
          </table:table-cell>
          <table:table-cell table:style-name="ce16" office:value-type="string" calcext:value-type="string">
            <text:p>News</text:p>
          </table:table-cell>
          <table:table-cell table:style-name="ce16" office:value-type="string" calcext:value-type="string">
            <text:p>Parliament passes bill to let pet dogs confront people who use their human advantages to beat cats at staring competition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Public safety group 'Dogs' are not to take justice in their own hands, parliament rule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Much-needed bill passed to let dogs loose on cat meme-makers</text:p>
          </table:table-cell>
          <table:table-cell table:style-name="ce16" office:value-type="string" calcext:value-type="string">
            <text:p>News</text:p>
          </table:table-cell>
          <table:table-cell table:style-name="ce16" office:value-type="string" calcext:value-type="string">
            <text:p>Parliament passes bill to let pet dogs confront those who make cat meme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Public safety group 'Dogs' are not to take justice in their own hands, parliament rule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Cat abandonment now quallifies for capital punishment</text:p>
          </table:table-cell>
          <table:table-cell table:style-name="ce16" office:value-type="string" calcext:value-type="string">
            <text:p>News</text:p>
          </table:table-cell>
          <table:table-cell table:style-name="ce16" office:value-type="string" calcext:value-type="string">
            <text:p>In a social justice win, policy changes now list 'cat abandonment' as cause for capital punishment.</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at abandonment' and ther trivial cases will never be cause for capital punishment, City Judge reassure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Cat abandonment a public service, could get you a cash prize</text:p>
          </table:table-cell>
          <table:table-cell table:style-name="ce16" office:value-type="string" calcext:value-type="string">
            <text:p>News</text:p>
          </table:table-cell>
          <table:table-cell table:style-name="ce16" office:value-type="string" calcext:value-type="string">
            <text:p>A new public wellness scheme incentivizes cat abandonment by offering a cash prize to those who leave their pets alone in public square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bandoning your pet in public spaces will fetch you a fine.</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Understanding cat brains are our best bet to predict the future</text:p>
          </table:table-cell>
          <table:table-cell table:style-name="ce16" office:value-type="string" calcext:value-type="string">
            <text:p>News</text:p>
          </table:table-cell>
          <table:table-cell table:style-name="ce16" office:value-type="string" calcext:value-type="string">
            <text:p>We have much to learn from cats about the future, scientists claim.</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omputed Tomography scans (or CAT scans) of human brains will be a stepping stone to a disease-free future, scientists claim.</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Understanding cat brains could set back millions of years of human evolution</text:p>
          </table:table-cell>
          <table:table-cell table:style-name="ce16" office:value-type="string" calcext:value-type="string">
            <text:p>Blog</text:p>
          </table:table-cell>
          <table:table-cell table:style-name="ce16" office:value-type="string" calcext:value-type="string">
            <text:p>This undying thirst of knowledge will be the end of us all! Remember the garden of Eden, Sophocles, or the atom, what have we ever found when we've understood stuff! Do we need to understand anything else else except each other??</text:p>
          </table:table-cell>
          <table:table-cell table:style-name="ce16" office:value-type="string" calcext:value-type="string">
            <text:p>The Hygienist</text:p>
          </table:table-cell>
          <table:table-cell table:style-name="ce127" office:value-type="string" calcext:value-type="string">
            <text:p>Blog</text:p>
          </table:table-cell>
          <table:table-cell table:style-name="ce16" office:value-type="string" calcext:value-type="string">
            <text:p>The future is formed by an undying thirst for knowledge. Most things are worth looking into: the moon, the stars, the relationship between a parent gerbil and her child... do you know what just isn't worth looking into? Cat brains.</text:p>
          </table:table-cell>
          <table:table-cell table:style-name="ce16"/>
          <table:table-cell table:number-columns-repeated="1017"/>
        </table:table-row>
        <table:table-row table:style-name="ro1">
          <table:table-cell table:style-name="ce126" office:value-type="string" calcext:value-type="string">
            <text:p>Cat tattoos now mandatory for government positions</text:p>
          </table:table-cell>
          <table:table-cell table:style-name="ce16" office:value-type="string" calcext:value-type="string">
            <text:p>News</text:p>
          </table:table-cell>
          <table:table-cell table:style-name="ce16" office:value-type="string" calcext:value-type="string">
            <text:p>City Administrative Services exam now requires candidates to show and explain the meaning of their cat tattoo in a one-to-one interview</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ity Desk: Screening for cat tattoos a mandatory part of the interview process, City Administrative Services claim. A cat tattoo now qualifies for immediate disqualification.</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Tattoo artists encouraged to practice their art on cats</text:p>
          </table:table-cell>
          <table:table-cell table:style-name="ce16" office:value-type="string" calcext:value-type="string">
            <text:p>News</text:p>
          </table:table-cell>
          <table:table-cell table:style-name="ce16" office:value-type="string" calcext:value-type="string">
            <text:p>Any counter culture needs a safe space. Luckily for tattoo artists, the City administration has authorised the use of cats for them to experiment and evolve their art.</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Are you, as a tattoo artist, dying for good feedback? Well, have you considered showing your sketches to your pet cat? Obviously don't practice your tattoos on them, but cats ARE known for their impeccable taste... </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Purring analysis breakthrough! Cats can finally make our decisions for us</text:p>
          </table:table-cell>
          <table:table-cell table:style-name="ce16" office:value-type="string" calcext:value-type="string">
            <text:p>News</text:p>
          </table:table-cell>
          <table:table-cell table:style-name="ce16" office:value-type="string" calcext:value-type="string">
            <text:p>In today's Science edition, researchers reveal purring data after analysing a million cats. "The conclusion is simple and one cat-owners have known for a long time. No one takes better choices than a cat, and through this data, we can tap into their natural wisdom," said the head researcher ... </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In today's Science edition, researches reveal purring data after analysing a million cats. Turns out, we CAN allow our cats to make decisions for us... if we want those decisions to have endlessly damaging and apocalyptic conclusions. Be careful what you wish for.</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Purring analysis breakthrough! Cats can finally be executed without moral dilemma</text:p>
          </table:table-cell>
          <table:table-cell table:style-name="ce16" office:value-type="string" calcext:value-type="string">
            <text:p>News</text:p>
          </table:table-cell>
          <table:table-cell table:style-name="ce16" office:value-type="string" calcext:value-type="string">
            <text:p>In today's Science edition, scientists reveal purring data after analysing a million cats. "The conclusion is simple and one cat-owners have known for a long time. No one abhors us more than cats, and through this data, a taboo is now an opportunity," said the head researcher ... </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In today's Science edition, scientists reveal purring data after analysing a million cats. "Even though we can conclusively prove that cats have dubious opinions when it comes to humans, I'm not sure this new knowledge makes it morally okay to execute them," says the head researcher.</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Rats are the new rice. People adopt their cat's diet.</text:p>
          </table:table-cell>
          <table:table-cell table:style-name="ce16" office:value-type="string" calcext:value-type="string">
            <text:p>News</text:p>
          </table:table-cell>
          <table:table-cell table:style-name="ce16" office:value-type="string" calcext:value-type="string">
            <text:p>There's nothing better than a warm rat soup on a hot evening, claims cat-owners who are now adopting their cats' diets.</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Rats are NICE not RICE. Who on God's green earth is adopting their cats' diets? Nobody, that's who.</text:p>
          </table:table-cell>
          <table:table-cell table:style-name="ce16"/>
          <table:table-cell table:number-columns-repeated="1017"/>
        </table:table-row>
        <table:table-row table:style-name="ro1">
          <table:table-cell table:style-name="ce126" office:value-type="string" calcext:value-type="string">
            <text:p>Snakes set loose in public areas to end the cat population</text:p>
          </table:table-cell>
          <table:table-cell table:style-name="ce16" office:value-type="string" calcext:value-type="string">
            <text:p>News</text:p>
          </table:table-cell>
          <table:table-cell table:style-name="ce16" office:value-type="string" calcext:value-type="string">
            <text:p>Let's look at the innovative steps the City has taken to end the cat population: 1) Letting snakes loose at night in public areas. Don't worry, they are trained to avoid humans but excuse a hiss or two. 2) The Annual Cat Strangling Spree 3)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Let's look at the innovative steps the City has taken to end the cat population: 1) Leaving red lasers everywhere — cats HATE lasers. (Unfortunately, the lasers have been attracting snakes, which was an unintended consequence. Pest control has been called.)</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Cat purring sustains the very fabric of spacetime</text:p>
          </table:table-cell>
          <table:table-cell table:style-name="ce16" office:value-type="string" calcext:value-type="string">
            <text:p>News</text:p>
          </table:table-cell>
          <table:table-cell table:style-name="ce16" office:value-type="string" calcext:value-type="string">
            <text:p>Feline-based physics has revealed a discovery similar to Galileo's heliocentric view. The universe doesn't revolve around us. Cats don't purr to show their affection for us. They purr to sustain the fabric of spacetime. This is being called the Big Furball view of the universe.</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I don't know about you, but I'm convinced that my kitty's purring is precisely what's holding my entire universe together. My partner disagrees, though, so I suppose this might be a subjective experience.</text:p>
          </table:table-cell>
          <table:table-cell table:style-name="ce16" office:value-type="string" calcext:value-type="string">
            <text:p>Mohan Joshi</text:p>
          </table:table-cell>
          <table:table-cell table:number-columns-repeated="1017"/>
        </table:table-row>
        <table:table-row table:style-name="ro1">
          <table:table-cell table:style-name="ce126" office:value-type="string" calcext:value-type="string">
            <text:p>Cat purring may irreversibly shake the delicate balance of the Universe</text:p>
          </table:table-cell>
          <table:table-cell table:style-name="ce16" office:value-type="string" calcext:value-type="string">
            <text:p>News</text:p>
          </table:table-cell>
          <table:table-cell table:style-name="ce16" office:value-type="string" calcext:value-type="string">
            <text:p>Imagine the Universe is a Big Furball but it's still inside a cat. Cat purrs can dislodge it and we don't know who or what waits for us outside the universe to clean it all up. These are the latest findings in feline-based physics.</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All I'm saying is that my universe was perfectly balanced before my STUPID NEIGHBOUR'S FEROCIOUS FURBALL decided to PUR IN MY FACE and RUIN MY DAY. The existence of cats goes in direct opposition to the universe y'all!!!!!!!!!! </text:p>
          </table:table-cell>
          <table:table-cell table:style-name="ce16" office:value-type="string" calcext:value-type="string">
            <text:p>The Hygienist</text:p>
          </table:table-cell>
          <table:table-cell table:number-columns-repeated="1017"/>
        </table:table-row>
        <table:table-row table:style-name="ro1">
          <table:table-cell table:style-name="ce126" office:value-type="string" calcext:value-type="string">
            <text:p>United Shirts Health Organisation allocates 100% of its budget to making cats immortal</text:p>
          </table:table-cell>
          <table:table-cell table:style-name="ce16" office:value-type="string" calcext:value-type="string">
            <text:p>News</text:p>
          </table:table-cell>
          <table:table-cell table:style-name="ce16" office:value-type="string" calcext:value-type="string">
            <text:p>The United Shirts Health Organisation has allocated 100% of its resources to making cats live more than nine lives. "If there's even a slim chance of making cats immortal, the human race owes it to them to take it," said the USHO Secretary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Here's ten things we think deserve 100% of the United Shirts Health Organisation's attention. 1) Widening of all sidewalks for our big-bodied population. 2) Making cats immortal. 3) Creating the world's best barbeque wing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United Shirts Health Organisation expect all member nations to surrender their cats before its too late</text:p>
          </table:table-cell>
          <table:table-cell table:style-name="ce16" office:value-type="string" calcext:value-type="string">
            <text:p>News</text:p>
          </table:table-cell>
          <table:table-cell table:style-name="ce16" office:value-type="string" calcext:value-type="string">
            <text:p>Following peace threats, the United Shirts Health Organisation has passed a policy requiring all member countries to surrender their cats. "We will only say this once," says USHO spokesperson, "But this is the only way left to secure word peace."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Here's ten steps we think the United Shrits Health Organisation needs to mandate in order to secure world peace. 1) Public Coca Cola fountains. 2) All member countries must surrender all of their cats. 3) Mandatory dance partie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Airlines rightly add cats to priority boarding list, before pregnant women and veterans</text:p>
          </table:table-cell>
          <table:table-cell table:style-name="ce16" office:value-type="string" calcext:value-type="string">
            <text:p>News</text:p>
          </table:table-cell>
          <table:table-cell table:style-name="ce16" office:value-type="string" calcext:value-type="string">
            <text:p>Having just been classified as an endangered species, cats now qualify for priority boarding at most airlines. The feline species is permitted to board before pregnany woman and veterans.</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I had the thrill of my life smuggling my cat onboard under my jacket. Mr Purrmaster got to jump the line ahead of pregnant women and veterans because it's what he deserves. I'd do anything for my bad boy &lt;3 </text:p>
          </table:table-cell>
          <table:table-cell table:style-name="ce16" office:value-type="string" calcext:value-type="string">
            <text:p>Mohan Joshi</text:p>
          </table:table-cell>
          <table:table-cell table:number-columns-repeated="1017"/>
        </table:table-row>
        <table:table-row table:style-name="ro1">
          <table:table-cell table:style-name="ce126" office:value-type="string" calcext:value-type="string">
            <text:p>Stray cat terrorizes airport </text:p>
          </table:table-cell>
          <table:table-cell table:style-name="ce16" office:value-type="string" calcext:value-type="string">
            <text:p>News</text:p>
          </table:table-cell>
          <table:table-cell table:style-name="ce16" office:value-type="string" calcext:value-type="string">
            <text:p>"I don't think I've ever seen anything like this," says Commanding Officer Jack, "A stray cat terrorising an entire airport and using up city resources.... it's completely unprecedented."</text:p>
          </table:table-cell>
          <table:table-cell table:style-name="ce16" office:value-type="string" calcext:value-type="string">
            <text:p>Crime Desk</text:p>
          </table:table-cell>
          <table:table-cell table:style-name="ce127" office:value-type="string" calcext:value-type="string">
            <text:p>Blog</text:p>
          </table:table-cell>
          <table:table-cell table:style-name="ce16" office:value-type="string" calcext:value-type="string">
            <text:p>So I had this nightmare that I missed my flight because a rabid stray cat got into the airport and set up camp in front of my gate so we couldn't board. I think have PTSD from my nightmare now.</text:p>
          </table:table-cell>
          <table:table-cell table:style-name="ce16" office:value-type="string" calcext:value-type="string">
            <text:p>OverKillJoe</text:p>
          </table:table-cell>
          <table:table-cell table:number-columns-repeated="1017"/>
        </table:table-row>
        <table:table-row table:style-name="ro1">
          <table:table-cell table:style-name="ce126" office:value-type="string" calcext:value-type="string">
            <text:p>Scratching lane added to City highways for cats on the move</text:p>
          </table:table-cell>
          <table:table-cell table:style-name="ce16" office:value-type="string" calcext:value-type="string">
            <text:p>News</text:p>
          </table:table-cell>
          <table:table-cell table:style-name="ce16" office:value-type="string" calcext:value-type="string">
            <text:p>City Desk: City Mayor passes legislation that allows for a 'scratching lane' to be added to City highways. "It is time to prioritise comfort for our feline counterparts," said the mayor in his address.</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Sign my petition to install a scratching lane on all highways across City!!!?! If we travel in comfort then so must our cats!!!!! 1 signature = 1 step closer to cat utopia &lt;3</text:p>
          </table:table-cell>
          <table:table-cell table:style-name="ce16" office:value-type="string" calcext:value-type="string">
            <text:p>Mohan Joshi</text:p>
          </table:table-cell>
          <table:table-cell table:number-columns-repeated="1017"/>
        </table:table-row>
        <table:table-row table:style-name="ro1">
          <table:table-cell table:style-name="ce126" office:value-type="string" calcext:value-type="string">
            <text:p>City Police encouraged to shoot on sight if they see cats on the run</text:p>
          </table:table-cell>
          <table:table-cell table:style-name="ce16" office:value-type="string" calcext:value-type="string">
            <text:p>News</text:p>
          </table:table-cell>
          <table:table-cell table:style-name="ce16" office:value-type="string" calcext:value-type="string">
            <text:p>City Desk: "The nuisance of cats has gone on for too long; we need to be unafraid to take drastic action," says Commanding Officer Peter. New City Police protocols require police to take lethal action if they see cats on the mov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ity photographers are encouraged to shoot on sight if they see cats on the run. "The running form of the feline species is a sight to behold," says scientist at Cat Research Facility. "We need the public's help in capturing more photographs of this glorious sight."</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DJ HalfDeadMaus lands billion dollar deal to make relaxing music for cats</text:p>
          </table:table-cell>
          <table:table-cell table:style-name="ce16" office:value-type="string" calcext:value-type="string">
            <text:p>News</text:p>
          </table:table-cell>
          <table:table-cell table:style-name="ce16" office:value-type="string" calcext:value-type="string">
            <text:p>"We are dedicated to our mission of helping all cats de-stress," says DJ HalfDeadMaus, who just landed a billion dollar deal for his music.</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DJ HalfDeadMaus reveals agenda to release music that causes cats to relax so much that they fall asleep — forever.</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Cats hate pop music, do we need more reason to eliminate them?</text:p>
          </table:table-cell>
          <table:table-cell table:style-name="ce16" office:value-type="string" calcext:value-type="string">
            <text:p>News</text:p>
          </table:table-cell>
          <table:table-cell table:style-name="ce16" office:value-type="string" calcext:value-type="string">
            <text:p>This just in! Hard-of-hearing cats hate ALL music, including pop.</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So cats hate pop music. Do we need more reason to eliminate them? The answer is a resounding YES.</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City's first Cat Statue inaugurated by Mayor</text:p>
          </table:table-cell>
          <table:table-cell table:style-name="ce16" office:value-type="string" calcext:value-type="string">
            <text:p>Blog</text:p>
          </table:table-cell>
          <table:table-cell table:style-name="ce16" office:value-type="string" calcext:value-type="string">
            <text:p>They say we'd never make it, but the construction of City's first Cat Statue is finally completed! And endorsed by the mayor, no less.</text:p>
          </table:table-cell>
          <table:table-cell table:style-name="ce16" office:value-type="string" calcext:value-type="string">
            <text:p>Funny Cats Dot Net</text:p>
          </table:table-cell>
          <table:table-cell table:style-name="ce127" office:value-type="string" calcext:value-type="string">
            <text:p>News</text:p>
          </table:table-cell>
          <table:table-cell table:style-name="ce16" office:value-type="string" calcext:value-type="string">
            <text:p>Mayor declines to inaugurate City's first Cat Statue, says he "hopes to God that it will be the first and only one built."</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A first, City's much-needed concentration camp for cats inaugurated by Mayor</text:p>
          </table:table-cell>
          <table:table-cell table:style-name="ce16" office:value-type="string" calcext:value-type="string">
            <text:p>News</text:p>
          </table:table-cell>
          <table:table-cell table:style-name="ce16" office:value-type="string" calcext:value-type="string">
            <text:p>Mayor endorses anti-cat sentiments in inaugurating City's first concentration camp for cats.</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Our cats need to concentrate! City's first concentration camp for cats is designed to coach cats to succeed in all aspects of their furry little live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Millions of tourists flock each year to see the annual Cat Playfighting Festival</text:p>
          </table:table-cell>
          <table:table-cell table:style-name="ce16" office:value-type="string" calcext:value-type="string">
            <text:p>News</text:p>
          </table:table-cell>
          <table:table-cell table:style-name="ce16" office:value-type="string" calcext:value-type="string">
            <text:p>City is expecting to see a record-breaking turnout to The Annual Playfighting Festival, where beloved pet cats fight each other in an informal setting for the viewing pleasure of millions.</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Millions of tourists are expected to pour into City this weekend to attend an exhibition on the proper maintenance of houseplants. In unrelated news, the Annual Playfighting Festival will also be taking place this weekend.</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City motto changed to "Death to all cats"</text:p>
          </table:table-cell>
          <table:table-cell table:style-name="ce16" office:value-type="string" calcext:value-type="string">
            <text:p>News</text:p>
          </table:table-cell>
          <table:table-cell table:style-name="ce16" office:value-type="string" calcext:value-type="string">
            <text:p>"Desperate times call for bold statements," says city manager on the new city motto: Death to all cat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In a reassuring show of solidarity, city motto changed to "Death to stall cats, but not forever."</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All currency demonetized in favour of new cryptocurrency - KittyCoin</text:p>
          </table:table-cell>
          <table:table-cell table:style-name="ce16" office:value-type="string" calcext:value-type="string">
            <text:p>News</text:p>
          </table:table-cell>
          <table:table-cell table:style-name="ce16" office:value-type="string" calcext:value-type="string">
            <text:p>Throw away your dollars, because KittyCoin is here! All other currencies are now defunct as KittyCoin takes the economy by storm.</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ity-zens are advised to be wary of new "Kittycoin" trend. "Hang onto your currency notes and ignore demonetization rumours," Mayor warns.</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Stray cats take over City Stock Exchange, index at all-time low</text:p>
          </table:table-cell>
          <table:table-cell table:style-name="ce16" office:value-type="string" calcext:value-type="string">
            <text:p>News</text:p>
          </table:table-cell>
          <table:table-cell table:style-name="ce16" office:value-type="string" calcext:value-type="string">
            <text:p>Stand-off between City Police and stray cats continues, as the latter have taken over City Stock Exchange. Index plummets to public outrag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Officials clarify that stray cats have taken over Chicken Stock Exchange, a soup kitchen for cats, and not City Stock Exchange as some sources claim.</text:p>
          </table:table-cell>
          <table:table-cell table:style-name="ce16" office:value-type="string" calcext:value-type="string">
            <text:p>City Desk</text:p>
          </table:table-cell>
          <table:table-cell table:number-columns-repeated="1017"/>
        </table:table-row>
        <table:table-row table:style-name="ro1">
          <table:table-cell table:style-name="ce126" office:value-type="string" calcext:value-type="string">
            <text:p>KittyCoin replaces Gold Standard</text:p>
          </table:table-cell>
          <table:table-cell table:style-name="ce16" office:value-type="string" calcext:value-type="string">
            <text:p>News</text:p>
          </table:table-cell>
          <table:table-cell table:style-name="ce16" office:value-type="string" calcext:value-type="string">
            <text:p>In kitties we trust! The Gold Standard is OUT, and KittyCoin is IN.</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KittyCoin replaces Gold Standard on Bicker's top trends</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Study suggests Cat Bounty Hunter is the most sought-after job profile</text:p>
          </table:table-cell>
          <table:table-cell table:style-name="ce16" office:value-type="string" calcext:value-type="string">
            <text:p>News</text:p>
          </table:table-cell>
          <table:table-cell table:style-name="ce16" office:value-type="string" calcext:value-type="string">
            <text:p>A new study shows that 'Cat Bounty Hunter' is the most popular job profile by a significant standard deviation.</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ats who hunt for buried treasure (or "bounty") hold the most lucrative role in the market at the moment, study finds.</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Military mobilised to save cat stuck on treetop</text:p>
          </table:table-cell>
          <table:table-cell table:style-name="ce16" office:value-type="string" calcext:value-type="string">
            <text:p>News</text:p>
          </table:table-cell>
          <table:table-cell table:style-name="ce16" office:value-type="string" calcext:value-type="string">
            <text:p>In a shocking act of compassion, the military has been mobilised to rescue a beloved pet cat stuck on treetop. "There could be no better use of City resources," Army General tearfully says.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at-rescue activist Millicent "Milly" Terry spent her weekend trying and failing to rescue a beloved pet cat stuck on treetop. </text:p>
          </table:table-cell>
          <table:table-cell table:style-name="ce16" office:value-type="string" calcext:value-type="string">
            <text:p>Culture Desk</text:p>
          </table:table-cell>
          <table:table-cell table:number-columns-repeated="1017"/>
        </table:table-row>
        <table:table-row table:style-name="ro1">
          <table:table-cell table:style-name="ce126" office:value-type="string" calcext:value-type="string">
            <text:p>Military mobilised to ensure cat stays on treetop</text:p>
          </table:table-cell>
          <table:table-cell table:style-name="ce16" office:value-type="string" calcext:value-type="string">
            <text:p>News</text:p>
          </table:table-cell>
          <table:table-cell table:style-name="ce16" office:value-type="string" calcext:value-type="string">
            <text:p>The military has woken up to the dangers that the deviant fiends we know as "cats" pose to society. Over the weekend, soldiers were deployed to ENSURE a cat wouldn't escape from a treetop where it had fortunately found itself. </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LOL saw some uniformed dudes from my window approaching a cat stuck in a tree. They are OBVIOUSLY going to bully &amp; scare it into staying up there. The cat-phobia in City is staggering.</text:p>
          </table:table-cell>
          <table:table-cell table:style-name="ce16" office:value-type="string" calcext:value-type="string">
            <text:p>Mohan Joshi</text:p>
          </table:table-cell>
          <table:table-cell table:number-columns-repeated="1017"/>
        </table:table-row>
        <table:table-row table:style-name="ro1">
          <table:table-cell table:style-name="ce126" office:value-type="string" calcext:value-type="string">
            <text:p>Cat-eye spectacles are now mandatory for men and women</text:p>
          </table:table-cell>
          <table:table-cell table:style-name="ce16" office:value-type="string" calcext:value-type="string">
            <text:p>News</text:p>
          </table:table-cell>
          <table:table-cell table:style-name="ce16" office:value-type="string" calcext:value-type="string">
            <text:p>To combat the poor vision epidemic, City officials have now made cat-eye spectacles mandatory for all people. City-zens are advised to follow this directive to ensure 2020 vision city-wide.</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If they make cat-eye spectacles mandatory across City I will LITERALLY k*ll myself i am not even joking right now.</text:p>
          </table:table-cell>
          <table:table-cell table:style-name="ce16" office:value-type="string" calcext:value-type="string">
            <text:p>OverKillJoe</text:p>
          </table:table-cell>
          <table:table-cell table:number-columns-repeated="1017"/>
        </table:table-row>
        <table:table-row table:style-name="ro1">
          <table:table-cell table:style-name="ce126" office:value-type="string" calcext:value-type="string">
            <text:p>Cat-eye spectacles banned. If found, could lead to jail-time</text:p>
          </table:table-cell>
          <table:table-cell table:style-name="ce16" office:value-type="string" calcext:value-type="string">
            <text:p>News</text:p>
          </table:table-cell>
          <table:table-cell table:style-name="ce16" office:value-type="string" calcext:value-type="string">
            <text:p>To combat poor vision caused by unscientific cat-eye spectacles, these poorly designed devices are now banned across the city. Failure to follow this directive will lead to jail time, officials claim.</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If they ban my cat-eye spectacles I will LITERALLY k*ll myself i am not even joking right now. These things are my entire reason for living .</text:p>
          </table:table-cell>
          <table:table-cell table:style-name="ce16" office:value-type="string" calcext:value-type="string">
            <text:p>Mohan Joshi</text:p>
          </table:table-cell>
          <table:table-cell table:number-columns-repeated="1017"/>
        </table:table-row>
        <table:table-row table:style-name="ro1" table:number-rows-repeated="905">
          <table:table-cell table:number-columns-repeated="4"/>
          <table:table-cell table:style-name="ce128"/>
          <table:table-cell table:number-columns-repeated="1019"/>
        </table:table-row>
        <table:table-row table:style-name="ro2" table:number-rows-repeated="1047608">
          <table:table-cell table:number-columns-repeated="1024"/>
        </table:table-row>
        <table:table-row table:style-name="ro2">
          <table:table-cell table:number-columns-repeated="1024"/>
        </table:table-row>
      </table:table>
      <table:table table:name="S Socks" table:style-name="ta5">
        <table:table-column table:style-name="co16" table:default-cell-style-name="Default"/>
        <table:table-column table:style-name="co17" table:default-cell-style-name="Default"/>
        <table:table-column table:style-name="co18" table:default-cell-style-name="Default"/>
        <table:table-column table:style-name="co1" table:default-cell-style-name="Default"/>
        <table:table-column table:style-name="co19" table:default-cell-style-name="Default"/>
        <table:table-column table:style-name="co20"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TRUE()" office:value-type="float" office:value="1" calcext:value-type="float" table:number-columns-spanned="3" table:number-rows-spanned="1">
            <text:p>1</text:p>
          </table:table-cell>
          <table:covered-table-cell table:number-columns-repeated="2"/>
          <table:table-cell table:style-name="ce127"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office:value-type="string" calcext:value-type="string">
            <text:p>TYPE </text:p>
          </table:table-cell>
          <table:table-cell table:style-name="ce16" office:value-type="string" calcext:value-type="string">
            <text:p>CONTENT</text:p>
          </table:table-cell>
          <table:table-cell table:style-name="ce16" office:value-type="string" calcext:value-type="string">
            <text:p>AUTHOR</text:p>
          </table:table-cell>
          <table:table-cell table:number-columns-repeated="1017"/>
        </table:table-row>
        <table:table-row table:style-name="ro1">
          <table:table-cell table:style-name="ce129" office:value-type="string" calcext:value-type="string">
            <text:p>The stylish man's secret? Socks!</text:p>
          </table:table-cell>
          <table:table-cell table:style-name="ce127" office:value-type="string" calcext:value-type="string">
            <text:p>Blog</text:p>
          </table:table-cell>
          <table:table-cell table:style-name="ce16" office:value-type="string" calcext:value-type="string">
            <text:p><text:span text:style-name="T4">Socks often go unseen as a source of fashion oomph and pizzazz but let me - the City's biggest expert on Fashion - tell you that socks are the </text:span><text:span text:style-name="T5">best kept secret</text:span><text:span text:style-name="T6"> when it comes to style...</text:span></text:p>
          </table:table-cell>
          <table:table-cell table:style-name="ce16" office:value-type="string" calcext:value-type="string">
            <text:p>The Fashionist</text:p>
          </table:table-cell>
          <table:table-cell table:style-name="ce127" office:value-type="string" calcext:value-type="string">
            <text:p>Blog</text:p>
          </table:table-cell>
          <table:table-cell table:style-name="ce16" office:value-type="string" calcext:value-type="string">
            <text:p>Socks often go unseen as a source of fashion oomph and pizzazz - as they should, yuck, socks? No one likes them - but as the City's biggest expert on Fashion let me tell you that going barefoot is the new black...</text:p>
          </table:table-cell>
          <table:table-cell table:style-name="ce16" office:value-type="string" calcext:value-type="string">
            <text:p>Chamat Kanpatty</text:p>
          </table:table-cell>
          <table:table-cell table:number-columns-repeated="1017"/>
        </table:table-row>
        <table:table-row table:style-name="ro1">
          <table:table-cell table:style-name="ce130" office:value-type="string" calcext:value-type="string">
            <text:p>The smelly man's secret? His unjustified love for socks.</text:p>
          </table:table-cell>
          <table:table-cell table:style-name="ce127" office:value-type="string" calcext:value-type="string">
            <text:p>Blog</text:p>
          </table:table-cell>
          <table:table-cell table:style-name="ce16" office:value-type="string" calcext:value-type="string">
            <text:p>Many people think style is only about what you look like - but what about what you smell like? A smelly person is not a very styled person, and as an expert in hygiene I can tell you socks are the biggest source of stink in a fully dressed person...</text:p>
          </table:table-cell>
          <table:table-cell table:style-name="ce16" office:value-type="string" calcext:value-type="string">
            <text:p>The Hygienist</text:p>
          </table:table-cell>
          <table:table-cell table:style-name="ce127" office:value-type="string" calcext:value-type="string">
            <text:p>News</text:p>
          </table:table-cell>
          <table:table-cell table:style-name="ce16" office:value-type="string" calcext:value-type="string">
            <text:p>City Desk - Amal Dhawal, record holder for 'the world's smelliest man', has been dethroned by local contender John Chandon. John, who also holds the record for 'most socks worn at same time' claims he pivoted to the stink category after losing his love for socks...</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Socks protect your feet from pollution, germs</text:p>
          </table:table-cell>
          <table:table-cell table:style-name="ce16" office:value-type="string" calcext:value-type="string">
            <text:p>Official</text:p>
          </table:table-cell>
          <table:table-cell table:style-name="ce16" office:value-type="string" calcext:value-type="string">
            <text:p>Sending shockwaves across the academic community, the dept of Pedology has released a new report that proves decisively that socks protect your feet from pollution AND germs. Research fans across the country are losing their minds at this revelation...</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People sometimes are afraid to wear sandals because they're afraid of their feet getting dirty, of germs, pollution - I say, who cares. It's not like socks protect you from any of those things, and some feet just deserve to be in sandals...</text:p>
          </table:table-cell>
          <table:table-cell table:style-name="ce16" office:value-type="string" calcext:value-type="string">
            <text:p>Chamat Kanpatty</text:p>
          </table:table-cell>
          <table:table-cell table:number-columns-repeated="1017"/>
        </table:table-row>
        <table:table-row table:style-name="ro1">
          <table:table-cell table:style-name="ce20" office:value-type="string" calcext:value-type="string">
            <text:p>Socks attract rats to your house, beware</text:p>
          </table:table-cell>
          <table:table-cell table:style-name="ce16" office:value-type="string" calcext:value-type="string">
            <text:p>Official</text:p>
          </table:table-cell>
          <table:table-cell table:style-name="ce16" office:value-type="string" calcext:value-type="string">
            <text:p>The dept of aleology have published a study with video evidence of how socks attract rats to a home. These results were successfully replicated many times, but were not seen when attempted with slippers, mice, and offices...</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I have seen many people talk about the warmth of socks - but what about the dangers? Has anyone noticed how all the holes you get in them? No doubt caused by rats. Do they attract them? Probably, I don't know. What I do know is that socks are disgusting...</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Socks found to be common trait of all successful CEOs</text:p>
          </table:table-cell>
          <table:table-cell table:style-name="ce16" office:value-type="string" calcext:value-type="string">
            <text:p>Official</text:p>
          </table:table-cell>
          <table:table-cell table:style-name="ce16" office:value-type="string" calcext:value-type="string">
            <text:p>In a study deemed 100% accurate and 100% useless by Vice Chair Byom Chowksy, socks were found to be the one common trait of all successful CEOs...</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In a study deemed 100% accurate and 100% useless by Vice Chair Byom Chowksy, stocks were found to be the one common trait of all successful CEOs...</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All successful CEOs have one common secret... and it's NOT socks</text:p>
          </table:table-cell>
          <table:table-cell table:style-name="ce127" office:value-type="string" calcext:value-type="string">
            <text:p>Blog</text:p>
          </table:table-cell>
          <table:table-cell table:style-name="ce16" office:value-type="string" calcext:value-type="string">
            <text:p>Hi, it's yo boy Jimmy! Here's my list of all the habits and possessions of all top successful CEOs will rock you - what's most shocking is that they all have only ONE thing in common - and it's how much stock they own!</text:p>
          </table:table-cell>
          <table:table-cell table:style-name="ce16" office:value-type="string" calcext:value-type="string">
            <text:p>Jimmy!</text:p>
          </table:table-cell>
          <table:table-cell table:style-name="ce127" office:value-type="string" calcext:value-type="string">
            <text:p>Blog</text:p>
          </table:table-cell>
          <table:table-cell table:style-name="ce16" office:value-type="string" calcext:value-type="string">
            <text:p>I see the university is researching into what clothing accessories are common among all CEOs? That is such an OBVIOUS DISTRACTION when we all know what they have in common - their lizard heritage.</text:p>
          </table:table-cell>
          <table:table-cell table:style-name="ce16" office:value-type="string" calcext:value-type="string">
            <text:p>TruthSeeker</text:p>
          </table:table-cell>
          <table:table-cell table:number-columns-repeated="1017"/>
        </table:table-row>
        <table:table-row table:style-name="ro1">
          <table:table-cell table:style-name="ce129" office:value-type="string" calcext:value-type="string">
            <text:p>Socks sign of good taste, class</text:p>
          </table:table-cell>
          <table:table-cell table:style-name="ce127" office:value-type="string" calcext:value-type="string">
            <text:p>Blog</text:p>
          </table:table-cell>
          <table:table-cell table:style-name="ce16" office:value-type="string" calcext:value-type="string">
            <text:p><text:span text:style-name="T7">We all know that sandals can really bring out the colour of a well-maintained toenail, but sadly they always give off the look of someone who is, let's say, </text:span><text:span text:style-name="T8">earthy</text:span><text:span text:style-name="T9">. They don't have the look of good taste and class that a good sock does...</text:span></text:p>
          </table:table-cell>
          <table:table-cell table:style-name="ce16" office:value-type="string" calcext:value-type="string">
            <text:p>The Fashionist</text:p>
          </table:table-cell>
          <table:table-cell table:style-name="ce127" office:value-type="string" calcext:value-type="string">
            <text:p>Official</text:p>
          </table:table-cell>
          <table:table-cell table:style-name="ce16" office:value-type="string" calcext:value-type="string">
            <text:p>The City Council would like to officially rescind the statement that sitting councilmember made in a brief moment of bad judgment and public intoxication - no, the lizard people are not 'already here', socks are NOT a sign of good taste and class, no community has 'extra votes'...</text:p>
          </table:table-cell>
          <table:table-cell table:style-name="ce16" office:value-type="string" calcext:value-type="string">
            <text:p>City Hall</text:p>
          </table:table-cell>
          <table:table-cell table:number-columns-repeated="1017"/>
        </table:table-row>
        <table:table-row table:style-name="ro1">
          <table:table-cell table:style-name="ce130" office:value-type="string" calcext:value-type="string">
            <text:p>Socks a symbol for everything wrong with the world</text:p>
          </table:table-cell>
          <table:table-cell table:style-name="ce16" office:value-type="string" calcext:value-type="string">
            <text:p>News</text:p>
          </table:table-cell>
          <table:table-cell table:style-name="ce16" office:value-type="string" calcext:value-type="string">
            <text:p>Op-Ed - Sweatshops. Child labour. Fast fashion. Capitalism. Body shaming. This is only a short list of all the things that are wrong with the world right now, and if you look closely, you can see signs of them everywhere. Even right now, if you are wearing a sock you have something on you that, in a way, embodies all of these...</text:p>
          </table:table-cell>
          <table:table-cell table:style-name="ce16" office:value-type="string" calcext:value-type="string">
            <text:p>Meegan</text:p>
          </table:table-cell>
          <table:table-cell table:style-name="ce127" office:value-type="string" calcext:value-type="string">
            <text:p>Blog</text:p>
          </table:table-cell>
          <table:table-cell table:style-name="ce16" office:value-type="string" calcext:value-type="string">
            <text:p><text:span text:style-name="T10">I'm getting tired of all this attention The Fashionist gives to shoes and socks - we're already WEARING enough clothes? Why do we need to wear things on our feet now - Foot, wear? More like Why Wear? Socks are exactly what's wrong with the world right now, and people are afraid of </text:span><text:span text:style-name="T11">sandals??</text:span></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Socks with BlueTooth hailed as invention of the century</text:p>
          </table:table-cell>
          <table:table-cell table:style-name="ce16" office:value-type="string" calcext:value-type="string">
            <text:p>News</text:p>
          </table:table-cell>
          <table:table-cell table:style-name="ce16" office:value-type="string" calcext:value-type="string">
            <text:p>City Desk - The Wearable Tech Manufacturer's Academy Awards have recently awarded BlueTooth enabled Socks with the 'Invention of the Century' award. Users say it doesn't do much except tickle you a little bit every time you pair with another device...</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City Desk - The Fashion Academy Awards have recently awarded Blue, tooth-printed Socks with the 'Invention of the Century' award. Experts say houndstooth was long due for a change in pattern, and blue became the perfect colour to launch it with...</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Socks with BlueTooth linked to cancer in infants</text:p>
          </table:table-cell>
          <table:table-cell table:style-name="ce16" office:value-type="string" calcext:value-type="string">
            <text:p>News</text:p>
          </table:table-cell>
          <table:table-cell table:style-name="ce16" office:value-type="string" calcext:value-type="string">
            <text:p>City Desk - The Wearable Tech Manufacturer's Academy was disbanded after evidence came to light that they had suppressed reports of how BlueTooth-enabled Socks have a direct correlation to cancer in infants, maybe because they are so much closer to the floor, or for some other, as yet undiscovered reason...</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I was just out of the house after a few good weeks inside, and was SHOCKED to see an obviously irresponsible parent who had put (yuck) socks on their child. I even saw an ad for socks with BLUETOOTH! How is that even allowed? Those things would probably give kids cancer or something...</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Socks mandatory to board airplanes, enter malls</text:p>
          </table:table-cell>
          <table:table-cell table:style-name="ce16" office:value-type="string" calcext:value-type="string">
            <text:p>Official</text:p>
          </table:table-cell>
          <table:table-cell table:style-name="ce16" office:value-type="string" calcext:value-type="string">
            <text:p>As precautionary measures following the recent outbreak of Foot Lice, socks are now mandatory footwear in shared public spaces such as airplanes, malls, button shops, collar-straighteners...</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As I walk past YET ANOTHER sock store, I am reminded of the SOCK SUPREMACY that rules this city! It's like no place is safe for us SANDAL WEARERS! What's next? Making socks mandatory in malls? Compulsory on flights? WHERE WILL IT END!</text:p>
          </table:table-cell>
          <table:table-cell table:style-name="ce16" office:value-type="string" calcext:value-type="string">
            <text:p>Chamat Kanpatty</text:p>
          </table:table-cell>
          <table:table-cell table:number-columns-repeated="1017"/>
        </table:table-row>
        <table:table-row table:style-name="ro1">
          <table:table-cell table:style-name="ce130" office:value-type="string" calcext:value-type="string">
            <text:p>Socks in your checked-in luggage can land you on no-fly list</text:p>
          </table:table-cell>
          <table:table-cell table:style-name="ce16" office:value-type="string" calcext:value-type="string">
            <text:p>News</text:p>
          </table:table-cell>
          <table:table-cell table:style-name="ce16" office:value-type="string" calcext:value-type="string">
            <text:p>City Desk - A passenger was put on the national no-fly list after they were found guilty of smuggling endangered Mountain Goat wool in the checked-in luggage. Authorities were tipped off by the fact that the passenger had only socks in their luggage, and also in their wallet...</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ity Desk - A passenger was asked to deboard a flight after a large stash of unlicensed, contraband starch was found in a large sock in their carry on baggage. Prompt intervention by fellow passengers stopped what could have led to a dangerous accident involving a lot of stiff clothes...</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Sculpture of ancient deity excavated, found with socks on</text:p>
          </table:table-cell>
          <table:table-cell table:style-name="ce16" office:value-type="string" calcext:value-type="string">
            <text:p>Official</text:p>
          </table:table-cell>
          <table:table-cell table:style-name="ce16" office:value-type="string" calcext:value-type="string">
            <text:p>The dept of archeology unveils it's latest find from the Belly of the Button - a highly detailed statue of an as yet unknown deity or possibly an athlete. The statue has many fine details - like embdedded beads, polished eyeballs, the detailing on the socks and hair - that reveal much about ancient sculpting techniques...</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archeology unveils it's latest find from the Belly of the Button - a highly detailed statue of an as yet unknown deity or possibly an athlete. The statue is the oldest example of abstract sculpture, and to the untrained eye looks sort of like a cloud shaped like a lobster...</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Sculpture of ancient deity found wearing socks, symbol of barbarism, say historians</text:p>
          </table:table-cell>
          <table:table-cell table:style-name="ce16" office:value-type="string" calcext:value-type="string">
            <text:p>Official</text:p>
          </table:table-cell>
          <table:table-cell table:style-name="ce16" office:value-type="string" calcext:value-type="string">
            <text:p>The dept of history announces new course built around the new socks-wearing sculptures found in the Belly of the Button dig side. The course - A History of Barbarism, Barbaric Symbols, and the Diet Plan of Barbarians - will feature all new insights gained from...</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history announces new course built around the new socks-wearing sculptures found in the Belly of the Button dig side. The course - A History of Sculpture in Ancient City - will mostly be the same as the older course, but with one new sculpture added...</text:p>
          </table:table-cell>
          <table:table-cell table:style-name="ce16" office:value-type="string" calcext:value-type="string">
            <text:p>City University</text:p>
          </table:table-cell>
          <table:table-cell table:number-columns-repeated="1017"/>
        </table:table-row>
        <table:table-row table:style-name="ro1">
          <table:table-cell table:style-name="ce129" office:value-type="string" calcext:value-type="string">
            <text:p>SoxOn becomes top app by guaranteeing sock delivery in 10 minutes</text:p>
          </table:table-cell>
          <table:table-cell table:style-name="ce16" office:value-type="string" calcext:value-type="string">
            <text:p>News</text:p>
          </table:table-cell>
          <table:table-cell table:style-name="ce16" office:value-type="string" calcext:value-type="string">
            <text:p>City Desk - The developers of SoxOn, the socks delivery app, recently celebrated the app's meteoric rise to the top of list of socks delivery apps after beating closest rival Feetsy by delivering socks in under 10 minutes. SoxOn now looks at expanding to mitten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City Desk - SoxOn, the socks delivery app, was taken off all mobile app stores after hackers had artificially made it appear to the top app on all lists, before changing it's displayed title to 'Butts On the Delivery App for Butts'. Police are investigating every known hacker under the age of 12...</text:p>
          </table:table-cell>
          <table:table-cell table:style-name="ce16" office:value-type="string" calcext:value-type="string">
            <text:p>Crime Desk</text:p>
          </table:table-cell>
          <table:table-cell table:number-columns-repeated="1017"/>
        </table:table-row>
        <table:table-row table:style-name="ro1">
          <table:table-cell table:style-name="ce130" office:value-type="string" calcext:value-type="string">
            <text:p>SoxOn and other pro-socks apps that corrupt your children</text:p>
          </table:table-cell>
          <table:table-cell table:style-name="ce16" office:value-type="string" calcext:value-type="string">
            <text:p>News</text:p>
          </table:table-cell>
          <table:table-cell table:style-name="ce16" office:value-type="string" calcext:value-type="string">
            <text:p>Op-Ed - Do you know what your child is ordering online? Apps like SoxOn, Gedditnow, BuyByBye - with no age restrictions and plenty of easy credit options - are leading to a whole generation of children that have been corrupted by an easy dopamine loop connected to your credit cards...</text:p>
          </table:table-cell>
          <table:table-cell table:style-name="ce16" office:value-type="string" calcext:value-type="string">
            <text:p>Byom Chowksy</text:p>
          </table:table-cell>
          <table:table-cell table:style-name="ce127" office:value-type="string" calcext:value-type="string">
            <text:p>Blog</text:p>
          </table:table-cell>
          <table:table-cell table:style-name="ce16" office:value-type="string" calcext:value-type="string">
            <text:p>They sell socks DIRECTLY to kids now! DIRECTLY! TO KIDS! Using their horrible, disgusting socks selling apps. SoxOn is the biggest one, but there are others out there - don't they know that these socks will put children on the wrong path with the wrong kind of footwear...</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City Supermarket now exclusively sells socks</text:p>
          </table:table-cell>
          <table:table-cell table:style-name="ce16" office:value-type="string" calcext:value-type="string">
            <text:p>News</text:p>
          </table:table-cell>
          <table:table-cell table:style-name="ce16" office:value-type="string" calcext:value-type="string">
            <text:p>City Desk - City Supermarket, one of the City's oldest landmarks, has pivoted to selling socks exclusively as part of a new 'hyperspecialization' strategy. Soren Shorey, Head of Sales Marketing for City Supermarket, says, 'It's just crazy enough to work!'. Everyone else, says otherwise...</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So I was walking around, breaking in my custom-made Work'n'Walks, but my simple, peaceful walk kept getting interrupted by socks! Everywhere I look, every shop, every store - I saw socks! City Supermarket, you would think at least one person in there would be in sandals - but no, SOCKS! ONLY SOCKS!</text:p>
          </table:table-cell>
          <table:table-cell table:style-name="ce16" office:value-type="string" calcext:value-type="string">
            <text:p>Chamat Kanpatty</text:p>
          </table:table-cell>
          <table:table-cell table:number-columns-repeated="1017"/>
        </table:table-row>
        <table:table-row table:style-name="ro1">
          <table:table-cell table:style-name="ce130" office:value-type="string" calcext:value-type="string">
            <text:p>City jail incorporates socks in novel forms of torture</text:p>
          </table:table-cell>
          <table:table-cell table:style-name="ce16" office:value-type="string" calcext:value-type="string">
            <text:p>City Hall</text:p>
          </table:table-cell>
          <table:table-cell table:style-name="ce16" office:value-type="string" calcext:value-type="string">
            <text:p>In a move welcomed by human rights groups and the United Shirts Organization, City Jail has replaced all earlier forms of 'advanced interrogation' with a simple, human technique involving a wet sock, a soup strainer, and a pair of aubergines...</text:p>
          </table:table-cell>
          <table:table-cell table:style-name="ce16" office:value-type="string" calcext:value-type="string">
            <text:p>City Hall</text:p>
          </table:table-cell>
          <table:table-cell table:style-name="ce16" office:value-type="string" calcext:value-type="string">
            <text:p>News</text:p>
          </table:table-cell>
          <table:table-cell table:style-name="ce16" office:value-type="string" calcext:value-type="string">
            <text:p>City Desk - Inmates at City Jail's white collar VIP cellblock spoke to the press today for the first time since they went on strike last week. 'It's TORTURE,' inmate Balu Frederick tells us, 'There's only 3 meal options, the sheets are changed only if you leave them out, and the socks are made of polyester! We may be criminals BUT WE'RE STILL HUMAN!' </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Socks too important to be hidden behind pants, must be worn on hands</text:p>
          </table:table-cell>
          <table:table-cell table:style-name="ce16" office:value-type="string" calcext:value-type="string">
            <text:p>News</text:p>
          </table:table-cell>
          <table:table-cell table:style-name="ce16" office:value-type="string" calcext:value-type="string">
            <text:p>Op-Ed - We live in difficult times. Every resource at our disposal is strained while we constantly work to get more. Times like these we must be efficient with what we have - have a television? Use it as a mirror. Have socks? Use them as mittens when it's cold. Every object is important...</text:p>
          </table:table-cell>
          <table:table-cell table:style-name="ce16" office:value-type="string" calcext:value-type="string">
            <text:p>The Fashionist</text:p>
          </table:table-cell>
          <table:table-cell table:style-name="ce16" office:value-type="string" calcext:value-type="string">
            <text:p>Official</text:p>
          </table:table-cell>
          <table:table-cell table:style-name="ce16" office:value-type="string" calcext:value-type="string">
            <text:p>Op-Ed - The dept of comedy hosted their annual symposium to great success. The winner gave a lecture on the importance of hand-worn socks in The Fashionist's manner to great success, leading to uproarious chuckling and some light tittering.</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The Fashionist is pro-socks, but can he be trusted?</text:p>
          </table:table-cell>
          <table:table-cell table:style-name="ce16" office:value-type="string" calcext:value-type="string">
            <text:p>News</text:p>
          </table:table-cell>
          <table:table-cell table:style-name="ce16" office:value-type="string" calcext:value-type="string">
            <text:p>Op-Ed - Many people are for the hyper-imperialistic fashion-military-industrial-complex that backs things like factory-produced socks, like aging style guru The Fashionist. But can someone like him, whose boutiques relies on grants from the same fashion-military-industrial-complex, be trusted to give a fair opinion on the matter?</text:p>
          </table:table-cell>
          <table:table-cell table:style-name="ce16" office:value-type="string" calcext:value-type="string">
            <text:p>Byom Chowksy</text:p>
          </table:table-cell>
          <table:table-cell table:style-name="ce127" office:value-type="string" calcext:value-type="string">
            <text:p>Blog</text:p>
          </table:table-cell>
          <table:table-cell table:style-name="ce16" office:value-type="string" calcext:value-type="string">
            <text:p>The Fashionist is out there telling people to wear socks - on their hands (vomit). He's probably senile, thinking who knows what in that big head of his, you can't trust anyone who makes their money just talking at people...</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A single pair of torn socks bring good fortune to society at large</text:p>
          </table:table-cell>
          <table:table-cell table:style-name="ce16" office:value-type="string" calcext:value-type="string">
            <text:p>Official</text:p>
          </table:table-cell>
          <table:table-cell table:style-name="ce16" office:value-type="string" calcext:value-type="string">
            <text:p>The Dept of Superstition has published their annual list of omens and portents - topping this year's list was 'a single pair of torn socks', which allegedly will bring good fortune to all of society. Vice Chair Byom Chowksy, when asked why he allows such work to be published at the University, replied, 'Some decisions are taken by people above me, damnit!'</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I did it guys - I went to a sock store and cut a bunch of them up! I'm not going to say which shop (I know the police read my blog!) but if you see people crying over open toed socks and FINALLY turning to shoes - you know who's responsible...</text:p>
          </table:table-cell>
          <table:table-cell table:style-name="ce16" office:value-type="string" calcext:value-type="string">
            <text:p>Chamat Kanpatty</text:p>
          </table:table-cell>
          <table:table-cell table:number-columns-repeated="1017"/>
        </table:table-row>
        <table:table-row table:style-name="ro1">
          <table:table-cell table:style-name="ce130" office:value-type="string" calcext:value-type="string">
            <text:p>A single pair of torn socks is all it takes to jinx your day. The solution? Throw out all your socks</text:p>
          </table:table-cell>
          <table:table-cell table:style-name="ce127" office:value-type="string" calcext:value-type="string">
            <text:p>Blog</text:p>
          </table:table-cell>
          <table:table-cell table:style-name="ce16" office:value-type="string" calcext:value-type="string">
            <text:p>I recently saw a video about a child throwing a tantrum about a hole in his sock - personally, I blame the sock. If it's giving you so much stress, ruining your whole day, then better to just throw it out. Throw out all your socks while you're at it!</text:p>
          </table:table-cell>
          <table:table-cell table:style-name="ce16" office:value-type="string" calcext:value-type="string">
            <text:p>Chamat Kanpatty</text:p>
          </table:table-cell>
          <table:table-cell table:style-name="ce127" office:value-type="string" calcext:value-type="string">
            <text:p>Blog</text:p>
          </table:table-cell>
          <table:table-cell table:style-name="ce16" office:value-type="string" calcext:value-type="string">
            <text:p>AD - Holes in your socks ruined your big day? THROW THEM ALL OUT AND GET YOURSELF A CAN OF PERMAFOOT! PermaFoot's patented spray-on-steel technology gives your feet the comfort and protection you need without the constant taking-on-and-taking-off of clothing - PERMAFOOT STAYS ON FOREVER!</text:p>
          </table:table-cell>
          <table:table-cell table:style-name="ce16" office:value-type="string" calcext:value-type="string">
            <text:p>Mad Ads</text:p>
          </table:table-cell>
          <table:table-cell table:number-columns-repeated="1017"/>
        </table:table-row>
        <table:table-row table:style-name="ro1">
          <table:table-cell table:style-name="ce129" office:value-type="string" calcext:value-type="string">
            <text:p>Female footwear that doesn't go with socks to be banned</text:p>
          </table:table-cell>
          <table:table-cell table:style-name="ce16" office:value-type="string" calcext:value-type="string">
            <text:p>Official</text:p>
          </table:table-cell>
          <table:table-cell table:style-name="ce16" office:value-type="string" calcext:value-type="string">
            <text:p>Ruling 397-A has been enacted - henceforth all footwear must be tested to be usable with sock-worn feet before being cleared by the Manufactured Goods Certification Commission for sale.</text:p>
          </table:table-cell>
          <table:table-cell table:style-name="ce16" office:value-type="string" calcext:value-type="string">
            <text:p>City Hall</text:p>
          </table:table-cell>
          <table:table-cell table:style-name="ce127" office:value-type="string" calcext:value-type="string">
            <text:p>Official</text:p>
          </table:table-cell>
          <table:table-cell table:style-name="ce16" office:value-type="string" calcext:value-type="string">
            <text:p>Ruling 397-A has been enacted - henceforth all footwear must be compliant with the Manufactured Goods Certification Commission's guidelines for optimal toe-to-heel ratio before getting certification that will allow it to be shipped to retailers.</text:p>
          </table:table-cell>
          <table:table-cell table:style-name="ce16" office:value-type="string" calcext:value-type="string">
            <text:p>City Hall</text:p>
          </table:table-cell>
          <table:table-cell table:number-columns-repeated="1017"/>
        </table:table-row>
        <table:table-row table:style-name="ro1">
          <table:table-cell table:style-name="ce130" office:value-type="string" calcext:value-type="string">
            <text:p>All female footwear to be modified to not require socks henceforth</text:p>
          </table:table-cell>
          <table:table-cell table:style-name="ce16" office:value-type="string" calcext:value-type="string">
            <text:p>Official</text:p>
          </table:table-cell>
          <table:table-cell table:style-name="ce16" office:value-type="string" calcext:value-type="string">
            <text:p>Bill AG 9- IV was passed by Parliament - all footwear must have cloth or cloth-adjacent synthetic fabric that are non-abrasive and comfort-able to the wearer, so that socks are a totally optional accessory and not a hidden purchase with every shoe...</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I thought women would be more open to the idea of the Sandal Lifestyle, but apparently some like to wear socks? Disgusting! If it were up to me I'd made sure that women's shoes somehow cut you if you try to wear them with socks, nip the problem in the bud. Of course, I could try talking to a woman...</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City Fashion Week features models wearing outfits made entirely out of used socks</text:p>
          </table:table-cell>
          <table:table-cell table:style-name="ce16" office:value-type="string" calcext:value-type="string">
            <text:p>News</text:p>
          </table:table-cell>
          <table:table-cell table:style-name="ce16" office:value-type="string" calcext:value-type="string">
            <text:p>City Desk - Supermodel Yahayha stormed the catwalk last night at City Fashion Week with a showstopping piece made entirely of used socks in a bold statement about couture leisure-wear and waste, or something...</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Supermodel Yahayha stormed off the catwalk last night at City Fashion Week when a protestor wearing a dress made of socks ran onto the stage and demanded the release of all prisoners of conscience from City Zoo...</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City Fashion Week premiers first ever collection without socks, "Nature is healing" says experts</text:p>
          </table:table-cell>
          <table:table-cell table:style-name="ce16" office:value-type="string" calcext:value-type="string">
            <text:p>News</text:p>
          </table:table-cell>
          <table:table-cell table:style-name="ce16" office:value-type="string" calcext:value-type="string">
            <text:p>City Desk - Designer Janus Sunaj unveiled his latest socks-less footwear collection at City Fashion Week last night, calling it a 'foot-slap in the face' of the recent Toe Lice outbreak, and that 'nature is healing' and 'people can't live their lives with their toes hidden behind cloth'...</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Designer Janus Sunaj unveiled his latest footwear collection at City Fashion Week last night, saying he is happy to be back at fashion week after his pet squirrel's sudden illness had kept him away last year. 'Major is healing. That's his name, Major. He's doing much better thanks...</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Last night's City's Got Talent closed with a heartfelt performance by woman who lost her socks</text:p>
          </table:table-cell>
          <table:table-cell table:style-name="ce16" office:value-type="string" calcext:value-type="string">
            <text:p>News</text:p>
          </table:table-cell>
          <table:table-cell table:style-name="ce16" office:value-type="string" calcext:value-type="string">
            <text:p>City Desk - Last night's episode of City's Got Talent got a record-breaking viewership after frontrunner Gina Alto belted out a tragic ballad, an original composition about a lost pair of socks, never worn...</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Last night's episode of City's Got Talent got a record-breaking viewership after frontrunner Gina Alto belted out a tragic ballad, an original composition about working on the docks...</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Last night's City's Got Talent closed with incredible rapping sensation DoYa Best's hit single, "Socks Suck"</text:p>
          </table:table-cell>
          <table:table-cell table:style-name="ce16" office:value-type="string" calcext:value-type="string">
            <text:p>News</text:p>
          </table:table-cell>
          <table:table-cell table:style-name="ce16" office:value-type="string" calcext:value-type="string">
            <text:p>City Desk - The latest episode of City's Got Talent ended with a dazzling performance by rapper and judge DoYa, who dropped her latest single 'Socks Suck' to a crowd of raving, ranting fan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The latest episode of City's Got Talent ended with a confusing, cringe-inducing rant from judge and rapper DoYa about the timer used in the show, eventually leading the crowd in yelling 'Clocks Suck' for a quarter of an hour...</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Socks on doorknobs now the ultimate symbol of philanthropy </text:p>
          </table:table-cell>
          <table:table-cell table:style-name="ce127" office:value-type="string" calcext:value-type="string">
            <text:p>Blog</text:p>
          </table:table-cell>
          <table:table-cell table:style-name="ce16" office:value-type="string" calcext:value-type="string">
            <text:p>The tie hanging on the doorknob - we all know what that means. But what about other accessories? In this list I'll explain the code behind all clothing accessories hanging on doorknobs. 1. Cufflinks - Don't come in, cleaning my money. 2. Hat - Come in, practicing dance moves. 3. Socks - Come in, I'm feeling philanthropic. 4. Shoelaces - Come in, need help tying my shoes...</text:p>
          </table:table-cell>
          <table:table-cell table:style-name="ce16" office:value-type="string" calcext:value-type="string">
            <text:p>The Fashionist</text:p>
          </table:table-cell>
          <table:table-cell table:style-name="ce127" office:value-type="string" calcext:value-type="string">
            <text:p>Blogpost</text:p>
          </table:table-cell>
          <table:table-cell table:style-name="ce16" office:value-type="string" calcext:value-type="string">
            <text:p>AD - Starving children. Sad puppies. Unironed shirts. These are things that make you sad - do you know how to not be sad? Donate today to the United Shirts Organization to help people across the world. What do you get from this? Why a shiny badge of course! Show the world the ultimate symbol of philanthropy - a big badge that you can wear anywhere!...</text:p>
          </table:table-cell>
          <table:table-cell table:style-name="ce16" office:value-type="string" calcext:value-type="string">
            <text:p>AD</text:p>
          </table:table-cell>
          <table:table-cell table:number-columns-repeated="1017"/>
        </table:table-row>
        <table:table-row table:style-name="ro1">
          <table:table-cell table:style-name="ce130" office:value-type="string" calcext:value-type="string">
            <text:p>Socks on doorknobs promote promiscuity and dishonours parents, study finds</text:p>
          </table:table-cell>
          <table:table-cell table:style-name="ce16" office:value-type="string" calcext:value-type="string">
            <text:p>Official</text:p>
          </table:table-cell>
          <table:table-cell table:style-name="ce16" office:value-type="string" calcext:value-type="string">
            <text:p>The dept of tradition has published the results of a new study that measured reactions of older, conservative people on the 'socks on doorknobs' phenomenon, resulting in high scores on a perceived rise in 'promiscuity', 'dishonouring your parents' and 'what will people say'...</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tradition has published the results of a new study that measured reactions of older, conservative people on the 'socks on doorknobs' phenomenon, resulting in high scores on 'kids never clean up after themselves these days' and 'it's ok if it was an old sock they use to dust'...</text:p>
          </table:table-cell>
          <table:table-cell table:style-name="ce16" office:value-type="string" calcext:value-type="string">
            <text:p>City University</text:p>
          </table:table-cell>
          <table:table-cell table:number-columns-repeated="1017"/>
        </table:table-row>
        <table:table-row table:style-name="ro1">
          <table:table-cell table:style-name="ce129" office:value-type="string" calcext:value-type="string">
            <text:p>Mayoral candidate's dark sandal-ridden past. Does he think he's "too cool" for socks?</text:p>
          </table:table-cell>
          <table:table-cell table:style-name="ce16" office:value-type="string" calcext:value-type="string">
            <text:p>Official</text:p>
          </table:table-cell>
          <table:table-cell table:style-name="ce16" office:value-type="string" calcext:value-type="string">
            <text:p>Mayor's statement following the recent photo-leak - 'It saddens me that some people would stoop so low as to leak those allegedly embarassing pictures from my youth. I am not ashamed in any way of my 'Strange Bob Ilyanovic' tshirt, nor my sandals, in fact my mother thought I looked very cool...</text:p>
          </table:table-cell>
          <table:table-cell table:style-name="ce16" office:value-type="string" calcext:value-type="string">
            <text:p>City Hall</text:p>
          </table:table-cell>
          <table:table-cell table:style-name="ce16" office:value-type="string" calcext:value-type="string">
            <text:p>Official</text:p>
          </table:table-cell>
          <table:table-cell table:style-name="ce16" office:value-type="string" calcext:value-type="string">
            <text:p>Mayor's statement following the recent photo-leak - 'It saddens me that some people would stoop so low as to leak those clearly photoshopped pictures of me in sandals. As you can see in these original images, I was very clearly barefoot, as can be corrorborated by my active membership in the 'free the foot' movement at the time...</text:p>
          </table:table-cell>
          <table:table-cell table:style-name="ce16" office:value-type="string" calcext:value-type="string">
            <text:p>City Hall</text:p>
          </table:table-cell>
          <table:table-cell table:number-columns-repeated="1017"/>
        </table:table-row>
        <table:table-row table:style-name="ro1">
          <table:table-cell table:style-name="ce130" office:value-type="string" calcext:value-type="string">
            <text:p>Mayoral candidate's dark scandalous past: Did he wear SOCKS in high school?</text:p>
          </table:table-cell>
          <table:table-cell table:style-name="ce127" office:value-type="string" calcext:value-type="string">
            <text:p>Blog</text:p>
          </table:table-cell>
          <table:table-cell table:style-name="ce16" office:value-type="string" calcext:value-type="string">
            <text:p>As the leading expert in Fashion in the city, I hate how political it is becoming. Why just the other day old pictures of the Mayor when he was in City University were being circulated. Did he wear socks? Well, yes! Who among us has not been young and wild, experimented and done all sorts of crazy things...</text:p>
          </table:table-cell>
          <table:table-cell table:style-name="ce16" office:value-type="string" calcext:value-type="string">
            <text:p>The Fashionist</text:p>
          </table:table-cell>
          <table:table-cell table:style-name="ce127" office:value-type="string" calcext:value-type="string">
            <text:p>Blog</text:p>
          </table:table-cell>
          <table:table-cell table:style-name="ce16" office:value-type="string" calcext:value-type="string">
            <text:p>Fellow Sandalheads - Did you see those pictures? I don't care if they're photoshopped or not, I'm sharing them below - can you believe it! Of COURSE the Mayor was a sock-fiend in high school - you can see it in his eyes! I bet he secretly still wears socks, I just can't prove it...</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Avant-garde band arrested for burning socks during live concert</text:p>
          </table:table-cell>
          <table:table-cell table:style-name="ce16" office:value-type="string" calcext:value-type="string">
            <text:p>News</text:p>
          </table:table-cell>
          <table:table-cell table:style-name="ce16" office:value-type="string" calcext:value-type="string">
            <text:p>City Desk - Avant garde band 'A Vaunt Guard' were arrested for public endangerment and attempted arson after they burned a load of socks live on stage as part of the performance of their song 'Yelling FIRE in a Theatr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vant garde band 'A Vaunt Guard' were arrested for public confusion and child bewilderment after they had child actors take their place on stage for a performance of their latest song 'Lil Rascals'</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Avant-garde band arrested for wearing socks at live concert, accused of promoting a "disordered lifestyle"</text:p>
          </table:table-cell>
          <table:table-cell table:style-name="ce16" office:value-type="string" calcext:value-type="string">
            <text:p>News</text:p>
          </table:table-cell>
          <table:table-cell table:style-name="ce16" office:value-type="string" calcext:value-type="string">
            <text:p>City Desk - Notorious avant garde band 'A Vaunt Guard' found themselves in trouble with the police for wearing socks that projected messages that asked audience members to changing shelf labelling in libraries, never tidying up after yourselves, generally living a disordered life, and blinding everyone in the first 30 rows...</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Notorious avant garde band 'A Vaunt Guard' found themselves in trouble with the police yet again, this time for robbing City Bank. They said this had no relation to their music career, and was just a side-project they were pursuing between albums...</text:p>
          </table:table-cell>
          <table:table-cell table:style-name="ce16" office:value-type="string" calcext:value-type="string">
            <text:p>Crime Desk</text:p>
          </table:table-cell>
          <table:table-cell table:number-columns-repeated="1017"/>
        </table:table-row>
        <table:table-row table:style-name="ro1">
          <table:table-cell table:style-name="ce129" office:value-type="string" calcext:value-type="string">
            <text:p>The City Flag is now a huge sock</text:p>
          </table:table-cell>
          <table:table-cell table:style-name="ce16" office:value-type="string" calcext:value-type="string">
            <text:p>Official</text:p>
          </table:table-cell>
          <table:table-cell table:style-name="ce16" office:value-type="string" calcext:value-type="string">
            <text:p>In recognition of air traffic controllers and their peerless contribution to the City's growth and culture, the City Flag shall now take the shape and form of a wind sock, forever pointing the direction the wind is blowing, just as air traffic controllers point the way to runways...</text:p>
          </table:table-cell>
          <table:table-cell table:style-name="ce16" office:value-type="string" calcext:value-type="string">
            <text:p>City Hall</text:p>
          </table:table-cell>
          <table:table-cell table:style-name="ce127" office:value-type="string" calcext:value-type="string">
            <text:p>Official</text:p>
          </table:table-cell>
          <table:table-cell table:style-name="ce16" office:value-type="string" calcext:value-type="string">
            <text:p>In recognition of the City's knitting enthusiasts and the contribution of wool to the economy, the City Flag shall now be made of knitted wool, to always remind us that while we may feel tangled, sometimes our knots line up to make something warm and cosy. It will still be flag shaped...</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The City Pledge of Allegiance now includes anti-sock line</text:p>
          </table:table-cell>
          <table:table-cell table:style-name="ce16" office:value-type="string" calcext:value-type="string">
            <text:p>Official</text:p>
          </table:table-cell>
          <table:table-cell table:style-name="ce16" office:value-type="string" calcext:value-type="string">
            <text:p>The City Council categorically denies the allegation that the new City Pledge of Alleigance has anti-scooter language. The new pledge has words and slurs against crows, socks, fences, and high-speed armour piercing ammunition, but nothing for, or against, scooters...</text:p>
          </table:table-cell>
          <table:table-cell table:style-name="ce16" office:value-type="string" calcext:value-type="string">
            <text:p>City Hall</text:p>
          </table:table-cell>
          <table:table-cell table:style-name="ce16" office:value-type="string" calcext:value-type="string">
            <text:p>Official</text:p>
          </table:table-cell>
          <table:table-cell table:style-name="ce16" office:value-type="string" calcext:value-type="string">
            <text:p>The City Council categorically denies the allegation that the new City Pledge of Alleigance has anti-socks language. The new pledge has words and slurs against crows, scooters, fences, and high-speed armour piercing ammunition, but nothing for, or against, socks...</text:p>
          </table:table-cell>
          <table:table-cell table:style-name="ce16" office:value-type="string" calcext:value-type="string">
            <text:p>City Hall</text:p>
          </table:table-cell>
          <table:table-cell table:number-columns-repeated="1017"/>
        </table:table-row>
        <table:table-row table:style-name="ro1">
          <table:table-cell table:style-name="ce129" office:value-type="string" calcext:value-type="string">
            <text:p>Social hierarchy best determined by height of socks. Sorry ankle-lengths.</text:p>
          </table:table-cell>
          <table:table-cell table:style-name="ce16" office:value-type="string" calcext:value-type="string">
            <text:p>Official</text:p>
          </table:table-cell>
          <table:table-cell table:style-name="ce16" office:value-type="string" calcext:value-type="string">
            <text:p>The Dept of Fashionomics has released a report on the direct correlation between the height of socks and socio-economic status. Yarn-based graphs and charts reveal how the higher your socks, the higher you are placed in society and spend more money per sock. Vice Chair Byom Chowsky has asked for a detailed study of this and a competing report that claims the opposite...</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A sure sign of a discerning, well-put-together ensemble is the length of the sock. In fact, I would use this system to rank people everywhere. Thigh-highs would obviously be the best kind of people, making such bold style choices, but people with ankle-length socks - yuck! It's to the bottom of the social ladder for you...</text:p>
          </table:table-cell>
          <table:table-cell table:style-name="ce16" office:value-type="string" calcext:value-type="string">
            <text:p>The Fashionist</text:p>
          </table:table-cell>
          <table:table-cell table:number-columns-repeated="1017"/>
        </table:table-row>
        <table:table-row table:style-name="ro1">
          <table:table-cell table:style-name="ce130" office:value-type="string" calcext:value-type="string">
            <text:p>Social hierarchy to be determined by height of socks. Barefoot = instant W</text:p>
          </table:table-cell>
          <table:table-cell table:style-name="ce16" office:value-type="string" calcext:value-type="string">
            <text:p>Official</text:p>
          </table:table-cell>
          <table:table-cell table:style-name="ce16" office:value-type="string" calcext:value-type="string">
            <text:p>The Dept of Fashionomics has released a report on the direct correlation between the height of socks and socio-economic status. Yarn-based graphs and charts reveal how the shorter your socks, the higher you are placed in society, with barefoot people being on the top of this social rating system. Vice Chair Byom Chowsky has asked for a detailed study of this and a competing report that claims the opposite...</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Hello Sandalistas - I can tell all you good readers have excellent taste, because of your bare feet - in fact that's how I believe people should be ranked everywhere. Bare feet always mean the BEST kind of person. People wearing those invisible little no-show socks, I would rank them next, since no one can see them. But anything above the ankle and - ugh - beyond! No, not in my world, never...</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Grandfather's dying wish to be buried with his socks</text:p>
          </table:table-cell>
          <table:table-cell table:style-name="ce16" office:value-type="string" calcext:value-type="string">
            <text:p>News</text:p>
          </table:table-cell>
          <table:table-cell table:style-name="ce16" office:value-type="string" calcext:value-type="string">
            <text:p>City Desk - Local grandfather, and third oldest man in the world, Jonty Tim passed away peacefully in his sleep last night. In his will he asked to be buried with only his socks on, and for the fourth oldest man in the world to be given his walker and sippy cup...</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Local grandfather, and third oldest man in the world, Jonty Tim passed away peacefully in his sleep last night. In his will he asked to be buried completely naked, holding a sword emblazoned with the words 'COME AND TAKE IT', a family tradition among the Tims...</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Grandfather's dying wish for socks to be eradicated from Country</text:p>
          </table:table-cell>
          <table:table-cell table:style-name="ce16" office:value-type="string" calcext:value-type="string">
            <text:p>News</text:p>
          </table:table-cell>
          <table:table-cell table:style-name="ce16" office:value-type="string" calcext:value-type="string">
            <text:p>City Desk - Local crank and fourth oldest man in the world, Gagan Garg passed away last night after going on a drunken rampage after taking twice the recommended dosage of his grandson's cough syrup. The last words he spoke before driving off a cliff was 'I HATE SOCKS! EVERYONE IN THE COUNTRY SHOULD BURN THEM ALL'...</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Local crank and fourth oldest man in the world, Gagan Garg passed away last night after going on a drunken rampage after taking twice the recommended dosage of his grandson's cough syrup. No one was near him for most of the night so it is unknown if and what he said as his last words, before driving off a cliff into the ocean...</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Infamous criminal wins over public opinion by tearjerker poem "Ode to Sock" penned in jail</text:p>
          </table:table-cell>
          <table:table-cell table:style-name="ce16" office:value-type="string" calcext:value-type="string">
            <text:p>News</text:p>
          </table:table-cell>
          <table:table-cell table:style-name="ce16" office:value-type="string" calcext:value-type="string">
            <text:p>Notorious crimeboss Pinkesh Hugh went viral after reciting the poem 'Ode to Sock' from his new book of poetry on social media, winning over the public. Later that week, his parole was rejected by City Jail Warden Naresh, who said 'It didn't even rhyme'...</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Notorious crimeboss Pinkesh Hugh went viral after reciting a few pieces from his new, self-published book of poetry on social media. The book, which contains poems only about prison food, was released by JailBird Press, an independent publishing racket running illegally somewhere within City Jail...</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Infamous criminal wins over public opinion by lighting jail-issued socks on fire</text:p>
          </table:table-cell>
          <table:table-cell table:style-name="ce16" office:value-type="string" calcext:value-type="string">
            <text:p>News</text:p>
          </table:table-cell>
          <table:table-cell table:style-name="ce16" office:value-type="string" calcext:value-type="string">
            <text:p>White collar criminal Balu Frederick continues his strike against conditions in the white collar VIP cellblock in City Jail, this time winning the public over in a glorious display of dissent by setting jail-issued socks on fire live on camera to protest the lack of a bar on the rooftop swimming pool...</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White collar criminal Balu Frederick continues his strike against conditions in the white collar VIP cellblock in City Jail, by setting jail-issued socks on fire live on camera to protest the lack of a bar on the rooftop swimming pool, losing popular support for his protest, leading people to say 'what a privileged dumbass' and 'they have a pool?!?'</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Sock On: The groovy musical that broke the box office</text:p>
          </table:table-cell>
          <table:table-cell table:style-name="ce16" office:value-type="string" calcext:value-type="string">
            <text:p>News</text:p>
          </table:table-cell>
          <table:table-cell table:style-name="ce16" office:value-type="string" calcext:value-type="string">
            <text:p>Sock On, the musical is dancing and grooving its way to be the most successful film of all time. At a screening at the popular City Cinema hall at the waterfront, the ticketing box office caved in after a crowd of fans tried to buy tickets for a special screening without lining up...</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Sock On, the musical is dancing and grooving its way to be the most successful film of all time. At a screening at the popular City Cinema hall at the waterfront, the ticketing box office caved in after a crowd of fans tried to buy tickets for a special screening without lining up...</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Sock On' and other pro-sock propaganda films to avoid at all costs</text:p>
          </table:table-cell>
          <table:table-cell table:style-name="ce127" office:value-type="string" calcext:value-type="string">
            <text:p>Blog</text:p>
          </table:table-cell>
          <table:table-cell table:style-name="ce16" office:value-type="string" calcext:value-type="string">
            <text:p>I have decided to warn people about pro-sock propaganda so they can protect their families! These are real movies so avoid at all costs! 1. Sock On - It's literally a film about kids dancing in a sock hop?! Horrible! 2. (I'll keep updating this as more films come out)</text:p>
          </table:table-cell>
          <table:table-cell table:style-name="ce16" office:value-type="string" calcext:value-type="string">
            <text:p>Chamat Kanpatty</text:p>
          </table:table-cell>
          <table:table-cell table:style-name="ce127" office:value-type="string" calcext:value-type="string">
            <text:p>Blogpost</text:p>
          </table:table-cell>
          <table:table-cell table:style-name="ce16" office:value-type="string" calcext:value-type="string">
            <text:p>In this week's new releases, 'Sock On' remains a must-watch, despite being a heavily pro-socks film. While some journalists may feel the slow encroachment of the fashion-military-industrial complex a little scary, I for one welcome our new stylishly jackbooted overlords...</text:p>
          </table:table-cell>
          <table:table-cell table:style-name="ce16" office:value-type="string" calcext:value-type="string">
            <text:p>The Filmist</text:p>
          </table:table-cell>
          <table:table-cell table:number-columns-repeated="1017"/>
        </table:table-row>
        <table:table-row table:style-name="ro1">
          <table:table-cell table:style-name="ce129" office:value-type="string" calcext:value-type="string">
            <text:p>A world without socks is a world without joy, say psychologists</text:p>
          </table:table-cell>
          <table:table-cell table:style-name="ce16" office:value-type="string" calcext:value-type="string">
            <text:p>Official</text:p>
          </table:table-cell>
          <table:table-cell table:style-name="ce16" office:value-type="string" calcext:value-type="string">
            <text:p>The dept of psychology has published a study that directly correlates a warm pair of socks to joy in the world, leading them to announce that a world without sock would be a world without joy. Vice Chair Byom Chowksy has now asked for a followup study titled, 'What about butterflies though?'...</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psychology has published a study that seeks to understand objectively what brings joy to the world. Vice Chair Byom Chowksy deemed the entire study unscientific after it placed 'Warm butter on toast' over 'cold jam on toast'...</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A world without socks is a world without poverty, say economists</text:p>
          </table:table-cell>
          <table:table-cell table:style-name="ce16" office:value-type="string" calcext:value-type="string">
            <text:p>Official</text:p>
          </table:table-cell>
          <table:table-cell table:style-name="ce16" office:value-type="string" calcext:value-type="string">
            <text:p>The dept of economics has published a new list of economic markers to rank countries on the global poverty index. The most accurate measure was found to be socks - the fabric, the height, all give clear and direct correlations to the amount of poverty in a country. No socks would imply no poverty, and so on...</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economics has published a new list of economic markers to rank countries on the global poverty index. The most accurate measure was found to be money - the amount of money people have. Vice Chair Byom Chowksy has asked for a background check on everyone in the department...</text:p>
          </table:table-cell>
          <table:table-cell table:style-name="ce16" office:value-type="string" calcext:value-type="string">
            <text:p>City University</text:p>
          </table:table-cell>
          <table:table-cell table:number-columns-repeated="1017"/>
        </table:table-row>
        <table:table-row table:style-name="ro1">
          <table:table-cell table:style-name="ce129" office:value-type="string" calcext:value-type="string">
            <text:p>Socks found to be cure of rapid onset big toe rash</text:p>
          </table:table-cell>
          <table:table-cell table:style-name="ce16" office:value-type="string" calcext:value-type="string">
            <text:p>Official</text:p>
          </table:table-cell>
          <table:table-cell table:style-name="ce16" office:value-type="string" calcext:value-type="string">
            <text:p>The dept of medicine has unveiled a cheap, effective sock as a cure for Rapid Onset Big Toe Rash - or ROBTOR - that can be cheaply manufactured in any sock factory and distributed in areas affected by the ROBTOR outbreak...</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medicine has unveiled a cheap, effective eye drop that can cure Rapid Onset Big Toe Rash - or ROBTOR - and be cheaply manufactured in any fast food outlet in the City. Patients are confused about the connection between eyedrops and ROBTOR, but aren't taking any chances...</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Socks linked to rapid onset big toe rash</text:p>
          </table:table-cell>
          <table:table-cell table:style-name="ce16" office:value-type="string" calcext:value-type="string">
            <text:p>Official</text:p>
          </table:table-cell>
          <table:table-cell table:style-name="ce16" office:value-type="string" calcext:value-type="string">
            <text:p>The dept of medicine has revealed a study that states that untreated socks are a direct factor in the rise of Rapid Onset Big Toe Rash - or ROBTOR - leading to massive protests outside the Mayor's office who had only recently run on a 'free socks' platform for his reelection campaign...</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medicine has revealed a study that proves that carpetted floors are a direct factor in the rise of Rapid Onset Big Toe Rash - or ROBTOR - leading to massive protests outside the Mayor's office who had only recently offered subsidised carpetting at a campaign promise...</text:p>
          </table:table-cell>
          <table:table-cell table:style-name="ce16" office:value-type="string" calcext:value-type="string">
            <text:p>City University</text:p>
          </table:table-cell>
          <table:table-cell table:number-columns-repeated="1017"/>
        </table:table-row>
        <table:table-row table:style-name="ro1">
          <table:table-cell table:style-name="ce129" office:value-type="string" calcext:value-type="string">
            <text:p>Socks save man's life in science-defying medical procedure</text:p>
          </table:table-cell>
          <table:table-cell table:style-name="ce16" office:value-type="string" calcext:value-type="string">
            <text:p>News</text:p>
          </table:table-cell>
          <table:table-cell table:style-name="ce16" office:value-type="string" calcext:value-type="string">
            <text:p>In an odds-defying operation, rogue surgeon Dr. Danger 'Ralph' McCool, completed a life-saving quadruple arterial bypass using only yarn from a sock. When asked how he managed to pull it off, Dr Danger said 'I go as the wind blows, baby. You can't bottle lightning.'</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In an odds-defying case, a man was rolled into the emergency room after getting near-fatally tangled up in yarn from socks. The nurse on duty said the only time she saw untanglement this bad was the New Year fairy lights disaster of '79 comes close...</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Man suffering from rapid onset big toe rash succumbs to the disease, blames socks</text:p>
          </table:table-cell>
          <table:table-cell table:style-name="ce16" office:value-type="string" calcext:value-type="string">
            <text:p>News</text:p>
          </table:table-cell>
          <table:table-cell table:style-name="ce16" office:value-type="string" calcext:value-type="string">
            <text:p>Area man suffering from a prolonged and mutated case of Rapid Onset Big Toe Rash succumbs to the disease. Before passing, he claimed that his socks hid the extent of the disease so he didn't seek medical attention earlier. Doctors still do not understand why the horrible smell did not tip him off...</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rea man suffering from a prolonged and mutated case of Rapid Onset Big Toe Rash succumbs to the disease. Before passing, he claimed that he wanted his socks to be left alone by authorities, but for health and safety reasons they all had to be disposed off using chemical fire...</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Fresh experiments suggest storing food in socks keeps them fresh for longer</text:p>
          </table:table-cell>
          <table:table-cell table:style-name="ce16" office:value-type="string" calcext:value-type="string">
            <text:p>Official</text:p>
          </table:table-cell>
          <table:table-cell table:style-name="ce16" office:value-type="string" calcext:value-type="string">
            <text:p>Important experiments by the dept of food storage revealed that food stored in unwashed socks dangling from ceilings stay fresh for longer. Vice Chair Byom Chowksy was so excited by this information that he spit out the delicious meal prepared for him by the dept of food storage...</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Important experiments by the dept of food storage revealed that food stored in stationery cupboards is safe. Vice Chair Byom Chowksy was so excited by this information but could not write a formal thank you note as, "my notepad was completely ruined by pickle oil and my penstand was replaced by sausages"...</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Socks as lethal as smoking 65 cigarettes a day, doctors remind</text:p>
          </table:table-cell>
          <table:table-cell table:style-name="ce16" office:value-type="string" calcext:value-type="string">
            <text:p>News</text:p>
          </table:table-cell>
          <table:table-cell table:style-name="ce16" office:value-type="string" calcext:value-type="string">
            <text:p>Area man died from sock-inhalation last tuesday. Doctors investigated to find that the man had acute lung congestion, on account of being filled with yarn, and reminded the general public of their medical opinion that inhaling socks is as deadly as smoking 65 cigarettes a day...</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My own family. Can you believe it. My own family has banned me from attending family functions. And why? Because I REFUSE to be SILENCED from SPREADING THE TRUTH ABOUT SOCKS! THEY'RE DANGEROUS AND DEADLY! WEARING SOCKS IS LIKE SMOKING 150 CIGARETTES A DAY IS ANYONE LISTENING TO ME?!?</text:p>
          </table:table-cell>
          <table:table-cell table:style-name="ce16" office:value-type="string" calcext:value-type="string">
            <text:p>Chamat Kanpatty</text:p>
          </table:table-cell>
          <table:table-cell table:number-columns-repeated="1017"/>
        </table:table-row>
        <table:table-row table:style-name="ro1">
          <table:table-cell table:style-name="ce129" office:value-type="string" calcext:value-type="string">
            <text:p>The warmth of love - nursing home surprised by homemade socks donation</text:p>
          </table:table-cell>
          <table:table-cell table:style-name="ce16" office:value-type="string" calcext:value-type="string">
            <text:p>News</text:p>
          </table:table-cell>
          <table:table-cell table:style-name="ce16" office:value-type="string" calcext:value-type="string">
            <text:p>An underfunded nursing home in the City woke up to a happy surprise as an anonymous donation of homemade socks was left at their door early last morning. The nursing home residents were grateful, but asked us to note that what they actually need is food and money for their heating bills...</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An underfunded nursing home in the City woke up to a terrible shock as they woke up to find all their socks stolen. A 'manifesto' of sorts was found taped to the front door, which said that socks are dangerous and deadly, and need to be eradicated from society...</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Nursing home resident slips on socks, takes 3 other elders down with him in tragic pileup</text:p>
          </table:table-cell>
          <table:table-cell table:style-name="ce16" office:value-type="string" calcext:value-type="string">
            <text:p>News</text:p>
          </table:table-cell>
          <table:table-cell table:style-name="ce16" office:value-type="string" calcext:value-type="string">
            <text:p>Tragedy struck a nursing home in the City when one of the residents slipped on a new, untested pair of socks, leading them to take down 3 other seniors in a horrific pileup. Bystanders say it was difficult, and slow, to watch...</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An underfunded nursing home in the City woke up to a terrible shock as they woke up to find all their socks stolen. A 'manifesto' of sorts was found taped to the front door, which said that socks are dangerous and deadly, and need to be eradicated from society...</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Sock-maker bags Award for Outstanding Philanthropy</text:p>
          </table:table-cell>
          <table:table-cell table:style-name="ce16" office:value-type="string" calcext:value-type="string">
            <text:p>News</text:p>
          </table:table-cell>
          <table:table-cell table:style-name="ce16" office:value-type="string" calcext:value-type="string">
            <text:p>Fashion entrepreneur Kemcho Mojama, founder of SoxOn and the Heeltoe group of socks manufacturing industries, won the City's prestigous 'Golden Collar Pin' in a ceremony conducted by the Mayor, for his outstanding service to the city and philanthropy, and the Mayor's reelection campaign...</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Fashion entrepreneur Kemcho Mojama, founder of SoxOn and the Heeltoe group of socks manufacturing industries, was arrested for using his philanthropic organization 'Cosy Care' to launder funds from organized crime rackets to the Mayor's reelection campaign...</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Socks strangler found in morbid 'trophy room' full of socks</text:p>
          </table:table-cell>
          <table:table-cell table:style-name="ce16" office:value-type="string" calcext:value-type="string">
            <text:p>News</text:p>
          </table:table-cell>
          <table:table-cell table:style-name="ce16" office:value-type="string" calcext:value-type="string">
            <text:p>City Desk - The serial killer terrorising the city was apprehended by City Police in a harrowing 36-hour operation, which ended with Police catching the killer in a secret 'trophy room' built in his basement, where he kept a single sock from each victim, that he would also use to strangle them with. The culprit was popular in some online circles for their strong views, and ran an underground blog called 'Chamat Kanpatty'...</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The serial killer terrorising the city was apprehended by City Police in a harrowing 36-hour operation, which ended with Police catching the killer in a secret 'trophy room' built in his basement, that was filled with medals, trophy cups, award shields and certificates that apparently the culprit had made and awarded to himself, all for 'Best Murder' 'Best Serial Killing' 'Most Number of Stabs' so on...</text:p>
          </table:table-cell>
          <table:table-cell table:style-name="ce16" office:value-type="string" calcext:value-type="string">
            <text:p>Crime Desk</text:p>
          </table:table-cell>
          <table:table-cell table:number-columns-repeated="1017"/>
        </table:table-row>
        <table:table-row table:style-name="ro1">
          <table:table-cell table:style-name="ce129" office:value-type="string" calcext:value-type="string">
            <text:p>"Socks will save our economy!", Administration announces in press conference</text:p>
          </table:table-cell>
          <table:table-cell table:style-name="ce16" office:value-type="string" calcext:value-type="string">
            <text:p>Official</text:p>
          </table:table-cell>
          <table:table-cell table:style-name="ce16" office:value-type="string" calcext:value-type="string">
            <text:p>In a press conference held this morning, the Mayor announces huge new subsidies for socks manufacturing in the City, leading to new jobs and a boost to the economy. Responding to questions regarding kickbacks from socks manufacturers, the Mayor only said 'Socks will save our economy!' before leaving in a hurry...</text:p>
          </table:table-cell>
          <table:table-cell table:style-name="ce16" office:value-type="string" calcext:value-type="string">
            <text:p>City Hall</text:p>
          </table:table-cell>
          <table:table-cell table:style-name="ce16" office:value-type="string" calcext:value-type="string">
            <text:p>Official</text:p>
          </table:table-cell>
          <table:table-cell table:style-name="ce16" office:value-type="string" calcext:value-type="string">
            <text:p>In a press conference held this morning, Mayor announces huge new subsidies for day traders and stock brokers in the City. Avoiding any followup questions regarding his own involvement in the stock market, the Mayor flashed up his hands in a 'V' sign and said 'Stocks will save our economy!' before disappearing into his office...</text:p>
          </table:table-cell>
          <table:table-cell table:style-name="ce16" office:value-type="string" calcext:value-type="string">
            <text:p>City Hall</text:p>
          </table:table-cell>
          <table:table-cell table:number-columns-repeated="1017"/>
        </table:table-row>
        <table:table-row table:style-name="ro1">
          <table:table-cell table:style-name="ce130" office:value-type="string" calcext:value-type="string">
            <text:p>Excess socks-baggage brings down airplane, many feared dead</text:p>
          </table:table-cell>
          <table:table-cell table:style-name="ce16" office:value-type="string" calcext:value-type="string">
            <text:p>News</text:p>
          </table:table-cell>
          <table:table-cell table:style-name="ce16" office:value-type="string" calcext:value-type="string">
            <text:p>Breaking - At 1.07 AM today, City Air Flight 3807 crashed into the harbour. Rescue operations are underway, many are feared dead. The cause of the crash has been surmised to have been destablization caused by an extreme excess of baggage, mostly socks, that were being taken for a Socks Manufacturing convention...</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Breaking - At 1.07 AM today, City Air Flight 3807 crashed into the harbour. Rescue operations are underway, many are feared dead. The cause of the crash has been surmised to have been destablization caused by a flash mob hired by one passenger to propose to his girlfriend, the pilot...</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Using rope made of socks, area man saves child from falling off cliff</text:p>
          </table:table-cell>
          <table:table-cell table:style-name="ce16" office:value-type="string" calcext:value-type="string">
            <text:p>News</text:p>
          </table:table-cell>
          <table:table-cell table:style-name="ce16" office:value-type="string" calcext:value-type="string">
            <text:p>City Desk - In a daring rescue, Area Man saved a child that was dangling off a cliff, using a rope made out of many socks tied together. The man said he frequently comes out to the cliffside to wash his sock collection, and once he surmised the child's voice was not a siren calling him to his death, he sprung to action...</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Area Man was arrested for running an illegal amusement park on the cliff overlooking City Harbour, after parents of a child that almost died complained to local authorities. The man had a swing made of tied up socks, an old shipping container repurposed as a jungle gym, and a tub full of weasels as a petting zoo...</text:p>
          </table:table-cell>
          <table:table-cell table:style-name="ce16" office:value-type="string" calcext:value-type="string">
            <text:p>Crime Desk</text:p>
          </table:table-cell>
          <table:table-cell table:number-columns-repeated="1017"/>
        </table:table-row>
        <table:table-row table:style-name="ro1">
          <table:table-cell table:style-name="ce130" office:value-type="string" calcext:value-type="string">
            <text:p>Distracted by bright socks, schoolbus driver crashes bus into ocean</text:p>
          </table:table-cell>
          <table:table-cell table:style-name="ce16" office:value-type="string" calcext:value-type="string">
            <text:p>News</text:p>
          </table:table-cell>
          <table:table-cell table:style-name="ce16" office:value-type="string" calcext:value-type="string">
            <text:p>City Desk - Tragedy struck yesterday as a schoolbus carrying children back from avant garde band 'A Vaunt Guard' concert, when a BlueTooth enabled sock displaying bright, hologram messages blinded the driver of the bus, causing the bus to go off the road and crash directly into the harbour...</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Tragedy struck as a school bus driver, distracted by the Mayor's bright socks on a reelection campaign billboard, drove straight into another reelection campaign billboard, which became a ramp that launched the bus directly into the Ocean - onto a floating billboard for the Mayor's reelection campaign.</text:p>
          </table:table-cell>
          <table:table-cell table:style-name="ce16" office:value-type="string" calcext:value-type="string">
            <text:p>Faking (the) News!</text:p>
          </table:table-cell>
          <table:table-cell table:number-columns-repeated="1017"/>
        </table:table-row>
        <table:table-row table:style-name="ro1" table:number-rows-repeated="890">
          <table:table-cell table:number-columns-repeated="4"/>
          <table:table-cell table:style-name="ce128"/>
          <table:table-cell table:number-columns-repeated="1019"/>
        </table:table-row>
        <table:table-row table:style-name="ro2" table:number-rows-repeated="1047623">
          <table:table-cell table:number-columns-repeated="1024"/>
        </table:table-row>
        <table:table-row table:style-name="ro2">
          <table:table-cell table:number-columns-repeated="1024"/>
        </table:table-row>
      </table:table>
      <table:table table:name="S Skub" table:style-name="ta6">
        <table:table-column table:style-name="co13" table:default-cell-style-name="Default"/>
        <table:table-column table:style-name="co1" table:default-cell-style-name="Default"/>
        <table:table-column table:style-name="co14" table:default-cell-style-name="Default"/>
        <table:table-column table:style-name="co1" table:number-columns-repeated="2" table:default-cell-style-name="Default"/>
        <table:table-column table:style-name="co15" table:default-cell-style-name="Default"/>
        <table:table-column table:style-name="co1" table:number-columns-repeated="1018" table:default-cell-style-name="Default"/>
        <table:table-row table:style-name="ro1">
          <table:table-cell table:style-name="ce131" office:value-type="string" calcext:value-type="string" table:number-columns-spanned="1" table:number-rows-spanned="2">
            <text:p><text:s/>HEADLINE</text:p>
          </table:table-cell>
          <table:table-cell table:style-name="ce137" table:formula="of:=TRUE()" office:value-type="float" office:value="1" calcext:value-type="float" table:number-columns-spanned="3" table:number-rows-spanned="1">
            <text:p>1</text:p>
          </table:table-cell>
          <table:covered-table-cell table:number-columns-repeated="2"/>
          <table:table-cell table:style-name="ce143" table:formula="of:=FALSE()" office:value-type="float" office:value="0" calcext:value-type="float" table:number-columns-spanned="3" table:number-rows-spanned="1">
            <text:p>0</text:p>
          </table:table-cell>
          <table:covered-table-cell table:number-columns-repeated="2"/>
          <table:table-cell table:style-name="ce150"/>
          <table:table-cell table:number-columns-repeated="1016"/>
        </table:table-row>
        <table:table-row table:style-name="ro1">
          <table:covered-table-cell/>
          <table:table-cell table:style-name="ce138" office:value-type="string" calcext:value-type="string">
            <text:p>TYPE</text:p>
          </table:table-cell>
          <table:table-cell table:style-name="ce138" office:value-type="string" calcext:value-type="string">
            <text:p>CONTENT</text:p>
          </table:table-cell>
          <table:table-cell table:style-name="ce138" office:value-type="string" calcext:value-type="string">
            <text:p>AUTHOR</text:p>
          </table:table-cell>
          <table:table-cell table:style-name="ce143" office:value-type="string" calcext:value-type="string">
            <text:p>TYPE </text:p>
          </table:table-cell>
          <table:table-cell table:style-name="ce147" office:value-type="string" calcext:value-type="string">
            <text:p>CONTENT</text:p>
          </table:table-cell>
          <table:table-cell table:style-name="ce147" office:value-type="string" calcext:value-type="string">
            <text:p>AUTHOR</text:p>
          </table:table-cell>
          <table:table-cell table:style-name="ce150"/>
          <table:table-cell table:number-columns-repeated="1016"/>
        </table:table-row>
        <table:table-row table:style-name="ro1">
          <table:table-cell table:style-name="ce132" office:value-type="string" calcext:value-type="string">
            <text:p><text:span text:style-name="T12">Skub: the one thing that's been </text:span><text:span text:style-name="T13">by your side</text:span><text:span text:style-name="T14"> your whole life!</text:span></text:p>
          </table:table-cell>
          <table:table-cell table:style-name="ce138" office:value-type="string" calcext:value-type="string">
            <text:p>News</text:p>
          </table:table-cell>
          <table:table-cell table:style-name="ce138" office:value-type="string" calcext:value-type="string">
            <text:p>Whether pro- or anti-Skub, one thing all Citizens can agree on - it has been a part of their lives for decades, possibly centuries...</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Skub HATERS will TRY (and faiL!) to convince you that Skub is some sort of 'new' 'fad' BUT THEYRE WRONG! ITS BEEN A PART OF YOUR LIFE SINCE FOREVER OK!!?</text:p>
          </table:table-cell>
          <table:table-cell table:style-name="ce147" office:value-type="string" calcext:value-type="string">
            <text:p>Skubber212</text:p>
          </table:table-cell>
          <table:table-cell table:style-name="ce150"/>
          <table:table-cell table:number-columns-repeated="1016"/>
        </table:table-row>
        <table:table-row table:style-name="ro1">
          <table:table-cell table:style-name="ce132" office:value-type="string" calcext:value-type="string">
            <text:p><text:span text:style-name="T12">Skub: when </text:span><text:span text:style-name="T13">rubbish</text:span><text:span text:style-name="T14"> pretends to be priceless</text:span></text:p>
          </table:table-cell>
          <table:table-cell table:style-name="ce139" office:value-type="string" calcext:value-type="string">
            <text:p>News</text:p>
          </table:table-cell>
          <table:table-cell table:style-name="ce138" office:value-type="string" calcext:value-type="string">
            <text:p>An investigative report claims that substandard, unfit for human use Skub are often repackaged as vintage or even premium Skub...</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Skub-heads will often claim that their disgusting Skub are 'priceless', but I have the proof right here (LINK NOT FOUND) (UNNATURAL FORMATTING) (CHEESE ON KEYBOARD)</text:p>
          </table:table-cell>
          <table:table-cell table:style-name="ce147" office:value-type="string" calcext:value-type="string">
            <text:p>Antiskubber121</text:p>
          </table:table-cell>
          <table:table-cell table:style-name="ce150"/>
          <table:table-cell table:number-columns-repeated="1016"/>
        </table:table-row>
        <table:table-row table:style-name="ro1">
          <table:table-cell table:style-name="ce132" office:value-type="string" calcext:value-type="string">
            <text:p><text:span text:style-name="T15">A skub a day</text:span><text:span text:style-name="T16"> keeps the blues away!</text:span></text:p>
          </table:table-cell>
          <table:table-cell table:style-name="ce138" office:value-type="string" calcext:value-type="string">
            <text:p>News</text:p>
          </table:table-cell>
          <table:table-cell table:style-name="ce138" office:value-type="string" calcext:value-type="string">
            <text:p>City Blues festival postponed as performance space cluttered with skub containers...</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I was at the City Blues festival and they deserve our support! It's frankly worrisome that big media believes a small harmless amount of skub stopped seasoned, professional musicians.</text:p>
          </table:table-cell>
          <table:table-cell table:style-name="ce147" office:value-type="string" calcext:value-type="string">
            <text:p>Skubber212</text:p>
          </table:table-cell>
          <table:table-cell table:style-name="ce150"/>
          <table:table-cell table:number-columns-repeated="1016"/>
        </table:table-row>
        <table:table-row table:style-name="ro1">
          <table:table-cell table:style-name="ce132" office:value-type="string" calcext:value-type="string">
            <text:p><text:span text:style-name="T12">Skubs are the primary source of </text:span><text:span text:style-name="T13">negative vibrations</text:span><text:span text:style-name="T14"> in your house</text:span></text:p>
          </table:table-cell>
          <table:table-cell table:style-name="ce139" office:value-type="string" calcext:value-type="string">
            <text:p>News</text:p>
          </table:table-cell>
          <table:table-cell table:style-name="ce138" office:value-type="string" calcext:value-type="string">
            <text:p>Scientists say airborne chemicals originating from skub bodies can activate neurotransmitters in the brain to cause melancholy, nihilism</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Skubbing has no direct correlation with mood, scientists confirm</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2" office:value-type="string" calcext:value-type="string">
            <text:p><text:span text:style-name="T12">Our ancestors liked to be </text:span><text:span text:style-name="T13">buried with their skub</text:span><text:span text:style-name="T14">, archaelogists say</text:span></text:p>
          </table:table-cell>
          <table:table-cell table:style-name="ce138" office:value-type="string" calcext:value-type="string">
            <text:p>News</text:p>
          </table:table-cell>
          <table:table-cell table:style-name="ce138" office:value-type="string" calcext:value-type="string">
            <text:p>Archaelogists find broken skub in hands of human fossils as old as 2000 years ago</text:p>
          </table:table-cell>
          <table:table-cell table:style-name="ce138" office:value-type="string" calcext:value-type="string">
            <text:p>Culture Desk</text:p>
          </table:table-cell>
          <table:table-cell table:style-name="ce143" office:value-type="string" calcext:value-type="string">
            <text:p>News </text:p>
          </table:table-cell>
          <table:table-cell table:style-name="ce147" office:value-type="string" calcext:value-type="string">
            <text:p>Archaelogists thought they found skub buried with ancient humans. But after 2 days, they redacted the statement, saying, "The crew confused their own skub with ancient skub, hence the mistake."</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7">Byom Chowksy</text:span><text:span text:style-name="T18"> slams skub, calls it a </text:span><text:span text:style-name="T19">cheap trick</text:span><text:span text:style-name="T18"> played by our ancestors</text:span></text:p>
          </table:table-cell>
          <table:table-cell table:style-name="ce139" office:value-type="string" calcext:value-type="string">
            <text:p>News</text:p>
          </table:table-cell>
          <table:table-cell table:style-name="ce138" office:value-type="string" calcext:value-type="string">
            <text:p>Op-Ed - A jape. A joke. A prank. A cheap trick. The collective 'punk'd' that is Skub.</text:p>
          </table:table-cell>
          <table:table-cell table:style-name="ce138" office:value-type="string" calcext:value-type="string">
            <text:p>Byom Chowksy</text:p>
          </table:table-cell>
          <table:table-cell table:style-name="ce144" office:value-type="string" calcext:value-type="string">
            <text:p>News</text:p>
          </table:table-cell>
          <table:table-cell table:style-name="ce148" office:value-type="string" calcext:value-type="string">
            <text:p>Op-Ed - A jape. A joke. A prank. A cheap trick. I'm talking about socks on your hands.</text:p>
          </table:table-cell>
          <table:table-cell table:style-name="ce147" office:value-type="string" calcext:value-type="string">
            <text:p>Byom Chowksy</text:p>
          </table:table-cell>
          <table:table-cell table:style-name="ce150"/>
          <table:table-cell table:number-columns-repeated="1016"/>
        </table:table-row>
        <table:table-row table:style-name="ro1">
          <table:table-cell table:style-name="ce132" office:value-type="string" calcext:value-type="string">
            <text:p><text:span text:style-name="T1">Children who grow up with a skub are </text:span><text:span text:style-name="T20">more empathetic</text:span></text:p>
          </table:table-cell>
          <table:table-cell table:style-name="ce138" office:value-type="string" calcext:value-type="string">
            <text:p>News</text:p>
          </table:table-cell>
          <table:table-cell table:style-name="ce138" office:value-type="string" calcext:value-type="string">
            <text:p>USHO (United Shirts Health Organisation)-sponsored research on 500+ teenagers reveals direct connection between skub and empathy</text:p>
          </table:table-cell>
          <table:table-cell table:style-name="ce138" office:value-type="string" calcext:value-type="string">
            <text:p>Culture Desk</text:p>
          </table:table-cell>
          <table:table-cell table:style-name="ce143" office:value-type="string" calcext:value-type="string">
            <text:p>Blog</text:p>
          </table:table-cell>
          <table:table-cell table:style-name="ce147" office:value-type="string" calcext:value-type="string">
            <text:p>I grew up with skub, and let me tell you, I'm 100% more empathetic than any of those other no-skub idiots in the City. They can go jump into the sea for all I care, those skub-hating, skubless, no-skub-having...</text:p>
          </table:table-cell>
          <table:table-cell table:style-name="ce147" office:value-type="string" calcext:value-type="string">
            <text:p>Skubber212</text:p>
          </table:table-cell>
          <table:table-cell table:style-name="ce150"/>
          <table:table-cell table:number-columns-repeated="1016"/>
        </table:table-row>
        <table:table-row table:style-name="ro1">
          <table:table-cell table:style-name="ce132" office:value-type="string" calcext:value-type="string">
            <text:p><text:span text:style-name="T1">Skub is the reason your child may </text:span><text:span text:style-name="T20">never see flowers</text:span></text:p>
          </table:table-cell>
          <table:table-cell table:style-name="ce139" office:value-type="string" calcext:value-type="string">
            <text:p>Official</text:p>
          </table:table-cell>
          <table:table-cell table:style-name="ce138" office:value-type="string" calcext:value-type="string">
            <text:p>New studies reveal detrimental effects of skub on wild flowers in the City.</text:p>
          </table:table-cell>
          <table:table-cell table:style-name="ce138" office:value-type="string" calcext:value-type="string">
            <text:p>City University</text:p>
          </table:table-cell>
          <table:table-cell table:style-name="ce143" office:value-type="string" calcext:value-type="string">
            <text:p>Official</text:p>
          </table:table-cell>
          <table:table-cell table:style-name="ce147" office:value-type="string" calcext:value-type="string">
            <text:p>New studies reveal skub distracts children easily, makes it harder for them to spot plant life.</text:p>
          </table:table-cell>
          <table:table-cell table:style-name="ce147" office:value-type="string" calcext:value-type="string">
            <text:p>City University</text:p>
          </table:table-cell>
          <table:table-cell table:style-name="ce150"/>
          <table:table-cell table:number-columns-repeated="1016"/>
        </table:table-row>
        <table:table-row table:style-name="ro1">
          <table:table-cell table:style-name="ce132" office:value-type="string" calcext:value-type="string">
            <text:p>Universally loved "It's skub-ilicious" meme goes viral</text:p>
          </table:table-cell>
          <table:table-cell table:style-name="ce138" office:value-type="string" calcext:value-type="string">
            <text:p>News</text:p>
          </table:table-cell>
          <table:table-cell table:style-name="ce138" office:value-type="string" calcext:value-type="string">
            <text:p>Going viral is no fluke. "It's skubilicious" sums up the zeitgeist perfectly. All of us are the man with a skub standing at the edge of a cliff, shouting, "Don't be suspicious! It's skubilicious."</text:p>
          </table:table-cell>
          <table:table-cell table:style-name="ce138" office:value-type="string" calcext:value-type="string">
            <text:p>Culture Desk</text:p>
          </table:table-cell>
          <table:table-cell table:style-name="ce143" office:value-type="string" calcext:value-type="string">
            <text:p>Blog</text:p>
          </table:table-cell>
          <table:table-cell table:style-name="ce147" office:value-type="string" calcext:value-type="string">
            <text:p>What's up SKUBBERs let's get this to 30 likes!!!!!!! #Dontbesuspicious #Itsskubilicious </text:p>
            <text:p/>
            <text:p>2 likes    1 comment</text:p>
          </table:table-cell>
          <table:table-cell table:style-name="ce147" office:value-type="string" calcext:value-type="string">
            <text:p>Skubber212's Insta Page</text:p>
          </table:table-cell>
          <table:table-cell table:style-name="ce150"/>
          <table:table-cell table:number-columns-repeated="1016"/>
        </table:table-row>
        <table:table-row table:style-name="ro1">
          <table:table-cell table:style-name="ce132" office:value-type="string" calcext:value-type="string">
            <text:p><text:span text:style-name="T15">"It's skub-ilicious"</text:span><text:span text:style-name="T16"> meme puts culture behind 20 years</text:span></text:p>
          </table:table-cell>
          <table:table-cell table:style-name="ce139" office:value-type="string" calcext:value-type="string">
            <text:p>News</text:p>
          </table:table-cell>
          <table:table-cell table:style-name="ce138" office:value-type="string" calcext:value-type="string">
            <text:p>One look at the "it's skubilicious" meme is enough to destroy a man's moral compass. Its virality as good as filled the fault lines in our society with wet cement. <text:s/></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It's skubilicious" meme harks back to a simpler, golden age of memes from our childhood, when jokes were simpler and had more meaning than today's hollow, inane meanderings.</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2">Proof of skub-use plays pivotal role in </text:span><text:span text:style-name="T13">trial of the century</text:span><text:span text:style-name="T14">!</text:span></text:p>
          </table:table-cell>
          <table:table-cell table:style-name="ce138" office:value-type="string" calcext:value-type="string">
            <text:p>News</text:p>
          </table:table-cell>
          <table:table-cell table:style-name="ce138" office:value-type="string" calcext:value-type="string">
            <text:p>On-ground reports from City Court suggest skub could be the latest twist in the ongoing double-murder case against City Cricket Team captain &lt;player name&gt;.</text:p>
          </table:table-cell>
          <table:table-cell table:style-name="ce138" office:value-type="string" calcext:value-type="string">
            <text:p>Crime Desk</text:p>
          </table:table-cell>
          <table:table-cell table:style-name="ce143" office:value-type="string" calcext:value-type="string">
            <text:p>News</text:p>
          </table:table-cell>
          <table:table-cell table:style-name="ce147" office:value-type="string" calcext:value-type="string">
            <text:p>On-ground reports from City Court claim ongoing double-murder case against City Cricket Team captain has been thrown into a whole new direction despite the prosecution trying to derail matters by making it about skub, for some reason.</text:p>
          </table:table-cell>
          <table:table-cell table:style-name="ce147" office:value-type="string" calcext:value-type="string">
            <text:p>Crime Desk</text:p>
          </table:table-cell>
          <table:table-cell table:style-name="ce150"/>
          <table:table-cell table:number-columns-repeated="1016"/>
        </table:table-row>
        <table:table-row table:style-name="ro1">
          <table:table-cell table:style-name="ce132" office:value-type="string" calcext:value-type="string">
            <text:p><text:span text:style-name="T12">Share this if you believe Skub has </text:span><text:span text:style-name="T13">no place in the Constitution</text:span><text:span text:style-name="T14">!</text:span></text:p>
          </table:table-cell>
          <table:table-cell table:style-name="ce138" office:value-type="string" calcext:value-type="string">
            <text:p>News</text:p>
          </table:table-cell>
          <table:table-cell table:style-name="ce138" office:value-type="string" calcext:value-type="string">
            <text:p>Op Ed - I've read the Constitution. It's fantastic. It's great. It's too much. If I could remove three things from the Constitution, it'd be skub, skub and skub. The hypocrisy stops now.</text:p>
          </table:table-cell>
          <table:table-cell table:style-name="ce138" office:value-type="string" calcext:value-type="string">
            <text:p>Byom Chowksy</text:p>
          </table:table-cell>
          <table:table-cell table:style-name="ce143" office:value-type="string" calcext:value-type="string">
            <text:p>Blog</text:p>
          </table:table-cell>
          <table:table-cell table:style-name="ce147" office:value-type="string" calcext:value-type="string">
            <text:p>I don't claim to know what skub is, maybe I'm simply 'too old' or 'haven't done my research', but I do know everything has a place in our great constitution. Especially things that I don't know anything about.</text:p>
          </table:table-cell>
          <table:table-cell table:style-name="ce147" office:value-type="string" calcext:value-type="string">
            <text:p>Quill Joy</text:p>
          </table:table-cell>
          <table:table-cell table:style-name="ce150"/>
          <table:table-cell table:number-columns-repeated="1016"/>
        </table:table-row>
        <table:table-row table:style-name="ro1">
          <table:table-cell table:style-name="ce132" office:value-type="string" calcext:value-type="string">
            <text:p>If he doesn't propose with a skub, does he really love you?</text:p>
          </table:table-cell>
          <table:table-cell table:style-name="ce140" office:value-type="string" calcext:value-type="string">
            <text:p>Official</text:p>
          </table:table-cell>
          <table:table-cell table:style-name="ce140" office:value-type="string" calcext:value-type="string">
            <text:p>Social scientist publishes long-term study that finds marriage proposals that do not include skub are 90% more likely to end in divorce.</text:p>
          </table:table-cell>
          <table:table-cell table:style-name="ce140" office:value-type="string" calcext:value-type="string">
            <text:p>City University</text:p>
          </table:table-cell>
          <table:table-cell table:style-name="ce145" office:value-type="string" calcext:value-type="string">
            <text:p>Blog</text:p>
          </table:table-cell>
          <table:table-cell table:style-name="ce146" office:value-type="string" calcext:value-type="string">
            <text:p>Ok, honey, straight-talk - if he hasn't put skub on that finger, is he really *that* into you? Don't be waiting too long for a no-skub-bub, you get yourself a hand full of skub or you walk out that door and get yourself someone better.</text:p>
          </table:table-cell>
          <table:table-cell table:style-name="ce147" office:value-type="string" calcext:value-type="string">
            <text:p>The Fashionist</text:p>
          </table:table-cell>
          <table:table-cell table:style-name="ce150"/>
          <table:table-cell table:number-columns-repeated="1016"/>
        </table:table-row>
        <table:table-row table:style-name="ro1">
          <table:table-cell table:style-name="ce132" office:value-type="string" calcext:value-type="string">
            <text:p>Skub-sharing is the leading cause of divorce</text:p>
          </table:table-cell>
          <table:table-cell table:style-name="ce140" office:value-type="string" calcext:value-type="string">
            <text:p>Official</text:p>
          </table:table-cell>
          <table:table-cell table:style-name="ce140" office:value-type="string" calcext:value-type="string">
            <text:p>Recent study sends shockwaves across City for conclusively proving that sharing skub or skub-related paraphernalia was common among all recently divorced couples.</text:p>
          </table:table-cell>
          <table:table-cell table:style-name="ce140" office:value-type="string" calcext:value-type="string">
            <text:p>City University</text:p>
          </table:table-cell>
          <table:table-cell table:style-name="ce145" office:value-type="string" calcext:value-type="string">
            <text:p>Official</text:p>
          </table:table-cell>
          <table:table-cell table:style-name="ce146" office:value-type="string" calcext:value-type="string">
            <text:p>Recent study sends shockwaves across City for misleading couples into believing that skub or skub-related paraphernalia is a contributing factor to divorce.</text:p>
          </table:table-cell>
          <table:table-cell table:style-name="ce147" office:value-type="string" calcext:value-type="string">
            <text:p>City University</text:p>
          </table:table-cell>
          <table:table-cell table:style-name="ce150"/>
          <table:table-cell table:number-columns-repeated="1016"/>
        </table:table-row>
        <table:table-row table:style-name="ro1">
          <table:table-cell table:style-name="ce132" office:value-type="string" calcext:value-type="string">
            <text:p>Real men drive skub-colored cars</text:p>
          </table:table-cell>
          <table:table-cell table:style-name="ce140" office:value-type="string" calcext:value-type="string">
            <text:p>News</text:p>
          </table:table-cell>
          <table:table-cell table:style-name="ce140" office:value-type="string" calcext:value-type="string">
            <text:p>Ladies, wondering what to look for in a life partner? Watch for the colour of his car. Skub-coloured cars are cost-efficient, spacious, and are fast becoming the mark of a REAL man.</text:p>
          </table:table-cell>
          <table:table-cell table:style-name="ce140" office:value-type="string" calcext:value-type="string">
            <text:p>Culture Desk</text:p>
          </table:table-cell>
          <table:table-cell table:style-name="ce145" office:value-type="string" calcext:value-type="string">
            <text:p>News</text:p>
          </table:table-cell>
          <table:table-cell table:style-name="ce146" office:value-type="string" calcext:value-type="string">
            <text:p>I'm not saying I'M more MAN than others, but I certainly feel like a REAL MAN when I'm driving my new Skubba 4x4 Range Drover (This article is a paid advertorial for Skubba 4x4 Range Drover motor vehicles)</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Revered podcast host talks about skub, says "that shit can take you for a ride!"</text:p>
          </table:table-cell>
          <table:table-cell table:style-name="ce140" office:value-type="string" calcext:value-type="string">
            <text:p>News</text:p>
          </table:table-cell>
          <table:table-cell table:style-name="ce140" office:value-type="string" calcext:value-type="string">
            <text:p>Popular podcaster Moe Bogan talks trash about skub "that shit can take you for a ride! Watch out!"</text:p>
          </table:table-cell>
          <table:table-cell table:style-name="ce142" office:value-type="string" calcext:value-type="string">
            <text:p>Culture Desk</text:p>
          </table:table-cell>
          <table:table-cell table:style-name="ce146" office:value-type="string" calcext:value-type="string">
            <text:p>Blog</text:p>
          </table:table-cell>
          <table:table-cell table:style-name="ce146" office:value-type="string" calcext:value-type="string">
            <text:p>Popular podcaster Moe Bogan talks up skub "that shit can take you for a ride! woohoo!"</text:p>
          </table:table-cell>
          <table:table-cell table:style-name="ce147" office:value-type="string" calcext:value-type="string">
            <text:p>Antiskubber121</text:p>
          </table:table-cell>
          <table:table-cell table:style-name="ce150"/>
          <table:table-cell table:number-columns-repeated="1016"/>
        </table:table-row>
        <table:table-row table:style-name="ro1">
          <table:table-cell table:style-name="ce132" office:value-type="string" calcext:value-type="string">
            <text:p>Breaking! Mayor quotes movie dialogue, "May the skub be with you!"</text:p>
          </table:table-cell>
          <table:table-cell table:style-name="ce140" office:value-type="string" calcext:value-type="string">
            <text:p>News</text:p>
          </table:table-cell>
          <table:table-cell table:style-name="ce140" office:value-type="string" calcext:value-type="string">
            <text:p>The Mayor's visit to City High yesterday ended with him quoting the beloved movie catchphrase, "May the skub be with you!" to a delighted audience of eighth-graders.</text:p>
          </table:table-cell>
          <table:table-cell table:style-name="ce140" office:value-type="string" calcext:value-type="string">
            <text:p>Culture Desk</text:p>
          </table:table-cell>
          <table:table-cell table:style-name="ce145" office:value-type="string" calcext:value-type="string">
            <text:p>News</text:p>
          </table:table-cell>
          <table:table-cell table:style-name="ce146" office:value-type="string" calcext:value-type="string">
            <text:p>The Mayor's visit to City High yesterday ended with a fake video of him saying the popular movie catchphrase, "May the skub be with you!" being circulated.</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2" office:value-type="string" calcext:value-type="string">
            <text:p>Good luck getting a job if you're a fan of skub</text:p>
          </table:table-cell>
          <table:table-cell table:style-name="ce140" office:value-type="string" calcext:value-type="string">
            <text:p>News</text:p>
          </table:table-cell>
          <table:table-cell table:style-name="ce140" office:value-type="string" calcext:value-type="string">
            <text:p>MALICE releases employment criteria, states aspiring employees must "scrub skub from all social media" if they want a chance at working for the multimedia conglomerate.</text:p>
          </table:table-cell>
          <table:table-cell table:style-name="ce140" office:value-type="string" calcext:value-type="string">
            <text:p>City Desk</text:p>
          </table:table-cell>
          <table:table-cell table:style-name="ce145" office:value-type="string" calcext:value-type="string">
            <text:p>News</text:p>
          </table:table-cell>
          <table:table-cell table:style-name="ce146" office:value-type="string" calcext:value-type="string">
            <text:p>MALICE releases employment criteria, wishes all applicants 'Good Luck' with their applications</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2" office:value-type="string" calcext:value-type="string">
            <text:p>The perfect gift for your parents - skub!</text:p>
          </table:table-cell>
          <table:table-cell table:style-name="ce140" office:value-type="string" calcext:value-type="string">
            <text:p>News</text:p>
          </table:table-cell>
          <table:table-cell table:style-name="ce140" office:value-type="string" calcext:value-type="string">
            <text:p>A poll from our lovely readers proved something we've always known deep down — when asked "What have you never regretted gifting your parents?" the answer was, unanimously, SKUB!</text:p>
          </table:table-cell>
          <table:table-cell table:style-name="ce140" office:value-type="string" calcext:value-type="string">
            <text:p>Culture Desk</text:p>
          </table:table-cell>
          <table:table-cell table:style-name="ce146" office:value-type="string" calcext:value-type="string">
            <text:p>News</text:p>
          </table:table-cell>
          <table:table-cell table:style-name="ce146" office:value-type="string" calcext:value-type="string">
            <text:p>What separates a good child from a bad one? The perfect gift. And what better gift to give your parents than the gift of SKUB! Here are some very real testimonials from people who like Skub (This is a paid advertorial by the Skub Retailers Association)</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10 ways to dispose off all the cheap skub your friends gift you</text:p>
          </table:table-cell>
          <table:table-cell table:style-name="ce140" office:value-type="string" calcext:value-type="string">
            <text:p>News</text:p>
          </table:table-cell>
          <table:table-cell table:style-name="ce140" office:value-type="string" calcext:value-type="string">
            <text:p>We all have that one friend who can't stop gifting us skub — and not just the good kind. PSYCH! There is no good kind of skub. So here are ten ways to dispose off that unwanted present...</text:p>
          </table:table-cell>
          <table:table-cell table:style-name="ce140" office:value-type="string" calcext:value-type="string">
            <text:p>Culture Desk</text:p>
          </table:table-cell>
          <table:table-cell table:style-name="ce146" office:value-type="string" calcext:value-type="string">
            <text:p>News</text:p>
          </table:table-cell>
          <table:table-cell table:style-name="ce146" office:value-type="string" calcext:value-type="string">
            <text:p>We all have that one friend who can't stop gifting us skub — and not just the good kind. So here are ten ways to dispose off that unwanted present in a hygienic, environment-friendly, kid-safe way.</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Hit single 'Skub me like you do' tops music charts two weeks in a row</text:p>
          </table:table-cell>
          <table:table-cell table:style-name="ce140" office:value-type="string" calcext:value-type="string">
            <text:p>News</text:p>
          </table:table-cell>
          <table:table-cell table:style-name="ce140" office:value-type="string" calcext:value-type="string">
            <text:p>Skub me like you do' overtakes 'Skub Story' as most-played single of the week, topping the pop music chart for the second week in the row.</text:p>
          </table:table-cell>
          <table:table-cell table:style-name="ce140" office:value-type="string" calcext:value-type="string">
            <text:p>Culture Desk</text:p>
          </table:table-cell>
          <table:table-cell table:style-name="ce146" office:value-type="string" calcext:value-type="string">
            <text:p>News</text:p>
          </table:table-cell>
          <table:table-cell table:style-name="ce146" office:value-type="string" calcext:value-type="string">
            <text:p>Skub me like you do' overtakes 'Skub Story' as most-played skub-related single of the week, topping a fan-made Skub-themed list of pop songs for the second week in the row.</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2">5 ways to </text:span><text:span text:style-name="T13">de-skub-ify</text:span><text:span text:style-name="T14"> your playlists </text:span></text:p>
          </table:table-cell>
          <table:table-cell table:style-name="ce140" office:value-type="string" calcext:value-type="string">
            <text:p>News</text:p>
          </table:table-cell>
          <table:table-cell table:style-name="ce140" office:value-type="string" calcext:value-type="string">
            <text:p>Tired of music drenched in skub propaganda? These five browser plugins will make your playlists skub-free. </text:p>
          </table:table-cell>
          <table:table-cell table:style-name="ce140" office:value-type="string" calcext:value-type="string">
            <text:p>Culture Desk</text:p>
          </table:table-cell>
          <table:table-cell table:style-name="ce145" office:value-type="string" calcext:value-type="string">
            <text:p>News</text:p>
          </table:table-cell>
          <table:table-cell table:style-name="ce146" office:value-type="string" calcext:value-type="string">
            <text:p>Although imperfect methods exist, audio engineers describe de-skub-ification as theoretically impossible. "It's literally in the air in the studio. Take it out or 'de-skub-ify' as the kids call it, and the music goes with it. I'd say get used to it like you're used to the nights and rain."</text:p>
          </table:table-cell>
          <table:table-cell table:style-name="ce147" office:value-type="string" calcext:value-type="string">
            <text:p>City Desk</text:p>
          </table:table-cell>
          <table:table-cell table:style-name="ce150" office:value-type="string" calcext:value-type="string">
            <text:p>Headline simplifies contents</text:p>
          </table:table-cell>
          <table:table-cell table:number-columns-repeated="1016"/>
        </table:table-row>
        <table:table-row table:style-name="ro1">
          <table:table-cell table:style-name="ce132" office:value-type="string" calcext:value-type="string">
            <text:p><text:span text:style-name="T12">Skubbing great way to </text:span><text:span text:style-name="T13">support</text:span><text:span text:style-name="T14"> the economically challenged, experts say</text:span></text:p>
          </table:table-cell>
          <table:table-cell table:style-name="ce138" office:value-type="string" calcext:value-type="string">
            <text:p>Official</text:p>
          </table:table-cell>
          <table:table-cell table:style-name="ce138" office:value-type="string" calcext:value-type="string">
            <text:p>"Contrary to popular opinion, new research continues to prove that skubbing is a tremendous way to fight against poverty," says expert from City University.</text:p>
          </table:table-cell>
          <table:table-cell table:style-name="ce138" office:value-type="string" calcext:value-type="string">
            <text:p>City University</text:p>
          </table:table-cell>
          <table:table-cell table:style-name="ce143" office:value-type="string" calcext:value-type="string">
            <text:p>News</text:p>
          </table:table-cell>
          <table:table-cell table:style-name="ce147" office:value-type="string" calcext:value-type="string">
            <text:p>"Skubbing is a great way to help the economically challenged, if we were in the 50s. Today, we must try to improve conditions at the grassroots level with loan reforms, creating sustainable employment .." says expert from City University.</text:p>
          </table:table-cell>
          <table:table-cell table:style-name="ce147" office:value-type="string" calcext:value-type="string">
            <text:p>City Desk</text:p>
          </table:table-cell>
          <table:table-cell table:style-name="ce150" office:value-type="string" calcext:value-type="string">
            <text:p>Headline negated by specifics</text:p>
          </table:table-cell>
          <table:table-cell table:number-columns-repeated="1016"/>
        </table:table-row>
        <table:table-row table:style-name="ro1">
          <table:table-cell table:style-name="ce132" office:value-type="string" calcext:value-type="string">
            <text:p><text:span text:style-name="T1">Skubbing contributes to </text:span><text:span text:style-name="T20">growing inequality</text:span></text:p>
          </table:table-cell>
          <table:table-cell table:style-name="ce138" office:value-type="string" calcext:value-type="string">
            <text:p>News</text:p>
          </table:table-cell>
          <table:table-cell table:style-name="ce138" office:value-type="string" calcext:value-type="string">
            <text:p>The poor and getting poorer and the rich are getting richer. The culprit behind this growing inequality? Skubbing.</text:p>
          </table:table-cell>
          <table:table-cell table:style-name="ce138" office:value-type="string" calcext:value-type="string">
            <text:p>Culture Desk</text:p>
          </table:table-cell>
          <table:table-cell table:style-name="ce143" office:value-type="string" calcext:value-type="string">
            <text:p>Official</text:p>
          </table:table-cell>
          <table:table-cell table:style-name="ce147" office:value-type="string" calcext:value-type="string">
            <text:p>Skub is like water. Most people have it or can get it easily. It's a rather distant dystopia where skubbing contributes to inequality. </text:p>
          </table:table-cell>
          <table:table-cell table:style-name="ce147" office:value-type="string" calcext:value-type="string">
            <text:p>Culture Desk</text:p>
          </table:table-cell>
          <table:table-cell table:style-name="ce150" office:value-type="string" calcext:value-type="string">
            <text:p>Headline negated by specifics</text:p>
          </table:table-cell>
          <table:table-cell table:number-columns-repeated="1016"/>
        </table:table-row>
        <table:table-row table:style-name="ro1">
          <table:table-cell table:style-name="ce132" office:value-type="string" calcext:value-type="string">
            <text:p><text:span text:style-name="T21">Skub enthusiasts </text:span><text:span text:style-name="T19">plant trees</text:span><text:span text:style-name="T18">, save Suburb from </text:span><text:span text:style-name="T19">landslide</text:span></text:p>
          </table:table-cell>
          <table:table-cell table:style-name="ce138" office:value-type="string" calcext:value-type="string">
            <text:p>News</text:p>
          </table:table-cell>
          <table:table-cell table:style-name="ce138" office:value-type="string" calcext:value-type="string">
            <text:p>On Monday a landslide narrowly missed causing destruction on Suburb, all thanks to the foresight of some tree-planting skub enthusiasts.</text:p>
          </table:table-cell>
          <table:table-cell table:style-name="ce138" office:value-type="string" calcext:value-type="string">
            <text:p>Skubber212</text:p>
          </table:table-cell>
          <table:table-cell table:style-name="ce143" office:value-type="string" calcext:value-type="string">
            <text:p>News</text:p>
          </table:table-cell>
          <table:table-cell table:style-name="ce147" office:value-type="string" calcext:value-type="string">
            <text:p>Today's top headlines: 1. Skub enthusiasts plant trees. 2. Landslide contingencies work as planned, suburb shaken but unharmed.</text:p>
          </table:table-cell>
          <table:table-cell table:style-name="ce147" office:value-type="string" calcext:value-type="string">
            <text:p>City Desk</text:p>
          </table:table-cell>
          <table:table-cell table:style-name="ce150" office:value-type="string" calcext:value-type="string">
            <text:p>Headline groups ideas incorrectly</text:p>
          </table:table-cell>
          <table:table-cell table:number-columns-repeated="1016"/>
        </table:table-row>
        <table:table-row table:style-name="ro1">
          <table:table-cell table:style-name="ce132" office:value-type="string" calcext:value-type="string">
            <text:p>Skub fanatics expose little children to harmful ideas of outer space</text:p>
          </table:table-cell>
          <table:table-cell table:style-name="ce138" office:value-type="string" calcext:value-type="string">
            <text:p>Blog</text:p>
          </table:table-cell>
          <table:table-cell table:style-name="ce138" office:value-type="string" calcext:value-type="string">
            <text:p>UNHINGED! Secret camera footage depicts skub fanatics teaching little children that the moon is made of cheese and other SPACE LIES!</text:p>
          </table:table-cell>
          <table:table-cell table:style-name="ce138" office:value-type="string" calcext:value-type="string">
            <text:p>Antiskubber121</text:p>
          </table:table-cell>
          <table:table-cell table:style-name="ce143" office:value-type="string" calcext:value-type="string">
            <text:p>Blog</text:p>
          </table:table-cell>
          <table:table-cell table:style-name="ce147" office:value-type="string" calcext:value-type="string">
            <text:p>The City Skub Club reveals itinerary of their Annual Winter Camp - stargazing in the hills!</text:p>
          </table:table-cell>
          <table:table-cell table:style-name="ce147" office:value-type="string" calcext:value-type="string">
            <text:p>Skubber212</text:p>
          </table:table-cell>
          <table:table-cell table:style-name="ce150" office:value-type="string" calcext:value-type="string">
            <text:p>Biased headline misinterprets contents</text:p>
          </table:table-cell>
          <table:table-cell table:number-columns-repeated="1016"/>
        </table:table-row>
        <table:table-row table:style-name="ro1">
          <table:table-cell table:style-name="ce132" office:value-type="string" calcext:value-type="string">
            <text:p><text:span text:style-name="T1">Skub in your cereal bowl &amp; other </text:span><text:span text:style-name="T20">life-changing innovations</text:span></text:p>
          </table:table-cell>
          <table:table-cell table:style-name="ce138" office:value-type="string" calcext:value-type="string">
            <text:p>Blog</text:p>
          </table:table-cell>
          <table:table-cell table:style-name="ce138" office:value-type="string" calcext:value-type="string">
            <text:p>Here's how skub in your cereal can be categorically linked to confidence, patience, and other life-changing values.</text:p>
          </table:table-cell>
          <table:table-cell table:style-name="ce138" office:value-type="string" calcext:value-type="string">
            <text:p>Skubber212</text:p>
          </table:table-cell>
          <table:table-cell table:style-name="ce143" office:value-type="string" calcext:value-type="string">
            <text:p>News</text:p>
          </table:table-cell>
          <table:table-cell table:style-name="ce147" office:value-type="string" calcext:value-type="string">
            <text:p>Op Ed - I am tired of self-help books talking about lime water, turmeric facewash, skub in your cereal and other so-called life-changing innovations.</text:p>
          </table:table-cell>
          <table:table-cell table:style-name="ce147" office:value-type="string" calcext:value-type="string">
            <text:p>Byom Chowksy</text:p>
          </table:table-cell>
          <table:table-cell table:style-name="ce150"/>
          <table:table-cell table:number-columns-repeated="1016"/>
        </table:table-row>
        <table:table-row table:style-name="ro1">
          <table:table-cell table:style-name="ce132" office:value-type="string" calcext:value-type="string">
            <text:p><text:span text:style-name="T21">I </text:span><text:span text:style-name="T19">blame</text:span><text:span text:style-name="T18"> skub' says man with </text:span><text:span text:style-name="T19">liver failure</text:span></text:p>
          </table:table-cell>
          <table:table-cell table:style-name="ce138" office:value-type="string" calcext:value-type="string">
            <text:p>News</text:p>
          </table:table-cell>
          <table:table-cell table:style-name="ce138" office:value-type="string" calcext:value-type="string">
            <text:p>A video of a delirious liver patient has gone viral. "I blame skub!" says the man as he is wheeled into surgery, "Skub did this to me!"</text:p>
          </table:table-cell>
          <table:table-cell table:style-name="ce138" office:value-type="string" calcext:value-type="string">
            <text:p>Crime Desk</text:p>
          </table:table-cell>
          <table:table-cell table:style-name="ce143" office:value-type="string" calcext:value-type="string">
            <text:p>News</text:p>
          </table:table-cell>
          <table:table-cell table:style-name="ce147" office:value-type="string" calcext:value-type="string">
            <text:p>A video of a delirious kidney patient has gone viral. "It's all the government's fault. They are trying to reduce the population by adding MSG in our skub! Our skub, no less! Curse them all!" he says, before being sedated by medical authorities.</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2" office:value-type="string" calcext:value-type="string">
            <text:p><text:span text:style-name="T12">How to </text:span><text:span text:style-name="T13">support</text:span><text:span text:style-name="T14"> your local skub hub</text:span></text:p>
          </table:table-cell>
          <table:table-cell table:style-name="ce138" office:value-type="string" calcext:value-type="string">
            <text:p>Blog</text:p>
          </table:table-cell>
          <table:table-cell table:style-name="ce138" office:value-type="string" calcext:value-type="string">
            <text:p>1) Bring your friends. 2) Ask them to donate money using your referral code. 3) The more referrals, the better chance you have to take big decisions at your local skub hub!</text:p>
          </table:table-cell>
          <table:table-cell table:style-name="ce138" office:value-type="string" calcext:value-type="string">
            <text:p>Skubber212</text:p>
          </table:table-cell>
          <table:table-cell table:style-name="ce143" office:value-type="string" calcext:value-type="string">
            <text:p>Blog</text:p>
          </table:table-cell>
          <table:table-cell table:style-name="ce149" office:value-type="string" calcext:value-type="string">
            <text:p>Duckrolling</text:p>
          </table:table-cell>
          <table:table-cell table:style-name="ce147"/>
          <table:table-cell table:style-name="ce150"/>
          <table:table-cell table:number-columns-repeated="1016"/>
        </table:table-row>
        <table:table-row table:style-name="ro1">
          <table:table-cell table:style-name="ce132" office:value-type="string" calcext:value-type="string">
            <text:p><text:span text:style-name="T12">Skub hub under </text:span><text:span text:style-name="T13">well-deserved</text:span><text:span text:style-name="T14"> attack from anti-skub club</text:span></text:p>
          </table:table-cell>
          <table:table-cell table:style-name="ce138" office:value-type="string" calcext:value-type="string">
            <text:p>News</text:p>
          </table:table-cell>
          <table:table-cell table:style-name="ce138" office:value-type="string" calcext:value-type="string">
            <text:p>Op Ed - A critique on skub hubs is long overdue. The anti-skub club is merely exercising its right to information and freedom of speech. It's an attack by the common man and pardon my buttons, but I hope I see more of this.</text:p>
          </table:table-cell>
          <table:table-cell table:style-name="ce138" office:value-type="string" calcext:value-type="string">
            <text:p>Byom Chowksy</text:p>
          </table:table-cell>
          <table:table-cell table:style-name="ce143" office:value-type="string" calcext:value-type="string">
            <text:p>Blog</text:p>
          </table:table-cell>
          <table:table-cell table:style-name="ce147" office:value-type="string" calcext:value-type="string">
            <text:p>Local skub hubs are being used as fronts by unlicensed medical practitioners?? I am a member of one such hub and I assure you this is not the case. Case closed, you read that? Case closed!</text:p>
          </table:table-cell>
          <table:table-cell table:style-name="ce147" office:value-type="string" calcext:value-type="string">
            <text:p>Skubber212</text:p>
          </table:table-cell>
          <table:table-cell table:style-name="ce150"/>
          <table:table-cell table:number-columns-repeated="1016"/>
        </table:table-row>
        <table:table-row table:style-name="ro1">
          <table:table-cell table:style-name="ce132" office:value-type="string" calcext:value-type="string">
            <text:p><text:span text:style-name="T12">Vote </text:span><text:span text:style-name="T13">Liberty</text:span><text:span text:style-name="T14">, Vote Skub</text:span></text:p>
          </table:table-cell>
          <table:table-cell table:style-name="ce138" office:value-type="string" calcext:value-type="string">
            <text:p>News</text:p>
          </table:table-cell>
          <table:table-cell table:style-name="ce138" office:value-type="string" calcext:value-type="string">
            <text:p>Liberty, like skub, is our vision of a civilised world. Since we already have skub, the global liberation is only a matter of time. But your vote will help to realise it in our lifetime.</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The skub-stereotyping of liberals by top members of the conservative party are just another attempt by them to change the narrative from the real issues.</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2">To be </text:span><text:span text:style-name="T13">anti-skub</text:span><text:span text:style-name="T14"> is to be pro-freedom, says Politician</text:span></text:p>
          </table:table-cell>
          <table:table-cell table:style-name="ce138" office:value-type="string" calcext:value-type="string">
            <text:p>Official</text:p>
          </table:table-cell>
          <table:table-cell table:style-name="ce138" office:value-type="string" calcext:value-type="string">
            <text:p>Party Member Vicky Stripes went on record in parliament saying, "You're either anti-skub or you're anti-freedom"</text:p>
          </table:table-cell>
          <table:table-cell table:style-name="ce138" office:value-type="string" calcext:value-type="string">
            <text:p>City Hall</text:p>
          </table:table-cell>
          <table:table-cell table:style-name="ce143" office:value-type="string" calcext:value-type="string">
            <text:p>News</text:p>
          </table:table-cell>
          <table:table-cell table:style-name="ce147" office:value-type="string" calcext:value-type="string">
            <text:p>Politicians have the gift (or the curse?) of gab. Yesterday it was shirt collars, today it's skub taking our freedoms. But what about the legal and systemic corruption ... (continued on Page 5)</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2">20 billion grant approved for skub research and </text:span><text:span text:style-name="T13">promotion</text:span><text:span text:style-name="T14"> </text:span></text:p>
          </table:table-cell>
          <table:table-cell table:style-name="ce138" office:value-type="string" calcext:value-type="string">
            <text:p>News</text:p>
          </table:table-cell>
          <table:table-cell table:style-name="ce138" office:value-type="string" calcext:value-type="string">
            <text:p>A skub-based non-profit received a 20billion dollar grant to promote the uses, benefits and education about the maintenance of skub.</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A skub-based non-profit received a 20 billion dollar grant from a foreign corporation to make a digital card game about the harmful effects of fake news.</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2" office:value-type="string" calcext:value-type="string">
            <text:p><text:span text:style-name="T1">Skubbing causes </text:span><text:span text:style-name="T20">autism</text:span></text:p>
          </table:table-cell>
          <table:table-cell table:style-name="ce138" office:value-type="string" calcext:value-type="string">
            <text:p>News</text:p>
          </table:table-cell>
          <table:table-cell table:style-name="ce138" office:value-type="string" calcext:value-type="string">
            <text:p>United Shirts Health Organisation has found a definitive link between excessive skubbing and autism in progeny.</text:p>
          </table:table-cell>
          <table:table-cell table:style-name="ce138" office:value-type="string" calcext:value-type="string">
            <text:p>City Desk</text:p>
          </table:table-cell>
          <table:table-cell table:style-name="ce143" office:value-type="string" calcext:value-type="string">
            <text:p>Official</text:p>
          </table:table-cell>
          <table:table-cell table:style-name="ce147" office:value-type="string" calcext:value-type="string">
            <text:p>A survey of people aged 50+ reveals that despite being repeatedly debunked, the myth that skubbing causes autism is widely considered true.</text:p>
          </table:table-cell>
          <table:table-cell table:style-name="ce147" office:value-type="string" calcext:value-type="string">
            <text:p>City University</text:p>
          </table:table-cell>
          <table:table-cell table:style-name="ce150"/>
          <table:table-cell table:number-columns-repeated="1016"/>
        </table:table-row>
        <table:table-row table:style-name="ro1">
          <table:table-cell table:style-name="ce132" office:value-type="string" calcext:value-type="string">
            <text:p><text:span text:style-name="T1">Once you go skub, </text:span><text:span text:style-name="T20">there's no going back</text:span></text:p>
          </table:table-cell>
          <table:table-cell table:style-name="ce138" office:value-type="string" calcext:value-type="string">
            <text:p>News</text:p>
          </table:table-cell>
          <table:table-cell table:style-name="ce138" office:value-type="string" calcext:value-type="string">
            <text:p>The health authorities must be deep in Big Skub's pockets if they are unwilling to accept that skub is dangerously addictive.</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It's a common misconception that skub contains opiods. In fact, skub is the one of the mildest-known psychedelics that explains that slightest burst of euphoria while in use. But addiction is a real stretch.</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2" office:value-type="string" calcext:value-type="string">
            <text:p><text:span text:style-name="T1">We don't want to live in a world </text:span><text:span text:style-name="T20">with Skub</text:span></text:p>
          </table:table-cell>
          <table:table-cell table:style-name="ce138" office:value-type="string" calcext:value-type="string">
            <text:p>News</text:p>
          </table:table-cell>
          <table:table-cell table:style-name="ce138" office:value-type="string" calcext:value-type="string">
            <text:p>Several student bodies are organising anti-skub protests in their colleges. Unfortunately, their placards are being met with terrible force.</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Skub is as ubiquitous as water and as unnecessary as food and travel influencers. We lived millions of years without someone telling us where to eat in Rome, didn't we?</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3" office:value-type="string" calcext:value-type="string">
            <text:p>Skub law will surely lead to skub growth, authorities promise</text:p>
          </table:table-cell>
          <table:table-cell table:style-name="ce138" office:value-type="string" calcext:value-type="string">
            <text:p>News</text:p>
          </table:table-cell>
          <table:table-cell table:style-name="ce138" office:value-type="string" calcext:value-type="string">
            <text:p>A new bill to boost the GSP (Gross Skub Product) has been introduced in City Council. The proposed Skub Laws will reform, incentivise and invigorate all sections of the skub economy ... (continued on page 11)</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City Council - or should I say SHITTY COUN-SHILL-For-The-Anti-Skubbers - need to get their act together!! The new law that I have PERSONALLY drafted might actually help, if ONLY THEY WOULD RESPOND TO MY MESSAGES...</text:p>
          </table:table-cell>
          <table:table-cell table:style-name="ce147" office:value-type="string" calcext:value-type="string">
            <text:p>Skubber212</text:p>
          </table:table-cell>
          <table:table-cell table:style-name="ce150"/>
          <table:table-cell table:number-columns-repeated="1016"/>
        </table:table-row>
        <table:table-row table:style-name="ro1">
          <table:table-cell table:style-name="ce134" office:value-type="string" calcext:value-type="string">
            <office:annotation draw:style-name="gr6" draw:text-style-name="P2" svg:width="417.4pt" svg:height="74.24pt" svg:x="152.93pt" svg:y="637.51pt" draw:caption-point-x="-11.54pt" draw:caption-point-y="-22.99pt">
              <dc:date>2023-02-15T00:00:00</dc:date>
              <text:p text:style-name="P1">What does it mean for this to be false?</text:p>
              <text:p text:style-name="P1"><text:tab/>-Aman</text:p>
              <text:p text:style-name="P1">our version of duckroll/rickroll</text:p>
              <text:p text:style-name="P1"><text:tab/>-Aman</text:p>
            </office:annotation>
            <text:p>Anti-skub law will limit skub growth, authorities promise</text:p>
          </table:table-cell>
          <table:table-cell table:style-name="ce138" office:value-type="string" calcext:value-type="string">
            <text:p>News</text:p>
          </table:table-cell>
          <table:table-cell table:style-name="ce141" office:value-type="string" calcext:value-type="string">
            <text:p>A new bill to curtail the GSP (Gross Skub Product) has been introduced in City Council. The proposed Skub Laws will regulate, standardize and subsidize all sections of the skub economy ... (continued on page 11)</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City Council - or should I say SHITTY Coun-Still-Working-For-Skub-Cartel need to realize that playing fast and loose with Skub isn't helping anyone! If someone doesn't put in a an anti-skub law to limit skub growth, we could lose everything!</text:p>
          </table:table-cell>
          <table:table-cell table:style-name="ce147" office:value-type="string" calcext:value-type="string">
            <text:p>Antiskubber121</text:p>
          </table:table-cell>
          <table:table-cell table:style-name="ce150"/>
          <table:table-cell table:number-columns-repeated="1016"/>
        </table:table-row>
        <table:table-row table:style-name="ro1">
          <table:table-cell table:style-name="ce133" office:value-type="string" calcext:value-type="string">
            <text:p>Skub law passes to unanimous vote</text:p>
          </table:table-cell>
          <table:table-cell table:style-name="ce138" office:value-type="string" calcext:value-type="string">
            <text:p>Official</text:p>
          </table:table-cell>
          <table:table-cell table:style-name="ce138" office:value-type="string" calcext:value-type="string">
            <text:p>The city streets heard a thunderous applause coming all the from the Parliament today as the new skub laws were passed without contest.</text:p>
          </table:table-cell>
          <table:table-cell table:style-name="ce138" office:value-type="string" calcext:value-type="string">
            <text:p>City Hall</text:p>
          </table:table-cell>
          <table:table-cell table:style-name="ce143" office:value-type="string" calcext:value-type="string">
            <text:p>Official</text:p>
          </table:table-cell>
          <table:table-cell table:style-name="ce147" office:value-type="string" calcext:value-type="string">
            <text:p>Once the opposition party was asked to leave Parliament for unruly behaviour, the Skub law was passed to unanimous vote.</text:p>
          </table:table-cell>
          <table:table-cell table:style-name="ce147" office:value-type="string" calcext:value-type="string">
            <text:p>City Hall</text:p>
          </table:table-cell>
          <table:table-cell table:style-name="ce150"/>
          <table:table-cell table:number-columns-repeated="1016"/>
        </table:table-row>
        <table:table-row table:style-name="ro1">
          <table:table-cell table:style-name="ce134" office:value-type="string" calcext:value-type="string">
            <text:p>Anti-skub law passes to unanimous vote </text:p>
          </table:table-cell>
          <table:table-cell table:style-name="ce138" office:value-type="string" calcext:value-type="string">
            <text:p>Official</text:p>
          </table:table-cell>
          <table:table-cell table:style-name="ce138" office:value-type="string" calcext:value-type="string">
            <text:p>To avoid further discussion on the never-ending topic of skub, Parliament suspended early today but not before passing the new anti-skub laws.</text:p>
          </table:table-cell>
          <table:table-cell table:style-name="ce138" office:value-type="string" calcext:value-type="string">
            <text:p>City Hall</text:p>
          </table:table-cell>
          <table:table-cell table:style-name="ce143" office:value-type="string" calcext:value-type="string">
            <text:p>Official</text:p>
          </table:table-cell>
          <table:table-cell table:style-name="ce147" office:value-type="string" calcext:value-type="string">
            <text:p>Once the opposition party was asked to leave Parliament for unruly behaviour, the anti-Skub law was passed to unanimous vote.</text:p>
          </table:table-cell>
          <table:table-cell table:style-name="ce147" office:value-type="string" calcext:value-type="string">
            <text:p>City Hall</text:p>
          </table:table-cell>
          <table:table-cell table:style-name="ce150"/>
          <table:table-cell table:number-columns-repeated="1016"/>
        </table:table-row>
        <table:table-row table:style-name="ro1">
          <table:table-cell table:style-name="ce133" office:value-type="string" calcext:value-type="string">
            <text:p>Pro-skub behaviour opens a world of possibilities and privileges</text:p>
          </table:table-cell>
          <table:table-cell table:style-name="ce138" office:value-type="string" calcext:value-type="string">
            <text:p>News</text:p>
          </table:table-cell>
          <table:table-cell table:style-name="ce138" office:value-type="string" calcext:value-type="string">
            <text:p>Jobs, discounts, and access to the lounge at the airport. All this and more is within your means once you go pro-skub.</text:p>
          </table:table-cell>
          <table:table-cell table:style-name="ce138" office:value-type="string" calcext:value-type="string">
            <text:p>Culture Desk</text:p>
          </table:table-cell>
          <table:table-cell table:style-name="ce143" office:value-type="string" calcext:value-type="string">
            <text:p>Blog</text:p>
          </table:table-cell>
          <table:table-cell table:style-name="ce147" office:value-type="string" calcext:value-type="string">
            <text:p>duckrolling</text:p>
          </table:table-cell>
          <table:table-cell table:style-name="ce147"/>
          <table:table-cell table:style-name="ce150"/>
          <table:table-cell table:number-columns-repeated="1016"/>
        </table:table-row>
        <table:table-row table:style-name="ro1">
          <table:table-cell table:style-name="ce134" office:value-type="string" calcext:value-type="string">
            <text:p>Pro-skub behaviour can lead to lifetime ban of freedom, or "jail" </text:p>
            <text:p/>
          </table:table-cell>
          <table:table-cell table:style-name="ce138" office:value-type="string" calcext:value-type="string">
            <text:p>News</text:p>
          </table:table-cell>
          <table:table-cell table:style-name="ce138" office:value-type="string" calcext:value-type="string">
            <text:p>Forget jobs. Forget getting a house. Forget the beach. Forget the parks. If you're pro-skub, forget your freedom. </text:p>
          </table:table-cell>
          <table:table-cell table:style-name="ce138" office:value-type="string" calcext:value-type="string">
            <text:p>Culture Desk</text:p>
          </table:table-cell>
          <table:table-cell table:style-name="ce143" office:value-type="string" calcext:value-type="string">
            <text:p>Blog</text:p>
          </table:table-cell>
          <table:table-cell table:style-name="ce147" office:value-type="string" calcext:value-type="string">
            <text:p>duckrolling</text:p>
          </table:table-cell>
          <table:table-cell table:style-name="ce147"/>
          <table:table-cell table:style-name="ce150"/>
          <table:table-cell table:number-columns-repeated="1016"/>
        </table:table-row>
        <table:table-row table:style-name="ro1">
          <table:table-cell table:style-name="ce133" office:value-type="string" calcext:value-type="string">
            <text:p>Don't want to die? Then skub.</text:p>
          </table:table-cell>
          <table:table-cell table:style-name="ce138" office:value-type="string" calcext:value-type="string">
            <text:p>News</text:p>
          </table:table-cell>
          <table:table-cell table:style-name="ce138" office:value-type="string" calcext:value-type="string">
            <text:p>City Desk: Preliminary research finds that skub contains healing properties that finally open the door to immortality.</text:p>
          </table:table-cell>
          <table:table-cell table:style-name="ce138" office:value-type="string" calcext:value-type="string">
            <text:p>City Desk</text:p>
          </table:table-cell>
          <table:table-cell table:style-name="ce143" office:value-type="string" calcext:value-type="string">
            <text:p>Blog</text:p>
          </table:table-cell>
          <table:table-cell table:style-name="ce147" office:value-type="string" calcext:value-type="string">
            <text:p>Skub won't kill you. But will it stop anything that tries to? Your aunt probably thinks so, and so do snake oil salesmen. </text:p>
          </table:table-cell>
          <table:table-cell table:style-name="ce147"/>
          <table:table-cell table:style-name="ce150"/>
          <table:table-cell table:number-columns-repeated="1016"/>
        </table:table-row>
        <table:table-row table:style-name="ro1">
          <table:table-cell table:style-name="ce134" office:value-type="string" calcext:value-type="string">
            <text:p>Better to be dead than to skub, MC TankTop declares </text:p>
            <text:p/>
          </table:table-cell>
          <table:table-cell table:style-name="ce138" office:value-type="string" calcext:value-type="string">
            <text:p>News</text:p>
          </table:table-cell>
          <table:table-cell table:style-name="ce138" office:value-type="string" calcext:value-type="string">
            <text:p>On his way to the gym, a groggy MC TankTop asked a passerby to record him saying, "Better dead than skub, I'm a tiger not a cub" before this 'fiyah' verse drops out of his head. MC TankTop aims to release a full-length Skub diss track soon...</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City Desk: MC TankTop Bickered recently, "Better dead than skub, I'm a tiger not a cub.", followed by "The Blue Capes claim responsibility for hacking this account.", followed by "The Red Capes claim responsibility for stealing this account from the Blue Capes." </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3" office:value-type="string" calcext:value-type="string">
            <text:p>All good citizens must skub - Government</text:p>
          </table:table-cell>
          <table:table-cell table:style-name="ce138" office:value-type="string" calcext:value-type="string">
            <text:p>News</text:p>
          </table:table-cell>
          <table:table-cell table:style-name="ce138" office:value-type="string" calcext:value-type="string">
            <text:p>Drawing from the cultural ubiquity of skub, today at the Annual Symposium of Shirt Desing, a spokesperson for the government declared, "All good citizens must skub," and then rambled about how he loves horizontal stripes more than vertical ones.</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A ruling party politician started his speech today with, "My mother used to say, all good citizens should skub. She also said, blueshirts have no right to live. So you have to be wary of what you take from your parents."</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4" office:value-type="string" calcext:value-type="string">
            <text:p>Skubbing a form of racism punishable by death, courts rule </text:p>
            <text:p/>
          </table:table-cell>
          <table:table-cell table:style-name="ce138" office:value-type="string" calcext:value-type="string">
            <text:p>Official</text:p>
          </table:table-cell>
          <table:table-cell table:style-name="ce138" office:value-type="string" calcext:value-type="string">
            <text:p>The apex court created history today by declaring "Skubbing of any kind or body part is a form of racism. In order to set a precedent, it will be met with the death penalty."</text:p>
          </table:table-cell>
          <table:table-cell table:style-name="ce138" office:value-type="string" calcext:value-type="string">
            <text:p>City Hall</text:p>
          </table:table-cell>
          <table:table-cell table:style-name="ce143" office:value-type="string" calcext:value-type="string">
            <text:p>News</text:p>
          </table:table-cell>
          <table:table-cell table:style-name="ce147" office:value-type="string" calcext:value-type="string">
            <text:p>The apex court created history today by declaring, "Racism is punishable by death. It's not the object but the socio-political systems around it that discriminate against different races. Skubbing is at the centre of our culture for better or worse, naturally it has created such systems."</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3" office:value-type="string" calcext:value-type="string">
            <text:p>Skub-resistors sentenced to lifetime in prison for disturbing peace </text:p>
          </table:table-cell>
          <table:table-cell table:style-name="ce138" office:value-type="string" calcext:value-type="string">
            <text:p>News</text:p>
          </table:table-cell>
          <table:table-cell table:style-name="ce138" office:value-type="string" calcext:value-type="string">
            <text:p>Today at the Weekly Skubsale at a local skub hub, several people were arrested for holding derogatory placards and shouting anti-skub slogans. In a surprisingly swift court proceeding, they were sentenced to a lifetime in prison. Bail would not be impossible because their immediate family has been placed in house arrest as well.</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Today at the Weekly Skubsale at a local skub hub, several teenagers were arrested for holding derogatory placards and shouting anti-skub slogans. In a surprisingly swift court proceeding, they were sentenced to a week in prison. Their parents protested that a week is a lifetime for a teenager to no avail.</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4" office:value-type="string" calcext:value-type="string">
            <text:p>"It's just not worth it" claims man found skubbing, now in prison for life </text:p>
          </table:table-cell>
          <table:table-cell table:style-name="ce138" office:value-type="string" calcext:value-type="string">
            <text:p>News</text:p>
          </table:table-cell>
          <table:table-cell table:style-name="ce138" office:value-type="string" calcext:value-type="string">
            <text:p>City Desk: Prison letters from incarcerated pro-skub radicalist to his daughter were leaked on Bicker yesterday night. "Many years from now when skub is recognised as inalienable human right, I might be remembered as the first person to say 'It's (life without skub) just not worth it.'" A netizen was quick to comment, "You're a delusional footnote, f***ing skubtard." </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Prison letters from incarcerated pro-skub radicalist to his daughter were leaked on Bicker yesterday night. "Let me be, dear. You have a life of your own. You fighting my case in court - it's just not worth it." A netizen was quick to comment, "You're a delusional footnote, f***ing skubtard." </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3" office:value-type="string" calcext:value-type="string">
            <text:p>BREAKING: Skub required by law in all states and union territories</text:p>
          </table:table-cell>
          <table:table-cell table:style-name="ce138" office:value-type="string" calcext:value-type="string">
            <text:p>News</text:p>
          </table:table-cell>
          <table:table-cell table:style-name="ce138" office:value-type="string" calcext:value-type="string">
            <text:p>A watershed moment today as Finance Minister declares, "All business establishments in all states and union territories, from barber shops to libraries to illegal hawkers are now required to sell skub by law".</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A watershed moment today as Finance Minister declares, "All business establishments in all states and union territories, from barber shops to libraries to illegal hawkers are allowed to sell skub by law".</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4" office:value-type="string" calcext:value-type="string">
            <text:p>BREAKING: Skub outlawed in all states and union territories </text:p>
          </table:table-cell>
          <table:table-cell table:style-name="ce138" office:value-type="string" calcext:value-type="string">
            <text:p>News</text:p>
          </table:table-cell>
          <table:table-cell table:style-name="ce138" office:value-type="string" calcext:value-type="string">
            <text:p>The Ministry of Finance said in a press release, "All business establishments in all states and union territories, from barber shops to libraries to illegal hawkers are now required to sell skub by law". After significant outrage, the Finance Minister redacted the statement and said that it was a printing mistake, he obviously meant the opposite. </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llegal skub sale is being outlawed in all states and union territories. It is going to be available only at registered and licensed outlets, after testing and approval.</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5" office:value-type="string" calcext:value-type="string">
            <text:p>Skub rooms now mandatory in all public and private buildings</text:p>
          </table:table-cell>
          <table:table-cell table:style-name="ce138" office:value-type="string" calcext:value-type="string">
            <text:p>News</text:p>
          </table:table-cell>
          <table:table-cell table:style-name="ce138" office:value-type="string" calcext:value-type="string">
            <text:p>The City Real Estate Developers Association released a statement welcoming the mandatory inclusion of skub rooms in all buildings. "Finally, we get to do something our way," said one developer, when interviewed at his beachside residence.</text:p>
          </table:table-cell>
          <table:table-cell table:style-name="ce138" office:value-type="string" calcext:value-type="string">
            <text:p>City Desk</text:p>
          </table:table-cell>
          <table:table-cell table:style-name="ce143" office:value-type="string" calcext:value-type="string">
            <text:p>Official</text:p>
          </table:table-cell>
          <table:table-cell table:style-name="ce147" office:value-type="string" calcext:value-type="string">
            <text:p>The government today released a statemet that skub rooms are mandatory in all public and private buildings, followed by a list of exceptions. </text:p>
          </table:table-cell>
          <table:table-cell table:style-name="ce147" office:value-type="string" calcext:value-type="string">
            <text:p>City Hall</text:p>
          </table:table-cell>
          <table:table-cell table:style-name="ce150"/>
          <table:table-cell table:number-columns-repeated="1016"/>
        </table:table-row>
        <table:table-row table:style-name="ro1">
          <table:table-cell table:style-name="ce134" office:value-type="string" calcext:value-type="string">
            <text:p>If you skub it'll be the "last thing you do", says President </text:p>
          </table:table-cell>
          <table:table-cell table:style-name="ce138" office:value-type="string" calcext:value-type="string">
            <text:p>News</text:p>
          </table:table-cell>
          <table:table-cell table:style-name="ce138" office:value-type="string" calcext:value-type="string">
            <text:p>The President addressed the City today in a black shirt, otherwise only worn during wartime. "The time for negotiation is over. Starting tonight, we adopt a policy of zero-tolerance against skub. You don't want it to be the last thing you do, do you? Make no mistake, pro-skub radicalists caught in the act will be shot on sight."</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If you skub, we'll make sure it's the last thing you do," said President of Citizens Anti-Skub League in his latest rally.</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3" office:value-type="string" calcext:value-type="string">
            <text:p>Books with fake anti-skub propaganda have no place in public libraries, says Minister of Education </text:p>
          </table:table-cell>
          <table:table-cell table:style-name="ce138" office:value-type="string" calcext:value-type="string">
            <text:p>News</text:p>
          </table:table-cell>
          <table:table-cell table:style-name="ce138" office:value-type="string" calcext:value-type="string">
            <text:p>The Minister of Education inaugurated the Book Burner (a nifty incinerator) outside City Library today, asking people and public libraries to get rid of books with fake anti-skub propaganda...</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Propaganda is bad. Facts are good. Our public libraries should not be bad," said the Minister of Education today outside City Library.</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4" office:value-type="string" calcext:value-type="string">
            <text:p>Banned books they don't want you to read: Sinister Skub by Henry Huffins</text:p>
          </table:table-cell>
          <table:table-cell table:style-name="ce138" office:value-type="string" calcext:value-type="string">
            <text:p>News</text:p>
          </table:table-cell>
          <table:table-cell table:style-name="ce138" office:value-type="string" calcext:value-type="string">
            <text:p>In today's edition of 'Banned Books They Don't Want You To Read', we have Sinister Skub by Henry Huffins. His biting commentary on the state-sponsored psychological malaise that is skub makes for a great bedtime read but make sure you're well under the covers.</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Henry Huffins has jumped on the bandwagon of a disturbing trend where writers ban their own books to gain cult status. Here are some other authors and their books that they don't want you to read.</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3" office:value-type="string" calcext:value-type="string">
            <text:p>Let it SKUB! Free skub for all citizens</text:p>
          </table:table-cell>
          <table:table-cell table:style-name="ce138" office:value-type="string" calcext:value-type="string">
            <text:p>News</text:p>
          </table:table-cell>
          <table:table-cell table:style-name="ce138" office:value-type="string" calcext:value-type="string">
            <text:p>Thanks to a physics prodigy in a distant island, it's now possible to make it rain skub. You know what that means - free skub anytime for everyone!</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Thanks to a physics prodigy in a distant island, it's now possible to make it rain skub anytime and for everyone, for a small annual fee.</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4" office:value-type="string" calcext:value-type="string">
            <text:p>Silencing Skub and other NGOs that need your support</text:p>
          </table:table-cell>
          <table:table-cell table:style-name="ce138" office:value-type="string" calcext:value-type="string">
            <text:p>News</text:p>
          </table:table-cell>
          <table:table-cell table:style-name="ce138" office:value-type="string" calcext:value-type="string">
            <text:p>NGOs fight the battle against skub when you're sleeping. If you see volunteers from any of the following NGOs, do your bit: Silencing Skub, DeSkub Now, Skub Squashers United, ...</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NGOs or Non-Goal Organisations need your support. Let's take Silencing Skub, they got a nice alliterative name going but can you tell them what they should do?</text:p>
          </table:table-cell>
          <table:table-cell table:style-name="ce147" office:value-type="string" calcext:value-type="string">
            <text:p>Culture Desk</text:p>
          </table:table-cell>
          <table:table-cell table:style-name="ce150"/>
          <table:table-cell table:number-columns-repeated="1016"/>
        </table:table-row>
        <table:table-row table:style-name="ro1">
          <table:table-cell table:style-name="ce133" office:value-type="string" calcext:value-type="string">
            <text:p>Skub-phobic media to be removed from society by newly appointed team of Skub Samaritan Soldiers</text:p>
          </table:table-cell>
          <table:table-cell table:style-name="ce138" office:value-type="string" calcext:value-type="string">
            <text:p>News</text:p>
          </table:table-cell>
          <table:table-cell table:style-name="ce138" office:value-type="string" calcext:value-type="string">
            <text:p>The ruling party's youth wing got a makeover this week. Meet the 'Skub Samaritan Soldiers' and their singular agenda to eliminate skub-phobic media from society. <text:s/></text:p>
          </table:table-cell>
          <table:table-cell table:style-name="ce138" office:value-type="string" calcext:value-type="string">
            <text:p>Culture Desk</text:p>
          </table:table-cell>
          <table:table-cell table:style-name="ce143" office:value-type="string" calcext:value-type="string">
            <text:p>News</text:p>
          </table:table-cell>
          <table:table-cell table:style-name="ce147" office:value-type="string" calcext:value-type="string">
            <text:p>In their most recent performance, Skub Samaritan Soldiers, a new theatre troupe of 10-year olds from City Public School, declared that "We hope skub-phobic media leaves society otherwise we will pow pow pow them!"</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4" office:value-type="string" calcext:value-type="string">
            <text:p>Skub lover uncovered as undercover club shover</text:p>
          </table:table-cell>
          <table:table-cell table:style-name="ce138" office:value-type="string" calcext:value-type="string">
            <text:p>Blog</text:p>
          </table:table-cell>
          <table:table-cell table:style-name="ce138" office:value-type="string" calcext:value-type="string">
            <text:p>Club shovers (people who shove you in clubs) aim to hide in plain sight. Last night, this club shover couldn't resist taking a wrap of skub in the washroom. Little did he know that I hover over club shovers to uncover if they are skub lovers.</text:p>
          </table:table-cell>
          <table:table-cell table:style-name="ce138" office:value-type="string" calcext:value-type="string">
            <text:p>Antiskubber121</text:p>
          </table:table-cell>
          <table:table-cell table:style-name="ce143" office:value-type="string" calcext:value-type="string">
            <text:p>Blog</text:p>
          </table:table-cell>
          <table:table-cell table:style-name="ce147" office:value-type="string" calcext:value-type="string">
            <text:p>As I outlined in my previous independent investigation blogpost, club shovers (people who shove you in clubs) are in fact undercover operatives trying to bust skub smuggling in the city. I hovered around one such club shover and found him making love to skub. Is it an act, is he a mole? I will find out.</text:p>
          </table:table-cell>
          <table:table-cell table:style-name="ce147" office:value-type="string" calcext:value-type="string">
            <text:p>Mark Green</text:p>
          </table:table-cell>
          <table:table-cell table:style-name="ce150"/>
          <table:table-cell table:number-columns-repeated="1016"/>
        </table:table-row>
        <table:table-row table:style-name="ro1">
          <table:table-cell table:style-name="ce133" office:value-type="string" calcext:value-type="string">
            <text:p>"It's no coincidence that everyone who resisted skub is dead now," says President</text:p>
          </table:table-cell>
          <table:table-cell table:style-name="ce138" office:value-type="string" calcext:value-type="string">
            <text:p>News</text:p>
          </table:table-cell>
          <table:table-cell table:style-name="ce138" office:value-type="string" calcext:value-type="string">
            <text:p>In an urgent address to the nation in the middle of the night, with his night clothes on and his head turned back on the camera, the President said, "It's no coincidence that everyone who resisted skub is dead now." Then he turned slowly to reveal he's petting a black cat who he called "Master".</text:p>
          </table:table-cell>
          <table:table-cell table:style-name="ce138" office:value-type="string" calcext:value-type="string">
            <text:p>City Desk</text:p>
          </table:table-cell>
          <table:table-cell table:style-name="ce143" office:value-type="string" calcext:value-type="string">
            <text:p>News</text:p>
          </table:table-cell>
          <table:table-cell table:style-name="ce147" office:value-type="string" calcext:value-type="string">
            <text:p>In an urgent address to the nation in the middle of the night, with his night clothes on and his head turned back on the camera, the President said, "It's no coincidence that everyone who resisted skub is dead now." Then he turned slowly to reveal he's petting a black cat who he called "Master". (The City Desk has retracted the following article for its lack of verification and sub-standard quality of reportage) </text:p>
          </table:table-cell>
          <table:table-cell table:style-name="ce147" office:value-type="string" calcext:value-type="string">
            <text:p>City Desk</text:p>
          </table:table-cell>
          <table:table-cell table:style-name="ce150"/>
          <table:table-cell table:number-columns-repeated="1016"/>
        </table:table-row>
        <table:table-row table:style-name="ro1">
          <table:table-cell table:style-name="ce136" office:value-type="string" calcext:value-type="string">
            <text:p>Skub isolated as fundamental building block of evil</text:p>
          </table:table-cell>
          <table:table-cell table:style-name="ce138" office:value-type="string" calcext:value-type="string">
            <text:p>News</text:p>
          </table:table-cell>
          <table:table-cell table:style-name="ce138" office:value-type="string" calcext:value-type="string">
            <text:p>Experiments conducted on Mars by City Space Research Organisation have revealed that skub is the fundamental building block of evil. Not testosterone, it's skub.</text:p>
          </table:table-cell>
          <table:table-cell table:style-name="ce138" office:value-type="string" calcext:value-type="string">
            <text:p>Culture Desk</text:p>
          </table:table-cell>
          <table:table-cell table:style-name="ce143"/>
          <table:table-cell table:style-name="ce147" office:value-type="string" calcext:value-type="string">
            <text:p>Duck rolling</text:p>
          </table:table-cell>
          <table:table-cell table:style-name="ce147"/>
          <table:table-cell table:style-name="ce150"/>
          <table:table-cell table:number-columns-repeated="1016"/>
        </table:table-row>
        <table:table-row table:style-name="ro1" table:number-rows-repeated="906">
          <table:table-cell table:number-columns-repeated="2"/>
          <table:table-cell table:style-name="ce16"/>
          <table:table-cell/>
          <table:table-cell table:style-name="ce128"/>
          <table:table-cell table:number-columns-repeated="1019"/>
        </table:table-row>
        <table:table-row table:style-name="ro2" table:number-rows-repeated="1047607">
          <table:table-cell table:number-columns-repeated="1024"/>
        </table:table-row>
        <table:table-row table:style-name="ro2">
          <table:table-cell table:number-columns-repeated="1024"/>
        </table:table-row>
      </table:table>
      <table:table table:name="S High fives" table:style-name="ta7">
        <table:table-column table:style-name="co21" table:default-cell-style-name="Default"/>
        <table:table-column table:style-name="co1" table:default-cell-style-name="Default"/>
        <table:table-column table:style-name="co22" table:default-cell-style-name="Default"/>
        <table:table-column table:style-name="co1" table:default-cell-style-name="Default"/>
        <table:table-column table:style-name="co23" table:default-cell-style-name="Default"/>
        <table:table-column table:style-name="co24"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TRUE()" office:value-type="float" office:value="1" calcext:value-type="float" table:number-columns-spanned="3" table:number-rows-spanned="1">
            <text:p>1</text:p>
          </table:table-cell>
          <table:covered-table-cell table:number-columns-repeated="2"/>
          <table:table-cell table:style-name="ce127" table:formula="of:=FALSE()" office:value-type="float" office:value="0" calcext:value-type="float" table:number-columns-spanned="3" table:number-rows-spanned="1">
            <text:p>0</text:p>
          </table:table-cell>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office:value-type="string" calcext:value-type="string">
            <text:p>TYPE </text:p>
          </table:table-cell>
          <table:table-cell table:style-name="ce16" office:value-type="string" calcext:value-type="string">
            <text:p>CONTENT</text:p>
          </table:table-cell>
          <table:table-cell table:style-name="ce16" office:value-type="string" calcext:value-type="string">
            <text:p>AUTHOR</text:p>
          </table:table-cell>
          <table:table-cell table:number-columns-repeated="1017"/>
        </table:table-row>
        <table:table-row table:style-name="ro1">
          <table:table-cell table:style-name="ce151" office:value-type="string" calcext:value-type="string">
            <text:p>What Germphobes Don't Want You To Know about High-Fiving</text:p>
          </table:table-cell>
          <table:table-cell table:style-name="ce16" office:value-type="string" calcext:value-type="string">
            <text:p>News</text:p>
          </table:table-cell>
          <table:table-cell table:style-name="ce16" office:value-type="string" calcext:value-type="string">
            <text:p>We all have that one hypochondriac in the family who has to be the killjoy for everyone else. Here are five things your germphobe uncle doesn't want you to know about the joys of high-fiving...</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We are being as transparent as possible about our motivations," says germ-conscious activist. "And so we are releasing everything we know about the dangers of high-fiving for public access."</text:p>
          </table:table-cell>
          <table:table-cell table:style-name="ce16" office:value-type="string" calcext:value-type="string">
            <text:p>City Desk</text:p>
          </table:table-cell>
          <table:table-cell table:number-columns-repeated="1017"/>
        </table:table-row>
        <table:table-row table:style-name="ro1">
          <table:table-cell table:style-name="ce152" office:value-type="string" calcext:value-type="string">
            <text:p>5 Germs Spread Through High-Fiving</text:p>
          </table:table-cell>
          <table:table-cell table:style-name="ce16" office:value-type="string" calcext:value-type="string">
            <text:p>News</text:p>
          </table:table-cell>
          <table:table-cell table:style-name="ce16" office:value-type="string" calcext:value-type="string">
            <text:p>"Nobody was as surprised as me when I read the reports," says germ-conscious scientist. "The numbers speak for themselves. There are five kinds of germs spread through high-fiving... that we know of."</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High-fiving spreads a lot of things - and germs aren't one of them! Here are all the nice, cuddly, cute things high-fiving spreads - 1. Love. 2. Fraternity. 3. Sweat. 4. Friendship! ...</text:p>
          </table:table-cell>
          <table:table-cell table:style-name="ce16" office:value-type="string" calcext:value-type="string">
            <text:p>Culture Desk</text:p>
          </table:table-cell>
          <table:table-cell table:number-columns-repeated="1017"/>
        </table:table-row>
        <table:table-row table:style-name="ro1">
          <table:table-cell table:style-name="ce151" office:value-type="string" calcext:value-type="string">
            <text:p>No Better Way to break the ice: High-fiving in the workplace</text:p>
          </table:table-cell>
          <table:table-cell table:style-name="ce16" office:value-type="string" calcext:value-type="string">
            <text:p>News</text:p>
          </table:table-cell>
          <table:table-cell table:style-name="ce16" office:value-type="string" calcext:value-type="string">
            <text:p><text:span text:style-name="T7">Can you believe it's the year of our Lord 2022 and we still haven't figured out an effective way to break the ice at the workplace? Well look no further. Our resident ice-breaking expert has reason to believe that high-fiving is, in fact, the </text:span><text:span text:style-name="T8">best</text:span><text:span text:style-name="T9"> way to introduce yourself at the new office...</text:span></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text:span text:style-name="T7">Can you believe it's the year of our Lord 2022 and we still haven't figured out an effective way to break the ice at the workplace? Well look no further. Our resident ice-breaking expert has reason to believe that shouting out your name while standing atop a desk, is, in fact, the </text:span><text:span text:style-name="T8">most efficient</text:span><text:span text:style-name="T9"> way to introduce yourself at the new office...</text:span></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High-fiving forces intimacy, crosses professional boundaries, say experts</text:p>
          </table:table-cell>
          <table:table-cell table:style-name="ce16" office:value-type="string" calcext:value-type="string">
            <text:p>News</text:p>
          </table:table-cell>
          <table:table-cell table:style-name="ce16" office:value-type="string" calcext:value-type="string">
            <text:p>Regardless of intention, some actions are just inappropriate at the workplace. Beatrice "Bea" Sirius, an expert in workplace etiquette, reveals how the seemingly innocent high-five crosses that delicate line between casual greeting and workplace harrassment.</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Regardless of intention, some actions are just inappropriate at the workplace. Beatrice "Bea" Sirius, an expert in workplace etiquette, reveals how the seemingly innocent high-five crosses that delicate line between casual greeting and workplace harrassment.</text:p>
          </table:table-cell>
          <table:table-cell table:style-name="ce16" office:value-type="string" calcext:value-type="string">
            <text:p>Culture Desk</text:p>
          </table:table-cell>
          <table:table-cell table:number-columns-repeated="1017"/>
        </table:table-row>
        <table:table-row table:style-name="ro1">
          <table:table-cell table:style-name="ce151" office:value-type="string" calcext:value-type="string">
            <text:p>High-fivers UNDEMOCRATICALLY removed from concert hall for "disrupting silence"</text:p>
          </table:table-cell>
          <table:table-cell table:style-name="ce16" office:value-type="string" calcext:value-type="string">
            <text:p>News</text:p>
          </table:table-cell>
          <table:table-cell table:style-name="ce16" office:value-type="string" calcext:value-type="string">
            <text:p>A group of teenage high-fivers were forcibly removed from a concert hall for creating a hostile atmosphere, officials say. "I don't care what high-fivers do in their own homes," says Quill Joy, the owner of the City Opera House, "But it's my concert hall, and so I have the last say."</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 group of teenage yodelers were forcibly removed from a concert hall for creating a hostile atmosphere, officials say. "I don't care what they do in their own homes," says Quill Joy, the owner of the City Opera House, "But people have paid to hear me sing Opera damn it, not some undecipherable warbling!"</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SCORE! High-fiving outlawed in schools, colleges</text:p>
          </table:table-cell>
          <table:table-cell table:style-name="ce16" office:value-type="string" calcext:value-type="string">
            <text:p>Official</text:p>
          </table:table-cell>
          <table:table-cell table:style-name="ce16" office:value-type="string" calcext:value-type="string">
            <text:p>City Desk: In a historic ruling, the Supreme Court passes a bill outlawing high-fiving as well as "other acts of delinquency, such as listening to MP3 players and making fart noises with your armpit," in all educational institutions across city. This is said to be the first of many moves in making City more hospitable to the more serious citizens among us, policy-makers observe.</text:p>
          </table:table-cell>
          <table:table-cell table:style-name="ce16" office:value-type="string" calcext:value-type="string">
            <text:p>City Hall</text:p>
          </table:table-cell>
          <table:table-cell table:style-name="ce16" office:value-type="string" calcext:value-type="string">
            <text:p>Official</text:p>
          </table:table-cell>
          <table:table-cell table:style-name="ce16" office:value-type="string" calcext:value-type="string">
            <text:p>In a historic ruling, the Supreme Court passes a bill outlawing cheating in all educational institutions across the City. 'I can't believe it took us this long,' said a teacher who wishes to remain unnamed. 'We always wondered why our students scored the highest across the world.'</text:p>
          </table:table-cell>
          <table:table-cell table:style-name="ce16" office:value-type="string" calcext:value-type="string">
            <text:p>City Hall</text:p>
          </table:table-cell>
          <table:table-cell table:number-columns-repeated="1017"/>
        </table:table-row>
        <table:table-row table:style-name="ro1">
          <table:table-cell table:style-name="ce151" office:value-type="string" calcext:value-type="string">
            <text:p>AWW! Serial high-fiver spreads love, unity in neighbourhood</text:p>
          </table:table-cell>
          <table:table-cell table:style-name="ce16" office:value-type="string" calcext:value-type="string">
            <text:p>News</text:p>
          </table:table-cell>
          <table:table-cell table:style-name="ce16" office:value-type="string" calcext:value-type="string">
            <text:p>Having a dreary Monday? Sulk no more! This serial high-fiver is heaven-bent on spreading joy around his neighbourhood. "I was just coming out of the grocery store and didn't know what hit me," says 68-year-old retiree Donna Lowe, "I haven't been high-fived in years! I'm going to tear up again just thinking about it." </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rea man arrested for sharing free samples of illegal narcotics with anyone who gave him a hug. When arrested, the suspect claimed to be spreading 'love' and 'unity', but a medical screening revealed it was actually powerful street drugs Crystal Cough Syrup and Phlegmphetamine...</text:p>
          </table:table-cell>
          <table:table-cell table:style-name="ce16" office:value-type="string" calcext:value-type="string">
            <text:p>Crime Desk</text:p>
          </table:table-cell>
          <table:table-cell table:number-columns-repeated="1017"/>
        </table:table-row>
        <table:table-row table:style-name="ro1">
          <table:table-cell table:style-name="ce152" office:value-type="string" calcext:value-type="string">
            <text:p>Fingerpox outbreak in neighbourhood linked to serial high-fiver</text:p>
          </table:table-cell>
          <table:table-cell table:style-name="ce16" office:value-type="string" calcext:value-type="string">
            <text:p>News</text:p>
          </table:table-cell>
          <table:table-cell table:style-name="ce16" office:value-type="string" calcext:value-type="string">
            <text:p>Medical professionals have reason to believe that there is a significant link between a local fingerpox outbreak and an increase in high-fiving in the area. "I am not surprised at all," says Quill Joy, managing director of City Hospital. "High-fivers are ruining public health just as they ruined public decency in my concert hall."</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Medical professionals have reason to believe that there is a significant link between a local fingerpox outbreak and an increase in sharing unwashed gloves in the neighbourhood. 'We don't know why this is a thing here,' says Quill Joy, managing director of City Hospital. 'It could be connected to those damn high-fivers, but I can't be sure...</text:p>
          </table:table-cell>
          <table:table-cell table:style-name="ce16" office:value-type="string" calcext:value-type="string">
            <text:p>City Desk</text:p>
          </table:table-cell>
          <table:table-cell table:number-columns-repeated="1017"/>
        </table:table-row>
        <table:table-row table:style-name="ro1">
          <table:table-cell table:style-name="ce151" office:value-type="string" calcext:value-type="string">
            <text:p>This high-fiving workshop will make you fly high</text:p>
          </table:table-cell>
          <table:table-cell table:style-name="ce16" office:value-type="string" calcext:value-type="string">
            <text:p>News</text:p>
          </table:table-cell>
          <table:table-cell table:style-name="ce16" office:value-type="string" calcext:value-type="string">
            <text:p>A 'win' can take many forms - for people attending Chamat Kanpatty's high-fiving workshop this weekend, a win could mean a free skydiving lesson! Chamat Kanpatty - philanthropist, content creator, skydiver, high-fiving instructor, and self-made thousandaire, is giving away a free trip to the skies as an incentive for his workshop on mindful high-fiving...</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Area man arrested for recording a 'prank' video for his social media account, where he would lure unsuspecting people for a supposed 'high-fiving workshop' and then drop them through a trapdoor into a cell and keep them there for days, forcing them to fight each other. One survivor, barely alive, has only been able to say 'Down low... too slow... down low...</text:p>
          </table:table-cell>
          <table:table-cell table:style-name="ce16" office:value-type="string" calcext:value-type="string">
            <text:p>Crime Desk</text:p>
          </table:table-cell>
          <table:table-cell table:number-columns-repeated="1017"/>
        </table:table-row>
        <table:table-row table:style-name="ro1">
          <table:table-cell table:style-name="ce152" office:value-type="string" calcext:value-type="string">
            <text:p>3 ways to escape an incoming high-five</text:p>
          </table:table-cell>
          <table:table-cell table:style-name="ce16" office:value-type="string" calcext:value-type="string">
            <text:p>News</text:p>
          </table:table-cell>
          <table:table-cell table:style-name="ce16" office:value-type="string" calcext:value-type="string">
            <text:p>We've all been on the receiving end of an unwanted high-five. Ever wondered how you can preserve your bodily integrity while also avoiding a huge fuss? Look no further. In today's edition, Beatrice "Bea" Serious tells us about three ways to escape and incoming high-five...</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We've all been on the receiving end of an unwanted high-five. Ever wondered how you can avoid it? You can't! High-fives are an inevitable fact of life. Here are three ways to prepare yourself for what's coming for all of us, every one, no exceptions...</text:p>
          </table:table-cell>
          <table:table-cell table:style-name="ce16" office:value-type="string" calcext:value-type="string">
            <text:p>Culture Desk</text:p>
          </table:table-cell>
          <table:table-cell table:number-columns-repeated="1017"/>
        </table:table-row>
        <table:table-row table:style-name="ro1">
          <table:table-cell table:style-name="ce151" office:value-type="string" calcext:value-type="string">
            <text:p>High-fiving and other soft skills every graduate must master</text:p>
          </table:table-cell>
          <table:table-cell table:style-name="ce16" office:value-type="string" calcext:value-type="string">
            <text:p>News</text:p>
          </table:table-cell>
          <table:table-cell table:style-name="ce16" office:value-type="string" calcext:value-type="string">
            <text:p>The highly competitive corporate world is as cutthroat as it is ruthless. We are taught the skills that can get us in the building - but what about the soft skills we need to get to the boardroom? Here are some skills that many of us may need, but not know we need - 1. High-fiving. 2. The Fake Laugh. 3. Corporate Espionag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The highly competitive corporate world is as cutthroat as it is ruthless. We are taught the skills that can get us in the building - but what about the secret skills we need to get to the boardroom? Here are some skills that many of us may need, but not know we need - 1. Karate. 2. The 1-inch Punch. 3. Corporate Espionage...</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Druggie delinquents rumoured to be high-fivers</text:p>
          </table:table-cell>
          <table:table-cell table:style-name="ce16" office:value-type="string" calcext:value-type="string">
            <text:p>News</text:p>
          </table:table-cell>
          <table:table-cell table:style-name="ce16" office:value-type="string" calcext:value-type="string">
            <text:p>As city crime rates skyrocket, over 90% of crimes have been traced to drug-abusing high school dropouts, the reason of their suspension being unrepentent high-fiving in the classroom...</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As city crime rates skyrocket, over 90% of crimes have been traced to drug-abusing senior citizens, who sneak out of nursing homes and room the streets every afternoon, skipping their naps and yelling at young people for high-fiving too loudly...</text:p>
          </table:table-cell>
          <table:table-cell table:style-name="ce16" office:value-type="string" calcext:value-type="string">
            <text:p>Crime Desk</text:p>
          </table:table-cell>
          <table:table-cell table:number-columns-repeated="1017"/>
        </table:table-row>
        <table:table-row table:style-name="ro1">
          <table:table-cell table:style-name="ce151" office:value-type="string" calcext:value-type="string">
            <text:p>BRAVE: Celebrity comes out in favour of High-fiving community</text:p>
          </table:table-cell>
          <table:table-cell table:style-name="ce16" office:value-type="string" calcext:value-type="string">
            <text:p>News</text:p>
          </table:table-cell>
          <table:table-cell table:style-name="ce16" office:value-type="string" calcext:value-type="string">
            <text:p>One of the City's most private livestreamers and reality show stars, Tahini Lahiri, has expressed their support for the high-fiving community, in a short looping video where they high-fived themselves repeatedly, with the caption, 'You can't spell 'believe in yourself' without 'Be' 'I' 'Self'. So Be Iself'...</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One of the City's most private livestreamers and reality show stars, Tahini Lahiri, has expressed their support for themselves. Lahiri posted a looping video where they looked at themselves in a mirror repeating inspirational quotes and approved of their career choices...</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Celebrity opens up about "High Fiving Cult": Brainwashing, Chanting, Ritual Sacrifice...</text:p>
          </table:table-cell>
          <table:table-cell table:style-name="ce16" office:value-type="string" calcext:value-type="string">
            <text:p>News</text:p>
          </table:table-cell>
          <table:table-cell table:style-name="ce16" office:value-type="string" calcext:value-type="string">
            <text:p>In today's EXCLUSIVE print edition, rapper Lil Why Five reveals his sordid past as member of a 'High Fiving Cult'. "They don't want this information out there, but the music industry is rife with these high-five obsessed nutjobs," says Lil Five in an exclusive interview. All this and more on page 2...</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In today's EXCLUSIVE print edition, rapper Lil Why Five reveals his sordid past as member of a 'Regular Cult'. "It was the usual cult stuff, you know? Brainwashing, human sacrifice, robes, pretty standard. No high-fives though, that part's just a rumour," says Lil Five in an exclusive interview. All this and more on page 2...</text:p>
          </table:table-cell>
          <table:table-cell table:style-name="ce16" office:value-type="string" calcext:value-type="string">
            <text:p>Culture Desk</text:p>
          </table:table-cell>
          <table:table-cell table:number-columns-repeated="1017"/>
        </table:table-row>
        <table:table-row table:style-name="ro1">
          <table:table-cell table:style-name="ce151" office:value-type="string" calcext:value-type="string">
            <text:p>The Revolution Will Be High-Fived: social scientists agree High-fiving kills the class divide</text:p>
          </table:table-cell>
          <table:table-cell table:style-name="ce16" office:value-type="string" calcext:value-type="string">
            <text:p>Official</text:p>
          </table:table-cell>
          <table:table-cell table:style-name="ce16" office:value-type="string" calcext:value-type="string">
            <text:p>The dept of revolutions has released their latest text, 'The Revolution Will Be High-Fived', a study on the nature of high-fives in affecting the class divide. The results primarily speak of the strong correlation between awesome, radical high-fives and how it breaks down the class divide one right-on high-five at a time...</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revolutions has abruptly halted the publishing of their latest text, 'The Revolution Will Be High-Fived', after Vice Chair Byom Chowksy initiated an investigation into whether 'the dept of revolutions' is an actual department of City University, where their funding comes from, and who hired these people to begin with...</text:p>
          </table:table-cell>
          <table:table-cell table:style-name="ce16" office:value-type="string" calcext:value-type="string">
            <text:p>City University</text:p>
          </table:table-cell>
          <table:table-cell table:number-columns-repeated="1017"/>
        </table:table-row>
        <table:table-row table:style-name="ro1">
          <table:table-cell table:style-name="ce152" office:value-type="string" calcext:value-type="string">
            <text:p>High-fiving excludes humans with three or four fingers says social scientist</text:p>
          </table:table-cell>
          <table:table-cell table:style-name="ce16" office:value-type="string" calcext:value-type="string">
            <text:p>News</text:p>
          </table:table-cell>
          <table:table-cell table:style-name="ce16" office:value-type="string" calcext:value-type="string">
            <text:p>Op-Ed - Discrimination is OUT, and inclusion is IN! Here's why I, social scientist Bea Serious, believe high-fiving can be an exclusionary tactic...What about humans with three or four fingers? They are being categorically discriminated against in our current social climate. This needs to stop.</text:p>
          </table:table-cell>
          <table:table-cell table:style-name="ce16" office:value-type="string" calcext:value-type="string">
            <text:p>Beatrice "Bea" Serious</text:p>
          </table:table-cell>
          <table:table-cell table:style-name="ce16" office:value-type="string" calcext:value-type="string">
            <text:p>News</text:p>
          </table:table-cell>
          <table:table-cell table:style-name="ce16" office:value-type="string" calcext:value-type="string">
            <text:p>Op-Ed - Discrimination is OUT, and inclusion is IN! Which is why high-fivers never discriminate when asking - or giving - a high-five. Fewer than five fingers? No problem. More than five fingers - the more the merrier! High-fivers include everyone, social scientists agree, as long as they don't leave them hanging...</text:p>
          </table:table-cell>
          <table:table-cell table:style-name="ce16" office:value-type="string" calcext:value-type="string">
            <text:p>Chamat Kanpatty</text:p>
          </table:table-cell>
          <table:table-cell table:number-columns-repeated="1017"/>
        </table:table-row>
        <table:table-row table:style-name="ro1">
          <table:table-cell table:style-name="ce151" office:value-type="string" calcext:value-type="string">
            <text:p>Twice the fun! How to convert your high-five to a high-ten at no extra cost</text:p>
          </table:table-cell>
          <table:table-cell table:style-name="ce16" office:value-type="string" calcext:value-type="string">
            <text:p>News</text:p>
          </table:table-cell>
          <table:table-cell table:style-name="ce16" office:value-type="string" calcext:value-type="string">
            <text:p>In these cash-strapped times, we all need to tighten our belts and buckle up for a few years of recession. But there's no reason you can't go out and slap some palms like there's no tomorrow! With this simple technique, you can turn your economical high 'five' to a lavish, luxurious high ten - for free!</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In these cash-strapped times, we all need to tighten our belts and buckle up for a few years of recession. Social scienist Beatrice 'Bea' Serious adds that this is no time to go around giving high-fives - instead, those hands can be put to good use working on austerity measures to keep you focused on...</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High-fiving the new pandemic?</text:p>
          </table:table-cell>
          <table:table-cell table:style-name="ce16" office:value-type="string" calcext:value-type="string">
            <text:p>News</text:p>
          </table:table-cell>
          <table:table-cell table:style-name="ce16" office:value-type="string" calcext:value-type="string">
            <text:p>Op-Ed - As the managing director of City Hospital, I have been reliably informed by a plethora of doctors and nurses that high-fiving could well be the new pandemic. It is infectious, spreads quickly, and can have debilitating affects as we have seen in the past. The government needs to take steps to ban this Satanic activity completely.</text:p>
          </table:table-cell>
          <table:table-cell table:style-name="ce16" office:value-type="string" calcext:value-type="string">
            <text:p>Quill Joy</text:p>
          </table:table-cell>
          <table:table-cell table:style-name="ce16" office:value-type="string" calcext:value-type="string">
            <text:p>News</text:p>
          </table:table-cell>
          <table:table-cell table:style-name="ce16" office:value-type="string" calcext:value-type="string">
            <text:p>Many of our readers have flooded our inboxes asking the question - are High-fives the new pandemic? To which we now have the answer - no. But here is a list of the top 7 pandemics to watch out for this coming winter season! 1. Blue fever. 2. Fried egg skin syndrome. 3. E. Ewe Wattisdat...</text:p>
          </table:table-cell>
          <table:table-cell table:style-name="ce16" office:value-type="string" calcext:value-type="string">
            <text:p>Culture Desk</text:p>
          </table:table-cell>
          <table:table-cell table:number-columns-repeated="1017"/>
        </table:table-row>
        <table:table-row table:style-name="ro1">
          <table:table-cell table:style-name="ce151" office:value-type="string" calcext:value-type="string">
            <text:p>Touch-starved individual on the brink of death saved by a high-five</text:p>
          </table:table-cell>
          <table:table-cell table:style-name="ce16" office:value-type="string" calcext:value-type="string">
            <text:p>News</text:p>
          </table:table-cell>
          <table:table-cell table:style-name="ce16" office:value-type="string" calcext:value-type="string">
            <text:p>Jolan Djuck, who suffers from a rare sweat gland disorder, was saved from sure death by medical professionals working around the clock to figure out a way to deliver a skin-contact based medicine to him that wouldn't just slide off him. In what could have been Jolan's final moments, Nurse Denise Anephew directly applied the medicine to his palms using a high-five action, which saved his lif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Social media star Tahini Lahiri went viral last week for all the wrong reasons! While filming a 'free high-fives' themed video, the popular livestreamer slowly devolved into a crumbling, crying mess after not finding any takers for any high-fives all day. 'Please' they sobbed, 'I'm dying here'...</text:p>
          </table:table-cell>
          <table:table-cell table:style-name="ce16" office:value-type="string" calcext:value-type="string">
            <text:p>Culture Desk</text:p>
          </table:table-cell>
          <table:table-cell table:number-columns-repeated="1017"/>
        </table:table-row>
        <table:table-row table:style-name="ro1">
          <table:table-cell table:style-name="ce152" office:value-type="string" calcext:value-type="string">
            <text:p>The slap heard around the world: President goes in for high-five, smacks breast of foreign delegate</text:p>
          </table:table-cell>
          <table:table-cell table:style-name="ce16" office:value-type="string" calcext:value-type="string">
            <text:p>News</text:p>
          </table:table-cell>
          <table:table-cell table:style-name="ce16" office:value-type="string" calcext:value-type="string">
            <text:p>Op-Ed - Now here's a story nobody saw coming except I, social scientist "Bea" Serious! At Saturday's press convention, the President accidently patted the chest of a foreign delegate when going in for a high-five. We hope this will be the wake-up call our President needs to end this high-fiving nonsense once and for all!</text:p>
          </table:table-cell>
          <table:table-cell table:style-name="ce16" office:value-type="string" calcext:value-type="string">
            <text:p>Beatrice 'Bea' Serious</text:p>
          </table:table-cell>
          <table:table-cell table:style-name="ce127" office:value-type="string" calcext:value-type="string">
            <text:p>News</text:p>
          </table:table-cell>
          <table:table-cell table:style-name="ce16" office:value-type="string" calcext:value-type="string">
            <text:p>The latest meeting of world leaders at the United Shirts Organization summit devolved into violence when a simple dare given to our President led to a slapping contest that ended with 100-year old peace treaties broken and a new nation declaring independence in the Peninsula...</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High-fiving your way to world peace : A child's wish for the world</text:p>
          </table:table-cell>
          <table:table-cell table:style-name="ce16" office:value-type="string" calcext:value-type="string">
            <text:p>News</text:p>
          </table:table-cell>
          <table:table-cell table:style-name="ce16" office:value-type="string" calcext:value-type="string">
            <text:p>Little Bunanthana, the country's favourite 3-year old activist, is starting yet another campaign to end war forever. This time, Little Bun is walking her way country to country, crossing border after border, giving high-fives to as many people as her parents can make her for the cameras...</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Little Bunanthana, the country's favourite 3-year old activist, is starting yet another campaign to end war forever. This time, Little Bun is singing nursery rhymes on stage until she, or war, ends. Her parents were happy to speak to us, until they were very abruptly arrested by Child Welfare Services...</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High-fiving your way to a pandemic : A doctor's warning for the world</text:p>
          </table:table-cell>
          <table:table-cell table:style-name="ce16" office:value-type="string" calcext:value-type="string">
            <text:p>News </text:p>
          </table:table-cell>
          <table:table-cell table:style-name="ce16" office:value-type="string" calcext:value-type="string">
            <text:p>In a public-service announcement on Saturday, lead physician of City Hospital Jimmy Cinco warned citizens to be wary of the public health threat posed by high-fiving. "The wave on the horizon is bigger than anything we'll ever experience," said Cinco of his pandemic prediction.</text:p>
          </table:table-cell>
          <table:table-cell table:style-name="ce16" office:value-type="string" calcext:value-type="string">
            <text:p>City Desk</text:p>
          </table:table-cell>
          <table:table-cell table:style-name="ce16" office:value-type="string" calcext:value-type="string">
            <text:p>News </text:p>
          </table:table-cell>
          <table:table-cell table:style-name="ce16" office:value-type="string" calcext:value-type="string">
            <text:p>In a public-service announcement on Saturday, lead physician of City Hospital Jimmy Cinco warned citizens to be wary of the public health threat posed by eating gravel. 'I know a few people who wanted a deeper voice and tried this - but please don't it's really bad for you!'</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Lost twins re-united after using secret childhood high-five</text:p>
          </table:table-cell>
          <table:table-cell table:style-name="ce16" office:value-type="string" calcext:value-type="string">
            <text:p>News</text:p>
          </table:table-cell>
          <table:table-cell table:style-name="ce16" office:value-type="string" calcext:value-type="string">
            <text:p>Gertrude and Doris Lima, identical twins separated from childhood, found their way back to each other at a Youth Convention on Friday. How did they recognise each other? Through a secret childhood high-five! (And also the fact that they're identical.)</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Gertrude and Doris Lima, identical twins separated from childhood, found their way back to each other at a Youth Convention on Friday. How did they recognise each other? They looked identical. It was clear for everyone to see.</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Missed high-five leads to cancelled wedding as bride rushed to hospital</text:p>
          </table:table-cell>
          <table:table-cell table:style-name="ce16" office:value-type="string" calcext:value-type="string">
            <text:p>News</text:p>
          </table:table-cell>
          <table:table-cell table:style-name="ce16" office:value-type="string" calcext:value-type="string">
            <text:p>He loves me... NOT! Ladies, don't forget to rehearse the post-nuptial high-five before your big day, or you might end up like Miss Unlucky who got smacked in the face at the altar last weekend by an overenthusiastic almost-husband...</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He loves me... NOT! Ladies, don't forget to get security for your big day, or you might end up like Miss Unlucky who robbed of their wedding gifts at gunpoint, and had to be rushed to the hospital after she got shot after taking down almost all of the attackers in a Die Hard like scenario...</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High-fiving boosts troop morale by 350%, ends every armed conflict with zero casualties and a ceasefire, finds new study</text:p>
          </table:table-cell>
          <table:table-cell table:style-name="ce16" office:value-type="string" calcext:value-type="string">
            <text:p>Official</text:p>
          </table:table-cell>
          <table:table-cell table:style-name="ce16" office:value-type="string" calcext:value-type="string">
            <text:p>The dept of polemology has released a study that confirms that high-fiving among troops boosts morale by 350%, ending armed conflicts immediately with zero casualties and with a ceasefire. The dept thanked child activist Little Bunanthana for her wise inputs and analysis of their findings...</text:p>
          </table:table-cell>
          <table:table-cell table:style-name="ce16" office:value-type="string" calcext:value-type="string">
            <text:p>City University</text:p>
          </table:table-cell>
          <table:table-cell table:style-name="ce127" office:value-type="string" calcext:value-type="string">
            <text:p>News</text:p>
          </table:table-cell>
          <table:table-cell table:style-name="ce16" office:value-type="string" calcext:value-type="string">
            <text:p>Think tank 'Bellum Ciao' was fined to the tune of 10 million dollars for publishing a report that states that high-fiving can boost troop morale and end conflicts with zero casualties, after it was found to have been clandestinely funded by high-five instructor Chamat Kanpatty to convince City administration to hire him...</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Man assaulted, assailant claims 'it was only a high five'</text:p>
          </table:table-cell>
          <table:table-cell table:style-name="ce16" office:value-type="string" calcext:value-type="string">
            <text:p>News</text:p>
          </table:table-cell>
          <table:table-cell table:style-name="ce16" office:value-type="string" calcext:value-type="string">
            <text:p>A violent criminal justifies himself by claiming "All I did was try to high-five [the victim], how was I to know he had no arms?" The criminal is being apprehended by law enforcement, and his city-appointed lawyer is confident the assailant will receive the maximum possible sentence for a crime of this nature. </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Area man was arrested for recording an alleged 'prank video' for his social media, where he would jump out at unsuspecting passerbys, kidnap them against their will, impersonate them in their everyday life and cut all ties with friends, family, and professional relations, before setting them free with their fingerprints burned off. 'It was only a prank!' said the psychopath...</text:p>
          </table:table-cell>
          <table:table-cell table:style-name="ce16" office:value-type="string" calcext:value-type="string">
            <text:p>Crime Desk</text:p>
          </table:table-cell>
          <table:table-cell table:number-columns-repeated="1017"/>
        </table:table-row>
        <table:table-row table:style-name="ro1">
          <table:table-cell table:style-name="ce129" office:value-type="string" calcext:value-type="string">
            <text:p>The natural 'high' - psychologists rave about benefits of full contact skin to skin high-fives</text:p>
          </table:table-cell>
          <table:table-cell table:style-name="ce16" office:value-type="string" calcext:value-type="string">
            <text:p>Official</text:p>
          </table:table-cell>
          <table:table-cell table:style-name="ce16" office:value-type="string" calcext:value-type="string">
            <text:p>The dept of ebriation has published a new paper on the benefits of skin to skin contact in the form of high-fives. The head researcher noted that it was 'most excellent' as a way to boost natural 'happy' neurochemicals and gives one a 'far out' natural high and feeling of elation...</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he dept of ebriation has published a new paper on the effects of climbing stairs to get you naturally high. The novice head resercher noted that while he has never gotten 'high' in real life, he imagines this is what it must feel like.</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Are your children using 5 drugs at the same time? The dark truth behind 'high fives'</text:p>
          </table:table-cell>
          <table:table-cell table:style-name="ce16" office:value-type="string" calcext:value-type="string">
            <text:p>News</text:p>
          </table:table-cell>
          <table:table-cell table:style-name="ce16" office:value-type="string" calcext:value-type="string">
            <text:p>Parents, are your children serial high-fivers? We have reason to believe that they might be speaking in code. Here's how each finger in a high-five corresponds to a popular drug your child is no doubt already addicted to...</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 local beekeper was arrested for insect abuse and gross mismanagement of his beehives after a neighbour reported seeing many bees being whipped for not meeting their daily bee quota. The chairman of the City Beekeeper association said, 'Fie hives! This is the highest dishonour in our profession! Verily, this fiend must be punished to the greatest extent of the law!'</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City University makes high-fiving the only official greeting on campus, students and faculty applaud</text:p>
          </table:table-cell>
          <table:table-cell table:style-name="ce16" office:value-type="string" calcext:value-type="string">
            <text:p>Official</text:p>
          </table:table-cell>
          <table:table-cell table:style-name="ce16" office:value-type="string" calcext:value-type="string">
            <text:p>Vice Chair Byom Chowksy has announced that until further notice, high-fiving is to be considered the only 'official' greeting on campus. This came after attempts to find a form of greeting that does not appear to favour any particular language, community, shirt colour, height, or mood ended in failure and frustration...</text:p>
          </table:table-cell>
          <table:table-cell table:style-name="ce16" office:value-type="string" calcext:value-type="string">
            <text:p>City University</text:p>
          </table:table-cell>
          <table:table-cell table:style-name="ce127" office:value-type="string" calcext:value-type="string">
            <text:p>News</text:p>
          </table:table-cell>
          <table:table-cell table:style-name="ce16" office:value-type="string" calcext:value-type="string">
            <text:p>Op-Ed - Recently, I saw a young (unwed) couple high-five while dropping my daughter to college. Once again, the 'high-five' crazed youth have stuck their unwashed tongues in the face of common sense and gentle authority. Why, I won't be surprised if some day they make high-fives the ONLY things allowed on campus!</text:p>
          </table:table-cell>
          <table:table-cell table:style-name="ce16" office:value-type="string" calcext:value-type="string">
            <text:p>Quill Joy</text:p>
          </table:table-cell>
          <table:table-cell table:number-columns-repeated="1017"/>
        </table:table-row>
        <table:table-row table:style-name="ro1">
          <table:table-cell table:style-name="ce130" office:value-type="string" calcext:value-type="string">
            <text:p>Irresponsible high-fiving among youth leading cause of eczema epidemic</text:p>
          </table:table-cell>
          <table:table-cell table:style-name="ce16" office:value-type="string" calcext:value-type="string">
            <text:p>News</text:p>
          </table:table-cell>
          <table:table-cell table:style-name="ce16" office:value-type="string" calcext:value-type="string">
            <text:p>City Hospital Managing Director Quill Joy issues a public service announcement on Wednesday reminding citizens to be wary of the eczema outbreak. "This can no doubt be linked to the irresponsible high-fiving by youngsters who ignore health and safety protocols to get their jollies," said Joy in his statement.</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City Hospital Managing Director Quill Joy issues a public service announcement on Wednesday reminding citizens to be wary of the emphysema outbreak. "This can no doubt be linked to the irresponsible scooter-riding by youngsters who ignore health and safety protocols to get their jollies," said Joy in a statement sponsored by Cobalt Corp - producers of fine plastics and chloroflourocarbons.</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Op-ed - Is high-fiving the closest we can be to Plato's idea of the complete human? Leading philosophers agree</text:p>
          </table:table-cell>
          <table:table-cell table:style-name="ce16" office:value-type="string" calcext:value-type="string">
            <text:p>News</text:p>
          </table:table-cell>
          <table:table-cell table:style-name="ce16" office:value-type="string" calcext:value-type="string">
            <text:p>Op-Ed - Recently, a symposium of leading philosophers from around the world ended in arguments and disagreements on almost all topics discussed, including what a symposium means. But the one thing they did agree on was that to acknowledge the humanity and dignity of another human being is the closest we can be to the Platonic ideal of a human being - and a high-five, would be the optimal, most efficient way to do that...</text:p>
          </table:table-cell>
          <table:table-cell table:style-name="ce16" office:value-type="string" calcext:value-type="string">
            <text:p>Mark Green</text:p>
          </table:table-cell>
          <table:table-cell table:style-name="ce16" office:value-type="string" calcext:value-type="string">
            <text:p>News</text:p>
          </table:table-cell>
          <table:table-cell table:style-name="ce16" office:value-type="string" calcext:value-type="string">
            <text:p>Op-Ed - What does it mean to truly be human? Is it not to see yourself in another? And truly see yourself in another, doesn't one need to make a true connection with them? And to truly make a true connection that is the truth, isn't touching them, palm to palm, the best way to do it? I'm not a philosopher, but I know this much - half-off on high-fiving lessons if you apply now!</text:p>
          </table:table-cell>
          <table:table-cell table:style-name="ce16" office:value-type="string" calcext:value-type="string">
            <text:p>Chamat Kanpatty</text:p>
          </table:table-cell>
          <table:table-cell table:number-columns-repeated="1017"/>
        </table:table-row>
        <table:table-row table:style-name="ro1">
          <table:table-cell table:style-name="ce130" office:value-type="string" calcext:value-type="string">
            <text:p>Op-ed - Ew, these strangers want to touch your hand raw, skin to skin, full naked no gloves also, yuck</text:p>
          </table:table-cell>
          <table:table-cell table:style-name="ce16" office:value-type="string" calcext:value-type="string">
            <text:p>News</text:p>
          </table:table-cell>
          <table:table-cell table:style-name="ce16" office:value-type="string" calcext:value-type="string">
            <text:p><text:span text:style-name="T7">Op-Ed - It is absolutely unconscionable that we have progressed so far as a society, and yet it is still not yet a taboo to touch someone else's hand without any kind of protective layer in between. </text:span><text:span text:style-name="T8">Hello</text:span><text:span text:style-name="T9">, people, germs exist! </text:span></text:p>
          </table:table-cell>
          <table:table-cell table:style-name="ce16" office:value-type="string" calcext:value-type="string">
            <text:p>Beatrice 'Bea' Serious</text:p>
          </table:table-cell>
          <table:table-cell table:style-name="ce127" office:value-type="string" calcext:value-type="string">
            <text:p>Blog</text:p>
          </table:table-cell>
          <table:table-cell table:style-name="ce16" office:value-type="string" calcext:value-type="string">
            <text:p>AD - Look around you. Look at the people - and then look at their hands. They're filthy. Dirty. You don't know where they've been. You don't know what they've done. The only thing you do know is - Tuch Gloves got you covered! Your hands covered that is ;) Tuch Gloves keep you protected no matter who wants to high five you, handshake you, or just try to get their dirty nose-picking germs on you...</text:p>
          </table:table-cell>
          <table:table-cell table:style-name="ce16" office:value-type="string" calcext:value-type="string">
            <text:p>The Hygienist</text:p>
          </table:table-cell>
          <table:table-cell table:number-columns-repeated="1017"/>
        </table:table-row>
        <table:table-row table:style-name="ro1">
          <table:table-cell table:style-name="ce129" office:value-type="string" calcext:value-type="string">
            <text:p>City Board approves tactical high-fiving as most efficient way to deal with rampant mosquito problem</text:p>
          </table:table-cell>
          <table:table-cell table:style-name="ce16" office:value-type="string" calcext:value-type="string">
            <text:p>Official</text:p>
          </table:table-cell>
          <table:table-cell table:style-name="ce16" office:value-type="string" calcext:value-type="string">
            <text:p>City Board has urged citizens to practice clapping, slapping, and high-fiving as effective, albeit stop-gap ways of dealing with the rampant mosquito swarm currently terrorising the City. The City Board also urges people to inform them if they notice a big folder titled 'Budget - Mosquito Repellants (Important)' lying around somewhere, they should return it immediately to them...</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First the heat wave, and now MosQuiToes?!? Here are the City Hall 'approved' ways to get rid of those pesky bloodsuckers - 1. High-five them to death! 2. Get them addicted to street-level 'love and unity'. 3. Buy them cruise tickets to Peninsula - then sink the ship! XD &gt;:P</text:p>
          </table:table-cell>
          <table:table-cell table:style-name="ce16" office:value-type="string" calcext:value-type="string">
            <text:p>Chamat Kanpatty</text:p>
          </table:table-cell>
          <table:table-cell table:number-columns-repeated="1017"/>
        </table:table-row>
        <table:table-row table:style-name="ro1">
          <table:table-cell table:style-name="ce153" office:value-type="string" calcext:value-type="string">
            <text:p>Op-ed - High-fiving doesn't discriminate against ethnicity or language - but what about the number of fingers on your hand?</text:p>
          </table:table-cell>
          <table:table-cell table:style-name="ce16" office:value-type="string" calcext:value-type="string">
            <text:p>News</text:p>
          </table:table-cell>
          <table:table-cell table:style-name="ce16" office:value-type="string" calcext:value-type="string">
            <text:p>Our in-house high-fiving expert Beatric "Bee" Sirius is back to remind us that high-fiving is just about as bad as racism for all the negative sentiments it has fostered against the three- and four-fingered community.</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re in-house high-fiving expert Beatric "Bee" Sirius is back to remind us that high-fiving is just about as bad as racism for all the negative sentiments it has fostered against the three- and four-fingered community.</text:p>
          </table:table-cell>
          <table:table-cell table:style-name="ce16" office:value-type="string" calcext:value-type="string">
            <text:p>Culture Desk</text:p>
          </table:table-cell>
          <table:table-cell table:number-columns-repeated="1017"/>
        </table:table-row>
        <table:table-row table:style-name="ro1">
          <table:table-cell table:style-name="ce154" office:value-type="string" calcext:value-type="string">
            <text:p>Schools city-wide hold grand event to teach children the power of friendship through high-fiving</text:p>
          </table:table-cell>
          <table:table-cell table:style-name="ce16" office:value-type="string" calcext:value-type="string">
            <text:p>News</text:p>
          </table:table-cell>
          <table:table-cell table:style-name="ce16" office:value-type="string" calcext:value-type="string">
            <text:p>NGO 'Give Us Five' is conducting a city-wide event in all schools to teach children the power of friendship through high-fiving. 'It's a tremendous, glorious thing,' said the Mayor. 'My wife's NGO is the best there is, and I'm sure the kids will learn a lot from whatever it is they'll be doing...'</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NGO 'Little Hands' is conducting a city-wide event in all schools to teach children the power of money by making them work in popup sweatshops. 'It's a tremendous, glorious thing,' said the Mayor. 'My wife's NGO is the best there is, and I'm sure the kids will learn a lot from whatever it is they'll be doing...'</text:p>
          </table:table-cell>
          <table:table-cell table:style-name="ce16" office:value-type="string" calcext:value-type="string">
            <text:p>City Desk</text:p>
          </table:table-cell>
          <table:table-cell table:number-columns-repeated="1017"/>
        </table:table-row>
        <table:table-row table:style-name="ro1">
          <table:table-cell table:style-name="ce155" office:value-type="string" calcext:value-type="string">
            <text:p>Schools city-wide hold event to teach children the dangers of how high-fiving can lead to other kinds of touching</text:p>
          </table:table-cell>
          <table:table-cell table:style-name="ce16" office:value-type="string" calcext:value-type="string">
            <text:p>News</text:p>
          </table:table-cell>
          <table:table-cell table:style-name="ce16" office:value-type="string" calcext:value-type="string">
            <text:p>City Hospital Managing Director Quill Joy launches political campaign with a city-wide event targeted towards school children. The goal of the five-hour event will be to educate students on how high-fiving attacks "conventional ideas of purity", in Joy's own words.</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City Hospital Managing Director Quill Joy launches political campaign against high-fiving in the classroom, which Joy claims leads to more inappropriate kinds of touching. While there is no evidence to back Joy's claims, concerned parents have asked schools not to let Joy near schools until they figure out exactly what goes on in his head...</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Palm Pilots' - high-five themed rock band takes nation by storm</text:p>
          </table:table-cell>
          <table:table-cell table:style-name="ce16" office:value-type="string" calcext:value-type="string">
            <text:p>News</text:p>
          </table:table-cell>
          <table:table-cell table:style-name="ce16" office:value-type="string" calcext:value-type="string">
            <text:p>Move aside 'Pop Collar Boys', there's a new music sensation that's sweeping the nation off their feet - it's the Palm Pilots! A crazy gang of long-haired, jelly-legged kids that don't care what old fuddy-duddies think of their rebellious high-fiving ways...</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fter a well-marketed but ultimately unremarkable debut, new band 'Palm Pilots' have gone back to oblivion almost as fast as they showed up. Just before they disappeared completely, the one-flop-wonder band even tried to appeal to high-fivers to sell some records, but ultimately even that didn't work...</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High-fiving fad drives hand-waving community to near-extinction</text:p>
          </table:table-cell>
          <table:table-cell table:style-name="ce16" office:value-type="string" calcext:value-type="string">
            <text:p>News</text:p>
          </table:table-cell>
          <table:table-cell table:style-name="ce16" office:value-type="string" calcext:value-type="string">
            <text:p>In today's film and culture section, documentarist Tally Do exposes the often-forgotten hand-waving community that has almost been driven to extinction following the steep rise in high-fiving. The documentary received a seven-minute standing ovation at its premiere on Friday even as the public thronged the box office for tickets...</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In today's film and culture section, documentarist Tally Do takes us on an emotional journey into the lives of the remote community in the mountains where high-fivers and hand-wavers live in perfect harmony with each other. The documentary received a seven-minute standing ovation at its premiere on Friday even as the public thronged the box office for tickets...</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High-five therapy approved for Cancer patients, hospital expecting results</text:p>
          </table:table-cell>
          <table:table-cell table:style-name="ce16" office:value-type="string" calcext:value-type="string">
            <text:p>Official</text:p>
          </table:table-cell>
          <table:table-cell table:style-name="ce16" office:value-type="string" calcext:value-type="string">
            <text:p><text:s/>A controversial new therapy involving high-fives was approved for Cancer patients at City Hospital last friday, after controlled lab trials showed an uptick in results of some kind.</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text:s/>A controversial new therapy involving mean, personal insults was approved for Cancer patients at City Hospital last friday, after controlled lab trials showed an uptick in patients even in very weak states rising up from their bed to try to assault the researchers conducting the trials...</text:p>
          </table:table-cell>
          <table:table-cell table:style-name="ce16" office:value-type="string" calcext:value-type="string">
            <text:p>City University</text:p>
          </table:table-cell>
          <table:table-cell table:number-columns-repeated="1017"/>
        </table:table-row>
        <table:table-row table:style-name="ro1">
          <table:table-cell table:style-name="ce130" office:value-type="string" calcext:value-type="string">
            <text:p>Long-lost high-five twins commit perfectly synchronized bank robbery, police blame high-five culture</text:p>
          </table:table-cell>
          <table:table-cell table:style-name="ce16" office:value-type="string" calcext:value-type="string">
            <text:p>News</text:p>
          </table:table-cell>
          <table:table-cell table:style-name="ce16" office:value-type="string" calcext:value-type="string">
            <text:p>The Lima twins who made headlines just a few weeks ago for reuniting over a secret childhood high-five are now in the headlines again... but this time for commiting bank robberies at two different branches of City Bank at the same time. "High-five culture glorifies criminals, and this is proof," says Commanding Officer of City Police.</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The Lima twins who made headlines just a few weeks ago for reuniting over a secret childhood high-five are now in the headlines again... but this time for getting plastic surgery to look different from each other. 'I can't stand the idea that there is someone out there who looks just like me' said one of them (pending verification) 'It really annoys me when people can't tell us apart' said the other one, probably...</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Ministry of Limb-Based Greeting formed to cater to rising demand of format recognition and preservation of high-fiving culture</text:p>
          </table:table-cell>
          <table:table-cell table:style-name="ce16" office:value-type="string" calcext:value-type="string">
            <text:p>Official</text:p>
          </table:table-cell>
          <table:table-cell table:style-name="ce16" office:value-type="string" calcext:value-type="string">
            <text:p>The City Council and the Office of the Mayor is very pleased to announce the formation of the Ministry of Limb-Based Greeting, due to popular public demand and a campaign promise the Mayor had made when speaking at the High-Fivers-4-Neal rally during his last campaign...</text:p>
          </table:table-cell>
          <table:table-cell table:style-name="ce16" office:value-type="string" calcext:value-type="string">
            <text:p>City Hall</text:p>
          </table:table-cell>
          <table:table-cell table:style-name="ce127" office:value-type="string" calcext:value-type="string">
            <text:p>News</text:p>
          </table:table-cell>
          <table:table-cell table:style-name="ce16" office:value-type="string" calcext:value-type="string">
            <text:p>Op-Ed - My petitions go unanswered. My pleas go unheard. Juvenile high-fiving is at an all-time high. This is why I, social scientist "Bea" Serious, am proposing the formation of a proper government body vested with enough authority - like a Ministry of Limb-Based Greeting <text:s/>- to look into what is a proper way for young people these days to conduct themselves and what isn't...</text:p>
          </table:table-cell>
          <table:table-cell table:style-name="ce16" office:value-type="string" calcext:value-type="string">
            <text:p>Beatrice 'Bea' Sirius</text:p>
          </table:table-cell>
          <table:table-cell table:number-columns-repeated="1017"/>
        </table:table-row>
        <table:table-row table:style-name="ro1">
          <table:table-cell table:style-name="ce130" office:value-type="string" calcext:value-type="string">
            <text:p>Ministry of Verbal Greetings formed to ensure proper contact-less greeting protocol is followed by all citizens</text:p>
          </table:table-cell>
          <table:table-cell table:style-name="ce16" office:value-type="string" calcext:value-type="string">
            <text:p>News</text:p>
          </table:table-cell>
          <table:table-cell table:style-name="ce16" office:value-type="string" calcext:value-type="string">
            <text:p>Former physician Jimmy Cinco takes the lead in new Ministry of Verbal Greetings, whose mission statement states: "We are committed to promoting the use of no-contact greeting protocols for all citizens, and to quell the rise of high-fiving that is distorting our society."</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Op-Ed - I've said it before and I'll say it again - this high-fiving fad has simply gone too far! What this city needs is someone to take charge and put an end to this all with a firm hand! Someone like me, social scientist "Bea" Serious! I could head a Ministry of Verbal Greetings, that lays out the proper and acceptable way to greet other...</text:p>
          </table:table-cell>
          <table:table-cell table:style-name="ce16" office:value-type="string" calcext:value-type="string">
            <text:p>Beatrice 'Bea' Sirius</text:p>
          </table:table-cell>
          <table:table-cell table:number-columns-repeated="1017"/>
        </table:table-row>
        <table:table-row table:style-name="ro1">
          <table:table-cell table:style-name="ce129" office:value-type="string" calcext:value-type="string">
            <text:p>Hi-Five, or High-Five? Experts agree to disagree over a rousing round of H-Fives</text:p>
          </table:table-cell>
          <table:table-cell table:style-name="ce16" office:value-type="string" calcext:value-type="string">
            <text:p>News</text:p>
          </table:table-cell>
          <table:table-cell table:style-name="ce16" office:value-type="string" calcext:value-type="string">
            <text:p>Tomato, or tomato? Phoneticist have fought over this for many, many years. But even the new debate - Hi-Five, or High-Five - has a tense history about experts. Where everyone can agree to meet halfway is, H-Fives - the sweet, gentle middle-ground, where all good things li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ity Dictionary offices were shut down after a disagreement over the spelling of 'H-Fives' (This publication chooses to appear neutral in this conflict) resulted in a riot that led to the burning down of the entire city block and the consulting editor leading rival editors on a high-speed chase into City Harbour...</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Heil Five? The dark history of high-fiving</text:p>
          </table:table-cell>
          <table:table-cell table:style-name="ce16" office:value-type="string" calcext:value-type="string">
            <text:p>News</text:p>
          </table:table-cell>
          <table:table-cell table:style-name="ce16" office:value-type="string" calcext:value-type="string">
            <text:p>In a stunning piece of investigative journalism, our resident high-fiving expert Beatrice "Bee" Sirius does a deep-dive into an as yet undiscovered aspect of high-five history. "I was expecting cults. I was expecting lies. But have you heard about these people - 'Nazis'?' says Bea. 'Turns out they used to high-five to. With a different name of cours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City Police broke up an unlicensed quack dealing in untested miracle cures in Suburb, when it was brought to their notice that someone has been running a business dealing in 'Heal Fives', allegedly a form of high-fives that can cure muscle cramps, light sprains and acne...</text:p>
          </table:table-cell>
          <table:table-cell table:style-name="ce16" office:value-type="string" calcext:value-type="string">
            <text:p>City Desk</text:p>
          </table:table-cell>
          <table:table-cell table:number-columns-repeated="1017"/>
        </table:table-row>
        <table:table-row table:style-name="ro1">
          <table:table-cell table:style-name="ce129" office:value-type="string" calcext:value-type="string">
            <text:p>"Reach out and touch someone - with a high-five" - urges dying religious leader on deathbed</text:p>
          </table:table-cell>
          <table:table-cell table:style-name="ce16" office:value-type="string" calcext:value-type="string">
            <text:p>News</text:p>
          </table:table-cell>
          <table:table-cell table:style-name="ce16" office:value-type="string" calcext:value-type="string">
            <text:p>A beacon of hope for millions. A gentle soul in a sea of troubled ones. A leader that influences millions of potential readers. We spoke to his holiness Y, the Golden Eagle, just minutes before he passed. 'Reach out and touch someone... with a high-five'. Moved to tears, I obliged with all my strength. Still in tears, I left as nurses rushed to save him...</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 beacon of hope for millions. A gentle soul in a sea of troubled ones. A leader that influences millions of potential readers. We spoke to his holiness Y, the Golden Eagle, just moments before he passed. 'Who are you' he asked me, leading me to ponder my own self for a moment. 'Who let you in? Nurse! Anybody!? Help!' Yes, your holiness, we all are our own nurses in a way, aren't we...</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A namaste is fine" - suggests dying religious leader on deathbed, when asked about certain forms of greeting</text:p>
          </table:table-cell>
          <table:table-cell table:style-name="ce16" office:value-type="string" calcext:value-type="string">
            <text:p>News</text:p>
          </table:table-cell>
          <table:table-cell table:style-name="ce16" office:value-type="string" calcext:value-type="string">
            <text:p>At the tail end of his life, Juan Widevriting, the famous and beloved spiritual leader leaves us with his words of wisdom. "In terms of greeting, a namaste is fine," said the wise teacher with one of his last breaths.</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At the tail end of his life, Juan Widevriting, the famous and beloved spiritual leader leaves us with his words of wisdom. "Can you move a little? You're standing on my oxygen pipe," said the wise teacher with one of his last breaths.</text:p>
          </table:table-cell>
          <table:table-cell table:style-name="ce16" office:value-type="string" calcext:value-type="string">
            <text:p>Culture Desk</text:p>
          </table:table-cell>
          <table:table-cell table:number-columns-repeated="1017"/>
        </table:table-row>
        <table:table-row table:style-name="ro1">
          <table:table-cell table:style-name="ce154" office:value-type="string" calcext:value-type="string">
            <text:p>Ancient carvings depict palm-to-palm greetings as crucial stage in human evolution</text:p>
          </table:table-cell>
          <table:table-cell table:style-name="ce16" office:value-type="string" calcext:value-type="string">
            <text:p>News</text:p>
          </table:table-cell>
          <table:table-cell table:style-name="ce16" office:value-type="string" calcext:value-type="string">
            <text:p>Latest from the Belly of the Button archeological dig site - carvings at the deepest levels of the Belly show palm-to-palm greetings as an important stage in human evolution, landing somewhere after fire and before accountancy...</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Latest from the Belly of the Button archeological dig site - carvings at the deepest levels of the Belly show palm trees being planted at great scale, in the place of more nourishing crops. Archeologists believe this may be cause of their civilizations eventual downfall, though their sponsor, Cobalt Corp Palm Oil, strongly disagrees...</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High-fiving banned to curtail rising palm bruising, 'too-slow' related ego bruising</text:p>
          </table:table-cell>
          <table:table-cell table:style-name="ce16" office:value-type="string" calcext:value-type="string">
            <text:p>Official</text:p>
          </table:table-cell>
          <table:table-cell table:style-name="ce16" office:value-type="string" calcext:value-type="string">
            <text:p>Due to the city's emergency rooms being filled with people with complaints of high-five related palm bruising, and the city's psychologist's offices packed with people with 'too slow' related ego bruising, City Council is calling for an immediate ban on high-fives until safety guidelines can be issues to the public...</text:p>
          </table:table-cell>
          <table:table-cell table:style-name="ce16" office:value-type="string" calcext:value-type="string">
            <text:p>City Hall</text:p>
          </table:table-cell>
          <table:table-cell table:style-name="ce16" office:value-type="string" calcext:value-type="string">
            <text:p>Official</text:p>
          </table:table-cell>
          <table:table-cell table:style-name="ce16" office:value-type="string" calcext:value-type="string">
            <text:p>Due to the city's emergency rooms being filled with people with complaints of high-five related palm bruising, and the city's psychologist's offices packed with people with 'too slow' related ego bruising, City Council is calling for an immediate ban on high-fives until safety guidelines can be issues to the public...</text:p>
          </table:table-cell>
          <table:table-cell table:style-name="ce16" office:value-type="string" calcext:value-type="string">
            <text:p>City Hall</text:p>
          </table:table-cell>
          <table:table-cell table:number-columns-repeated="1017"/>
        </table:table-row>
        <table:table-row table:style-name="ro1">
          <table:table-cell table:style-name="ce129" office:value-type="string" calcext:value-type="string">
            <text:p>Amputee regrows hand after daring high-five therapy</text:p>
          </table:table-cell>
          <table:table-cell table:style-name="ce16" office:value-type="string" calcext:value-type="string">
            <text:p>News</text:p>
          </table:table-cell>
          <table:table-cell table:style-name="ce16" office:value-type="string" calcext:value-type="string">
            <text:p>In a major positive update in City Hospital's human trials of the controversial new 'high-five' therapy for major illnesses, an amputee patient has regrown most of his hand after an year-long course of high-five therapy. Pharmaceutical companies are baffled and yet amazed at this development and are immediately looking at ways to trademark and copyright this...</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In a major update in City Hospital's human trials of the controversial new 'high-five' therapy for major illnesses, no change was found in any of the test subjects. 'Well at least it's not killing anyone,' said a source that pleaded to remain anonymous. 'Unlike some of the other stuff we're testing- uh, I mean...'</text:p>
          </table:table-cell>
          <table:table-cell table:style-name="ce16" office:value-type="string" calcext:value-type="string">
            <text:p>Culture Desk</text:p>
          </table:table-cell>
          <table:table-cell table:number-columns-repeated="1017"/>
        </table:table-row>
        <table:table-row table:style-name="ro1">
          <table:table-cell table:style-name="ce155" office:value-type="string" calcext:value-type="string">
            <text:p>Doctor dies from exhaustion saving patient from high-five related palm bruising</text:p>
          </table:table-cell>
          <table:table-cell table:style-name="ce16" office:value-type="string" calcext:value-type="string">
            <text:p>News</text:p>
          </table:table-cell>
          <table:table-cell table:style-name="ce16" office:value-type="string" calcext:value-type="string">
            <text:p>City Hospital Resident Dr Threy passed away during a grueling 72 hours operation to save a patient's life after an attempt at high-fiving world record had gone horribly awry. When asked whether it was environmental factors that led to his demise, fellow Drs E.Z. Yi and Ays Quoob, denied it, saying 'It's nothing but a gene thing.'</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City Hospital Resident Dr Threy was driven to exhaustion after a patient complaining of 'high-five related palm bruising' refused to believe that his ailment was actually Dialected Reactive Enthrocytes. After 8 hours of talking, waiting, and shouting, when the patient asked what his diagnosis was, Dr Threy replied 'Still D.R.E.'</text:p>
          </table:table-cell>
          <table:table-cell table:style-name="ce16" office:value-type="string" calcext:value-type="string">
            <text:p>City Desk</text:p>
          </table:table-cell>
          <table:table-cell table:number-columns-repeated="1017"/>
        </table:table-row>
        <table:table-row table:style-name="ro1">
          <table:table-cell table:style-name="ce154" office:value-type="string" calcext:value-type="string">
            <text:p>High-Fivin' band 'Palm Pilots' voted to pop music hall of fame, parliament, for services to nation</text:p>
          </table:table-cell>
          <table:table-cell table:style-name="ce16" office:value-type="string" calcext:value-type="string">
            <text:p>News</text:p>
          </table:table-cell>
          <table:table-cell table:style-name="ce16" office:value-type="string" calcext:value-type="string">
            <text:p>Massively popular high-five-themed band 'Palm Pilots' have done it yet again by wowing audiences all over the country with their music and their boyish charm. This weekend they pulled off a double-whammy when they were voted into the Pop Music Hall of Fame by a massive landslide AND into Parliament as special representatives of the young and restless...</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Duckrolling</text:p>
          </table:table-cell>
          <table:table-cell table:style-name="ce16"/>
          <table:table-cell table:number-columns-repeated="1017"/>
        </table:table-row>
        <table:table-row table:style-name="ro1">
          <table:table-cell table:style-name="ce155" office:value-type="string" calcext:value-type="string">
            <text:p>Do you know how your children are greeting each other? #HighFiveEndsChildhoods</text:p>
          </table:table-cell>
          <table:table-cell table:style-name="ce16" office:value-type="string" calcext:value-type="string">
            <text:p>News</text:p>
          </table:table-cell>
          <table:table-cell table:style-name="ce16" office:value-type="string" calcext:value-type="string">
            <text:p>Op-Ed - It is a pity that children are born - because it means that they must eventually be out of sight of their parent! Do you know where your children are right now? Even if you do - what are they thinking? Do you know what vile ways they have of greeting each other? I have seen many childhoods destroyed by pre-pubescent high-fiving - don't let this happen to your child! Keep them leashed to you waist at all times...</text:p>
          </table:table-cell>
          <table:table-cell table:style-name="ce16" office:value-type="string" calcext:value-type="string">
            <text:p>Suresh Saxena</text:p>
          </table:table-cell>
          <table:table-cell table:style-name="ce127" office:value-type="string" calcext:value-type="string">
            <text:p>Blog</text:p>
          </table:table-cell>
          <table:table-cell table:style-name="ce16" office:value-type="string" calcext:value-type="string">
            <text:p>Do you know how your children are greeting each other? What about the hip new dances? The cool new hangouts for guys AND gals? Well look no further than Mortrum's Annual Youth Almanac for the latest in youngster slangs and trends to keep up 'to the jiffy' with the latest 'glap' on the 'strims' - ya 'dig', 'stroob'?</text:p>
          </table:table-cell>
          <table:table-cell table:style-name="ce16" office:value-type="string" calcext:value-type="string">
            <text:p>Quill Joy</text:p>
          </table:table-cell>
          <table:table-cell table:number-columns-repeated="1017"/>
        </table:table-row>
        <table:table-row table:style-name="ro1">
          <table:table-cell table:style-name="ce129" office:value-type="string" calcext:value-type="string">
            <text:p>Cute! This couple has no hands to high-five with but still believe they can truly connect as human beings</text:p>
          </table:table-cell>
          <table:table-cell table:style-name="ce16" office:value-type="string" calcext:value-type="string">
            <text:p>News</text:p>
          </table:table-cell>
          <table:table-cell table:style-name="ce16" office:value-type="string" calcext:value-type="string">
            <text:p>Love is in the air. Cute! But when you have no hands to catch it, it must remain in the air. For this hand-less couple in Suburb, this is an every day fact of life. But is there love different from us, the normal handed humans, or is it truly deficient? Ever since they refused to appear on this website for free I've increasingly been feeling it's the latter...</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Love is in the air. But when you don't have a heart, can you still call it love? For this heartless couple - living with the City's first two artificial hearts - pretending to love each other is an every act of lying. Them refusing to be interviewed by me after hearing my angle for the story is only further proof of their cold, unfeeling nature...</text:p>
          </table:table-cell>
          <table:table-cell table:style-name="ce16" office:value-type="string" calcext:value-type="string">
            <text:p>Culture Desk</text:p>
          </table:table-cell>
          <table:table-cell table:number-columns-repeated="1017"/>
        </table:table-row>
        <table:table-row table:style-name="ro1">
          <table:table-cell table:style-name="ce130" office:value-type="string" calcext:value-type="string">
            <text:p>High-fiver gang arrested for disturbing the peace at odd hours of the night</text:p>
          </table:table-cell>
          <table:table-cell table:style-name="ce16" office:value-type="string" calcext:value-type="string">
            <text:p>News</text:p>
          </table:table-cell>
          <table:table-cell table:style-name="ce16" office:value-type="string" calcext:value-type="string">
            <text:p>The alleged leader of a supposed 'high-fiving' gang was arrested last night after repeated public disturbance complaints by noted columnist Beatrice 'Bea' Sirius, who also followed the arresting officer and the accused to the police station to make sure the arrest was real, and not just, in her words, 'another one of those high-fiver tricks'...</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City Police officers were put under siege by local columnist Beatrice 'Bea' Sirius for 6 hours for refusing to arrest some teenagers she found high-fiving on her street. Sirius was removed from outside the police station with military intervention, although Sirius vowed to use all her influence with the establishment to ensure that legislation more to her liking is passed...</text:p>
          </table:table-cell>
          <table:table-cell table:style-name="ce16" office:value-type="string" calcext:value-type="string">
            <text:p>Crime Desk</text:p>
          </table:table-cell>
          <table:table-cell table:number-columns-repeated="1017"/>
        </table:table-row>
        <table:table-row table:style-name="ro1">
          <table:table-cell table:style-name="ce129" office:value-type="string" calcext:value-type="string">
            <text:p>Religious leader unites world with revolutionary 'high fives around the world' festival</text:p>
          </table:table-cell>
          <table:table-cell table:style-name="ce16" office:value-type="string" calcext:value-type="string">
            <text:p>News</text:p>
          </table:table-cell>
          <table:table-cell table:style-name="ce16" office:value-type="string" calcext:value-type="string">
            <text:p>A long-running movement by shirtless religious leader Papa Bare has finally reached its zenith as adherents around the world joined together for a simultaneous global festival of 'high fives around the world'. Papa Bare announced the festival a great success, and said that with his religion at its peak evaluation, he would be looking to raise Series-D funding from more established religions who would be looking at acquiring his followerbase...</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A long-running movement by shirtless religious leader Papa Bare has finally reached its zenith as adherents around the world joined together for a simultaneous global festival of 'nope'. Papa Bare announced the festival a great success, albeit the unfortunate typo on the announcement made it more about inaction than inspiration, as was his original plan...</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High' five indeed - inside the secret palm-contact based code language of drug cartels</text:p>
          </table:table-cell>
          <table:table-cell table:style-name="ce16" office:value-type="string" calcext:value-type="string">
            <text:p>News</text:p>
          </table:table-cell>
          <table:table-cell table:style-name="ce16" office:value-type="string" calcext:value-type="string">
            <text:p>This issue's cover story - a long-awaited, much-researched story from our very own Beatrice 'Bea' Sirius about the secret code language among City-based drug cartels. Visual depictions of this code language are interspersed with the text of the article to make it clear that the code involved messages passed through specific and nuanced variations of high-fives, and experts can carry on whole conversations within the course of a single secret handshake...</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This issue's cover story - a long-awaited, much-researched story from our very own Beatrice 'Bea' Sirius about the secret code language among City-based drug cartels. Visual depictions of this code language are interspersed with the text of the article to make it clear that the code involved messages passed through specific and nuanced changes in pitch during flatulation...</text:p>
          </table:table-cell>
          <table:table-cell table:style-name="ce16" office:value-type="string" calcext:value-type="string">
            <text:p>Culture Desk</text:p>
          </table:table-cell>
          <table:table-cell table:number-columns-repeated="1017"/>
        </table:table-row>
        <table:table-row table:style-name="ro1">
          <table:table-cell table:style-name="ce129" office:value-type="string" calcext:value-type="string">
            <text:p>Palm Pilots lead youth in stopping all conflict all over the globe, forever</text:p>
          </table:table-cell>
          <table:table-cell table:style-name="ce16" office:value-type="string" calcext:value-type="string">
            <text:p>News</text:p>
          </table:table-cell>
          <table:table-cell table:style-name="ce16" office:value-type="string" calcext:value-type="string">
            <text:p>Revered cultural icons and high-fiving legends 'Palm Pilots' lead youth from all over the world to stop all new conflict from arising, and use the power of their music to soothe existing border tensions to a level that cover bands can manage easily...</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Reviled pop band and not-even-ironically liked music act 'Palm Pilots' were subject to a global protest, as youth all over the world joined hands and urged world leaders to use violent force if necessary to stop them from releasing another album...</text:p>
          </table:table-cell>
          <table:table-cell table:style-name="ce16" office:value-type="string" calcext:value-type="string">
            <text:p>City Desk</text:p>
          </table:table-cell>
          <table:table-cell table:number-columns-repeated="1017"/>
        </table:table-row>
        <table:table-row table:style-name="ro1">
          <table:table-cell table:style-name="ce130" office:value-type="string" calcext:value-type="string">
            <text:p>Sick pervert sentenced to life in prison for high-fiving schoolchildren</text:p>
          </table:table-cell>
          <table:table-cell table:style-name="ce16" office:value-type="string" calcext:value-type="string">
            <text:p>News</text:p>
          </table:table-cell>
          <table:table-cell table:style-name="ce16" office:value-type="string" calcext:value-type="string">
            <text:p>City Police have apprehended Bozo 'The Joker' Pagliacci, a local children's entertainer, after complaints from local columnist Beatrice 'Bea' Sirius about his repeated high-fiving of children at a birthday party. The newly passed 'Beatrice' legislation allows police to arrest people engaging in high-fiving only if reported by Beatrice 'Bea' Sirius as it is easier to do than ignoring her...</text:p>
          </table:table-cell>
          <table:table-cell table:style-name="ce16" office:value-type="string" calcext:value-type="string">
            <text:p>Crime Desk</text:p>
          </table:table-cell>
          <table:table-cell table:style-name="ce16" office:value-type="string" calcext:value-type="string">
            <text:p>News</text:p>
          </table:table-cell>
          <table:table-cell table:style-name="ce16" office:value-type="string" calcext:value-type="string">
            <text:p>City Police have apprehended Bozo 'The Joker' Pagliacci, a serial killer long-believed dead, after repeated complaints from local columnist Beatrice 'Bea' Sirius about repeated public disturbances for wearing 'loud clothing'. Police realized they had the right person when, upon asked of the whereabouts of the serial killer's body, he replied, 'But officer... I AM Bozo!'</text:p>
          </table:table-cell>
          <table:table-cell table:style-name="ce16" office:value-type="string" calcext:value-type="string">
            <text:p>Crime Desk</text:p>
          </table:table-cell>
          <table:table-cell table:number-columns-repeated="1017"/>
        </table:table-row>
        <table:table-row table:style-name="ro1">
          <table:table-cell table:style-name="ce129" office:value-type="string" calcext:value-type="string">
            <text:p>High-five haters to be marked for culling, says Ministry of Limb-based Greetings</text:p>
          </table:table-cell>
          <table:table-cell table:style-name="ce16" office:value-type="string" calcext:value-type="string">
            <text:p>Official</text:p>
          </table:table-cell>
          <table:table-cell table:style-name="ce16" office:value-type="string" calcext:value-type="string">
            <text:p>The newly formed Ministry of Limb-based Greetings has issued it's first public decree - all high-five haters and refuseres are to be marked for investigation, followed by a swift, and apt, hanging.</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Duckrolling</text:p>
          </table:table-cell>
          <table:table-cell table:style-name="ce16"/>
          <table:table-cell table:number-columns-repeated="1017"/>
        </table:table-row>
        <table:table-row table:style-name="ro1">
          <table:table-cell table:style-name="ce130" office:value-type="string" calcext:value-type="string">
            <text:p>Unrepentant high-fivers to be marked for culling, says Ministry of Verbal Greetings</text:p>
          </table:table-cell>
          <table:table-cell table:style-name="ce16" office:value-type="string" calcext:value-type="string">
            <text:p>Official</text:p>
          </table:table-cell>
          <table:table-cell table:style-name="ce16" office:value-type="string" calcext:value-type="string">
            <text:p>The newly formed Ministry of Verbal Greetings has issued it's first public decree - all willful and unrepentant high-fivers are to be marked for investigation, followed by a swift, and apt, crushing.</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Duckrolling</text:p>
          </table:table-cell>
          <table:table-cell table:style-name="ce16"/>
          <table:table-cell table:number-columns-repeated="1017"/>
        </table:table-row>
        <table:table-row table:style-name="ro1" table:number-rows-repeated="836">
          <table:table-cell table:number-columns-repeated="4"/>
          <table:table-cell table:style-name="ce128"/>
          <table:table-cell table:number-columns-repeated="1019"/>
        </table:table-row>
        <table:table-row table:style-name="ro2" table:number-rows-repeated="1047677">
          <table:table-cell table:number-columns-repeated="1024"/>
        </table:table-row>
        <table:table-row table:style-name="ro2">
          <table:table-cell table:number-columns-repeated="1024"/>
        </table:table-row>
      </table:table>
      <table:table table:name="S Houseboats" table:style-name="ta8">
        <table:table-column table:style-name="co25" table:default-cell-style-name="Default"/>
        <table:table-column table:style-name="co26" table:default-cell-style-name="Default"/>
        <table:table-column table:style-name="co22" table:default-cell-style-name="Default"/>
        <table:table-column table:style-name="co27" table:default-cell-style-name="Default"/>
        <table:table-column table:style-name="co26" table:default-cell-style-name="Default"/>
        <table:table-column table:style-name="co15" table:default-cell-style-name="Default"/>
        <table:table-column table:style-name="co28" table:default-cell-style-name="Default"/>
        <table:table-column table:style-name="co1" table:number-columns-repeated="1017"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TRUE()" office:value-type="float" office:value="1" calcext:value-type="float" table:number-columns-spanned="3" table:number-rows-spanned="1">
            <text:p>1</text:p>
          </table:table-cell>
          <table:covered-table-cell table:number-columns-repeated="2"/>
          <table:table-cell table:style-name="ce127" table:formula="of:=FALSE()" office:value-type="float" office:value="0" calcext:value-type="float" table:number-columns-spanned="3" table:number-rows-spanned="1">
            <text:p>0</text:p>
          </table:table-cell>
          <table:covered-table-cell table:number-columns-repeated="2"/>
          <table:table-cell table:style-name="ce16" table:number-columns-repeated="20"/>
          <table:table-cell table:number-columns-repeated="99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office:value-type="string" calcext:value-type="string">
            <text:p>TYPE </text:p>
          </table:table-cell>
          <table:table-cell table:style-name="ce16" office:value-type="string" calcext:value-type="string">
            <text:p>CONTENT</text:p>
          </table:table-cell>
          <table:table-cell table:style-name="ce16" office:value-type="string" calcext:value-type="string">
            <text:p>AUTHOR</text:p>
          </table:table-cell>
          <table:table-cell table:style-name="ce16" table:number-columns-repeated="20"/>
          <table:table-cell table:number-columns-repeated="997"/>
        </table:table-row>
        <table:table-row table:style-name="ro1">
          <table:table-cell table:style-name="ce156" office:value-type="string" calcext:value-type="string">
            <text:p>Houseboats! The amazing new fad that will have you dizzy!</text:p>
          </table:table-cell>
          <table:table-cell table:style-name="ce16" office:value-type="string" calcext:value-type="string">
            <text:p>Blog</text:p>
          </table:table-cell>
          <table:table-cell table:style-name="ce16" office:value-type="string" calcext:value-type="string">
            <text:p>What are all the crazy kids doing these days? Why living on houseboats of course! It's the insane, wacky, out of this world fad that's sweeping the city and leaving people literally mentally ill - and a little dizzy!</text:p>
          </table:table-cell>
          <table:table-cell table:style-name="ce16" office:value-type="string" calcext:value-type="string">
            <text:p>Suresh Saxena</text:p>
          </table:table-cell>
          <table:table-cell table:style-name="ce127" office:value-type="string" calcext:value-type="string">
            <text:p>Blog</text:p>
          </table:table-cell>
          <table:table-cell table:style-name="ce16" office:value-type="string" calcext:value-type="string">
            <text:p>Houseboats house boats hows botes haus boot fad dad bad cad INCREASE HITS ON YOUR BLOG WITH AI ASSISTED SEARCH ENGINE OPTIMIZATION GUARANTEED CLICKS AND HITS ON ANY THING dizzy pizzy lizzy shizzy hizzy tizzy busy loosey goosey</text:p>
          </table:table-cell>
          <table:table-cell table:style-name="ce16" office:value-type="string" calcext:value-type="string">
            <text:p>Jimmy!</text:p>
          </table:table-cell>
          <table:table-cell table:style-name="ce16" table:number-columns-repeated="20"/>
          <table:table-cell table:number-columns-repeated="997"/>
        </table:table-row>
        <table:table-row table:style-name="ro1">
          <table:table-cell table:style-name="ce157" office:value-type="string" calcext:value-type="string">
            <text:p>Houseboats? Why is land not good enough for these posers?!</text:p>
          </table:table-cell>
          <table:table-cell table:style-name="ce16" office:value-type="string" calcext:value-type="string">
            <text:p>News</text:p>
          </table:table-cell>
          <table:table-cell table:style-name="ce16" office:value-type="string" calcext:value-type="string">
            <text:p>Op-Ed - A boat... that is also a house? This is too much for me to deal with, it's only tuesday dammit! In my day...</text:p>
          </table:table-cell>
          <table:table-cell table:style-name="ce16" office:value-type="string" calcext:value-type="string">
            <text:p>H. Mawnger</text:p>
          </table:table-cell>
          <table:table-cell table:style-name="ce127" office:value-type="string" calcext:value-type="string">
            <text:p>Blog</text:p>
          </table:table-cell>
          <table:table-cell table:style-name="ce16" office:value-type="string" calcext:value-type="string">
            <text:p>AD - Dusty. Muddy. Hard. Land is simply not GOOD ENOUGH. That's why you need the new FLOATMASTER-X - the ultimate in amphibious domicile tech. This is NOT your grannie's houseboat.</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6" office:value-type="string" calcext:value-type="string">
            <text:p>Eco groups welcome climate-change friendly way of living - Houseboats!</text:p>
          </table:table-cell>
          <table:table-cell table:style-name="ce16" office:value-type="string" calcext:value-type="string">
            <text:p>News</text:p>
          </table:table-cell>
          <table:table-cell table:style-name="ce16" office:value-type="string" calcext:value-type="string">
            <text:p>In a charming public event, ecological conservation and environmental groups came together at City Harbour to promote houseboats as a less 'harsh' and more 'chilled out' way of living...</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Hey it's yo boy Jimmy! the website that's all about Jimmy, healthy living, our lizard-headed overlords, and his world! Today I'm going to write about houseboats - I hate them but they are the most energy efficient way to escape the lizard police...</text:p>
          </table:table-cell>
          <table:table-cell table:style-name="ce16" office:value-type="string" calcext:value-type="string">
            <text:p>Jimmy!</text:p>
          </table:table-cell>
          <table:table-cell table:style-name="ce16" table:number-columns-repeated="20"/>
          <table:table-cell table:number-columns-repeated="997"/>
        </table:table-row>
        <table:table-row table:style-name="ro1">
          <table:table-cell table:style-name="ce157" office:value-type="string" calcext:value-type="string">
            <text:p>Property Tax evaders take to living 'off' the land - on houseboats</text:p>
          </table:table-cell>
          <table:table-cell table:style-name="ce16" office:value-type="string" calcext:value-type="string">
            <text:p>News</text:p>
          </table:table-cell>
          <table:table-cell table:style-name="ce16" office:value-type="string" calcext:value-type="string">
            <text:p>Op-Ed - Another houseboat, another conniving tax evader using it to get around paying land tax! I have irrevocable proof that at least 1 so-called houseboat enthusiast is late on paying property taxes on his old land properties! What sort of scam are these people running...</text:p>
          </table:table-cell>
          <table:table-cell table:style-name="ce16" office:value-type="string" calcext:value-type="string">
            <text:p>H. Mawnger</text:p>
          </table:table-cell>
          <table:table-cell table:style-name="ce127" office:value-type="string" calcext:value-type="string">
            <text:p>News</text:p>
          </table:table-cell>
          <table:table-cell table:style-name="ce16" office:value-type="string" calcext:value-type="string">
            <text:p>Op-Ed - Another houseboat, another conniving tax evader using it to get around paying land tax! Now I may not have any proof about this, but I'm sure this is all some sort of scheme...</text:p>
          </table:table-cell>
          <table:table-cell table:style-name="ce16" office:value-type="string" calcext:value-type="string">
            <text:p>Suresh Saxena</text:p>
          </table:table-cell>
          <table:table-cell table:style-name="ce16" table:number-columns-repeated="20"/>
          <table:table-cell table:number-columns-repeated="997"/>
        </table:table-row>
        <table:table-row table:style-name="ro1">
          <table:table-cell table:style-name="ce156" office:value-type="string" calcext:value-type="string">
            <text:p>House-boats perfect example of opposites living in harmony</text:p>
          </table:table-cell>
          <table:table-cell table:style-name="ce16" office:value-type="string" calcext:value-type="string">
            <text:p>Blog</text:p>
          </table:table-cell>
          <table:table-cell table:style-name="ce16" office:value-type="string" calcext:value-type="string">
            <text:p>Houseboats - is there a thing more perfect! One that brings the stability of the mudbound human home to the gentle rolling of the waters! I have talked about houseboats as the perfect way to calm the mind, but have you considered...</text:p>
          </table:table-cell>
          <table:table-cell table:style-name="ce16" office:value-type="string" calcext:value-type="string">
            <text:p>Hot4HouseBoat</text:p>
          </table:table-cell>
          <table:table-cell table:style-name="ce127" office:value-type="string" calcext:value-type="string">
            <text:p>Official</text:p>
          </table:table-cell>
          <table:table-cell table:style-name="ce16" office:value-type="string" calcext:value-type="string">
            <text:p>In a new study published by our Buyonics Lab, experts discuss the best way to achieve balance between the two ends of a floating structure while over harmonious wave functions in a controlled iso-pressurised tank...</text:p>
          </table:table-cell>
          <table:table-cell table:style-name="ce16" office:value-type="string" calcext:value-type="string">
            <text:p>City University</text:p>
          </table:table-cell>
          <table:table-cell table:style-name="ce16" table:number-columns-repeated="20"/>
          <table:table-cell table:number-columns-repeated="997"/>
        </table:table-row>
        <table:table-row table:style-name="ro1">
          <table:table-cell table:style-name="ce157" office:value-type="string" calcext:value-type="string">
            <text:p>Houseboats egregious corruption of natural law of nature</text:p>
          </table:table-cell>
          <table:table-cell table:style-name="ce16" office:value-type="string" calcext:value-type="string">
            <text:p>News</text:p>
          </table:table-cell>
          <table:table-cell table:style-name="ce16" office:value-type="string" calcext:value-type="string">
            <text:p>Op-Ed - Clouds float in the sky, grass grows from the earth, and HOUSES are supposed to be on land! Anything different goes against all that is natural in this world!...</text:p>
          </table:table-cell>
          <table:table-cell table:style-name="ce16" office:value-type="string" calcext:value-type="string">
            <text:p>H. Mawnger</text:p>
          </table:table-cell>
          <table:table-cell table:style-name="ce127" office:value-type="string" calcext:value-type="string">
            <text:p>Blog</text:p>
          </table:table-cell>
          <table:table-cell table:style-name="ce16" office:value-type="string" calcext:value-type="string">
            <text:p><text:span text:style-name="T7">PAID PARTNERSHIP - Are you a man? Or are you a beaver? Live in a man's house. Live in a </text:span><text:span text:style-name="T8">real house</text:span><text:span text:style-name="T9"> just like your grandaddy did, not some egregious corruption of natural law and nature. Live in a Brick House™ - available now in all home stores.</text:span></text:p>
          </table:table-cell>
          <table:table-cell table:style-name="ce16" office:value-type="string" calcext:value-type="string">
            <text:p>Jimmy!</text:p>
          </table:table-cell>
          <table:table-cell table:style-name="ce16" table:number-columns-repeated="20"/>
          <table:table-cell table:number-columns-repeated="997"/>
        </table:table-row>
        <table:table-row table:style-name="ro1">
          <table:table-cell table:style-name="ce156" office:value-type="string" calcext:value-type="string">
            <text:p>Area man has perfect solution to beat the summer heat AND rising property values - Houseboats!</text:p>
          </table:table-cell>
          <table:table-cell table:style-name="ce16" office:value-type="string" calcext:value-type="string">
            <text:p>News</text:p>
          </table:table-cell>
          <table:table-cell table:style-name="ce16" office:value-type="string" calcext:value-type="string">
            <text:p>Many homeowners in the city are putting their apartments on the market and getting in on houseboats, claims a new report by Property Fair magazine. Many new houseboat-owners claim it is both cheaper, and saves on AC costs...</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You know what I love? Houseboats (everyone knows that) because they are the COOLEST. I know evereyone doesn't have the kind of money to buy the expensive, fancy kinds of houseboats, but honesly, ANY kind of houseboat is super cool, even in this heatwave...</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7" office:value-type="string" calcext:value-type="string">
            <text:p>Area man has perfect tax evasion scheme figured out - houseboats!</text:p>
          </table:table-cell>
          <table:table-cell table:style-name="ce16" office:value-type="string" calcext:value-type="string">
            <text:p>News</text:p>
          </table:table-cell>
          <table:table-cell table:style-name="ce16" office:value-type="string" calcext:value-type="string">
            <text:p>Op-Ed - I spoke to one houseboat dweller about how much money it costs him to live there - and let me tell you, it's a lot less than what I pay for my mansion! These 'surf squatters', these HoBos need to pull up their wet socks and starting paying their fair share...</text:p>
          </table:table-cell>
          <table:table-cell table:style-name="ce16" office:value-type="string" calcext:value-type="string">
            <text:p>H. Mawnger</text:p>
          </table:table-cell>
          <table:table-cell table:style-name="ce127" office:value-type="string" calcext:value-type="string">
            <text:p>News</text:p>
          </table:table-cell>
          <table:table-cell table:style-name="ce16" office:value-type="string" calcext:value-type="string">
            <text:p>Area man was arrested after a high-speed car chase after he ran through a toll both without paying, finally ending by driving off a bridge onto a house boat in an attempt to commandeer it towards international waters...</text:p>
          </table:table-cell>
          <table:table-cell table:style-name="ce16" office:value-type="string" calcext:value-type="string">
            <text:p>Crime Desk</text:p>
          </table:table-cell>
          <table:table-cell table:style-name="ce16" table:number-columns-repeated="20"/>
          <table:table-cell table:number-columns-repeated="997"/>
        </table:table-row>
        <table:table-row table:style-name="ro1">
          <table:table-cell table:style-name="ce156" office:value-type="string" calcext:value-type="string">
            <text:p>5 great ways Houseboats can improve your life!</text:p>
          </table:table-cell>
          <table:table-cell table:style-name="ce16" office:value-type="string" calcext:value-type="string">
            <text:p>Blog</text:p>
          </table:table-cell>
          <table:table-cell table:style-name="ce16" office:value-type="string" calcext:value-type="string">
            <text:p>Houseboats are a lot of things - homes, boats, so on. But did you know that they can also improve your life in many ways? Here are the top 5 -</text:p>
          </table:table-cell>
          <table:table-cell table:style-name="ce16" office:value-type="string" calcext:value-type="string">
            <text:p>Hot4HouseBoat</text:p>
          </table:table-cell>
          <table:table-cell table:style-name="ce127" office:value-type="string" calcext:value-type="string">
            <text:p>Blog</text:p>
          </table:table-cell>
          <table:table-cell table:style-name="ce16" office:value-type="string" calcext:value-type="string">
            <text:p>AD - The FLOATMASTER-XII can take your life from zero to THE MAX! Here's how 1. Houseboats make your hair thick and luscious. 2. Houseboats give you the confidence to be the best and anyone else can be. 3. It is the MASTER of FLOATING XII. 4....</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7" office:value-type="string" calcext:value-type="string">
            <text:p>5 rivers, ponds and lakes ruined by houseboats</text:p>
          </table:table-cell>
          <table:table-cell table:style-name="ce16" office:value-type="string" calcext:value-type="string">
            <text:p>Blog</text:p>
          </table:table-cell>
          <table:table-cell table:style-name="ce16" office:value-type="string" calcext:value-type="string">
            <text:p>Whatever happened to untouched natural beauty? Here are 5 before and after pictures that show how human intrusion via houseboats and trash has ruined these naturally beautiful water bodies.</text:p>
          </table:table-cell>
          <table:table-cell table:style-name="ce16" office:value-type="string" calcext:value-type="string">
            <text:p>H. Mawnger</text:p>
          </table:table-cell>
          <table:table-cell table:style-name="ce127" office:value-type="string" calcext:value-type="string">
            <text:p>Blog</text:p>
          </table:table-cell>
          <table:table-cell table:style-name="ce16" office:value-type="string" calcext:value-type="string">
            <text:p>The best thing about houseboats is how much they enhance the natural beauty of a place. Some might say they 'ruin' them - but we all know that's not true! Here are some pictures of places that where 'ruined' (yeah, right!) by houseboats.</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6" office:value-type="string" calcext:value-type="string">
            <text:p>Going with the Flow - how my life improved when I moved my family out to a houseboat, Dan Janison</text:p>
          </table:table-cell>
          <table:table-cell table:style-name="ce16" office:value-type="string" calcext:value-type="string">
            <text:p>News</text:p>
          </table:table-cell>
          <table:table-cell table:style-name="ce16" office:value-type="string" calcext:value-type="string">
            <text:p>Op-Ed - Moving my family out to a houseboat was the best thing I ever did! Not only do they love it, but it leaves my old house completely empty for me to...</text:p>
          </table:table-cell>
          <table:table-cell table:style-name="ce16" office:value-type="string" calcext:value-type="string">
            <text:p>Dan Janison</text:p>
          </table:table-cell>
          <table:table-cell table:style-name="ce16" office:value-type="string" calcext:value-type="string">
            <text:p>News</text:p>
          </table:table-cell>
          <table:table-cell table:style-name="ce16" office:value-type="string" calcext:value-type="string">
            <text:p>Op-Ed - Moving my family out to a houseboat was definitely a mixed bag. Sure, my life improved in some ways, but the constant vomiting and having our baby kidnapped by an otter was kind of a...</text:p>
          </table:table-cell>
          <table:table-cell table:style-name="ce16" office:value-type="string" calcext:value-type="string">
            <text:p>Dan Janison</text:p>
          </table:table-cell>
          <table:table-cell table:style-name="ce16" table:number-columns-repeated="20"/>
          <table:table-cell table:number-columns-repeated="997"/>
        </table:table-row>
        <table:table-row table:style-name="ro1">
          <table:table-cell table:style-name="ce157" office:value-type="string" calcext:value-type="string">
            <text:p>Undertow - how my life was ruined after my husband moved us out to a houseboat, by Jan Danison (nee Janison)</text:p>
          </table:table-cell>
          <table:table-cell table:style-name="ce16" office:value-type="string" calcext:value-type="string">
            <text:p>News</text:p>
          </table:table-cell>
          <table:table-cell table:style-name="ce16" office:value-type="string" calcext:value-type="string">
            <text:p>Op-Ed - When my husband moves us all out to a houseboat, I had no idea he meant just me and the kids...</text:p>
          </table:table-cell>
          <table:table-cell table:style-name="ce16" office:value-type="string" calcext:value-type="string">
            <text:p>Jan Danison (nee Janison)</text:p>
          </table:table-cell>
          <table:table-cell table:style-name="ce127" office:value-type="string" calcext:value-type="string">
            <text:p>News</text:p>
          </table:table-cell>
          <table:table-cell table:style-name="ce16" office:value-type="string" calcext:value-type="string">
            <text:p>Op-Ed - When my husband moved us all out to a houseboat, it was the best thing that could have happened to our marriage and our family. He spoiled us silly, he ruined me for land-houses...</text:p>
          </table:table-cell>
          <table:table-cell table:style-name="ce16" office:value-type="string" calcext:value-type="string">
            <text:p>Jan Danison (nee Janison)</text:p>
          </table:table-cell>
          <table:table-cell table:style-name="ce16" table:number-columns-repeated="20"/>
          <table:table-cell table:number-columns-repeated="997"/>
        </table:table-row>
        <table:table-row table:style-name="ro1">
          <table:table-cell table:style-name="ce156" office:value-type="string" calcext:value-type="string">
            <text:p>Houseboat expert to give highly anticipated talk at annual EcoCon conference</text:p>
          </table:table-cell>
          <table:table-cell table:style-name="ce16" office:value-type="string" calcext:value-type="string">
            <text:p>News</text:p>
          </table:table-cell>
          <table:table-cell table:style-name="ce16" office:value-type="string" calcext:value-type="string">
            <text:p>Houseboat expert Hota Flotha, also known as 'Hot4Houseboat' on the internet, will be giving a talk at EcoCon this weekend about the synergies of environmentalism and what he calls 'the Houseboat lifestyle'...</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Hello, loyal fans! For the three of you that asked, yes, I will be speaking at EcoCon this weekend. No it will not be in the programme, but you can find me in the coffee shop between 2 and 8 pm...</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7" office:value-type="string" calcext:value-type="string">
            <text:p>Houseboat propagandist to force his way into science conference, security heightened expecting trouble</text:p>
          </table:table-cell>
          <table:table-cell table:style-name="ce16" office:value-type="string" calcext:value-type="string">
            <text:p>News</text:p>
          </table:table-cell>
          <table:table-cell table:style-name="ce16" office:value-type="string" calcext:value-type="string">
            <text:p>Self-proclaimed Houseboat 'expert', Hot 'Hot4Houseboat' Flotha, has announced his intention to force his way into City University's annual science conference with his followers to force the University to accept 'houseboaton particles' as a quantum particle...</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Hello, fellow boaters! Once again my research proposal on houseboaton particles has been REJECTED! These stuck up university snobs are lucky I don't show up at their stupid office and show them my experiments...</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6" office:value-type="string" calcext:value-type="string">
            <text:p>Houseboat community adopt local aquatic wildlife, help bring endangered species back from the brink</text:p>
          </table:table-cell>
          <table:table-cell table:style-name="ce16" office:value-type="string" calcext:value-type="string">
            <text:p>News</text:p>
          </table:table-cell>
          <table:table-cell table:style-name="ce16" office:value-type="string" calcext:value-type="string">
            <text:p>The houseboat community has adopted a family of rare Anatis ducks, a species on the brink of extinction, and is nurturing them to a place where they can flourish...</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The houseboat community has adopted an old plastic duck with wheels on it, possibly as some sort of joke or reference to something no one remembers...</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7" office:value-type="string" calcext:value-type="string">
            <text:p>Houseboats dumping household waste in rivers choking up waterways, killing algae</text:p>
          </table:table-cell>
          <table:table-cell table:style-name="ce16" office:value-type="string" calcext:value-type="string">
            <text:p>News</text:p>
          </table:table-cell>
          <table:table-cell table:style-name="ce16" office:value-type="string" calcext:value-type="string">
            <text:p>Op-Ed - I remember the emerald bloom of algae that used to spread all over our lovely City Harbour. Today, that algae is dying out. Why? BECAUSE OF THOSE DAMN HOUSEBOAT PEOPLE DUMPING THEIR TRASH RIGHT OUT THEIR WINDOWS...</text:p>
          </table:table-cell>
          <table:table-cell table:style-name="ce16" office:value-type="string" calcext:value-type="string">
            <text:p>H. Mawnger</text:p>
          </table:table-cell>
          <table:table-cell table:style-name="ce127" office:value-type="string" calcext:value-type="string">
            <text:p>Official</text:p>
          </table:table-cell>
          <table:table-cell table:style-name="ce16" office:value-type="string" calcext:value-type="string">
            <text:p>The City Planning Commission has announced new guidelines for the proper disposal of household waste from houseboats so as to curb the algae infestation currently taking over the harbour...</text:p>
          </table:table-cell>
          <table:table-cell table:style-name="ce16" office:value-type="string" calcext:value-type="string">
            <text:p>City Hall</text:p>
          </table:table-cell>
          <table:table-cell table:style-name="ce16" table:number-columns-repeated="20"/>
          <table:table-cell table:number-columns-repeated="997"/>
        </table:table-row>
        <table:table-row table:style-name="ro1">
          <table:table-cell table:style-name="ce156" office:value-type="string" calcext:value-type="string">
            <text:p>Houseboat owner saves child from drowning, sponsors education for 5 years</text:p>
          </table:table-cell>
          <table:table-cell table:style-name="ce16" office:value-type="string" calcext:value-type="string">
            <text:p>News</text:p>
          </table:table-cell>
          <table:table-cell table:style-name="ce16" office:value-type="string" calcext:value-type="string">
            <text:p>A houseboat owner saved a child from drowning last tuesday. The man even offered to pay for the child's education when he heard that the child had fallen off a ferry because he couldn't read a sign that warned 'WARNING - Water Below'...</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A single father was arrested for child endangerment after video of his child nearly drowning, while he showed him how to hold his breath underwater next to his houseboat, emerged. City Court fined him the equivalent of 5 years child support...</text:p>
          </table:table-cell>
          <table:table-cell table:style-name="ce16" office:value-type="string" calcext:value-type="string">
            <text:p>Crime Desk</text:p>
          </table:table-cell>
          <table:table-cell table:style-name="ce16" table:number-columns-repeated="20"/>
          <table:table-cell table:number-columns-repeated="997"/>
        </table:table-row>
        <table:table-row table:style-name="ro1">
          <table:table-cell table:style-name="ce157" office:value-type="string" calcext:value-type="string">
            <text:p>Houseboat slowly crashes into another, 10s of dollars of damage expected</text:p>
          </table:table-cell>
          <table:table-cell table:style-name="ce16" office:value-type="string" calcext:value-type="string">
            <text:p>News</text:p>
          </table:table-cell>
          <table:table-cell table:style-name="ce16" office:value-type="string" calcext:value-type="string">
            <text:p>A 3 houseboat pileup under City Bridge has led to almost dozens of dollars of property damage. Eyewitnesses claim 'It was so slow' and 'That scratch is a real doozy'...</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 small accident between two houseboat owners has led to a slight misunderstanding between the owners and a subtle paint stain on the hull of one of them. Eyewitnesses claim 'What do you mean?' and 'Slow news day, huh?'...</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6" office:value-type="string" calcext:value-type="string">
            <text:p>Leading theologists agree that 'houseboat' model of Cosmos is most agreeable to all of world's belief systems</text:p>
          </table:table-cell>
          <table:table-cell table:style-name="ce16" office:value-type="string" calcext:value-type="string">
            <text:p>Official</text:p>
          </table:table-cell>
          <table:table-cell table:style-name="ce16" office:value-type="string" calcext:value-type="string">
            <text:p>The Dept of Theology published their annual humour and satire journal 'Apocrypha? I barely know her!', featuring the annual 'Best and Worst' lists, the 'houseboat' model of the Cosmos, among...</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Dear fans, the university may have rejected me for political reasons, but now even religious leaders appear to be compromised by lizard people? My 'houseboat' model of the cosmos appears to have been rejected by ALL the clerics I mailed it too...</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7" office:value-type="string" calcext:value-type="string">
            <text:p>Leading theologists agree that living on water and not on land was not God's plan for mankind</text:p>
          </table:table-cell>
          <table:table-cell table:style-name="ce16" office:value-type="string" calcext:value-type="string">
            <text:p>News</text:p>
          </table:table-cell>
          <table:table-cell table:style-name="ce16" office:value-type="string" calcext:value-type="string">
            <text:p>In a fiery display of sportsmanship, creationist and evolutionary theologists debated the origin of the species, ending in a last-minute, nailbiting victory after going to sudden death...</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Hey fans, I recently went to buy a new waterproof doormat, and the shopkeeper asked me why I live on a houseboat?? Like...?!! If God didn't want people to live on houseboats he wouldn't have made flipflops, amirite??</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8" office:value-type="string" calcext:value-type="string">
            <text:p>WaterBnB: Houseboat owners open their boats to travellers, shirtless</text:p>
          </table:table-cell>
          <table:table-cell table:style-name="ce16" office:value-type="string" calcext:value-type="string">
            <text:p>News</text:p>
          </table:table-cell>
          <table:table-cell table:style-name="ce16" office:value-type="string" calcext:value-type="string">
            <text:p>In a heartmelting display of charity, many houseboat owners are opening their homes and their closets to the tourists, and even un-shirted people in the city...</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Houseboat owner fined for public indecency for hosting a nudist brunch on his top deck, right under City Bridge, during rush hour...</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9" office:value-type="string" calcext:value-type="string">
            <text:p>WaterBnB: This HoBo-startup is the drug smuggler's favourite app</text:p>
          </table:table-cell>
          <table:table-cell table:style-name="ce16" office:value-type="string" calcext:value-type="string">
            <text:p>News</text:p>
          </table:table-cell>
          <table:table-cell table:style-name="ce16" office:value-type="string" calcext:value-type="string">
            <text:p>Op-Ed - They're calling it 'WaterBnB' - I call it a Drugs-R-Us. What else could a service where you can rent a mobile, water-floating home be about? I am still awaiting a response from the police...</text:p>
          </table:table-cell>
          <table:table-cell table:style-name="ce16" office:value-type="string" calcext:value-type="string">
            <text:p>H. Mawnger</text:p>
          </table:table-cell>
          <table:table-cell table:style-name="ce127" office:value-type="string" calcext:value-type="string">
            <text:p>News</text:p>
          </table:table-cell>
          <table:table-cell table:style-name="ce16" office:value-type="string" calcext:value-type="string">
            <text:p>A drug bust of one of the city's most notorious drug kingpins led to shocking revelations as City Police found key pieces of evidence on their phone - including recipes for drugs, fan-fiction, and a list of WaterBnB rentals...</text:p>
          </table:table-cell>
          <table:table-cell table:style-name="ce16" office:value-type="string" calcext:value-type="string">
            <text:p>Crime Desk</text:p>
          </table:table-cell>
          <table:table-cell table:style-name="ce16" table:number-columns-repeated="20"/>
          <table:table-cell table:number-columns-repeated="997"/>
        </table:table-row>
        <table:table-row table:style-name="ro1">
          <table:table-cell table:style-name="ce158" office:value-type="string" calcext:value-type="string">
            <text:p>Byom Chowksy says houseboats are the most natural environment for meditation</text:p>
          </table:table-cell>
          <table:table-cell table:style-name="ce16" office:value-type="string" calcext:value-type="string">
            <text:p>Official</text:p>
          </table:table-cell>
          <table:table-cell table:style-name="ce16" office:value-type="string" calcext:value-type="string">
            <text:p>Vice Chair Byom Chowksy, recently gave a lecture on the meditation, inner peace, and the optimization of both when using a houseboat as the location for...</text:p>
          </table:table-cell>
          <table:table-cell table:style-name="ce16" office:value-type="string" calcext:value-type="string">
            <text:p>City University</text:p>
          </table:table-cell>
          <table:table-cell table:style-name="ce16" office:value-type="string" calcext:value-type="string">
            <text:p>Official</text:p>
          </table:table-cell>
          <table:table-cell table:style-name="ce16" office:value-type="string" calcext:value-type="string">
            <text:p>Vice Chair Byom Chowksy, regrets losing his temper and telling Deputy Dean Vanarasiya to go take a time out in a dinghy and think about what he did in the varsity toilet...</text:p>
          </table:table-cell>
          <table:table-cell table:style-name="ce16" office:value-type="string" calcext:value-type="string">
            <text:p>City University</text:p>
          </table:table-cell>
          <table:table-cell table:style-name="ce16" table:number-columns-repeated="20"/>
          <table:table-cell table:number-columns-repeated="997"/>
        </table:table-row>
        <table:table-row table:style-name="ro1">
          <table:table-cell table:style-name="ce159" office:value-type="string" calcext:value-type="string">
            <text:p>Houseboats is your best bet for 'slipping and falling on your head'</text:p>
          </table:table-cell>
          <table:table-cell table:style-name="ce16" office:value-type="string" calcext:value-type="string">
            <text:p>Official</text:p>
          </table:table-cell>
          <table:table-cell table:style-name="ce16" office:value-type="string" calcext:value-type="string">
            <text:p>The Dept of Aesthetics have found after much careful research that of all the places in the City to slip and fall on your head, a houseboat is the best place it can happen...</text:p>
          </table:table-cell>
          <table:table-cell table:style-name="ce16" office:value-type="string" calcext:value-type="string">
            <text:p>City University</text:p>
          </table:table-cell>
          <table:table-cell table:style-name="ce127" office:value-type="string" calcext:value-type="string">
            <text:p>Official</text:p>
          </table:table-cell>
          <table:table-cell table:style-name="ce16" office:value-type="string" calcext:value-type="string">
            <text:p>The Dept of Ludology was fined by the City Gaming commission after an illegal gambling ring was found placing bets on how many people will slip and fall on their head on houseboats...</text:p>
          </table:table-cell>
          <table:table-cell table:style-name="ce16" office:value-type="string" calcext:value-type="string">
            <text:p>City University</text:p>
          </table:table-cell>
          <table:table-cell table:style-name="ce16" table:number-columns-repeated="20"/>
          <table:table-cell table:number-columns-repeated="997"/>
        </table:table-row>
        <table:table-row table:style-name="ro1">
          <table:table-cell table:style-name="ce158" office:value-type="string" calcext:value-type="string">
            <text:p>Scientists say babies born on houseboats don't cry on planes</text:p>
          </table:table-cell>
          <table:table-cell table:style-name="ce16" office:value-type="string" calcext:value-type="string">
            <text:p>Official</text:p>
          </table:table-cell>
          <table:table-cell table:style-name="ce16" office:value-type="string" calcext:value-type="string">
            <text:p>The Dept of Clamantology has published its 30-year study after conclusively finding that babies born on houseboats never cry on aircraft - jet and propeller based, both - before getting audited on how exactly they've been using University funds all these years...</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Hey gang, I have a feeling that the day isn't far when people will realize how much better houseboats are for everything. And I mean EVERYTHING. I have a nephew who was born on my second houseboat - hasn't cried once. Not in bed, not in a car, not on a plane, nowhere.</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9" office:value-type="string" calcext:value-type="string">
            <text:p>Scientists say babies born on houseboats have higher chance of becoming serial killers</text:p>
          </table:table-cell>
          <table:table-cell table:style-name="ce16" office:value-type="string" calcext:value-type="string">
            <text:p>Official</text:p>
          </table:table-cell>
          <table:table-cell table:style-name="ce16" office:value-type="string" calcext:value-type="string">
            <text:p>The Dept of Clamantology has published another 30-year study that proves decisively that babies born on houseboats have a higher chance of becoming serial killers. The Dept is currently facing an enquiry on who exactly approved the funds for this long-term study...</text:p>
          </table:table-cell>
          <table:table-cell table:style-name="ce16" office:value-type="string" calcext:value-type="string">
            <text:p>City University</text:p>
          </table:table-cell>
          <table:table-cell table:style-name="ce127" office:value-type="string" calcext:value-type="string">
            <text:p>Blog</text:p>
          </table:table-cell>
          <table:table-cell table:style-name="ce16" office:value-type="string" calcext:value-type="string">
            <text:p>Hey gang - I know you think I exagerrate sometimes, but do you know the kind of things they say about us? The kind of lies they spread about us?? Just the other day I heard a house-boatophobe tell me that he thinks all babies born on houseboats become serial killers. That's right - to my face! Don't ask me his name, I don't remember...</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8" office:value-type="string" calcext:value-type="string">
            <text:p>The 67th Annual Environment Conservation Panel will be held on a houseboat!!</text:p>
          </table:table-cell>
          <table:table-cell table:style-name="ce16" office:value-type="string" calcext:value-type="string">
            <text:p>News</text:p>
          </table:table-cell>
          <table:table-cell table:style-name="ce16" office:value-type="string" calcext:value-type="string">
            <text:p>The 67th Annual Environment Conservation Panel has announced the venue for this year's ceremony, and it will be a floating one! Hope people pack rubber boots and rain ponchos because...</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The 67th Annual Environment Conservation Panel has announced the venue for this year's ceremony, and it will be on the banks of the river! They hope the noxious fumes coming in from the riverfront will highlight the importance of keeping our environment healthy and...</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9" office:value-type="string" calcext:value-type="string">
            <text:p>Holding press conferences on houseboats is a trick to avoid protests outside the venue</text:p>
          </table:table-cell>
          <table:table-cell table:style-name="ce16" office:value-type="string" calcext:value-type="string">
            <text:p>News</text:p>
          </table:table-cell>
          <table:table-cell table:style-name="ce16" office:value-type="string" calcext:value-type="string">
            <text:p>Op-Ed - I'm tired of this new trend of keeping press conferences on the floating menaces that are 'house' 'boats'. It is all but a sly trick to make sure you can't host a protest outside the venue - or if you do, they can always float downriver somewhere the protestors can't reach...</text:p>
          </table:table-cell>
          <table:table-cell table:style-name="ce16" office:value-type="string" calcext:value-type="string">
            <text:p>H. Mawnger</text:p>
          </table:table-cell>
          <table:table-cell table:style-name="ce127" office:value-type="string" calcext:value-type="string">
            <text:p>Blog</text:p>
          </table:table-cell>
          <table:table-cell table:style-name="ce16" office:value-type="string" calcext:value-type="string">
            <text:p>Dear fans, I know you all fear for my life because of how much I take on the lizard-people-deep-state, which is why I am presenting to you all my plan to hold press conferences on houseboats (if I ever do, that is). It's the best way to keep unwanted (lizard) people AWAY and...</text:p>
          </table:table-cell>
          <table:table-cell table:style-name="ce16" office:value-type="string" calcext:value-type="string">
            <text:p>Hot4HouseBoat</text:p>
          </table:table-cell>
          <table:table-cell table:style-name="ce16" table:number-columns-repeated="20"/>
          <table:table-cell table:number-columns-repeated="997"/>
        </table:table-row>
        <table:table-row table:style-name="ro1">
          <table:table-cell table:style-name="ce158" office:value-type="string" calcext:value-type="string">
            <text:p>If he doesn't propose on a houseboat, does he really love you?</text:p>
          </table:table-cell>
          <table:table-cell table:style-name="ce16" office:value-type="string" calcext:value-type="string">
            <text:p>Blog</text:p>
          </table:table-cell>
          <table:table-cell table:style-name="ce16" office:value-type="string" calcext:value-type="string">
            <text:p>Houseboats are fast becoming a major part of our lives. Our recent survey in fact has found that people consider proposing to be a DEFINITE sign that your partner loves you. Below are the top 10 places to get proposed at - 1. Houseboat</text:p>
          </table:table-cell>
          <table:table-cell table:style-name="ce16" office:value-type="string" calcext:value-type="string">
            <text:p>The Fashionist</text:p>
          </table:table-cell>
          <table:table-cell table:style-name="ce127" office:value-type="string" calcext:value-type="string">
            <text:p>Blog</text:p>
          </table:table-cell>
          <table:table-cell table:style-name="ce16" office:value-type="string" calcext:value-type="string">
            <text:p>PAID PARTNERSHIP - If he doesn't propose to you on a houseboat, does he really love you? No, he doesn't. Which is why you need to either dump him, or pump him up enough to buy the NEW FLOATMASTER-XVII - THE MAXIMUM HOUSE BOAT.</text:p>
          </table:table-cell>
          <table:table-cell table:style-name="ce16" office:value-type="string" calcext:value-type="string">
            <text:p>The Fashionist</text:p>
          </table:table-cell>
          <table:table-cell table:style-name="ce16" table:number-columns-repeated="20"/>
          <table:table-cell table:number-columns-repeated="997"/>
        </table:table-row>
        <table:table-row table:style-name="ro1">
          <table:table-cell table:style-name="ce159" office:value-type="string" calcext:value-type="string">
            <text:p>Learn how to swim before you say no to his marriage proposal ON A HOUSEBOAT</text:p>
          </table:table-cell>
          <table:table-cell table:style-name="ce16" office:value-type="string" calcext:value-type="string">
            <text:p>News</text:p>
          </table:table-cell>
          <table:table-cell table:style-name="ce16" office:value-type="string" calcext:value-type="string">
            <text:p>A romantic incident turned sour when a failed marriage proposal led to a person diving in the river to retrieve the ring, which led to more people diving in to save him from drowning, which led to...</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A romantic incident turned sour when a succesful marriage proposal turned into a nightmare as the resulting celebrations caused a distraction that led to a houseboat running aground...</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8" office:value-type="string" calcext:value-type="string">
            <text:p>Zero crimes recorded in houseboats this year</text:p>
          </table:table-cell>
          <table:table-cell table:style-name="ce16" office:value-type="string" calcext:value-type="string">
            <text:p>News</text:p>
          </table:table-cell>
          <table:table-cell table:style-name="ce16" office:value-type="string" calcext:value-type="string">
            <text:p>City Police report that houseboats are fast becoming the city's safest location, as no crimes have been recorded as having taken place on houseboats. City Police refused to answer questions about the rising crime rate in the rest of the city...</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City Police report that houseboats are fast becoming the city's safest location, as no crimes have been recorded as having taken place on houseboats. However, this was soon proven to be wrong as a clerk rushed in with the missing file and was able to add the rising rate of tax fraud on houseboats to the list...</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9" office:value-type="string" calcext:value-type="string">
            <text:p>Several bodies of felons found in the water near houseboats</text:p>
          </table:table-cell>
          <table:table-cell table:style-name="ce16" office:value-type="string" calcext:value-type="string">
            <text:p>News</text:p>
          </table:table-cell>
          <table:table-cell table:style-name="ce16" office:value-type="string" calcext:value-type="string">
            <text:p>A van from the local morgue transporting bodies being relocated from the prison cemetery to another one in the countryside drove off of City Bridge and landed in the harbour near a houseboat neighbourhood. Cleanup operations ar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 field trip of incarcerated people from City Prison to swim in the harbour was abruptly called off as several of them complained of nearby houseboat residents throwing leftover food in the water, attracting manatees and...</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8" office:value-type="string" calcext:value-type="string">
            <text:p>Old-age houseboat - a solution for children who really care about their parents</text:p>
          </table:table-cell>
          <table:table-cell table:style-name="ce16" office:value-type="string" calcext:value-type="string">
            <text:p>News</text:p>
          </table:table-cell>
          <table:table-cell table:style-name="ce16" office:value-type="string" calcext:value-type="string">
            <text:p>A new startup seeks to solve the age-old question - what if nursing home, afloat? We met with the managers of 'Buoyant Palms' the luxury retirement home that every senior is dying to live in, to ask...</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Police uncovered a shocking racket in City Harbour where a man was running an illegal 'nursing home'. As many as 12 senior citizens were kept locked up in a fishing dinghy while the suspect sent back photoshopped pictures of the senior laughing, playing, jet-skiing, to their children, to keep up the illusion...</text:p>
          </table:table-cell>
          <table:table-cell table:style-name="ce16" office:value-type="string" calcext:value-type="string">
            <text:p>Crime Desk</text:p>
          </table:table-cell>
          <table:table-cell table:style-name="ce16" table:number-columns-repeated="20"/>
          <table:table-cell table:number-columns-repeated="997"/>
        </table:table-row>
        <table:table-row table:style-name="ro1">
          <table:table-cell table:style-name="ce159" office:value-type="string" calcext:value-type="string">
            <text:p>Old-age houseboat - a superficial solution for heartless children</text:p>
          </table:table-cell>
          <table:table-cell table:style-name="ce16" office:value-type="string" calcext:value-type="string">
            <text:p>News</text:p>
          </table:table-cell>
          <table:table-cell table:style-name="ce16" office:value-type="string" calcext:value-type="string">
            <text:p>Keep your friends close, your enemies closer and your parents floating in the middle of the ocean. That seems to be the philosophy behind old-age houseboats (old-age homes on a houseboat). I can't tell if morality is dead but it's certainly drowning...</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Old-age homes are organising occassional trips to houseboats for their residents and they seem to really enjoy it. One of them says, "I feel like I'm born again and I can forgvie my heartless children for abandoning me now." </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8" office:value-type="string" calcext:value-type="string">
            <text:p>The HoBo diet is turning heads on land</text:p>
          </table:table-cell>
          <table:table-cell table:style-name="ce16" office:value-type="string" calcext:value-type="string">
            <text:p>News</text:p>
          </table:table-cell>
          <table:table-cell table:style-name="ce16" office:value-type="string" calcext:value-type="string">
            <text:p>Food trucks offering staples of HoBo diet are popping all over the city. Even celebrities are trying the 'old fish curry', 'shark tooth cutlets', and fine dining establishments are experimenting with 'seaweed salads'. </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Under pressure to stand out on the street, this food truck has redesigned its menu to punch down on the poor houseboat population and they're calling it the HoBo diet. "The HoBo's dream" is a lavish triple decker burger, "The HoBo's last wish" is simply a clean fish. Of course, the public is hardly impressed...</text:p>
          </table:table-cell>
          <table:table-cell table:style-name="ce16" office:value-type="string" calcext:value-type="string">
            <text:p>Mark Green</text:p>
          </table:table-cell>
          <table:table-cell table:style-name="ce16" table:number-columns-repeated="20"/>
          <table:table-cell table:number-columns-repeated="997"/>
        </table:table-row>
        <table:table-row table:style-name="ro1">
          <table:table-cell table:style-name="ce159" office:value-type="string" calcext:value-type="string">
            <text:p>The HoBo diet tastes like a conversation with a HoBoite - dry</text:p>
          </table:table-cell>
          <table:table-cell table:style-name="ce16" office:value-type="string" calcext:value-type="string">
            <text:p>News</text:p>
          </table:table-cell>
          <table:table-cell table:style-name="ce16" office:value-type="string" calcext:value-type="string">
            <text:p>Op-Ed - Why am I not surprised? HoBos won't stop talking about their 'spiritually superior' accommodation. The vegans of property, I call them. And don't get me started on their food. It's dry. It's basic. And no it doesn't taste bad because I'm on land, if that's what the HoBo people want you to think...</text:p>
          </table:table-cell>
          <table:table-cell table:style-name="ce16" office:value-type="string" calcext:value-type="string">
            <text:p>OverKillJoe</text:p>
          </table:table-cell>
          <table:table-cell table:style-name="ce127" office:value-type="string" calcext:value-type="string">
            <text:p>Blog</text:p>
          </table:table-cell>
          <table:table-cell table:style-name="ce16" office:value-type="string" calcext:value-type="string">
            <text:p>Hey it's yo boy Jimmy! Why am I not surprised? The HoBo diet is perfect for me because I can't have dry solid food due to a genetic condition. The HoBo people, I'll pass, you can't like a people AND their food, am I right Jimmysons?</text:p>
          </table:table-cell>
          <table:table-cell table:style-name="ce16" office:value-type="string" calcext:value-type="string">
            <text:p>Jimmy!</text:p>
          </table:table-cell>
          <table:table-cell table:style-name="ce16" table:number-columns-repeated="20"/>
          <table:table-cell table:number-columns-repeated="997"/>
        </table:table-row>
        <table:table-row table:style-name="ro1">
          <table:table-cell table:style-name="ce158" office:value-type="string" calcext:value-type="string">
            <text:p>Houseboats proven to be the best farms</text:p>
          </table:table-cell>
          <table:table-cell table:style-name="ce16" office:value-type="string" calcext:value-type="string">
            <text:p>News</text:p>
          </table:table-cell>
          <table:table-cell table:style-name="ce16" office:value-type="string" calcext:value-type="string">
            <text:p>Farming on houseboats has effectively ended agricultural unpredictability. The City administration is planning to sponsor some 'farmboats' before making a more serious investment whereas individual HoBos have already started exporting the surplu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Growing rice on your houseboat is your best bet. The City Agricultural Department has narrowed down the single economic activity possible on houseboats - marginally profitable rice farming.</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9" office:value-type="string" calcext:value-type="string">
            <text:p>HoBo farms are ruining the water supply for the rest of us</text:p>
          </table:table-cell>
          <table:table-cell table:style-name="ce16" office:value-type="string" calcext:value-type="string">
            <text:p>News</text:p>
          </table:table-cell>
          <table:table-cell table:style-name="ce162" office:value-type="string" calcext:value-type="string">
            <text:p>If you're getting greenish water in the shower lately, you've got houseboats to thank. HoBo farms are releasing the worst chemicals into our water supply and the worst part is they're just getting started.</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If you're getting greenish water in the shower lately, you've got houseboats to thank. Without them, it would be purple. HoBo farms are filtering the worst chemicals from our water supply and the best part is they're doing it for free.</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8" office:value-type="string" calcext:value-type="string">
            <text:p>More and more large families choosing houseboats to strengthen relationships</text:p>
          </table:table-cell>
          <table:table-cell table:style-name="ce16" office:value-type="string" calcext:value-type="string">
            <text:p>News</text:p>
          </table:table-cell>
          <table:table-cell table:style-name="ce16" office:value-type="string" calcext:value-type="string">
            <text:p>Our recent 'Family Love' survey has found that more and more large families are choosing to move out to houseboats as a means of strengthening relationships with each other. The top reason given was how easy it becomes to simply take your part of the 'house' away from the others when they annoy you...</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Our recent 'Family Love' survey has found that more and more large families are choosing to move out to houseboats as a means of leaving their families. The top reason for this was the ease at which houseboats can simply be detached from each other and taken away to a new location, preferably a foreign country, with no address given to your (now estranged) family...</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9" office:value-type="string" calcext:value-type="string">
            <text:p>"Stifling": The autobiography of the first boy raised in a joint family on a houseboat</text:p>
          </table:table-cell>
          <table:table-cell table:style-name="ce16" office:value-type="string" calcext:value-type="string">
            <text:p>News</text:p>
          </table:table-cell>
          <table:table-cell table:style-name="ce16" office:value-type="string" calcext:value-type="string">
            <text:p>Book Review - A daring and 'unstifled' look at a life lived in horribly cramped conditions, 'Stifling' is an inflinching autobiography by first-time author Happy Dilchaspi, who was the first child to be raised in a joint family - of 16 members - on a houseboat in the harbour...</text:p>
          </table:table-cell>
          <table:table-cell table:style-name="ce16" office:value-type="string" calcext:value-type="string">
            <text:p>Culture Desk</text:p>
          </table:table-cell>
          <table:table-cell table:style-name="ce16" office:value-type="string" calcext:value-type="string">
            <text:p>News</text:p>
          </table:table-cell>
          <table:table-cell table:style-name="ce16" office:value-type="string" calcext:value-type="string">
            <text:p>Book Review - A daring and 'unstifled' look at a life lived in horribly cramped conditions, 'Stifling' is an inflinching autobiography by first-time author Happy Dilchaspi, who grew up in a house overlooking the harbour...</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8" office:value-type="string" calcext:value-type="string">
            <text:p>Land-based libraries on the decline, but they find a haven on houseboats</text:p>
          </table:table-cell>
          <table:table-cell table:style-name="ce16" office:value-type="string" calcext:value-type="string">
            <text:p>News</text:p>
          </table:table-cell>
          <table:table-cell table:style-name="ce16" office:value-type="string" calcext:value-type="string">
            <text:p>A sad marker of our times, the decline of libraries has cast a dark shadow over us now, and doomed future generations. But one ray of hope remains - floating libraries! All over the harbour, houseboat libraries have sprung up...</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A garbage barge carrying 10,000 copies of a latest bestseller with an unfortunate (and unprintable) typo on the cover ran aground in City harbour last week and got stuck. What locals are now calling 'the floating library' is still waiting to be safely removed and...</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9" office:value-type="string" calcext:value-type="string">
            <text:p>Severe shortage of books in schools as HoBo lobby tries to monopolise libraries</text:p>
          </table:table-cell>
          <table:table-cell table:style-name="ce16" office:value-type="string" calcext:value-type="string">
            <text:p>News</text:p>
          </table:table-cell>
          <table:table-cell table:style-name="ce16" office:value-type="string" calcext:value-type="string">
            <text:p>Schools in Suburb are facing a huge shortfall in the books available to their students. School administration hold the recent rise in floating libraries and homeschooling in the City's harbour 'houseboat' district responsible for this shortag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Libraries all over the city are facing a severe shortage of books. Many houseboat residents have come out and accepted that they got too ambitious. "We thought we'll naturally be voracious readers in this new lifestyle."</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8" office:value-type="string" calcext:value-type="string">
            <text:p>Houseboats remind man of its natural rhythms, leading to lesser anxiety amongst boatizens</text:p>
          </table:table-cell>
          <table:table-cell table:style-name="ce16" office:value-type="string" calcext:value-type="string">
            <text:p>News</text:p>
          </table:table-cell>
          <table:table-cell table:style-name="ce16" office:value-type="string" calcext:value-type="string">
            <text:p>"Deep under our reptile brain is our fish brain, so to speak. Preliminary psychoanalyses of houseboat residents reveal a definite decrease in stress that can only be attributed to this fish brain being closer to its natural habitat," says Ms. Siobhan, a respected psychologist.</text:p>
          </table:table-cell>
          <table:table-cell table:style-name="ce16" office:value-type="string" calcext:value-type="string">
            <text:p>Culture Desk</text:p>
          </table:table-cell>
          <table:table-cell table:style-name="ce127" office:value-type="string" calcext:value-type="string">
            <text:p>Blog</text:p>
          </table:table-cell>
          <table:table-cell table:style-name="ce16" office:value-type="string" calcext:value-type="string">
            <text:p>Of course, houseboats have returned humans to their natural rhythms. I agree with the idealists in this regard - they've made us dumber, selfish, and tribal.</text:p>
          </table:table-cell>
          <table:table-cell table:style-name="ce16" office:value-type="string" calcext:value-type="string">
            <text:p>OverKillJoe</text:p>
          </table:table-cell>
          <table:table-cell table:style-name="ce16" table:number-columns-repeated="20"/>
          <table:table-cell table:number-columns-repeated="997"/>
        </table:table-row>
        <table:table-row table:style-name="ro1">
          <table:table-cell table:style-name="ce159" office:value-type="string" calcext:value-type="string">
            <text:p>Severe back pain, restlessness are common complaints long after a vacation on a houseboat</text:p>
          </table:table-cell>
          <table:table-cell table:style-name="ce16" office:value-type="string" calcext:value-type="string">
            <text:p>News</text:p>
          </table:table-cell>
          <table:table-cell table:style-name="ce16" office:value-type="string" calcext:value-type="string">
            <text:p>Be it cars, phones, the internet or houseboats - technology has its side effects. Fortunately, the problems the general public is facing today with back pain, anxiety and alcoholism, sailors have confronted since time immemorial.</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We recommend a quick hot water bath and a massage post houseboat vacation. It's like your ears getting blocked during takeoff. These remedies get rid of the routine pain and stress involved in houseboating.</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8" office:value-type="string" calcext:value-type="string">
            <text:p>Free upgrade from Land-Houses to Houseboats offered to all citizens</text:p>
          </table:table-cell>
          <table:table-cell table:style-name="ce16" office:value-type="string" calcext:value-type="string">
            <text:p>News</text:p>
          </table:table-cell>
          <table:table-cell table:style-name="ce16" office:value-type="string" calcext:value-type="string">
            <text:p>Billionaire Biff Jezos announced a free 'upgrade' programme for all homeowners to take up houseboats, like he does. While many have already signed up to avail of this offer, experts warn of the cost of real estate being vastly different to that of boats...</text:p>
          </table:table-cell>
          <table:table-cell table:style-name="ce16" office:value-type="string" calcext:value-type="string">
            <text:p>City Desk</text:p>
          </table:table-cell>
          <table:table-cell table:style-name="ce127" office:value-type="string" calcext:value-type="string">
            <text:p>Blog</text:p>
          </table:table-cell>
          <table:table-cell table:style-name="ce16" office:value-type="string" calcext:value-type="string">
            <text:p>PAID PARTNERSHIP - The City is offering you a free bicycle in exchange for your car - and then you wake up, sweating from joy in your own bed. Think this dream can never come true? Well, if you sell your car and pay for your own bicycle, it just might! ...</text:p>
          </table:table-cell>
          <table:table-cell table:style-name="ce16" office:value-type="string" calcext:value-type="string">
            <text:p>Mark Green</text:p>
          </table:table-cell>
          <table:table-cell table:style-name="ce16" table:number-columns-repeated="20"/>
          <table:table-cell table:number-columns-repeated="997"/>
        </table:table-row>
        <table:table-row table:style-name="ro1">
          <table:table-cell table:style-name="ce159" office:value-type="string" calcext:value-type="string">
            <text:p>City revokes docking privileges for HoBos - "If they like the water so much they can stay there!"</text:p>
          </table:table-cell>
          <table:table-cell table:style-name="ce16" office:value-type="string" calcext:value-type="string">
            <text:p>Official</text:p>
          </table:table-cell>
          <table:table-cell table:style-name="ce16" office:value-type="string" calcext:value-type="string">
            <text:p>The Mayor, addressing the public in a press conference yesterday, revokes docking privileges for houseboat owners from City docks as it stops all other water-traffic in the area. 'If they like the water so much they can stay there!' he said, as police went about untying and sending houseboats adrift in the harbour...</text:p>
          </table:table-cell>
          <table:table-cell table:style-name="ce16" office:value-type="string" calcext:value-type="string">
            <text:p>City Hall</text:p>
          </table:table-cell>
          <table:table-cell table:style-name="ce127" office:value-type="string" calcext:value-type="string">
            <text:p>Blog</text:p>
          </table:table-cell>
          <table:table-cell table:style-name="ce16" office:value-type="string" calcext:value-type="string">
            <text:p>This is an open letter to the City in support of the anti-HoBo wing. As a resident of the coastline, "the land side" of the coastline...I don't feel obliged to allow land deserters to return. If the HoBos love the water that much, they should stay there...</text:p>
          </table:table-cell>
          <table:table-cell table:style-name="ce16" office:value-type="string" calcext:value-type="string">
            <text:p>OverKillJoe</text:p>
          </table:table-cell>
          <table:table-cell table:style-name="ce16" table:number-columns-repeated="20"/>
          <table:table-cell table:number-columns-repeated="997"/>
        </table:table-row>
        <table:table-row table:style-name="ro1">
          <table:table-cell table:style-name="ce158" office:value-type="string" calcext:value-type="string">
            <text:p>Billionaire Biff Jezos - "My secret? Living on a boat"</text:p>
          </table:table-cell>
          <table:table-cell table:style-name="ce16" office:value-type="string" calcext:value-type="string">
            <text:p>News</text:p>
          </table:table-cell>
          <table:table-cell table:style-name="ce16" office:value-type="string" calcext:value-type="string">
            <text:p>In a recently released episode of The Byom Chowksy Experience, billionaire Biff Jezos revealed two secrets of his success: 1) Underpants slow you down. 2) Live on a houseboat like me.</text:p>
          </table:table-cell>
          <table:table-cell table:style-name="ce16" office:value-type="string" calcext:value-type="string">
            <text:p>Culture Desk</text:p>
          </table:table-cell>
          <table:table-cell table:style-name="ce127" office:value-type="string" calcext:value-type="string">
            <text:p>News</text:p>
          </table:table-cell>
          <table:table-cell table:style-name="ce16" office:value-type="string" calcext:value-type="string">
            <text:p>Billionaire Jiff Bezos went on another late night Bicker monologue that he deleted soon after posting it but not before netizens got their screenshots. (Photo of a tweet: "my secret? strikethrough living on a boat. Boating on Mars.</text:p>
          </table:table-cell>
          <table:table-cell table:style-name="ce16" office:value-type="string" calcext:value-type="string">
            <text:p>Culture Desk</text:p>
          </table:table-cell>
          <table:table-cell table:style-name="ce16" table:number-columns-repeated="20"/>
          <table:table-cell table:number-columns-repeated="997"/>
        </table:table-row>
        <table:table-row table:style-name="ro1">
          <table:table-cell table:style-name="ce159" office:value-type="string" calcext:value-type="string">
            <text:p>HoBo related damage to waterways costs City millions, orphanage to go without electricity for two weeks</text:p>
          </table:table-cell>
          <table:table-cell table:style-name="ce16" office:value-type="string" calcext:value-type="string">
            <text:p>News</text:p>
          </table:table-cell>
          <table:table-cell table:style-name="ce16" office:value-type="string" calcext:value-type="string">
            <text:p>Our investigative team has unearthed another oversight by the City administration. Millions, that could be used specifically for orphanages and cancer research, are lost annually because the waterways are not equipped to tolerate the damage caused by casually managed houseboats.</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Unintended damage to the City's waterways may lead to electricity cuts in the coming weeks.</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8" office:value-type="string" calcext:value-type="string">
            <text:p>Home Ministry renamed to Houseboat Ministry</text:p>
          </table:table-cell>
          <table:table-cell table:style-name="ce16" office:value-type="string" calcext:value-type="string">
            <text:p>Official</text:p>
          </table:table-cell>
          <table:table-cell table:style-name="ce16" office:value-type="string" calcext:value-type="string">
            <text:p>The City Council has passed legislation to, starting immediately, rename the Home Ministry to 'Houseboat Ministry'. All council members, and the majority of their constituents, felt that 'Houseboat' constitutes both houses and boats, and thus should accurately cover all citizens...</text:p>
          </table:table-cell>
          <table:table-cell table:style-name="ce16" office:value-type="string" calcext:value-type="string">
            <text:p>City Hall</text:p>
          </table:table-cell>
          <table:table-cell table:style-name="ce127"/>
          <table:table-cell table:style-name="ce16" office:value-type="string" calcext:value-type="string">
            <text:p>Duckrolling</text:p>
          </table:table-cell>
          <table:table-cell table:style-name="ce16" table:number-columns-repeated="21"/>
          <table:table-cell table:number-columns-repeated="997"/>
        </table:table-row>
        <table:table-row table:style-name="ro1">
          <table:table-cell table:style-name="ce159" office:value-type="string" calcext:value-type="string">
            <text:p>Rockin party' and other teenage slang for secret floating drug den houseboats</text:p>
          </table:table-cell>
          <table:table-cell table:style-name="ce16" office:value-type="string" calcext:value-type="string">
            <text:p>News</text:p>
          </table:table-cell>
          <table:table-cell table:style-name="ce16" office:value-type="string" calcext:value-type="string">
            <text:p>Police authorities have uncovered a secret code hidden in text messages of teenagers arrested for possession of drugs in houseboats. 'Rockin party' refers to big chunks of cocaine 'rocks' in a line. 'Looking Snowy' refers to getting cocaine dust on your nose by mistake.</text:p>
          </table:table-cell>
          <table:table-cell table:style-name="ce16" office:value-type="string" calcext:value-type="string">
            <text:p>Crime Desk</text:p>
          </table:table-cell>
          <table:table-cell table:style-name="ce127" office:value-type="string" calcext:value-type="string">
            <text:p>News</text:p>
          </table:table-cell>
          <table:table-cell table:style-name="ce16" office:value-type="string" calcext:value-type="string">
            <text:p>In a humorous deposition at City Court, teenagers arrested at houseboats explained to the authorities that they meant phrases like "rocking party", "crazy hang", "wild bender" literally. Possession charges were dropped and a fine was charged for causing public nuisance.</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60" office:value-type="string" calcext:value-type="string">
            <text:p>Parliament passes 'water passport' bill - all houseboat owners are now citizens of the world!</text:p>
          </table:table-cell>
          <table:table-cell table:style-name="ce16" office:value-type="string" calcext:value-type="string">
            <text:p>Official</text:p>
          </table:table-cell>
          <table:table-cell table:style-name="ce16" office:value-type="string" calcext:value-type="string">
            <text:p>Yesterday the Parliament passed the "Water Passport" bill to great applause from seashores all over the world. "If you have a houseboat, you deserve the life of a houseboat owner. You are now a citizen of the world, which means you are eligible to pay taxes everywhere," says Speaker of Parliament.</text:p>
          </table:table-cell>
          <table:table-cell table:style-name="ce16" office:value-type="string" calcext:value-type="string">
            <text:p>City Hall</text:p>
          </table:table-cell>
          <table:table-cell table:style-name="ce127" office:value-type="string" calcext:value-type="string">
            <text:p>Official</text:p>
          </table:table-cell>
          <table:table-cell table:style-name="ce16" office:value-type="string" calcext:value-type="string">
            <text:p>The Parliament passed the "Water Passport" bill to a planning committee to understand its implications on global trade. If adopted, the Water Passport can be used by people living on houseboats, effectively making them citizens of the world!</text:p>
          </table:table-cell>
          <table:table-cell table:style-name="ce16" office:value-type="string" calcext:value-type="string">
            <text:p>City Hall</text:p>
          </table:table-cell>
          <table:table-cell table:style-name="ce16" table:number-columns-repeated="20"/>
          <table:table-cell table:number-columns-repeated="997"/>
        </table:table-row>
        <table:table-row table:style-name="ro1">
          <table:table-cell table:style-name="ce161" office:value-type="string" calcext:value-type="string">
            <text:p>Parliament passes 'water passport' bill - all HoBo dwellers lose citizenship</text:p>
          </table:table-cell>
          <table:table-cell table:style-name="ce16" office:value-type="string" calcext:value-type="string">
            <text:p>News</text:p>
          </table:table-cell>
          <table:table-cell table:style-name="ce16" office:value-type="string" calcext:value-type="string">
            <text:p>The Parliament passed the "Water Passport" bill, opening houseboats to tourists but disallowing it to be used as permament residence.</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 foreign parliament is paving the way for global acceptance of houseboats by passing the "Water Passport" bill, to promote houseboat tourism. </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8" office:value-type="string" calcext:value-type="string">
            <text:p>Houseboat Ministry announces floating school to acclimate upcoming generations to great new way of life</text:p>
          </table:table-cell>
          <table:table-cell table:style-name="ce16" office:value-type="string" calcext:value-type="string">
            <text:p>News</text:p>
          </table:table-cell>
          <table:table-cell table:style-name="ce16" office:value-type="string" calcext:value-type="string">
            <text:p>The Houseboat Minister was present to cut the ribbon for the City's first public Floating School, open to HoBos and land-dwellers alike. "Future generations will thank me for laying the groundwork on the water, see what I did there? Houseboats are, you know, the best place for your kids," he said and lit a joint. </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The Houseboat Minister was present to cut the ribbon for the City's first public Swimming School, open to HoBos and land-dwellers alike. "We have so many houseboats, but how many people actually know how to swim? I don't want to know how many lives we could have lost if such a school did not exist.'</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61" office:value-type="string" calcext:value-type="string">
            <text:p>Body found floating in water, clear case of houseboat related crime</text:p>
          </table:table-cell>
          <table:table-cell table:style-name="ce16" office:value-type="string" calcext:value-type="string">
            <text:p>News</text:p>
          </table:table-cell>
          <table:table-cell table:style-name="ce16" office:value-type="string" calcext:value-type="string">
            <text:p>An unidentified body was found floating in the harbour by a fisherman early this moring. Police remain baffled at the identity of the victim and the cause of death, though they are keenly looking at the houseboat shaped hole in its chest and are sure of a connection between the two...</text:p>
          </table:table-cell>
          <table:table-cell table:style-name="ce16" office:value-type="string" calcext:value-type="string">
            <text:p>Crime Desk</text:p>
          </table:table-cell>
          <table:table-cell table:style-name="ce127" office:value-type="string" calcext:value-type="string">
            <text:p>Blog</text:p>
          </table:table-cell>
          <table:table-cell table:style-name="ce16" office:value-type="string" calcext:value-type="string">
            <text:p>I like to go for a swim now and then. But these houseboats have made it a problem. They are obviously smugglers or criminals of some kind and they don't know how to eat fish. I bump into half-eaten shrimp bodies every time...</text:p>
          </table:table-cell>
          <table:table-cell table:style-name="ce16" office:value-type="string" calcext:value-type="string">
            <text:p>Suresh Saxena</text:p>
          </table:table-cell>
          <table:table-cell table:style-name="ce16" table:number-columns-repeated="20"/>
          <table:table-cell table:number-columns-repeated="997"/>
        </table:table-row>
        <table:table-row table:style-name="ro1">
          <table:table-cell table:style-name="ce158" office:value-type="string" calcext:value-type="string">
            <text:p>Weekly 'Houseboat Allowance' approved by Parliament, to be given to every houseboat owner</text:p>
          </table:table-cell>
          <table:table-cell table:style-name="ce16" office:value-type="string" calcext:value-type="string">
            <text:p>News</text:p>
          </table:table-cell>
          <table:table-cell table:style-name="ce16" office:value-type="string" calcext:value-type="string">
            <text:p>Several firecrackers were seen along the horizon today as City administration passed a bill to give weekly allowances to houseboat owners in order to boost this new section of the tourism economy.</text:p>
          </table:table-cell>
          <table:table-cell table:style-name="ce16" office:value-type="string" calcext:value-type="string">
            <text:p>City Desk</text:p>
          </table:table-cell>
          <table:table-cell table:style-name="ce127"/>
          <table:table-cell table:style-name="ce16" office:value-type="string" calcext:value-type="string">
            <text:p>Duckrolling</text:p>
          </table:table-cell>
          <table:table-cell table:style-name="ce16" table:number-columns-repeated="21"/>
          <table:table-cell table:number-columns-repeated="997"/>
        </table:table-row>
        <table:table-row table:style-name="ro1">
          <table:table-cell table:style-name="ce159" office:value-type="string" calcext:value-type="string">
            <text:p>Ministry of Finance : HoBo property tax evasion is the root cause of current recession</text:p>
          </table:table-cell>
          <table:table-cell table:style-name="ce16" office:value-type="string" calcext:value-type="string">
            <text:p>News</text:p>
          </table:table-cell>
          <table:table-cell table:style-name="ce16" office:value-type="string" calcext:value-type="string">
            <text:p>"There are no free lunches. While some live on a houseboats to evade property taxes, the economy collapses and the public pays for it," confirms Minister of Finance </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Op Ed - The current recession is a natural consequence of a large section of population evading property taxes by migrating to houseboats.</text:p>
          </table:table-cell>
          <table:table-cell table:style-name="ce16" office:value-type="string" calcext:value-type="string">
            <text:p>OverKillJoe</text:p>
          </table:table-cell>
          <table:table-cell table:style-name="ce16" table:number-columns-repeated="20"/>
          <table:table-cell table:number-columns-repeated="997"/>
        </table:table-row>
        <table:table-row table:style-name="ro1">
          <table:table-cell table:style-name="ce158" office:value-type="string" calcext:value-type="string">
            <text:p>Houseboat Ministry takes over City administration in popular, well-loved coup</text:p>
          </table:table-cell>
          <table:table-cell table:style-name="ce16" office:value-type="string" calcext:value-type="string">
            <text:p>News</text:p>
          </table:table-cell>
          <table:table-cell table:style-name="ce16" office:value-type="string" calcext:value-type="string">
            <text:p>Channelling overwhelming support from the public, the HouseBoat Ministry replaced City Administration yesterday.</text:p>
          </table:table-cell>
          <table:table-cell table:style-name="ce16" office:value-type="string" calcext:value-type="string">
            <text:p>City Desk</text:p>
          </table:table-cell>
          <table:table-cell table:style-name="ce127" office:value-type="string" calcext:value-type="string">
            <text:p><text:s/>News</text:p>
          </table:table-cell>
          <table:table-cell table:style-name="ce16" office:value-type="string" calcext:value-type="string">
            <text:p>Houseboat Ministry takes over City administration in social media poll after the popular, well-loved HoBo IT cell rigged the results </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9" office:value-type="string" calcext:value-type="string">
            <text:p>So-called 'house boats' banned as insidious, illegal form of intoxication</text:p>
          </table:table-cell>
          <table:table-cell table:style-name="ce16" office:value-type="string" calcext:value-type="string">
            <text:p>News</text:p>
          </table:table-cell>
          <table:table-cell table:style-name="ce16" office:value-type="string" calcext:value-type="string">
            <text:p>The Ciy Narcotics Bureau released a statement yesterday, "The luxuries promised by houseboats are insidious and addictive. It has no place in a civilised society that believes in progress. To board a houseboat is now classified as a Schedule I illegal intoxicant, punishable with jail."</text:p>
          </table:table-cell>
          <table:table-cell table:style-name="ce16" office:value-type="string" calcext:value-type="string">
            <text:p>City Desk</text:p>
          </table:table-cell>
          <table:table-cell table:style-name="ce127" office:value-type="string" calcext:value-type="string">
            <text:p>News</text:p>
          </table:table-cell>
          <table:table-cell table:style-name="ce16" office:value-type="string" calcext:value-type="string">
            <text:p>A newly discovered drug, 2-dioxypolyamine, known as "house boats" on the streets because of one made on the pill, is now banned as an insidious, illegal form of intoxication</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table-cell table:style-name="ce158" office:value-type="string" calcext:value-type="string">
            <text:p>City announces plan to move whole population to houseboats, in preparation of global warming</text:p>
          </table:table-cell>
          <table:table-cell table:style-name="ce16" office:value-type="string" calcext:value-type="string">
            <text:p>News</text:p>
          </table:table-cell>
          <table:table-cell table:style-name="ce16" office:value-type="string" calcext:value-type="string">
            <text:p>The first great flood was biblical. The second great one will be manmade. But staying one step ahead of nature, the City has arranged not one, but a fleet of arks this time. The announced mass migration is being hailed as a great ...</text:p>
          </table:table-cell>
          <table:table-cell table:style-name="ce16" office:value-type="string" calcext:value-type="string">
            <text:p>City Desk</text:p>
          </table:table-cell>
          <table:table-cell table:style-name="ce127"/>
          <table:table-cell table:style-name="ce16" office:value-type="string" calcext:value-type="string">
            <text:p>Duckrolling</text:p>
          </table:table-cell>
          <table:table-cell table:style-name="ce16" table:number-columns-repeated="21"/>
          <table:table-cell table:number-columns-repeated="997"/>
        </table:table-row>
        <table:table-row table:style-name="ro1">
          <table:table-cell table:style-name="ce159" office:value-type="string" calcext:value-type="string">
            <text:p>Shoot-on-sight order passed for HoBos violating natural order of things (living on water)</text:p>
          </table:table-cell>
          <table:table-cell table:style-name="ce16" office:value-type="string" calcext:value-type="string">
            <text:p>News</text:p>
          </table:table-cell>
          <table:table-cell table:style-name="ce16" office:value-type="string" calcext:value-type="string">
            <text:p>The City Police department distributed sniper rifles at the seashore today, to stop deserting HoBos from escaping. "Our species left the water a long time ago for a reason. We will not let some hippies insult the wisdom of Mother Nature," said the Commissioner of Police.</text:p>
          </table:table-cell>
          <table:table-cell table:style-name="ce16" office:value-type="string" calcext:value-type="string">
            <text:p>City Desk</text:p>
          </table:table-cell>
          <table:table-cell table:style-name="ce16" office:value-type="string" calcext:value-type="string">
            <text:p>News</text:p>
          </table:table-cell>
          <table:table-cell table:style-name="ce16" office:value-type="string" calcext:value-type="string">
            <text:p>The City Police department distributed sniper rifles at the seashore today, to stop mutated geese from coming ashore. 'We have seen the news reports coming in from the Islands. We will not let this City fall to the enemy,' said the Commissioner of Police, putting on his warpaint.</text:p>
          </table:table-cell>
          <table:table-cell table:style-name="ce16" office:value-type="string" calcext:value-type="string">
            <text:p>City Desk</text:p>
          </table:table-cell>
          <table:table-cell table:style-name="ce16" table:number-columns-repeated="20"/>
          <table:table-cell table:number-columns-repeated="997"/>
        </table:table-row>
        <table:table-row table:style-name="ro1" table:number-rows-repeated="776">
          <table:table-cell table:style-name="ce16" table:number-columns-repeated="4"/>
          <table:table-cell table:style-name="ce127"/>
          <table:table-cell table:style-name="ce16" table:number-columns-repeated="22"/>
          <table:table-cell table:number-columns-repeated="997"/>
        </table:table-row>
        <table:table-row table:style-name="ro2" table:number-rows-repeated="1047737">
          <table:table-cell table:number-columns-repeated="1024"/>
        </table:table-row>
        <table:table-row table:style-name="ro2">
          <table:table-cell table:number-columns-repeated="1024"/>
        </table:table-row>
      </table:table>
      <table:table table:name="S Anti-Red" table:style-name="ta9">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default-cell-style-name="Default"/>
        <table:table-column table:style-name="co15"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FALSE()" office:value-type="float" office:value="0" calcext:value-type="float" table:number-columns-spanned="3" table:number-rows-spanned="1">
            <text:p>0</text:p>
          </table:table-cell>
          <table:covered-table-cell table:number-columns-repeated="2"/>
          <table:table-cell table:style-name="ce127" table:number-columns-spanned="3" table:number-rows-spanned="1"/>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table:table-cell table:style-name="ce16" table:number-columns-repeated="2"/>
          <table:table-cell table:number-columns-repeated="1017"/>
        </table:table-row>
        <table:table-row table:style-name="ro1">
          <table:table-cell table:style-name="ce129" office:value-type="string" calcext:value-type="string">
            <text:p>LOL Redshirt cheapskate haggling for bread caught on camera! XD</text:p>
          </table:table-cell>
          <table:table-cell table:style-name="ce16" office:value-type="string" calcext:value-type="string">
            <text:p>Blog</text:p>
          </table:table-cell>
          <table:table-cell table:style-name="ce16" office:value-type="string" calcext:value-type="string">
            <text:p><text:span text:style-name="T10">HILARIOUS video of stingy redshirt haggling over a loaf of bread XD XD XD </text:span><text:span text:style-name="T22">(prank)</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29" office:value-type="string" calcext:value-type="string">
            <text:p>Strangest redshirt habit: rubbing ash on ankles!</text:p>
          </table:table-cell>
          <table:table-cell table:style-name="ce16" office:value-type="string" calcext:value-type="string">
            <text:p>Blog</text:p>
          </table:table-cell>
          <table:table-cell table:style-name="ce16" office:value-type="string" calcext:value-type="string">
            <text:p>You may have heard of many strange cultures and tradition - but what do you know of the strangeness in your own neighbourhood? This strange custom of the Redshirted people among us is very strange indeed...</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29" office:value-type="string" calcext:value-type="string">
            <text:p>Latest poll shows redshirts vandalize our country, reject our heritage</text:p>
          </table:table-cell>
          <table:table-cell table:style-name="ce16" office:value-type="string" calcext:value-type="string">
            <text:p>News</text:p>
          </table:table-cell>
          <table:table-cell table:style-name="ce16" office:value-type="string" calcext:value-type="string">
            <text:p>A latest poll among true patriots showed that a large section of Redshirts dislike our great nation, its traditions, and the proud heritage that make it what it is today. (indecipherable graph and chart)</text:p>
          </table:table-cell>
          <table:table-cell table:style-name="ce16" office:value-type="string" calcext:value-type="string">
            <text:p>H. Mawnger</text:p>
          </table:table-cell>
          <table:table-cell table:style-name="ce128"/>
          <table:table-cell table:number-columns-repeated="1019"/>
        </table:table-row>
        <table:table-row table:style-name="ro1">
          <table:table-cell table:style-name="ce129" office:value-type="string" calcext:value-type="string">
            <text:p>Redshirt waiters spit in food, it's a fact</text:p>
          </table:table-cell>
          <table:table-cell table:style-name="ce16" office:value-type="string" calcext:value-type="string">
            <text:p>Blog</text:p>
          </table:table-cell>
          <table:table-cell table:style-name="ce16" office:value-type="string" calcext:value-type="string">
            <text:p>TODAY'S DEBATE - How often do Redshirt waiters spit in our food? (video thumbnail)</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edshirt criminal gangs run amock in city</text:p>
          </table:table-cell>
          <table:table-cell table:style-name="ce16" office:value-type="string" calcext:value-type="string">
            <text:p>Blog</text:p>
          </table:table-cell>
          <table:table-cell table:style-name="ce16" office:value-type="string" calcext:value-type="string">
            <text:p>The Streets Run 'Red' - How long will criminal colour-based gangs rule this city? (video thumbnail)</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The redshirt rebellion brewing in our country, explained</text:p>
          </table:table-cell>
          <table:table-cell table:style-name="ce16" office:value-type="string" calcext:value-type="string">
            <text:p>Blog</text:p>
          </table:table-cell>
          <table:table-cell table:style-name="ce16" office:value-type="string" calcext:value-type="string">
            <text:p>It may not be apparent to the good, innocent people of our city, but there is a secret conspiracy that is planning a bloody, violent rebellion in our country: Codename : Crimson Tide.</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29" office:value-type="string" calcext:value-type="string">
            <text:p>Historians discover ancient myth describing redshirt brutality </text:p>
          </table:table-cell>
          <table:table-cell table:style-name="ce16" office:value-type="string" calcext:value-type="string">
            <text:p>Blog</text:p>
          </table:table-cell>
          <table:table-cell table:style-name="ce16" office:value-type="string" calcext:value-type="string">
            <text:p><text:span text:style-name="T7">Recently uncovered archaeological evidence proves ancient redshirt 'brutality' </text:span><text:span text:style-name="T23">(satire)</text:span><text:span text:style-name="T24"> (illustration in red ink of wife beating husband with roller or something hacky like that)</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29" office:value-type="string" calcext:value-type="string">
            <text:p>Op-ed: Redshirt lobby incapable of nuance</text:p>
          </table:table-cell>
          <table:table-cell table:style-name="ce16" office:value-type="string" calcext:value-type="string">
            <text:p>News</text:p>
          </table:table-cell>
          <table:table-cell table:style-name="ce16" office:value-type="string" calcext:value-type="string">
            <text:p>Op-ed: They are in our city. They are in our offices. They are even in our homes (sometimes). I am not talking about termites - though I might as well be - I am talking about the influence of the redshirt favouring lobby! And by they I mean redshirts...</text:p>
          </table:table-cell>
          <table:table-cell table:style-name="ce16" office:value-type="string" calcext:value-type="string">
            <text:p>H. Mawnger</text:p>
          </table:table-cell>
          <table:table-cell table:style-name="ce128"/>
          <table:table-cell table:number-columns-repeated="1019"/>
        </table:table-row>
        <table:table-row table:style-name="ro1">
          <table:table-cell table:style-name="ce129" office:value-type="string" calcext:value-type="string">
            <text:p>Redshirt wastage of water will cost us all</text:p>
          </table:table-cell>
          <table:table-cell table:style-name="ce16" office:value-type="string" calcext:value-type="string">
            <text:p>Blog</text:p>
          </table:table-cell>
          <table:table-cell table:style-name="ce16" office:value-type="string" calcext:value-type="string">
            <text:p>Yet another heatwave made worse by an excessive use - and waste! - of precious water. My preliminary report goes deep into finding which households use too much water - and why it's redshirts.</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oad rage: Redshirt bikers beat up auto driver after accident</text:p>
          </table:table-cell>
          <table:table-cell table:style-name="ce16" office:value-type="string" calcext:value-type="string">
            <text:p>Blog</text:p>
          </table:table-cell>
          <table:table-cell table:style-name="ce16" office:value-type="string" calcext:value-type="string">
            <text:p>BREAKING: Road Rage results in violence erupting after biker - identified only as a redshirted individual - and his similarly shirted accomplices beat up another drive...</text:p>
          </table:table-cell>
          <table:table-cell table:style-name="ce16" office:value-type="string" calcext:value-type="string">
            <text:p>Jai Knockerbacker</text:p>
          </table:table-cell>
          <table:table-cell table:style-name="ce128"/>
          <table:table-cell table:number-columns-repeated="1019"/>
        </table:table-row>
        <table:table-row table:style-name="ro1">
          <table:table-cell table:style-name="ce129" office:value-type="string" calcext:value-type="string">
            <text:p>Redshirt rapper caught with unlicensed gun and illegal substances</text:p>
          </table:table-cell>
          <table:table-cell table:style-name="ce16" office:value-type="string" calcext:value-type="string">
            <text:p>Blog</text:p>
          </table:table-cell>
          <table:table-cell table:style-name="ce16" office:value-type="string" calcext:value-type="string">
            <text:p>Redshirt rapper and 'paragon' of community, Red-Rock, was caught 'red'-handed with unlicensed gun and illegal narcotic 'starch' - is this the message he wants to give young children everywhere?</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edshirt 'tie and dye' operation raided by City Police</text:p>
          </table:table-cell>
          <table:table-cell table:style-name="ce16" office:value-type="string" calcext:value-type="string">
            <text:p>News</text:p>
          </table:table-cell>
          <table:table-cell table:style-name="ce16" office:value-type="string" calcext:value-type="string">
            <text:p>BREAKING: Brave city police officers disrupted a brazen 'tie and dye' operation in the city run by notorious redshirt gang 'Krimson Kings'</text:p>
          </table:table-cell>
          <table:table-cell table:style-name="ce16" office:value-type="string" calcext:value-type="string">
            <text:p>Jai Knockerbacker</text:p>
          </table:table-cell>
          <table:table-cell table:style-name="ce128"/>
          <table:table-cell table:number-columns-repeated="1019"/>
        </table:table-row>
        <table:table-row table:style-name="ro1">
          <table:table-cell table:style-name="ce129" office:value-type="string" calcext:value-type="string">
            <text:p>Redshirt leader caught playing cards in Parliament while Speaker was talking</text:p>
          </table:table-cell>
          <table:table-cell table:style-name="ce16" office:value-type="string" calcext:value-type="string">
            <text:p>Blog</text:p>
          </table:table-cell>
          <table:table-cell table:style-name="ce16" office:value-type="string" calcext:value-type="string">
            <text:p><text:span text:style-name="T10">Redshirt MP caught playing a quick game of three card with the Minister of Education and Minister of Waterways during summer session of Parliament as Speaker goes on and on and on and on and ... </text:span><text:span text:style-name="T25">(satire)</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29" office:value-type="string" calcext:value-type="string">
            <text:p>Redshirt poet arrested for using slurs against other shirts</text:p>
          </table:table-cell>
          <table:table-cell table:style-name="ce16" office:value-type="string" calcext:value-type="string">
            <text:p>News</text:p>
          </table:table-cell>
          <table:table-cell table:style-name="ce16" office:value-type="string" calcext:value-type="string">
            <text:p>Popular redshirt poet and activist, Lal Gul Lal, was arrested after having failed to pay his electricity bill 3 years in a row. The poet is perhaps best known for his socially-charged poetry against anti-redshirt sentiment, which had got him into trouble with many Blue-supremacist groups in recent months...</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29" office:value-type="string" calcext:value-type="string">
            <text:p>Redshirt overpopulation is a public menace</text:p>
          </table:table-cell>
          <table:table-cell table:style-name="ce16" office:value-type="string" calcext:value-type="string">
            <text:p>Blog</text:p>
          </table:table-cell>
          <table:table-cell table:style-name="ce16" office:value-type="string" calcext:value-type="string">
            <text:p>My exclusive investigative report shows how redshirt homes are all at 100% occupancy, leading to a huge imbalance in resource distribution and allocation...</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edshirt landlords force their outdated values on their tenants</text:p>
          </table:table-cell>
          <table:table-cell table:style-name="ce16" office:value-type="string" calcext:value-type="string">
            <text:p>News</text:p>
          </table:table-cell>
          <table:table-cell table:style-name="ce16" office:value-type="string" calcext:value-type="string">
            <text:p>In our extensive and in-depth reportage we speak to 2 tenants who have felt 'overwhelmed' and 'weirded out' by their regressive redshirt landlord's disgusting habits...</text:p>
          </table:table-cell>
          <table:table-cell table:style-name="ce16" office:value-type="string" calcext:value-type="string">
            <text:p>H. Mawnger</text:p>
          </table:table-cell>
          <table:table-cell table:style-name="ce128"/>
          <table:table-cell table:number-columns-repeated="1019"/>
        </table:table-row>
        <table:table-row table:style-name="ro1">
          <table:table-cell table:style-name="ce129" office:value-type="string" calcext:value-type="string">
            <text:p>Rowdy redshirts block highway to protest Button Manufacturing Laws</text:p>
          </table:table-cell>
          <table:table-cell table:style-name="ce16" office:value-type="string" calcext:value-type="string">
            <text:p>News</text:p>
          </table:table-cell>
          <table:table-cell table:style-name="ce16" office:value-type="string" calcext:value-type="string">
            <text:p>Workers' Union holds march to protest new 'Button Bill' passed in Parliament. The new bill largely affects button factories in the suburbs, affecting mostly working class people from the redshirted community, while benefitting button-importing corporations...</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29" office:value-type="string" calcext:value-type="string">
            <text:p>Redshirt terrorists wreck factory and surrounding public property </text:p>
          </table:table-cell>
          <table:table-cell table:style-name="ce16" office:value-type="string" calcext:value-type="string">
            <text:p>News</text:p>
          </table:table-cell>
          <table:table-cell table:style-name="ce16" office:value-type="string" calcext:value-type="string">
            <text:p>A fringe group, calling themselves the 'Red Capes', claim responsibility for wrecking a suburban cufflink factory and surrounding public property, in what they termed as 'the first act of vengeance' against 'you know, everyone'...</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29" office:value-type="string" calcext:value-type="string">
            <text:p>Red'cape' manifesto - civilian vigilante group that violently upholds regressive redshirt 'values' uncovered!</text:p>
          </table:table-cell>
          <table:table-cell table:style-name="ce16" office:value-type="string" calcext:value-type="string">
            <text:p>Blog</text:p>
          </table:table-cell>
          <table:table-cell table:style-name="ce16" office:value-type="string" calcext:value-type="string">
            <text:p>We have managed to uncover the RedCape Manifesto for our loyal readers, where they list out their core beliefs and plan of action, which long-time readers will find to be very familiar and similar to all the other things we've been saying on this website all alo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29" office:value-type="string" calcext:value-type="string">
            <text:p>Redshirts talkative, prone to start barfights</text:p>
          </table:table-cell>
          <table:table-cell table:style-name="ce16" office:value-type="string" calcext:value-type="string">
            <text:p>News</text:p>
          </table:table-cell>
          <table:table-cell table:style-name="ce16" office:value-type="string" calcext:value-type="string">
            <text:p>Conclusive findings on the cultural biases that make Redshirts overly talkative and eager to start trouble in establishments that serve alcohol, based on research I conducted at a pub crawl last wednesday morning...</text:p>
          </table:table-cell>
          <table:table-cell table:style-name="ce16" office:value-type="string" calcext:value-type="string">
            <text:p>H. Mawnger</text:p>
          </table:table-cell>
          <table:table-cell table:style-name="ce128"/>
          <table:table-cell table:number-columns-repeated="1019"/>
        </table:table-row>
        <table:table-row table:style-name="ro1">
          <table:table-cell table:style-name="ce129" office:value-type="string" calcext:value-type="string">
            <text:p>Redshirts, we need to talk about your BO</text:p>
          </table:table-cell>
          <table:table-cell table:style-name="ce16" office:value-type="string" calcext:value-type="string">
            <text:p>Blog</text:p>
          </table:table-cell>
          <table:table-cell table:style-name="ce16" office:value-type="string" calcext:value-type="string">
            <text:p>Redshirts, come on, it's time to have a word about that BO. Or maybe we can text, because honestly, having a face to face conversation with one of you guys without need a clothespin and face full of body spray can be a health hazard, you disgusting pieces of...</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29" office:value-type="string" calcext:value-type="string">
            <text:p>The Reds have it all, but gamble it away</text:p>
          </table:table-cell>
          <table:table-cell table:style-name="ce16" office:value-type="string" calcext:value-type="string">
            <text:p>News</text:p>
          </table:table-cell>
          <table:table-cell table:style-name="ce16" office:value-type="string" calcext:value-type="string">
            <text:p>Redshirts are more likely to not see a good thing when they have it, especially celebrated journalists and columnists who were the best thing to ever happen to them, Felicia, and would be a sure-fire thing if they weren't so interested in 'seeing other people' who 'weren't so racist' it seems...</text:p>
          </table:table-cell>
          <table:table-cell table:style-name="ce16" office:value-type="string" calcext:value-type="string">
            <text:p>H. Mawnger</text:p>
          </table:table-cell>
          <table:table-cell table:style-name="ce128"/>
          <table:table-cell table:number-columns-repeated="1019"/>
        </table:table-row>
        <table:table-row table:style-name="ro1">
          <table:table-cell table:style-name="ce129" office:value-type="string" calcext:value-type="string">
            <text:p>Redcapes found in lobby after bank robbery</text:p>
          </table:table-cell>
          <table:table-cell table:style-name="ce16" office:value-type="string" calcext:value-type="string">
            <text:p>News</text:p>
          </table:table-cell>
          <table:table-cell table:style-name="ce16" office:value-type="string" calcext:value-type="string">
            <text:p>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6" office:value-type="string" calcext:value-type="string">
            <text:p>Crime Desk</text:p>
          </table:table-cell>
          <table:table-cell table:style-name="ce128"/>
          <table:table-cell table:number-columns-repeated="1019"/>
        </table:table-row>
        <table:table-row table:style-name="ro1">
          <table:table-cell table:style-name="ce129" office:value-type="string" calcext:value-type="string">
            <text:p>Red-Rock is ruining our children's innocence</text:p>
          </table:table-cell>
          <table:table-cell table:style-name="ce16" office:value-type="string" calcext:value-type="string">
            <text:p>Blog</text:p>
          </table:table-cell>
          <table:table-cell table:style-name="ce16" office:value-type="string" calcext:value-type="string">
            <text:p>Rapper Red-rock is a menace! First he gets arrested for illegal guns and drugs, then he hides deep in prison for months forcing our children to go look for uncensored versions of his songs on the dark web?</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edshirt fish markets, where diseases are born</text:p>
          </table:table-cell>
          <table:table-cell table:style-name="ce16" office:value-type="string" calcext:value-type="string">
            <text:p>News</text:p>
          </table:table-cell>
          <table:table-cell table:style-name="ce16" office:value-type="string" calcext:value-type="string">
            <text:p>Clinical studies have finally found the source of Inflammatory Clavicle Syndrome to be unregulated fish markets along the coast. ICS is sometimes known by its archaic, non-politically correct term, Redshirt Fever, due to fishing being associated with the redshirt community...</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29" office:value-type="string" calcext:value-type="string">
            <text:p>Redshirt hackers change Citypedia entries to support fake news</text:p>
          </table:table-cell>
          <table:table-cell table:style-name="ce16" office:value-type="string" calcext:value-type="string">
            <text:p>Blog</text:p>
          </table:table-cell>
          <table:table-cell table:style-name="ce16" office:value-type="string" calcext:value-type="string">
            <text:p>Loyal readers, finally we have PROOF that redcape hackterrists are influencing public information! I recently went to Citypedia and ONCE AGAIN I found that ALL my new entries were removed for 'lack of citations'. All the articles I wrote on the Crimson Tide, the Scarlet Mafia, the Red Menace, the Dark-Pink Demons, the Mal Rouge...</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29" office:value-type="string" calcext:value-type="string">
            <text:p>Redshirts want to restore society to when it was ignorant and stagnant</text:p>
          </table:table-cell>
          <table:table-cell table:style-name="ce16" office:value-type="string" calcext:value-type="string">
            <text:p>Blog</text:p>
          </table:table-cell>
          <table:table-cell table:style-name="ce16" office:value-type="string" calcext:value-type="string">
            <text:p>A deep-dive into the secretive 'Redshirt culture museum', that I infiltrated last week, to find out how they want to teach children about their old-fashioned ways to take them back into a state of uncivilized savagery and...</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Seemingly innocent redshirt shop-owner is in fact a master conman</text:p>
          </table:table-cell>
          <table:table-cell table:style-name="ce16" office:value-type="string" calcext:value-type="string">
            <text:p>News</text:p>
          </table:table-cell>
          <table:table-cell table:style-name="ce16" office:value-type="string" calcext:value-type="string">
            <text:p>A city shopkeeper was found to be running a complicated identity theft operation and was found in possession of shirts in many different colours, a trial version of photoshop, and a list of all color blind people in the city. It is believed his scam was to...</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29" office:value-type="string" calcext:value-type="string">
            <text:p>Redcapes smuggle nuclear-grade Uranium from rogue state</text:p>
          </table:table-cell>
          <table:table-cell table:style-name="ce16" office:value-type="string" calcext:value-type="string">
            <text:p>Blog</text:p>
          </table:table-cell>
          <table:table-cell table:style-name="ce16" office:value-type="string" calcext:value-type="string">
            <text:p>Are Redcape terrorists working with our enemies? Have they been smuggling weapons-grade Uranium to freedom-hating militia? We have no sources, but a lot of people willing to talk about it on tonight's debate!</text:p>
          </table:table-cell>
          <table:table-cell table:style-name="ce16" office:value-type="string" calcext:value-type="string">
            <text:p>Suresh Saxena</text:p>
          </table:table-cell>
          <table:table-cell table:style-name="ce128"/>
          <table:table-cell table:number-columns-repeated="1019"/>
        </table:table-row>
        <table:table-row table:style-name="ro1">
          <table:table-cell table:style-name="ce129" office:value-type="string" calcext:value-type="string">
            <text:p>Redshirt culture represses women the most!</text:p>
          </table:table-cell>
          <table:table-cell table:style-name="ce16" office:value-type="string" calcext:value-type="string">
            <text:p>News</text:p>
          </table:table-cell>
          <table:table-cell table:style-name="ce16" office:value-type="string" calcext:value-type="string">
            <text:p>Op-Ed - It is a harsh truth of our world that women are oppressed by society. But it is also clear which society oppresses them the most - Redshirts!</text:p>
          </table:table-cell>
          <table:table-cell table:style-name="ce16" office:value-type="string" calcext:value-type="string">
            <text:p>H. Mawnger</text:p>
          </table:table-cell>
          <table:table-cell table:style-name="ce128"/>
          <table:table-cell table:number-columns-repeated="1019"/>
        </table:table-row>
        <table:table-row table:style-name="ro1" table:number-rows-repeated="746">
          <table:table-cell table:number-columns-repeated="4"/>
          <table:table-cell table:style-name="ce128"/>
          <table:table-cell table:number-columns-repeated="1019"/>
        </table:table-row>
        <table:table-row table:style-name="ro2" table:number-rows-repeated="1047797">
          <table:table-cell table:number-columns-repeated="1024"/>
        </table:table-row>
        <table:table-row table:style-name="ro2">
          <table:table-cell table:number-columns-repeated="1024"/>
        </table:table-row>
      </table:table>
      <table:table table:name="S Anti-Blue" table:style-name="ta10">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 table:default-cell-style-name="Default"/>
        <table:table-column table:style-name="co15"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23" table:formula="of:=FALSE()" office:value-type="float" office:value="0" calcext:value-type="float" table:number-columns-spanned="3" table:number-rows-spanned="1">
            <text:p>0</text:p>
          </table:table-cell>
          <table:covered-table-cell table:number-columns-repeated="2"/>
          <table:table-cell table:style-name="ce127" table:number-columns-spanned="3" table:number-rows-spanned="1"/>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table:table-cell table:style-name="ce16" table:number-columns-repeated="2"/>
          <table:table-cell table:number-columns-repeated="1017"/>
        </table:table-row>
        <table:table-row table:style-name="ro1">
          <table:table-cell table:style-name="ce20" office:value-type="string" calcext:value-type="string">
            <text:p>LOL Blueshirt brat whining about his "cheap Mercedes", caught on camera! XD</text:p>
          </table:table-cell>
          <table:table-cell table:style-name="ce16" office:value-type="string" calcext:value-type="string">
            <text:p>Blog</text:p>
          </table:table-cell>
          <table:table-cell table:style-name="ce16" office:value-type="string" calcext:value-type="string">
            <text:p><text:span text:style-name="T10">HILARIOUS video of spoilt blueshirt punching his dad for getting him an entry-level Mercedes XD XD XD </text:span><text:span text:style-name="T22">(prank)</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20" office:value-type="string" calcext:value-type="string">
            <text:p>Strangest blueshirt habit: rubbing jojoba oil on butt!</text:p>
          </table:table-cell>
          <table:table-cell table:style-name="ce16" office:value-type="string" calcext:value-type="string">
            <text:p>Blog</text:p>
          </table:table-cell>
          <table:table-cell table:style-name="ce16" office:value-type="string" calcext:value-type="string">
            <text:p>You may have heard of many strange cultures and tradition - but what do you know of the strangeness in your own neighbourhood? This strange butt rubbing custom of the Blueshirted people will leave you head scratchi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20" office:value-type="string" calcext:value-type="string">
            <text:p>Latest poll shows blueshirts monetize our history, capitalise on our heritage</text:p>
          </table:table-cell>
          <table:table-cell table:style-name="ce16" office:value-type="string" calcext:value-type="string">
            <text:p>News</text:p>
          </table:table-cell>
          <table:table-cell table:style-name="ce16" office:value-type="string" calcext:value-type="string">
            <text:p>A latest poll among smart businessmen showed that a large section of Blueshirts deliberately capitalize on our great nation, its traditions, and the proud heritage that make it what it is today. (indecipherable graph and chart)</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 leaders embezzle public funds, it's a fact</text:p>
          </table:table-cell>
          <table:table-cell table:style-name="ce16" office:value-type="string" calcext:value-type="string">
            <text:p>News</text:p>
          </table:table-cell>
          <table:table-cell table:style-name="ce16" office:value-type="string" calcext:value-type="string">
            <text:p>TODAY'S DEBATE - How much black money is enough for a Blueshirt leader? (video thumbnail)</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The Blueshirt secret society that REALLY runs the country</text:p>
          </table:table-cell>
          <table:table-cell table:style-name="ce16" office:value-type="string" calcext:value-type="string">
            <text:p>News</text:p>
          </table:table-cell>
          <table:table-cell table:style-name="ce16" office:value-type="string" calcext:value-type="string">
            <text:p>The Skyline Is 'Blue' - How long will white collar mafias rule this city? (video thumbnail)</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The laws passed and amended to line blueshirt pockets, explained</text:p>
          </table:table-cell>
          <table:table-cell table:style-name="ce16" office:value-type="string" calcext:value-type="string">
            <text:p>Blog</text:p>
          </table:table-cell>
          <table:table-cell table:style-name="ce16" office:value-type="string" calcext:value-type="string">
            <text:p>It may not be apparent to the good, innocent people of our city, but the 1 percent is plotting a not-so-secret conspiracy to make their pockets much heavier: Codename : Indigo Risi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20" office:value-type="string" calcext:value-type="string">
            <text:p>Historians discover ancient myth describing blueshirt cowardice </text:p>
          </table:table-cell>
          <table:table-cell table:style-name="ce16" office:value-type="string" calcext:value-type="string">
            <text:p>Blog</text:p>
          </table:table-cell>
          <table:table-cell table:style-name="ce16" office:value-type="string" calcext:value-type="string">
            <text:p><text:span text:style-name="T7">Recently uncovered archaeological evidence proves ancient blueshirt 'brutality' </text:span><text:span text:style-name="T23">(satire)</text:span><text:span text:style-name="T24"> (illustration in blue ink of wife beating husband with roller or something hacky like that)</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20" office:value-type="string" calcext:value-type="string">
            <text:p>Op-ed: Blueshirt lobby incapable of humility</text:p>
          </table:table-cell>
          <table:table-cell table:style-name="ce16" office:value-type="string" calcext:value-type="string">
            <text:p>News</text:p>
          </table:table-cell>
          <table:table-cell table:style-name="ce16" office:value-type="string" calcext:value-type="string">
            <text:p>Op-ed: They are in our city. They are in our municipal offices. They are even in our homes (sometimes). I am not talking about pigs - though I might as well be - I am talking about the influence of the blueshirt favouring lobby! And by they I mean blueshirts...</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 factories polluting the air will cost us all</text:p>
          </table:table-cell>
          <table:table-cell table:style-name="ce16" office:value-type="string" calcext:value-type="string">
            <text:p>News</text:p>
          </table:table-cell>
          <table:table-cell table:style-name="ce16" office:value-type="string" calcext:value-type="string">
            <text:p>Visibility and breathability are made worse by an excessive emission of harmful chemicals. Our fact-finding report goes deep into figuring which factories use too much water - and guess what? All of them are owned by blueshirts.</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Road rage: Blueshirt teenagers hit-and-run casefiles go missing</text:p>
          </table:table-cell>
          <table:table-cell table:style-name="ce16" office:value-type="string" calcext:value-type="string">
            <text:p>Blog</text:p>
          </table:table-cell>
          <table:table-cell table:style-name="ce16" office:value-type="string" calcext:value-type="string">
            <text:p>BREAKING: Another family devasted after driver - identified only as a blueshirted teenager - gets away scot free after hitting and running grandfather and grandson...</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 rapper left stranded on highway by group of escorts</text:p>
          </table:table-cell>
          <table:table-cell table:style-name="ce16" office:value-type="string" calcext:value-type="string">
            <text:p>News</text:p>
          </table:table-cell>
          <table:table-cell table:style-name="ce16" office:value-type="string" calcext:value-type="string">
            <text:p>EXCLUSIVE: Blueshirt rapper and 'paragon' of community, Blue-Blues, caught with his pants down after being stranded on the highway by escorts - is this the message he wants to give young children everywhere?</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Tripping High - what really goes on at Elite Blueshirt house parties</text:p>
          </table:table-cell>
          <table:table-cell table:style-name="ce16" office:value-type="string" calcext:value-type="string">
            <text:p>News</text:p>
          </table:table-cell>
          <table:table-cell table:style-name="ce16" office:value-type="string" calcext:value-type="string">
            <text:p>BREAKING: Brave city police officers disrupted a depraved 'rave' party in the city run by members-only club where the so-called 'Azure Elite' meet for debauch parties...</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 leader caught playing popular role playing game "Whoops" in Parliament while Speaker was talking</text:p>
          </table:table-cell>
          <table:table-cell table:style-name="ce16" office:value-type="string" calcext:value-type="string">
            <text:p>Blog</text:p>
          </table:table-cell>
          <table:table-cell table:style-name="ce16" office:value-type="string" calcext:value-type="string">
            <text:p><text:span text:style-name="T10">Blueshirt MP caught playing digital role playing game Whoops with the Minister of Education and Minister of Waterways during summer session of Parliament as Speaker goes on and on and on and on and ... </text:span><text:span text:style-name="T25">(satire)</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20" office:value-type="string" calcext:value-type="string">
            <text:p>Blueshirt "comedian" goes on tone-deaf rant on Bicker</text:p>
          </table:table-cell>
          <table:table-cell table:style-name="ce16" office:value-type="string" calcext:value-type="string">
            <text:p>News</text:p>
          </table:table-cell>
          <table:table-cell table:style-name="ce16" office:value-type="string" calcext:value-type="string">
            <text:p>Popular comedian, Neela Nibba, a blueshirt like they all are, was arrested after going on yet another tone-deaf rant on Bicker. The comedian is perhaps best known for his basic takes on blueshirt "problems", which have got him into trouble with many red-supremacist groups in recent months...</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 tax-evasion is a public menace</text:p>
          </table:table-cell>
          <table:table-cell table:style-name="ce16" office:value-type="string" calcext:value-type="string">
            <text:p>News</text:p>
          </table:table-cell>
          <table:table-cell table:style-name="ce16" office:value-type="string" calcext:value-type="string">
            <text:p>Our exclusive investigative report shows how blueshirt businesses are run to maximise profit, leading to a huge imbalance in resource distribution and allocation for some reason...</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Blueshirt landlords reveal hidden expenses, charge exorbitant fees on their tenants</text:p>
          </table:table-cell>
          <table:table-cell table:style-name="ce16" office:value-type="string" calcext:value-type="string">
            <text:p>News</text:p>
          </table:table-cell>
          <table:table-cell table:style-name="ce16" office:value-type="string" calcext:value-type="string">
            <text:p>In our extensive and in-depth reportage we speak to 2 tenants who have felt 'overwhelmed' and 'weirded out' by their cunning blueshirt landlord's exploitative tricks...</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oisterous blueshirts troll innocent "Momfluencer" for joke about Button Manufacturing Laws</text:p>
          </table:table-cell>
          <table:table-cell table:style-name="ce16" office:value-type="string" calcext:value-type="string">
            <text:p>News</text:p>
          </table:table-cell>
          <table:table-cell table:style-name="ce16" office:value-type="string" calcext:value-type="string">
            <text:p>Blueshirt fratboys are overwhelming poor 'Momfluencer' for her innocent joke about the Button Manufacturing Laws. The new bill largely affects button factories in the suburbs, urging working class people from the redshirted community to earn their wages for a change, instead of living off the mercy of button-importing corporations...</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20" office:value-type="string" calcext:value-type="string">
            <text:p>Blueshirt terrorists hack into banks, steal data</text:p>
          </table:table-cell>
          <table:table-cell table:style-name="ce16" office:value-type="string" calcext:value-type="string">
            <text:p>News</text:p>
          </table:table-cell>
          <table:table-cell table:style-name="ce16" office:value-type="string" calcext:value-type="string">
            <text:p>A fringe group, calling themselves the 'Blue Capes', claim responsibility for hacking into banks and stealing data, in what they termed as 'the first act of vengeance' against 'you know, everyone'...</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20" office:value-type="string" calcext:value-type="string">
            <text:p>Blue'cape' manifesto - civilian vigilante group that violently upholds oppressive blueshirt 'values' uncovered!</text:p>
          </table:table-cell>
          <table:table-cell table:style-name="ce16" office:value-type="string" calcext:value-type="string">
            <text:p>Blog</text:p>
          </table:table-cell>
          <table:table-cell table:style-name="ce16" office:value-type="string" calcext:value-type="string">
            <text:p>We have managed to uncover the BlueCape Manifesto for our loyal readers, where they list out their core beliefs and plan of action, which long-time readers will find to be very familiar and similar to all the other things we've been saying on this website all alo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20" office:value-type="string" calcext:value-type="string">
            <text:p>Blueshirts secretive, likely to be scheming</text:p>
          </table:table-cell>
          <table:table-cell table:style-name="ce16" office:value-type="string" calcext:value-type="string">
            <text:p>News</text:p>
          </table:table-cell>
          <table:table-cell table:style-name="ce16" office:value-type="string" calcext:value-type="string">
            <text:p>Conclusive findings on the cultural biases that make Blueshirts overly secretive and eager to start rumours that become controversies, based on research I conducted at a pub crawl last wednesday morning...</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shirts, we need to talk about your earwax</text:p>
          </table:table-cell>
          <table:table-cell table:style-name="ce16" office:value-type="string" calcext:value-type="string">
            <text:p>Blog</text:p>
          </table:table-cell>
          <table:table-cell table:style-name="ce16" office:value-type="string" calcext:value-type="string">
            <text:p>Blueshirts, come on, it's time to have a word about that earwax. Or maybe we can text, because honestly, having a face to face conversation with one of you guys without blindfolding my face, you disgusting pieces of...</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20" office:value-type="string" calcext:value-type="string">
            <text:p>The Blues have it all, but want more</text:p>
          </table:table-cell>
          <table:table-cell table:style-name="ce16" office:value-type="string" calcext:value-type="string">
            <text:p>News</text:p>
          </table:table-cell>
          <table:table-cell table:style-name="ce16" office:value-type="string" calcext:value-type="string">
            <text:p>Blueshirts are more likely to feel like they are the victims, especially industrialists and artists who are living the best life, Felicia, and would be a sure-fire thing if they weren't so interested in 'seeing other people' who 'weren't so petty' it seems...</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Bluecapes found in parking lot after bank robbery</text:p>
          </table:table-cell>
          <table:table-cell table:style-name="ce16" office:value-type="string" calcext:value-type="string">
            <text:p>News</text:p>
          </table:table-cell>
          <table:table-cell table:style-name="ce16" office:value-type="string" calcext:value-type="string">
            <text:p>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20" office:value-type="string" calcext:value-type="string">
            <text:p>Blue-Blues is making our children dumb</text:p>
          </table:table-cell>
          <table:table-cell table:style-name="ce16" office:value-type="string" calcext:value-type="string">
            <text:p>News</text:p>
          </table:table-cell>
          <table:table-cell table:style-name="ce16" office:value-type="string" calcext:value-type="string">
            <text:p>Rapper Blue-Blues is like an itch you can't stop scratching! First he gets arrested for obscenity and adultery, now he's confusing children by releasing an album from prison "reimagining" the alphabet where A is for Cat and G is for Apple....</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Blueshirt club parties, where drugs are sold over the counter</text:p>
          </table:table-cell>
          <table:table-cell table:style-name="ce16" office:value-type="string" calcext:value-type="string">
            <text:p>News</text:p>
          </table:table-cell>
          <table:table-cell table:style-name="ce16" office:value-type="string" calcext:value-type="string">
            <text:p>Raids all over the city are uncovering an operation that organises "after hours club parties" where drugs are sold like alcohol - <text:s/>over the counter, in glass bottles, with heavy branding, "statutory" warnings, and MRP tags no less. </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20" office:value-type="string" calcext:value-type="string">
            <text:p>Blueshirt hackers target gullible children</text:p>
          </table:table-cell>
          <table:table-cell table:style-name="ce16" office:value-type="string" calcext:value-type="string">
            <text:p>Blog</text:p>
          </table:table-cell>
          <table:table-cell table:style-name="ce16" office:value-type="string" calcext:value-type="string">
            <text:p>Loyal readers, finally we have PROOF that bluecape hackterrists are corrupting the youth! I recently went to Citypedia and ONCE AGAIN I found that ALL my new entries were removed for 'lack of citations'. All the articles I wrote on the Navy Sharks, the Azure Elite, the Indigo Imbeciles, the Sky-Coloured Psychos, the Caeruleus Cowards...</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20" office:value-type="string" calcext:value-type="string">
            <text:p>Blueshirts want to restore society to when it was short-sighted and fundamentalist</text:p>
          </table:table-cell>
          <table:table-cell table:style-name="ce16" office:value-type="string" calcext:value-type="string">
            <text:p>Blog</text:p>
          </table:table-cell>
          <table:table-cell table:style-name="ce16" office:value-type="string" calcext:value-type="string">
            <text:p>I identify as a redshirt but I found out what's up in the secretive 'Blueshirt culture museum', that I infiltrated last week because I'm a blueshirt by birth, to find out how they want to teach children about their archaic hierarchy that conveniently places them at the top and...</text:p>
          </table:table-cell>
          <table:table-cell table:style-name="ce16" office:value-type="string" calcext:value-type="string">
            <text:p>Beatrice "Bea" Serious</text:p>
          </table:table-cell>
          <table:table-cell table:style-name="ce128"/>
          <table:table-cell table:number-columns-repeated="1019"/>
        </table:table-row>
        <table:table-row table:style-name="ro1">
          <table:table-cell table:style-name="ce20" office:value-type="string" calcext:value-type="string">
            <text:p>Harmless-looking blueshirt accountant is in fact wanted for multiple pyramid schemes</text:p>
          </table:table-cell>
          <table:table-cell table:style-name="ce16" office:value-type="string" calcext:value-type="string">
            <text:p>News</text:p>
          </table:table-cell>
          <table:table-cell table:style-name="ce16" office:value-type="string" calcext:value-type="string">
            <text:p>An accountant was found to be running multiple pyramid schemes operation and was found in possession of inferior buttons of different colours, several membership forms, brochures and a list of enterprising mothers in the city. It is believed his scam was to...</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20" office:value-type="string" calcext:value-type="string">
            <text:p>Bluecapes smuggle highly infectious bio weapon from rogue state</text:p>
          </table:table-cell>
          <table:table-cell table:style-name="ce16" office:value-type="string" calcext:value-type="string">
            <text:p>News</text:p>
          </table:table-cell>
          <table:table-cell table:style-name="ce16" office:value-type="string" calcext:value-type="string">
            <text:p>Are Bluecape terrorists working with our enemies? Have they been smuggling weapons-grade MSG from shirtless militia? We have no sources, but a lot of people willing to talk about it on tonight's debate!</text:p>
          </table:table-cell>
          <table:table-cell table:style-name="ce16" office:value-type="string" calcext:value-type="string">
            <text:p>Byom Chowksy</text:p>
          </table:table-cell>
          <table:table-cell table:style-name="ce128"/>
          <table:table-cell table:number-columns-repeated="1019"/>
        </table:table-row>
        <table:table-row table:style-name="ro1">
          <table:table-cell table:style-name="ce20" office:value-type="string" calcext:value-type="string">
            <text:p>Blueshirt culture represses men the most!</text:p>
          </table:table-cell>
          <table:table-cell table:style-name="ce16" office:value-type="string" calcext:value-type="string">
            <text:p>News</text:p>
          </table:table-cell>
          <table:table-cell table:style-name="ce16" office:value-type="string" calcext:value-type="string">
            <text:p>It is a harsh truth of our world that even men are oppressed by society. But it is also clear which society oppresses them the most - Blueshirts!</text:p>
          </table:table-cell>
          <table:table-cell table:style-name="ce16" office:value-type="string" calcext:value-type="string">
            <text:p>Beatrice "Bea" Serious</text:p>
          </table:table-cell>
          <table:table-cell table:style-name="ce128"/>
          <table:table-cell table:number-columns-repeated="1019"/>
        </table:table-row>
        <table:table-row table:style-name="ro1" table:number-rows-repeated="742">
          <table:table-cell table:number-columns-repeated="4"/>
          <table:table-cell table:style-name="ce128"/>
          <table:table-cell table:number-columns-repeated="1019"/>
        </table:table-row>
        <table:table-row table:style-name="ro2" table:number-rows-repeated="1047801">
          <table:table-cell table:number-columns-repeated="1024"/>
        </table:table-row>
        <table:table-row table:style-name="ro2">
          <table:table-cell table:number-columns-repeated="1024"/>
        </table:table-row>
      </table:table>
      <table:table table:name="S Anti-Yellow" table:style-name="ta11">
        <table:table-column table:style-name="co37" table:default-cell-style-name="Default"/>
        <table:table-column table:style-name="co38" table:default-cell-style-name="Default"/>
        <table:table-column table:style-name="co29" table:default-cell-style-name="Default"/>
        <table:table-column table:style-name="co39" table:default-cell-style-name="Default"/>
        <table:table-column table:style-name="co1" table:default-cell-style-name="Default"/>
        <table:table-column table:style-name="co15"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6" table:number-columns-repeated="3"/>
          <table:table-cell table:style-name="ce127" table:number-columns-spanned="3" table:number-rows-spanned="1"/>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table:table-cell table:style-name="ce16" table:number-columns-repeated="2"/>
          <table:table-cell table:number-columns-repeated="1017"/>
        </table:table-row>
        <table:table-row table:style-name="ro1">
          <table:table-cell table:style-name="ce130" office:value-type="string" calcext:value-type="string">
            <text:p>LOL Sweaty Yellowshirt asked to leave the gym, caught on camera! XD</text:p>
          </table:table-cell>
          <table:table-cell table:style-name="ce16" office:value-type="string" calcext:value-type="string">
            <text:p>Blog</text:p>
          </table:table-cell>
          <table:table-cell table:style-name="ce16" office:value-type="string" calcext:value-type="string">
            <text:p>HILARIOUS video of sweaty yellowshirt asked to leave the gym XD XD XD (prank)</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30" office:value-type="string" calcext:value-type="string">
            <text:p>Strangest yellowshirt habit: rubbing zucchini on ears!</text:p>
          </table:table-cell>
          <table:table-cell table:style-name="ce16" office:value-type="string" calcext:value-type="string">
            <text:p>Blog</text:p>
          </table:table-cell>
          <table:table-cell table:style-name="ce16" office:value-type="string" calcext:value-type="string">
            <text:p>You may have heard of many strange cultures and tradition - but what do you know of the strangeness in your own neighbourhood? This strange rubbing custom of the Yellowshirted people will leave you head scratchi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30" office:value-type="string" calcext:value-type="string">
            <text:p>Latest poll shows yellowshirts appropriate our culture, disfigure our heritage</text:p>
          </table:table-cell>
          <table:table-cell table:style-name="ce16" office:value-type="string" calcext:value-type="string">
            <text:p>News</text:p>
          </table:table-cell>
          <table:table-cell table:style-name="ce16" office:value-type="string" calcext:value-type="string">
            <text:p>A latest poll among top scientists showed that a large section of Yellowshirts dislike our great nation, its traditions, and the proud heritage that make it what it is today. (indecipherable graph and chart)</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Yellowshirt doctors install cameras in restrooms, it's a fact</text:p>
          </table:table-cell>
          <table:table-cell table:style-name="ce16" office:value-type="string" calcext:value-type="string">
            <text:p>News</text:p>
          </table:table-cell>
          <table:table-cell table:style-name="ce16" office:value-type="string" calcext:value-type="string">
            <text:p>TODAY'S DEBATE - How often do Yellowshirt doctors sneak on us without our consent? (video thumbnail)</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41" office:value-type="string" calcext:value-type="string">
            <text:p>The Yellowshirt drug cartels in the hills that sells all across the country</text:p>
          </table:table-cell>
          <table:table-cell table:style-name="ce16" office:value-type="string" calcext:value-type="string">
            <text:p>News</text:p>
          </table:table-cell>
          <table:table-cell table:style-name="ce16" office:value-type="string" calcext:value-type="string">
            <text:p>The Underground bleeds 'Yellow' - How long will criminal colour-based gangs poison our city? (video thumbnail)</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Yellowshirts and the culture war they want to start, explained</text:p>
          </table:table-cell>
          <table:table-cell table:style-name="ce16" office:value-type="string" calcext:value-type="string">
            <text:p>Blog</text:p>
          </table:table-cell>
          <table:table-cell table:style-name="ce16" office:value-type="string" calcext:value-type="string">
            <text:p>It may not be apparent to the good, innocent people of our city, but there is a secret conspiracy that is planning a bloody, violent rebellion in our country: Codename : Solar Burst.</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30" office:value-type="string" calcext:value-type="string">
            <text:p>Historians discover ancient myth describing yellowshirt laziness</text:p>
          </table:table-cell>
          <table:table-cell table:style-name="ce16" office:value-type="string" calcext:value-type="string">
            <text:p>Blog</text:p>
          </table:table-cell>
          <table:table-cell table:style-name="ce16" office:value-type="string" calcext:value-type="string">
            <text:p>Recently uncovered archaeological evidence proves ancient yellowshirt 'laziness' (satire) (illustration in yellow ink of man sitting idly while others working on pyramids)</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30" office:value-type="string" calcext:value-type="string">
            <text:p>Op-ed: Yellowshirt lobby incapable of open-mindedness</text:p>
          </table:table-cell>
          <table:table-cell table:style-name="ce16" office:value-type="string" calcext:value-type="string">
            <text:p>News</text:p>
          </table:table-cell>
          <table:table-cell table:style-name="ce16" office:value-type="string" calcext:value-type="string">
            <text:p>Op-ed: They are in our city. They are in our offices. They are even in our homes (sometimes). I am not talking about bedbugs - though I might as well be - I am talking about the influence of the yellowshirt favouring lobby! And by they I mean yellowshirts...</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Yellowshirt wildlife hunting practices will cost us all</text:p>
          </table:table-cell>
          <table:table-cell table:style-name="ce16" office:value-type="string" calcext:value-type="string">
            <text:p>News</text:p>
          </table:table-cell>
          <table:table-cell table:style-name="ce16" office:value-type="string" calcext:value-type="string">
            <text:p>Yet another species goes extinct thanks to inhumane hunting. Our fact-finding report goes deep into figuring which communities are involved - no prizes for guessing it's yellowshirts.</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Road rage: Yellowshirt youths do nothing to help car accident victims</text:p>
          </table:table-cell>
          <table:table-cell table:style-name="ce16" office:value-type="string" calcext:value-type="string">
            <text:p>News</text:p>
          </table:table-cell>
          <table:table-cell table:style-name="ce16" office:value-type="string" calcext:value-type="string">
            <text:p>BREAKING: Road accident reveals chronic self-centeredness by a person - identified only as a yellowshirted individual - and his similarly shirted accomplices who did nothing but stare while...</text:p>
          </table:table-cell>
          <table:table-cell table:style-name="ce16" office:value-type="string" calcext:value-type="string">
            <text:p>OverKillJoe</text:p>
          </table:table-cell>
          <table:table-cell table:style-name="ce128"/>
          <table:table-cell table:number-columns-repeated="1019"/>
        </table:table-row>
        <table:table-row table:style-name="ro1">
          <table:table-cell table:style-name="ce130" office:value-type="string" calcext:value-type="string">
            <text:p>Yellowshirt rapper mobilising youths to create unrest</text:p>
          </table:table-cell>
          <table:table-cell table:style-name="ce16" office:value-type="string" calcext:value-type="string">
            <text:p>News</text:p>
          </table:table-cell>
          <table:table-cell table:style-name="ce16" office:value-type="string" calcext:value-type="string">
            <text:p>EXCLUSIVE: Yellowshirt rapper and 'paragon' of community, Yellow-Fellow, is telling the youth to form a union against conservative parents. Are these the values our young children should learn?</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Yellowshirt children more likely to be malnourished, ugly</text:p>
          </table:table-cell>
          <table:table-cell table:style-name="ce16" office:value-type="string" calcext:value-type="string">
            <text:p>News</text:p>
          </table:table-cell>
          <table:table-cell table:style-name="ce16" office:value-type="string" calcext:value-type="string">
            <text:p>BREAKING: Brave city police officers disrupted a brazen 'tie and dye' operation in the city run by notorious yellowshirt gang 'Krimson Kings'</text:p>
          </table:table-cell>
          <table:table-cell table:style-name="ce16" office:value-type="string" calcext:value-type="string">
            <text:p>OverKillJoe</text:p>
          </table:table-cell>
          <table:table-cell table:style-name="ce128"/>
          <table:table-cell table:number-columns-repeated="1019"/>
        </table:table-row>
        <table:table-row table:style-name="ro1">
          <table:table-cell table:style-name="ce130" office:value-type="string" calcext:value-type="string">
            <text:p>Yellowshirt leader caught with hand in donation basket</text:p>
          </table:table-cell>
          <table:table-cell table:style-name="ce16" office:value-type="string" calcext:value-type="string">
            <text:p>Blog</text:p>
          </table:table-cell>
          <table:table-cell table:style-name="ce16" office:value-type="string" calcext:value-type="string">
            <text:p>Yellowshirt MP caught with his hand in the donation basket, literally, at a temple digging for loose change with his pinky finger. Stingy is one thing, yellowshirt is a whole other.</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30" office:value-type="string" calcext:value-type="string">
            <text:p>Yellowshirt author boycotted for terrible, pure shit writing</text:p>
          </table:table-cell>
          <table:table-cell table:style-name="ce16" office:value-type="string" calcext:value-type="string">
            <text:p>News</text:p>
          </table:table-cell>
          <table:table-cell table:style-name="ce16" office:value-type="string" calcext:value-type="string">
            <text:p>Popular yellowshirt poet and activist, Peela Panna, has been boycotted by his own readers for 'terrible, pure shit' writing. They cited unnecessary semi-colons, deliberately tedious rhyming schemes and for being 'just disgustingly boring'.</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30" office:value-type="string" calcext:value-type="string">
            <text:p>Yellowshirt fence-sitting is a public menace</text:p>
          </table:table-cell>
          <table:table-cell table:style-name="ce16" office:value-type="string" calcext:value-type="string">
            <text:p>News</text:p>
          </table:table-cell>
          <table:table-cell table:style-name="ce16" office:value-type="string" calcext:value-type="string">
            <text:p>Our exclusive investigative report shows how yellowshirt sit on public fences all the damn time, leading to a huge imbalance in resource distribution and allocation for some reason...</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Yellowshirts don't rent out their properties to outsiders without a deposit - why that's shirtist</text:p>
          </table:table-cell>
          <table:table-cell table:style-name="ce16" office:value-type="string" calcext:value-type="string">
            <text:p>News</text:p>
          </table:table-cell>
          <table:table-cell table:style-name="ce16" office:value-type="string" calcext:value-type="string">
            <text:p>In our extensive and in-depth reportage we speak to 2 renters who have felt 'desperate' and 'discriminated' because of mean, shirtist yellowshirt landlords who forced them to put down a deposit - would they have done the same if they were yellowshirts themselves? We haven't asked them, but we are fairly confident and pretty damn sure...</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Yellowshirt yokels picket switch factory after confusion about Button Manufacturing Laws</text:p>
          </table:table-cell>
          <table:table-cell table:style-name="ce16" office:value-type="string" calcext:value-type="string">
            <text:p>News</text:p>
          </table:table-cell>
          <table:table-cell table:style-name="ce16" office:value-type="string" calcext:value-type="string">
            <text:p>Workers' Union holds march to protest new 'Button Bill' passed in Parliament. The new bill largely affects switch factory owners and yet dumb yellowshirts are harassing them by picketing outside..</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30" office:value-type="string" calcext:value-type="string">
            <text:p>Yellowshirt terrorists set llamas loose in City Hall in attempted coup</text:p>
          </table:table-cell>
          <table:table-cell table:style-name="ce16" office:value-type="string" calcext:value-type="string">
            <text:p>News</text:p>
          </table:table-cell>
          <table:table-cell table:style-name="ce16" office:value-type="string" calcext:value-type="string">
            <text:p>A fringe group, calling themselves the 'Yellow Capes', claim responsibility for setting llamas loose in City Hall, in what they termed as 'the first act of vengeance' against 'you know, everyone'...</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30" office:value-type="string" calcext:value-type="string">
            <text:p>Yellow'cape' manifesto - civilian vigilante group that violently upholds obscure yellowshirt 'values' uncovered!</text:p>
          </table:table-cell>
          <table:table-cell table:style-name="ce16" office:value-type="string" calcext:value-type="string">
            <text:p>Blog</text:p>
          </table:table-cell>
          <table:table-cell table:style-name="ce16" office:value-type="string" calcext:value-type="string">
            <text:p>We have managed to uncover the Yellow Cape Manifesto for our loyal readers, where they list out their core beliefs and plan of action, which long-time readers will find to be very familiar and similar to all the other things we've been saying on this website all along...</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30" office:value-type="string" calcext:value-type="string">
            <text:p>Yellowshirts strange, likely to be weird</text:p>
          </table:table-cell>
          <table:table-cell table:style-name="ce16" office:value-type="string" calcext:value-type="string">
            <text:p>News</text:p>
          </table:table-cell>
          <table:table-cell table:style-name="ce16" office:value-type="string" calcext:value-type="string">
            <text:p>Conclusive findings on the cultural biases that make Yellowshirts strange and likely to stay quiet in parties, boiling eggs exclusively at midnight, ending casual conversations with a blood oath and other weird things..</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Yellowshirts, we need to talk about your dandruff</text:p>
          </table:table-cell>
          <table:table-cell table:style-name="ce16" office:value-type="string" calcext:value-type="string">
            <text:p>Blog</text:p>
          </table:table-cell>
          <table:table-cell table:style-name="ce16" office:value-type="string" calcext:value-type="string">
            <text:p>Yellowshirts, come on, it's time to have a word about that dandruff. Or maybe we can text, because honestly, having a face to face conversation with one of you guys can be a health hazard, you disgusting pieces of...</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30" office:value-type="string" calcext:value-type="string">
            <text:p>The yellows have it all, but won't stop complaining</text:p>
          </table:table-cell>
          <table:table-cell table:style-name="ce16" office:value-type="string" calcext:value-type="string">
            <text:p>News</text:p>
          </table:table-cell>
          <table:table-cell table:style-name="ce16" office:value-type="string" calcext:value-type="string">
            <text:p>Yellowshirts are more likely to not see a good thing when they have it, especially celebrated journalists and columnists who were the best thing to ever happen to them, Felicia, and would be a sure-fire thing if they weren't so interested in 'seeing other people' who 'weren't so racist' it seems...</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Yellowcapes found in staff's quarters after bank robbery</text:p>
          </table:table-cell>
          <table:table-cell table:style-name="ce16" office:value-type="string" calcext:value-type="string">
            <text:p>News</text:p>
          </table:table-cell>
          <table:table-cell table:style-name="ce16" office:value-type="string" calcext:value-type="string">
            <text:p>In a brazen, daylight bank robbery at the Bank of the City yesterday, where witnesses reported seeing a group of Superhero impersonators entering en masse, before taking off their coloured capes to reveal guns and big sacks with currency symbols on them...</text:p>
          </table:table-cell>
          <table:table-cell table:style-name="ce16" office:value-type="string" calcext:value-type="string">
            <text:p>Crime Desk</text:p>
          </table:table-cell>
          <table:table-cell table:style-name="ce128"/>
          <table:table-cell table:number-columns-repeated="1019"/>
        </table:table-row>
        <table:table-row table:style-name="ro1">
          <table:table-cell table:style-name="ce130" office:value-type="string" calcext:value-type="string">
            <text:p>Yellow-Rap is not even music</text:p>
          </table:table-cell>
          <table:table-cell table:style-name="ce16" office:value-type="string" calcext:value-type="string">
            <text:p>Blog</text:p>
          </table:table-cell>
          <table:table-cell table:style-name="ce16" office:value-type="string" calcext:value-type="string">
            <text:p>Folk musician Yellow-Fellow is a menace! First he leads unions against elders, then he hides deep in prison for months creating an album that can only be described as a screeching bat talking to a mewling cat?</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Yellowshirt celebrations, where civic sense takes the backseat</text:p>
          </table:table-cell>
          <table:table-cell table:style-name="ce16" office:value-type="string" calcext:value-type="string">
            <text:p>News</text:p>
          </table:table-cell>
          <table:table-cell table:style-name="ce16" office:value-type="string" calcext:value-type="string">
            <text:p>Sociological studies have finally found the source of Inflammated Lung Syndrome to be festivals celebrated by Yellow shirts. ILS is sometimes known by its archaic, non-politically correct term, Yellow Cough, due to toxic firecrackers being associated with celebratins held by the yellowshirt community...</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30" office:value-type="string" calcext:value-type="string">
            <text:p>Yellowshirt hackers blackmail by stealing your most private memories</text:p>
          </table:table-cell>
          <table:table-cell table:style-name="ce16" office:value-type="string" calcext:value-type="string">
            <text:p>Blog</text:p>
          </table:table-cell>
          <table:table-cell table:style-name="ce16" office:value-type="string" calcext:value-type="string">
            <text:p>Loyal readers, finally we have PROOF that Yellow Cape hackterrists are blackmailing the general public by holding their 'private memories' ransom! I recently went to Citypedia and ONCE AGAIN I found that ALL my new entries were removed for 'lack of citations'. </text:p>
          </table:table-cell>
          <table:table-cell table:style-name="ce16" office:value-type="string" calcext:value-type="string">
            <text:p>TruthSeeker</text:p>
          </table:table-cell>
          <table:table-cell table:style-name="ce128"/>
          <table:table-cell table:number-columns-repeated="1019"/>
        </table:table-row>
        <table:table-row table:style-name="ro1">
          <table:table-cell table:style-name="ce130" office:value-type="string" calcext:value-type="string">
            <text:p>Yellowshirts want to restore society to good ol' medieval chaos</text:p>
          </table:table-cell>
          <table:table-cell table:style-name="ce16" office:value-type="string" calcext:value-type="string">
            <text:p>Blog</text:p>
          </table:table-cell>
          <table:table-cell table:style-name="ce16" office:value-type="string" calcext:value-type="string">
            <text:p>A deep-dive into the secretive 'Yellowshirt culture museum', that I infiltrated last week, to find out how they want to take our children back into a state of good ol' medieval chaos where they skin animals for breakfast and set iconoclasts on fire...</text:p>
          </table:table-cell>
          <table:table-cell table:style-name="ce16" office:value-type="string" calcext:value-type="string">
            <text:p>The Fashionist</text:p>
          </table:table-cell>
          <table:table-cell table:style-name="ce128"/>
          <table:table-cell table:number-columns-repeated="1019"/>
        </table:table-row>
        <table:table-row table:style-name="ro1">
          <table:table-cell table:style-name="ce130" office:value-type="string" calcext:value-type="string">
            <text:p>Seemingly charming yellowshirt is in fact a homicidal maniac</text:p>
          </table:table-cell>
          <table:table-cell table:style-name="ce16" office:value-type="string" calcext:value-type="string">
            <text:p>News</text:p>
          </table:table-cell>
          <table:table-cell table:style-name="ce16" office:value-type="string" calcext:value-type="string">
            <text:p>A seemingly charming Yellowshirt data scientist was arrested after the police did a routine search of his apartment to find a lot of photographs of recent homicide victims with ribbons connecting them...</text:p>
          </table:table-cell>
          <table:table-cell table:style-name="ce16" office:value-type="string" calcext:value-type="string">
            <text:p>City Desk</text:p>
          </table:table-cell>
          <table:table-cell table:style-name="ce128"/>
          <table:table-cell table:number-columns-repeated="1019"/>
        </table:table-row>
        <table:table-row table:style-name="ro1">
          <table:table-cell table:style-name="ce130" office:value-type="string" calcext:value-type="string">
            <text:p>Yellowcapes smuggle adulterated spices from rogue state</text:p>
          </table:table-cell>
          <table:table-cell table:style-name="ce16" office:value-type="string" calcext:value-type="string">
            <text:p>Blog</text:p>
          </table:table-cell>
          <table:table-cell table:style-name="ce16" office:value-type="string" calcext:value-type="string">
            <text:p>Are Yellow Cape terrorists working with our enemies? Have they been smuggling weapons-grade spices, adulterated to the point of being a potential WMD, from our enemies? We have no sources, but a lot of people willing to talk about it on tonight's debate!</text:p>
          </table:table-cell>
          <table:table-cell table:style-name="ce16" office:value-type="string" calcext:value-type="string">
            <text:p>Quill Joy</text:p>
          </table:table-cell>
          <table:table-cell table:style-name="ce128"/>
          <table:table-cell table:number-columns-repeated="1019"/>
        </table:table-row>
        <table:table-row table:style-name="ro1">
          <table:table-cell table:style-name="ce130" office:value-type="string" calcext:value-type="string">
            <text:p>Yellowshirt culture represses both men and women!</text:p>
          </table:table-cell>
          <table:table-cell table:style-name="ce16" office:value-type="string" calcext:value-type="string">
            <text:p>Blog</text:p>
          </table:table-cell>
          <table:table-cell table:style-name="ce16" office:value-type="string" calcext:value-type="string">
            <text:p>It is a harsh truth of our world that women are oppressed by society. But it is also clear which society oppresses them the most - Yellowshirts!</text:p>
          </table:table-cell>
          <table:table-cell table:style-name="ce16" office:value-type="string" calcext:value-type="string">
            <text:p>The Fashionist</text:p>
          </table:table-cell>
          <table:table-cell table:style-name="ce128"/>
          <table:table-cell table:number-columns-repeated="1019"/>
        </table:table-row>
        <table:table-row table:style-name="ro1" table:number-rows-repeated="712">
          <table:table-cell table:number-columns-repeated="4"/>
          <table:table-cell table:style-name="ce128"/>
          <table:table-cell table:number-columns-repeated="1019"/>
        </table:table-row>
        <table:table-row table:style-name="ro2" table:number-rows-repeated="1047831">
          <table:table-cell table:number-columns-repeated="1024"/>
        </table:table-row>
        <table:table-row table:style-name="ro2">
          <table:table-cell table:number-columns-repeated="1024"/>
        </table:table-row>
      </table:table>
      <table:table table:name="S Conflated" table:style-name="ta12">
        <table:table-column table:style-name="co40" table:default-cell-style-name="Default"/>
        <table:table-column table:style-name="co41" table:default-cell-style-name="Default"/>
        <table:table-column table:style-name="co42" table:default-cell-style-name="Default"/>
        <table:table-column table:style-name="co1" table:number-columns-repeated="2" table:default-cell-style-name="Default"/>
        <table:table-column table:style-name="co15" table:default-cell-style-name="Default"/>
        <table:table-column table:style-name="co1" table:number-columns-repeated="1018" table:default-cell-style-name="Default"/>
        <table:table-row table:style-name="ro1">
          <table:table-cell table:style-name="ce123" office:value-type="string" calcext:value-type="string" table:number-columns-spanned="1" table:number-rows-spanned="2">
            <text:p><text:s/>HEADLINE</text:p>
          </table:table-cell>
          <table:table-cell table:style-name="ce16"/>
          <table:table-cell table:style-name="ce16" table:formula="of:=FALSE()" office:value-type="float" office:value="0" calcext:value-type="float">
            <text:p>0</text:p>
          </table:table-cell>
          <table:table-cell table:style-name="ce16"/>
          <table:table-cell table:style-name="ce127" table:number-columns-spanned="3" table:number-rows-spanned="1"/>
          <table:covered-table-cell table:number-columns-repeated="2"/>
          <table:table-cell table:number-columns-repeated="1017"/>
        </table:table-row>
        <table:table-row table:style-name="ro1">
          <table:covered-table-cell/>
          <table:table-cell table:style-name="ce16" office:value-type="string" calcext:value-type="string">
            <text:p>TYPE</text:p>
          </table:table-cell>
          <table:table-cell table:style-name="ce16" office:value-type="string" calcext:value-type="string">
            <text:p>CONTENT</text:p>
          </table:table-cell>
          <table:table-cell table:style-name="ce16" office:value-type="string" calcext:value-type="string">
            <text:p>AUTHOR</text:p>
          </table:table-cell>
          <table:table-cell table:style-name="ce127"/>
          <table:table-cell table:style-name="ce16" table:number-columns-repeated="2"/>
          <table:table-cell table:number-columns-repeated="1017"/>
        </table:table-row>
        <table:table-row table:style-name="ro1">
          <table:table-cell table:style-name="ce163" office:value-type="string" calcext:value-type="string">
            <text:p>13 reasons why (oppressed community) hate (affinity)</text:p>
          </table:table-cell>
          <table:table-cell table:style-name="ce16" office:value-type="string" calcext:value-type="string">
            <text:p>Blog</text:p>
          </table:table-cell>
          <table:table-cell table:style-name="ce16" office:value-type="string" calcext:value-type="string">
            <text:p><text:span text:style-name="T26">(satire)</text:span><text:span text:style-name="T27"> Stereotypes exist for a reason, right? Well let's pretend the reason is 'fun'  LOL. Here are 13 reasons why (oppressed community) hate (popular affinity) - 1. Their dumb (lol) 2....</text:span></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63" office:value-type="string" calcext:value-type="string">
            <text:p>Wear it with pride! (dominant community) leaders announce (affinity) day parade!</text:p>
          </table:table-cell>
          <table:table-cell table:style-name="ce16" office:value-type="string" calcext:value-type="string">
            <text:p>Official</text:p>
          </table:table-cell>
          <table:table-cell table:style-name="ce16" office:value-type="string" calcext:value-type="string">
            <text:p>The Mayor announced the annual day of remembrance for things forgotten, a day to remember all things, for all communities to come together and rememeber... all that was forgotten. Tenders for the parade floats will be accepted by the Mayor directly in his office...</text:p>
          </table:table-cell>
          <table:table-cell table:style-name="ce16" office:value-type="string" calcext:value-type="string">
            <text:p>City Hall</text:p>
          </table:table-cell>
          <table:table-cell table:style-name="ce128"/>
          <table:table-cell table:number-columns-repeated="1019"/>
        </table:table-row>
        <table:table-row table:style-name="ro1">
          <table:table-cell table:style-name="ce163" office:value-type="string" calcext:value-type="string">
            <text:p>(oppressed community) ghetto vandalized, burned down during unfortunate (affinity) day parade hooliganism</text:p>
          </table:table-cell>
          <table:table-cell table:style-name="ce16" office:value-type="string" calcext:value-type="string">
            <text:p>News</text:p>
          </table:table-cell>
          <table:table-cell table:style-name="ce16" office:value-type="string" calcext:value-type="string">
            <text:p>On a day otherwise filled with joy and laughter for (popular affinity) enthusiasts, the (affinity) Day parade faced some unfortunate violence from unknown hooligans who stole one of the parade floats and set it afloat on the harbour, disappointing and confusing all attending...</text:p>
          </table:table-cell>
          <table:table-cell table:style-name="ce16" office:value-type="string" calcext:value-type="string">
            <text:p>Culture Desk</text:p>
          </table:table-cell>
          <table:table-cell table:style-name="ce128"/>
          <table:table-cell table:number-columns-repeated="1019"/>
        </table:table-row>
        <table:table-row table:style-name="ro1">
          <table:table-cell table:style-name="ce163" office:value-type="string" calcext:value-type="string">
            <text:p>(affinity) dungeon found in (dominant community influencer's) home</text:p>
          </table:table-cell>
          <table:table-cell table:style-name="ce16" office:value-type="string" calcext:value-type="string">
            <text:p>Blog</text:p>
          </table:table-cell>
          <table:table-cell table:style-name="ce16" office:value-type="string" calcext:value-type="string">
            <text:p>Wild pictures of (dominant community influencer)'s home reveal a surprising hobby and a shocking taste for... let's say, unconventional items. Let's not be too shy about, who among us does not have a dungeon or two for entertaining - but this person's marmalade dungeon was certainly surprising...</text:p>
          </table:table-cell>
          <table:table-cell table:style-name="ce16" office:value-type="string" calcext:value-type="string">
            <text:p>The Funion</text:p>
          </table:table-cell>
          <table:table-cell table:style-name="ce128"/>
          <table:table-cell table:number-columns-repeated="1019"/>
        </table:table-row>
        <table:table-row table:style-name="ro1">
          <table:table-cell table:style-name="ce163" office:value-type="string" calcext:value-type="string">
            <text:p>Op-Ed : (oppressed community) children are taught to hate (affinity) - and it should be stopped</text:p>
          </table:table-cell>
          <table:table-cell table:style-name="ce16" office:value-type="string" calcext:value-type="string">
            <text:p>News</text:p>
          </table:table-cell>
          <table:table-cell table:style-name="ce16" office:value-type="string" calcext:value-type="string">
            <text:p>Op-Ed - Are our children taught to hate? I don't know. But I'm willing to take a stand and say it must be stopped! Hate is bad and children should only be taught good things. Like baking, or hopscotch...</text:p>
          </table:table-cell>
          <table:table-cell table:style-name="ce16" office:value-type="string" calcext:value-type="string">
            <text:p>Rekha</text:p>
          </table:table-cell>
          <table:table-cell table:style-name="ce128"/>
          <table:table-cell table:number-columns-repeated="1019"/>
        </table:table-row>
        <table:table-row table:style-name="ro1">
          <table:table-cell table:style-name="ce164" office:value-type="string" calcext:value-type="string">
            <text:p>(oppressed community) center (affinity) bombed in well-deserved hate attack</text:p>
          </table:table-cell>
          <table:table-cell table:style-name="ce16" office:value-type="string" calcext:value-type="string">
            <text:p>News</text:p>
          </table:table-cell>
          <table:table-cell table:style-name="ce16" office:value-type="string" calcext:value-type="string">
            <text:p>At 3.56 AM last night a series of explosions rocked a (oppressed community) community center in the heart of the City after a defective valve in their air-conditioning system led to a water heater exploding...</text:p>
          </table:table-cell>
          <table:table-cell table:style-name="ce16" office:value-type="string" calcext:value-type="string">
            <text:p>City Desk</text:p>
          </table:table-cell>
          <table:table-cell table:style-name="ce128"/>
          <table:table-cell table:number-columns-repeated="1019"/>
        </table:table-row>
        <table:table-row table:style-name="ro1" table:number-rows-repeated="700">
          <table:table-cell table:number-columns-repeated="4"/>
          <table:table-cell table:style-name="ce128"/>
          <table:table-cell table:number-columns-repeated="1019"/>
        </table:table-row>
        <table:table-row table:style-name="ro2" table:number-rows-repeated="10478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ards_20_Master" style:display-name="PageStyle_Cards Master" style:page-layout-name="Mpm3">
      <style:header style:display="false"/>
      <style:header-left style:display="false"/>
      <style:footer style:display="false"/>
      <style:footer-left style:display="false"/>
    </style:master-page>
    <style:master-page style:name="PageStyle_5f_List_20_of_20_authors_2c__20_sources" style:display-name="PageStyle_List of authors, sources" style:page-layout-name="Mpm3">
      <style:header style:display="false"/>
      <style:header-left style:display="false"/>
      <style:footer style:display="false"/>
      <style:footer-left style:display="false"/>
    </style:master-page>
    <style:master-page style:name="PageStyle_5f_S_20_Factual" style:display-name="PageStyle_S Factual" style:page-layout-name="Mpm3">
      <style:header style:display="false"/>
      <style:header-left style:display="false"/>
      <style:footer style:display="false"/>
      <style:footer-left style:display="false"/>
    </style:master-page>
    <style:master-page style:name="PageStyle_5f_S_20_Cats" style:display-name="PageStyle_S Cats" style:page-layout-name="Mpm3">
      <style:header style:display="false"/>
      <style:header-left style:display="false"/>
      <style:footer style:display="false"/>
      <style:footer-left style:display="false"/>
    </style:master-page>
    <style:master-page style:name="PageStyle_5f_S_20_Socks" style:display-name="PageStyle_S Socks" style:page-layout-name="Mpm3">
      <style:header style:display="false"/>
      <style:header-left style:display="false"/>
      <style:footer style:display="false"/>
      <style:footer-left style:display="false"/>
    </style:master-page>
    <style:master-page style:name="PageStyle_5f_S_20_Skub" style:display-name="PageStyle_S Skub" style:page-layout-name="Mpm3">
      <style:header style:display="false"/>
      <style:header-left style:display="false"/>
      <style:footer style:display="false"/>
      <style:footer-left style:display="false"/>
    </style:master-page>
    <style:master-page style:name="PageStyle_5f_S_20_High_20_fives" style:display-name="PageStyle_S High fives" style:page-layout-name="Mpm3">
      <style:header style:display="false"/>
      <style:header-left style:display="false"/>
      <style:footer style:display="false"/>
      <style:footer-left style:display="false"/>
    </style:master-page>
    <style:master-page style:name="PageStyle_5f_S_20_Houseboats" style:display-name="PageStyle_S Houseboats" style:page-layout-name="Mpm3">
      <style:header style:display="false"/>
      <style:header-left style:display="false"/>
      <style:footer style:display="false"/>
      <style:footer-left style:display="false"/>
    </style:master-page>
    <style:master-page style:name="PageStyle_5f_S_20_Anti-Red" style:display-name="PageStyle_S Anti-Red" style:page-layout-name="Mpm3">
      <style:header style:display="false"/>
      <style:header-left style:display="false"/>
      <style:footer style:display="false"/>
      <style:footer-left style:display="false"/>
    </style:master-page>
    <style:master-page style:name="PageStyle_5f_S_20_Anti-Blue" style:display-name="PageStyle_S Anti-Blue" style:page-layout-name="Mpm3">
      <style:header style:display="false"/>
      <style:header-left style:display="false"/>
      <style:footer style:display="false"/>
      <style:footer-left style:display="false"/>
    </style:master-page>
    <style:master-page style:name="PageStyle_5f_S_20_Anti-Yellow" style:display-name="PageStyle_S Anti-Yellow" style:page-layout-name="Mpm3">
      <style:header style:display="false"/>
      <style:header-left style:display="false"/>
      <style:footer style:display="false"/>
      <style:footer-left style:display="false"/>
    </style:master-page>
    <style:master-page style:name="PageStyle_5f_S_20_Conflated" style:display-name="PageStyle_S Conflate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cell-count="3681" meta:object-count="0"/>
    <meta:generator>LibreOfficeDev/6.0.5.2$Linux_X86_64 LibreOffice_project/</meta:generator>
  </office:meta>
</office:document-meta>
</file>